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fo:font-size="12pt" officeooo:paragraph-rsid="00020665" style:font-size-asian="12pt" style:font-size-complex="12pt"/>
    </style:style>
    <style:style style:name="P3" style:family="paragraph" style:parent-style-name="Preformatted_20_Text">
      <style:text-properties fo:font-size="12pt" officeooo:paragraph-rsid="0002502a" style:font-size-asian="12pt" style:font-size-complex="12pt"/>
    </style:style>
    <style:style style:name="P4" style:family="paragraph" style:parent-style-name="Preformatted_20_Text">
      <style:text-properties fo:font-size="12pt" officeooo:rsid="0002f0f7" style:font-size-asian="12pt" style:font-size-complex="12pt"/>
    </style:style>
    <style:style style:name="P5" style:family="paragraph" style:parent-style-name="Preformatted_20_Text">
      <style:text-properties fo:font-size="12pt" officeooo:rsid="0002f0f7" officeooo:paragraph-rsid="0002f0f7" style:font-size-asian="12pt" style:font-size-complex="12pt"/>
    </style:style>
    <style:style style:name="P6" style:family="paragraph" style:parent-style-name="Preformatted_20_Text">
      <style:text-properties fo:font-size="12pt" officeooo:rsid="0004eef5" officeooo:paragraph-rsid="0004eef5" style:font-size-asian="12pt" style:font-size-complex="12pt"/>
    </style:style>
    <style:style style:name="P7" style:family="paragraph" style:parent-style-name="Preformatted_20_Text">
      <style:text-properties fo:font-size="12pt" officeooo:rsid="0006d380" officeooo:paragraph-rsid="0006d380" style:font-size-asian="12pt" style:font-size-complex="12pt"/>
    </style:style>
    <style:style style:name="P8" style:family="paragraph" style:parent-style-name="Preformatted_20_Text">
      <style:text-properties fo:font-size="12pt" officeooo:paragraph-rsid="0006d380" style:font-size-asian="12pt" style:font-size-complex="12pt"/>
    </style:style>
    <style:style style:name="P9" style:family="paragraph" style:parent-style-name="Preformatted_20_Text">
      <style:text-properties fo:font-size="12pt" officeooo:rsid="000801ec" officeooo:paragraph-rsid="000801ec" style:font-size-asian="12pt" style:font-size-complex="12pt"/>
    </style:style>
    <style:style style:name="P10" style:family="paragraph" style:parent-style-name="Preformatted_20_Text">
      <style:text-properties fo:font-size="12pt" officeooo:rsid="000a94c8" officeooo:paragraph-rsid="000a94c8" style:font-size-asian="12pt" style:font-size-complex="12pt"/>
    </style:style>
    <style:style style:name="P11" style:family="paragraph" style:parent-style-name="Preformatted_20_Text">
      <style:text-properties fo:font-size="12pt" officeooo:rsid="00146348" officeooo:paragraph-rsid="00146348" style:font-size-asian="12pt" style:font-size-complex="12pt"/>
    </style:style>
    <style:style style:name="P12" style:family="paragraph" style:parent-style-name="Preformatted_20_Text">
      <style:text-properties fo:font-size="12pt" officeooo:rsid="0016518b" officeooo:paragraph-rsid="0016518b" style:font-size-asian="12pt" style:font-size-complex="12pt"/>
    </style:style>
    <style:style style:name="P13" style:family="paragraph" style:parent-style-name="Preformatted_20_Text">
      <style:text-properties fo:font-size="12pt" officeooo:rsid="00196ef2" officeooo:paragraph-rsid="00196ef2" style:font-size-asian="12pt" style:font-size-complex="12pt"/>
    </style:style>
    <style:style style:name="P14" style:family="paragraph" style:parent-style-name="Preformatted_20_Text">
      <style:text-properties fo:font-size="12pt" officeooo:rsid="00196ef2" officeooo:paragraph-rsid="0038e50c" style:font-size-asian="12pt" style:font-size-complex="12pt"/>
    </style:style>
    <style:style style:name="P15" style:family="paragraph" style:parent-style-name="Preformatted_20_Text">
      <style:text-properties fo:font-size="12pt" officeooo:rsid="00238a35" officeooo:paragraph-rsid="00238a35" style:font-size-asian="12pt" style:font-size-complex="12pt"/>
    </style:style>
    <style:style style:name="P16" style:family="paragraph" style:parent-style-name="Preformatted_20_Text">
      <style:text-properties fo:font-size="12pt" officeooo:paragraph-rsid="00238a35" style:font-size-asian="12pt" style:font-size-complex="12pt"/>
    </style:style>
    <style:style style:name="P17" style:family="paragraph" style:parent-style-name="Preformatted_20_Text">
      <style:text-properties fo:font-size="12pt" officeooo:paragraph-rsid="00278da1" style:font-size-asian="12pt" style:font-size-complex="12pt"/>
    </style:style>
    <style:style style:name="P18" style:family="paragraph" style:parent-style-name="Preformatted_20_Text">
      <style:text-properties fo:font-size="12pt" officeooo:rsid="002d6720" officeooo:paragraph-rsid="002d6720" style:font-size-asian="12pt" style:font-size-complex="12pt"/>
    </style:style>
    <style:style style:name="P19" style:family="paragraph" style:parent-style-name="Preformatted_20_Text">
      <style:text-properties fo:font-size="12pt" officeooo:rsid="002ef5a0" officeooo:paragraph-rsid="002ef5a0" style:font-size-asian="12pt" style:font-size-complex="12pt"/>
    </style:style>
    <style:style style:name="P20" style:family="paragraph" style:parent-style-name="Preformatted_20_Text">
      <style:text-properties fo:font-size="12pt" officeooo:rsid="002ef5a0" officeooo:paragraph-rsid="00699ba2" style:font-size-asian="12pt" style:font-size-complex="12pt"/>
    </style:style>
    <style:style style:name="P21" style:family="paragraph" style:parent-style-name="Preformatted_20_Text">
      <style:text-properties fo:font-size="12pt" officeooo:rsid="00304ccc" officeooo:paragraph-rsid="00304ccc" style:font-size-asian="12pt" style:font-size-complex="12pt"/>
    </style:style>
    <style:style style:name="P22" style:family="paragraph" style:parent-style-name="Preformatted_20_Text">
      <style:text-properties fo:font-size="12pt" officeooo:rsid="00332c0b" officeooo:paragraph-rsid="00332c0b" style:font-size-asian="12pt" style:font-size-complex="12pt"/>
    </style:style>
    <style:style style:name="P23" style:family="paragraph" style:parent-style-name="Preformatted_20_Text">
      <style:text-properties fo:font-size="12pt" officeooo:rsid="003cd011" officeooo:paragraph-rsid="003cd011" style:font-size-asian="12pt" style:font-size-complex="12pt"/>
    </style:style>
    <style:style style:name="P24" style:family="paragraph" style:parent-style-name="Preformatted_20_Text">
      <style:text-properties fo:font-size="12pt" officeooo:rsid="004e38ae" officeooo:paragraph-rsid="004e38ae" style:font-size-asian="12pt" style:font-size-complex="12pt"/>
    </style:style>
    <style:style style:name="P25" style:family="paragraph" style:parent-style-name="Preformatted_20_Text">
      <style:text-properties fo:font-size="12pt" officeooo:rsid="004fe8de" officeooo:paragraph-rsid="00521356" style:font-size-asian="12pt" style:font-size-complex="12pt"/>
    </style:style>
    <style:style style:name="P26" style:family="paragraph" style:parent-style-name="Preformatted_20_Text">
      <style:text-properties fo:font-size="12pt" officeooo:rsid="0051ccb7" officeooo:paragraph-rsid="00521356" style:font-size-asian="12pt" style:font-size-complex="12pt"/>
    </style:style>
    <style:style style:name="P27" style:family="paragraph" style:parent-style-name="Preformatted_20_Text">
      <style:text-properties fo:font-size="12pt" officeooo:rsid="00521356" officeooo:paragraph-rsid="00521356" style:font-size-asian="12pt" style:font-size-complex="12pt"/>
    </style:style>
    <style:style style:name="P28" style:family="paragraph" style:parent-style-name="Preformatted_20_Text">
      <style:text-properties fo:font-size="12pt" officeooo:rsid="005ede90" officeooo:paragraph-rsid="005ede90" style:font-size-asian="12pt" style:font-size-complex="12pt"/>
    </style:style>
    <style:style style:name="P29" style:family="paragraph" style:parent-style-name="Preformatted_20_Text">
      <style:text-properties fo:font-size="12pt" officeooo:rsid="0060aff3" officeooo:paragraph-rsid="0060aff3" style:font-size-asian="12pt" style:font-size-complex="12pt"/>
    </style:style>
    <style:style style:name="P30" style:family="paragraph" style:parent-style-name="Preformatted_20_Text">
      <style:text-properties fo:font-size="12pt" officeooo:rsid="00646415" officeooo:paragraph-rsid="00646415" style:font-size-asian="12pt" style:font-size-complex="12pt"/>
    </style:style>
    <style:style style:name="P31" style:family="paragraph" style:parent-style-name="Preformatted_20_Text">
      <style:text-properties fo:font-size="12pt" officeooo:paragraph-rsid="00699ba2" style:font-size-asian="12pt" style:font-size-complex="12pt"/>
    </style:style>
    <style:style style:name="P32" style:family="paragraph" style:parent-style-name="Preformatted_20_Text">
      <style:text-properties fo:font-size="12pt" officeooo:rsid="00699ba2" officeooo:paragraph-rsid="00699ba2" style:font-size-asian="12pt" style:font-size-complex="12pt"/>
    </style:style>
    <style:style style:name="P33" style:family="paragraph" style:parent-style-name="Preformatted_20_Text">
      <style:text-properties fo:font-size="12pt" officeooo:paragraph-rsid="002ef5a0" style:font-size-asian="12pt" style:font-size-complex="12pt"/>
    </style:style>
    <style:style style:name="P34" style:family="paragraph" style:parent-style-name="Preformatted_20_Text">
      <style:text-properties fo:font-size="12pt" officeooo:rsid="006afdc5" officeooo:paragraph-rsid="006afdc5" style:font-size-asian="12pt" style:font-size-complex="12pt"/>
    </style:style>
    <style:style style:name="P35" style:family="paragraph" style:parent-style-name="Preformatted_20_Text">
      <style:text-properties fo:font-size="12pt" officeooo:rsid="006cfa17" officeooo:paragraph-rsid="006cfa17" style:font-size-asian="12pt" style:font-size-complex="12pt"/>
    </style:style>
    <style:style style:name="P36" style:family="paragraph" style:parent-style-name="Preformatted_20_Text">
      <style:text-properties fo:font-size="12pt" officeooo:rsid="006e3667" officeooo:paragraph-rsid="006e3667" style:font-size-asian="12pt" style:font-size-complex="12pt"/>
    </style:style>
    <style:style style:name="P37" style:family="paragraph" style:parent-style-name="Preformatted_20_Text">
      <style:text-properties fo:font-size="12pt" officeooo:rsid="00716aa0" officeooo:paragraph-rsid="007ca839" style:font-size-asian="12pt" style:font-size-complex="12pt"/>
    </style:style>
    <style:style style:name="P38" style:family="paragraph" style:parent-style-name="Preformatted_20_Text">
      <style:text-properties fo:font-size="12pt" officeooo:rsid="0071e77b" officeooo:paragraph-rsid="0071e77b" style:font-size-asian="12pt" style:font-size-complex="12pt"/>
    </style:style>
    <style:style style:name="P39" style:family="paragraph" style:parent-style-name="Preformatted_20_Text">
      <style:text-properties fo:font-size="12pt" officeooo:rsid="007b483c" officeooo:paragraph-rsid="007b483c" style:font-size-asian="12pt" style:font-size-complex="12pt"/>
    </style:style>
    <style:style style:name="P40" style:family="paragraph" style:parent-style-name="Preformatted_20_Text">
      <style:text-properties fo:font-size="12pt" officeooo:paragraph-rsid="00860745" style:font-size-asian="12pt" style:font-size-complex="12pt"/>
    </style:style>
    <style:style style:name="P41" style:family="paragraph" style:parent-style-name="Preformatted_20_Text">
      <style:text-properties fo:font-size="12pt" officeooo:paragraph-rsid="005ede90" style:font-size-asian="12pt" style:font-size-complex="12pt"/>
    </style:style>
    <style:style style:name="P42" style:family="paragraph" style:parent-style-name="Preformatted_20_Text">
      <style:text-properties fo:font-size="12pt" officeooo:rsid="008bf14c" officeooo:paragraph-rsid="008bf14c" style:font-size-asian="12pt" style:font-size-complex="12pt"/>
    </style:style>
    <style:style style:name="P43" style:family="paragraph" style:parent-style-name="Preformatted_20_Text">
      <style:text-properties fo:font-size="12pt" officeooo:rsid="008c4c2e" officeooo:paragraph-rsid="008c4c2e" style:font-size-asian="12pt" style:font-size-complex="12pt"/>
    </style:style>
    <style:style style:name="P44" style:family="paragraph" style:parent-style-name="Preformatted_20_Text">
      <style:text-properties fo:font-size="12pt" officeooo:paragraph-rsid="008fc825" style:font-size-asian="12pt" style:font-size-complex="12pt"/>
    </style:style>
    <style:style style:name="P45" style:family="paragraph" style:parent-style-name="Preformatted_20_Text">
      <style:text-properties fo:font-size="12pt" officeooo:rsid="0090f57a" officeooo:paragraph-rsid="0090f57a" style:font-size-asian="12pt" style:font-size-complex="12pt"/>
    </style:style>
    <style:style style:name="P46" style:family="paragraph" style:parent-style-name="Preformatted_20_Text">
      <style:text-properties fo:font-size="12pt" officeooo:rsid="0090fc4b" officeooo:paragraph-rsid="0090fc4b" style:font-size-asian="12pt" style:font-size-complex="12pt"/>
    </style:style>
    <style:style style:name="P47" style:family="paragraph" style:parent-style-name="Preformatted_20_Text">
      <style:text-properties fo:font-size="12pt" officeooo:rsid="00915a36" officeooo:paragraph-rsid="00915a36" style:font-size-asian="12pt" style:font-size-complex="12pt"/>
    </style:style>
    <style:style style:name="P48" style:family="paragraph" style:parent-style-name="Preformatted_20_Text">
      <style:text-properties fo:font-size="12pt" officeooo:rsid="0092f5a4" officeooo:paragraph-rsid="0092f5a4" style:font-size-asian="12pt" style:font-size-complex="12pt"/>
    </style:style>
    <style:style style:name="P49" style:family="paragraph" style:parent-style-name="Preformatted_20_Text">
      <style:text-properties fo:font-size="12pt" officeooo:rsid="0093666f" officeooo:paragraph-rsid="0093666f" style:font-size-asian="12pt" style:font-size-complex="12pt"/>
    </style:style>
    <style:style style:name="P50" style:family="paragraph" style:parent-style-name="Preformatted_20_Text">
      <style:text-properties fo:font-size="12pt" officeooo:paragraph-rsid="00962743" style:font-size-asian="12pt" style:font-size-complex="12pt"/>
    </style:style>
    <style:style style:name="P51" style:family="paragraph" style:parent-style-name="Preformatted_20_Text">
      <style:text-properties fo:font-size="12pt" officeooo:rsid="00118bab" officeooo:paragraph-rsid="0097a928" style:font-size-asian="12pt" style:font-size-complex="12pt"/>
    </style:style>
    <style:style style:name="P52" style:family="paragraph" style:parent-style-name="Preformatted_20_Text">
      <style:text-properties fo:font-size="12pt" officeooo:rsid="005cb061" officeooo:paragraph-rsid="0097a928" style:font-size-asian="12pt" style:font-size-complex="12pt"/>
    </style:style>
    <style:style style:name="P53" style:family="paragraph" style:parent-style-name="Preformatted_20_Text">
      <style:text-properties fo:font-size="12pt" officeooo:rsid="00986fbf" officeooo:paragraph-rsid="00986fbf" style:font-size-asian="12pt" style:font-size-complex="12pt"/>
    </style:style>
    <style:style style:name="P54" style:family="paragraph" style:parent-style-name="Preformatted_20_Text">
      <style:text-properties fo:font-size="12pt" officeooo:rsid="00986fbf" officeooo:paragraph-rsid="009b8ac7" style:font-size-asian="12pt" style:font-size-complex="12pt"/>
    </style:style>
    <style:style style:name="P55" style:family="paragraph" style:parent-style-name="Preformatted_20_Text">
      <style:text-properties fo:font-size="12pt" officeooo:paragraph-rsid="009b8ac7" style:font-size-asian="12pt" style:font-size-complex="12pt"/>
    </style:style>
    <style:style style:name="P56" style:family="paragraph" style:parent-style-name="Preformatted_20_Text">
      <style:text-properties fo:font-size="12pt" officeooo:rsid="009b903d" officeooo:paragraph-rsid="009b903d" style:font-size-asian="12pt" style:font-size-complex="12pt"/>
    </style:style>
    <style:style style:name="P57" style:family="paragraph" style:parent-style-name="Preformatted_20_Text">
      <style:text-properties fo:font-size="12pt" officeooo:rsid="009f3e52" officeooo:paragraph-rsid="009f3e52" style:font-size-asian="12pt" style:font-size-complex="12pt"/>
    </style:style>
    <style:style style:name="P58" style:family="paragraph" style:parent-style-name="Preformatted_20_Text">
      <style:text-properties fo:font-size="12pt" officeooo:rsid="00a0e649" officeooo:paragraph-rsid="00a0e649" style:font-size-asian="12pt" style:font-size-complex="12pt"/>
    </style:style>
    <style:style style:name="P59" style:family="paragraph" style:parent-style-name="Preformatted_20_Text">
      <style:text-properties fo:font-size="12pt" officeooo:rsid="00a4691d" officeooo:paragraph-rsid="00a4691d" style:font-size-asian="12pt" style:font-size-complex="12pt"/>
    </style:style>
    <style:style style:name="P60" style:family="paragraph" style:parent-style-name="Preformatted_20_Text">
      <style:text-properties fo:font-size="12pt" officeooo:paragraph-rsid="00a95f50" style:font-size-asian="12pt" style:font-size-complex="12pt"/>
    </style:style>
    <style:style style:name="P61" style:family="paragraph" style:parent-style-name="Preformatted_20_Text">
      <style:text-properties fo:font-size="12pt" officeooo:rsid="00670eb9" officeooo:paragraph-rsid="00a95f50" style:font-size-asian="12pt" style:font-size-complex="12pt"/>
    </style:style>
    <style:style style:name="P62" style:family="paragraph" style:parent-style-name="Preformatted_20_Text">
      <style:text-properties fo:font-size="12pt" officeooo:rsid="00ac9430" officeooo:paragraph-rsid="00ac9430" style:font-size-asian="12pt" style:font-size-complex="12pt"/>
    </style:style>
    <style:style style:name="P63" style:family="paragraph" style:parent-style-name="Preformatted_20_Text">
      <style:text-properties fo:font-size="12pt" officeooo:rsid="00adec71" officeooo:paragraph-rsid="00adec71" style:font-size-asian="12pt" style:font-size-complex="12pt"/>
    </style:style>
    <style:style style:name="P64" style:family="paragraph" style:parent-style-name="Preformatted_20_Text">
      <style:text-properties fo:font-size="12pt" officeooo:rsid="00b33366" officeooo:paragraph-rsid="00b33366" style:font-size-asian="12pt" style:font-size-complex="12pt"/>
    </style:style>
    <style:style style:name="P65" style:family="paragraph" style:parent-style-name="Preformatted_20_Text">
      <style:text-properties fo:font-size="12pt" officeooo:rsid="00b47be8" officeooo:paragraph-rsid="00b47be8" style:font-size-asian="12pt" style:font-size-complex="12pt"/>
    </style:style>
    <style:style style:name="P66" style:family="paragraph" style:parent-style-name="Preformatted_20_Text">
      <style:text-properties fo:font-size="12pt" officeooo:paragraph-rsid="006cfa17" style:font-size-asian="12pt" style:font-size-complex="12pt"/>
    </style:style>
    <style:style style:name="P67" style:family="paragraph" style:parent-style-name="Preformatted_20_Text">
      <style:text-properties fo:font-size="12pt" officeooo:rsid="00b5d55f" officeooo:paragraph-rsid="00b5d55f" style:font-size-asian="12pt" style:font-size-complex="12pt"/>
    </style:style>
    <style:style style:name="P68" style:family="paragraph" style:parent-style-name="Preformatted_20_Text">
      <style:text-properties fo:font-size="12pt" officeooo:paragraph-rsid="00b98414" style:font-size-asian="12pt" style:font-size-complex="12pt"/>
    </style:style>
    <style:style style:name="P69" style:family="paragraph" style:parent-style-name="Preformatted_20_Text">
      <style:text-properties fo:font-size="12pt" officeooo:rsid="00c32674" officeooo:paragraph-rsid="00c32674" style:font-size-asian="12pt" style:font-size-complex="12pt"/>
    </style:style>
    <style:style style:name="P70" style:family="paragraph" style:parent-style-name="Preformatted_20_Text">
      <style:text-properties fo:font-size="12pt" officeooo:rsid="00c32748" officeooo:paragraph-rsid="00c32748" style:font-size-asian="12pt" style:font-size-complex="12pt"/>
    </style:style>
    <style:style style:name="P71" style:family="paragraph" style:parent-style-name="Preformatted_20_Text">
      <style:text-properties fo:font-size="12pt" officeooo:paragraph-rsid="00c51d1e" style:font-size-asian="12pt" style:font-size-complex="12pt"/>
    </style:style>
    <style:style style:name="P72" style:family="paragraph" style:parent-style-name="Preformatted_20_Text">
      <style:text-properties fo:font-size="12pt" officeooo:rsid="00c5ea0f" officeooo:paragraph-rsid="00c5ea0f" style:font-size-asian="12pt" style:font-size-complex="12pt"/>
    </style:style>
    <style:style style:name="P73" style:family="paragraph" style:parent-style-name="Preformatted_20_Text">
      <style:text-properties fo:font-size="12pt" officeooo:rsid="00c60c21" officeooo:paragraph-rsid="00c60c21" style:font-size-asian="12pt" style:font-size-complex="12pt"/>
    </style:style>
    <style:style style:name="P74" style:family="paragraph" style:parent-style-name="Preformatted_20_Text">
      <style:text-properties fo:font-size="12pt" officeooo:paragraph-rsid="00c7bf10" style:font-size-asian="12pt" style:font-size-complex="12pt"/>
    </style:style>
    <style:style style:name="P75" style:family="paragraph" style:parent-style-name="Preformatted_20_Text">
      <style:text-properties fo:font-size="12pt" officeooo:rsid="00c8660c" officeooo:paragraph-rsid="00c8660c" style:font-size-asian="12pt" style:font-size-complex="12pt"/>
    </style:style>
    <style:style style:name="P76" style:family="paragraph" style:parent-style-name="Preformatted_20_Text">
      <style:text-properties fo:font-size="12pt" officeooo:rsid="00ce67a8" officeooo:paragraph-rsid="00ce67a8" style:font-size-asian="12pt" style:font-size-complex="12pt"/>
    </style:style>
    <style:style style:name="P77" style:family="paragraph" style:parent-style-name="Preformatted_20_Text">
      <style:text-properties fo:font-size="12pt" officeooo:rsid="00d29052" officeooo:paragraph-rsid="00d29052" style:font-size-asian="12pt" style:font-size-complex="12pt"/>
    </style:style>
    <style:style style:name="P78" style:family="paragraph" style:parent-style-name="Preformatted_20_Text">
      <style:text-properties fo:font-size="12pt" officeooo:rsid="00d6eef3" officeooo:paragraph-rsid="00db84f0" style:font-size-asian="12pt" style:font-size-complex="12pt"/>
    </style:style>
    <style:style style:name="P79" style:family="paragraph" style:parent-style-name="Preformatted_20_Text">
      <style:text-properties fo:font-size="12pt" officeooo:rsid="00d7964d" officeooo:paragraph-rsid="00db84f0" style:font-size-asian="12pt" style:font-size-complex="12pt"/>
    </style:style>
    <style:style style:name="P80" style:family="paragraph" style:parent-style-name="Preformatted_20_Text">
      <style:text-properties fo:font-size="12pt" officeooo:rsid="00d94ca1" officeooo:paragraph-rsid="00d94ca1" style:font-size-asian="12pt" style:font-size-complex="12pt"/>
    </style:style>
    <style:style style:name="P81" style:family="paragraph" style:parent-style-name="Preformatted_20_Text">
      <style:text-properties fo:font-size="12pt" officeooo:rsid="00d94ca1" officeooo:paragraph-rsid="00db84f0" style:font-size-asian="12pt" style:font-size-complex="12pt"/>
    </style:style>
    <style:style style:name="P82" style:family="paragraph" style:parent-style-name="Preformatted_20_Text">
      <style:text-properties fo:font-size="12pt" officeooo:rsid="00d99916" officeooo:paragraph-rsid="00d99916" style:font-size-asian="12pt" style:font-size-complex="12pt"/>
    </style:style>
    <style:style style:name="P83" style:family="paragraph" style:parent-style-name="Preformatted_20_Text">
      <style:text-properties fo:font-size="12pt" officeooo:rsid="00dfeeec" officeooo:paragraph-rsid="00dfeeec" style:font-size-asian="12pt" style:font-size-complex="12pt"/>
    </style:style>
    <style:style style:name="P84" style:family="paragraph" style:parent-style-name="Preformatted_20_Text">
      <style:text-properties fo:font-size="12pt" officeooo:paragraph-rsid="00e0c536" style:font-size-asian="12pt" style:font-size-complex="12pt"/>
    </style:style>
    <style:style style:name="P85" style:family="paragraph" style:parent-style-name="Preformatted_20_Text">
      <style:text-properties fo:font-size="12pt" officeooo:rsid="00f6df14" officeooo:paragraph-rsid="00f6df14" style:font-size-asian="12pt" style:font-size-complex="12pt"/>
    </style:style>
    <style:style style:name="P86" style:family="paragraph" style:parent-style-name="Preformatted_20_Text">
      <style:text-properties fo:font-size="12pt" officeooo:rsid="00f8ebe2" officeooo:paragraph-rsid="00f8ebe2" style:font-size-asian="12pt" style:font-size-complex="12pt"/>
    </style:style>
    <style:style style:name="P87" style:family="paragraph" style:parent-style-name="Preformatted_20_Text">
      <style:text-properties fo:font-size="12pt" officeooo:rsid="00fae39a" officeooo:paragraph-rsid="00fae39a" style:font-size-asian="12pt" style:font-size-complex="12pt"/>
    </style:style>
    <style:style style:name="P88" style:family="paragraph" style:parent-style-name="Preformatted_20_Text">
      <style:text-properties fo:font-size="12pt" officeooo:rsid="00fccd0a" officeooo:paragraph-rsid="00fccd0a" style:font-size-asian="12pt" style:font-size-complex="12pt"/>
    </style:style>
    <style:style style:name="P89" style:family="paragraph" style:parent-style-name="Preformatted_20_Text">
      <style:text-properties fo:font-size="12pt" officeooo:rsid="00fd081c" officeooo:paragraph-rsid="00fd081c" style:font-size-asian="12pt" style:font-size-complex="12pt"/>
    </style:style>
    <style:style style:name="P90" style:family="paragraph" style:parent-style-name="Preformatted_20_Text">
      <style:text-properties fo:font-size="12pt" officeooo:rsid="00fd992c" officeooo:paragraph-rsid="00fd992c" style:font-size-asian="12pt" style:font-size-complex="12pt"/>
    </style:style>
    <style:style style:name="P91" style:family="paragraph" style:parent-style-name="Preformatted_20_Text">
      <style:text-properties fo:font-size="12pt" officeooo:rsid="00febc33" officeooo:paragraph-rsid="00febc33" style:font-size-asian="12pt" style:font-size-complex="12pt"/>
    </style:style>
    <style:style style:name="P92" style:family="paragraph" style:parent-style-name="Preformatted_20_Text">
      <style:text-properties fo:font-size="12pt" officeooo:rsid="0100abff" officeooo:paragraph-rsid="0100abff" style:font-size-asian="12pt" style:font-size-complex="12pt"/>
    </style:style>
    <style:style style:name="P93" style:family="paragraph" style:parent-style-name="Preformatted_20_Text">
      <style:text-properties fo:font-size="12pt" officeooo:rsid="01049ec0" officeooo:paragraph-rsid="01049ec0" style:font-size-asian="12pt" style:font-size-complex="12pt"/>
    </style:style>
    <style:style style:name="P94" style:family="paragraph" style:parent-style-name="Preformatted_20_Text">
      <style:text-properties fo:font-size="12pt" officeooo:rsid="005269e6" officeooo:paragraph-rsid="01070f66" style:font-size-asian="12pt" style:font-size-complex="12pt"/>
    </style:style>
    <style:style style:name="P95" style:family="paragraph" style:parent-style-name="Preformatted_20_Text">
      <style:text-properties fo:font-size="12pt" officeooo:rsid="0053386c" officeooo:paragraph-rsid="01070f66" style:font-size-asian="12pt" style:font-size-complex="12pt"/>
    </style:style>
    <style:style style:name="P96" style:family="paragraph" style:parent-style-name="Preformatted_20_Text">
      <style:text-properties fo:font-size="12pt" officeooo:paragraph-rsid="01070f66" style:font-size-asian="12pt" style:font-size-complex="12pt"/>
    </style:style>
    <style:style style:name="P97" style:family="paragraph" style:parent-style-name="Preformatted_20_Text">
      <style:text-properties fo:font-size="12pt" officeooo:rsid="0090353a" officeooo:paragraph-rsid="011aef95" style:font-size-asian="12pt" style:font-size-complex="12pt"/>
    </style:style>
    <style:style style:name="P98" style:family="paragraph" style:parent-style-name="Preformatted_20_Text">
      <style:text-properties fo:font-size="12pt" officeooo:rsid="00ba4b8e" officeooo:paragraph-rsid="011aef95" style:font-size-asian="12pt" style:font-size-complex="12pt"/>
    </style:style>
    <style:style style:name="P99" style:family="paragraph" style:parent-style-name="Preformatted_20_Text">
      <style:text-properties fo:font-size="12pt" officeooo:rsid="00b98414" officeooo:paragraph-rsid="00b98414" style:font-size-asian="12pt" style:font-size-complex="12pt"/>
    </style:style>
    <style:style style:name="P100" style:family="paragraph" style:parent-style-name="Preformatted_20_Text">
      <style:text-properties fo:font-size="12pt" officeooo:rsid="01344cd8" officeooo:paragraph-rsid="01344cd8" style:font-size-asian="12pt" style:font-size-complex="12pt"/>
    </style:style>
    <style:style style:name="P101" style:family="paragraph" style:parent-style-name="Preformatted_20_Text">
      <style:text-properties fo:font-size="12pt" officeooo:rsid="01360199" officeooo:paragraph-rsid="01360199" style:font-size-asian="12pt" style:font-size-complex="12pt"/>
    </style:style>
    <style:style style:name="P102" style:family="paragraph" style:parent-style-name="Preformatted_20_Text">
      <style:text-properties fo:font-size="12pt" officeooo:rsid="01360199" officeooo:paragraph-rsid="013bd319" style:font-size-asian="12pt" style:font-size-complex="12pt"/>
    </style:style>
    <style:style style:name="P103" style:family="paragraph" style:parent-style-name="Preformatted_20_Text">
      <style:text-properties fo:font-size="12pt" officeooo:rsid="01360199" officeooo:paragraph-rsid="013dacdb" style:font-size-asian="12pt" style:font-size-complex="12pt"/>
    </style:style>
    <style:style style:name="P104" style:family="paragraph" style:parent-style-name="Preformatted_20_Text">
      <style:text-properties fo:font-size="12pt" officeooo:rsid="0137cc74" officeooo:paragraph-rsid="0137cc74" style:font-size-asian="12pt" style:font-size-complex="12pt"/>
    </style:style>
    <style:style style:name="P105" style:family="paragraph" style:parent-style-name="Preformatted_20_Text">
      <style:text-properties fo:font-size="12pt" officeooo:rsid="013942c2" officeooo:paragraph-rsid="013942c2" style:font-size-asian="12pt" style:font-size-complex="12pt"/>
    </style:style>
    <style:style style:name="P106" style:family="paragraph" style:parent-style-name="Preformatted_20_Text">
      <style:text-properties fo:font-size="12pt" officeooo:rsid="013a8fcd" officeooo:paragraph-rsid="013a8fcd" style:font-size-asian="12pt" style:font-size-complex="12pt"/>
    </style:style>
    <style:style style:name="P107" style:family="paragraph" style:parent-style-name="Preformatted_20_Text">
      <style:text-properties fo:font-size="12pt" officeooo:rsid="013bd319" officeooo:paragraph-rsid="013bd319" style:font-size-asian="12pt" style:font-size-complex="12pt"/>
    </style:style>
    <style:style style:name="P108" style:family="paragraph" style:parent-style-name="Preformatted_20_Text">
      <style:text-properties fo:font-size="12pt" officeooo:rsid="013ea0d0" officeooo:paragraph-rsid="013ea0d0" style:font-size-asian="12pt" style:font-size-complex="12pt"/>
    </style:style>
    <style:style style:name="P109" style:family="paragraph" style:parent-style-name="Preformatted_20_Text">
      <style:text-properties fo:font-size="12pt" officeooo:rsid="013f9947" officeooo:paragraph-rsid="013f9947" style:font-size-asian="12pt" style:font-size-complex="12pt"/>
    </style:style>
    <style:style style:name="P110" style:family="paragraph" style:parent-style-name="Preformatted_20_Text">
      <style:text-properties fo:font-size="12pt" officeooo:rsid="014084c3" officeooo:paragraph-rsid="0141a1f1" style:font-size-asian="12pt" style:font-size-complex="12pt"/>
    </style:style>
    <style:style style:name="P111" style:family="paragraph" style:parent-style-name="Preformatted_20_Text">
      <style:text-properties fo:font-size="12pt" officeooo:rsid="01430070" officeooo:paragraph-rsid="01430070" style:font-size-asian="12pt" style:font-size-complex="12pt"/>
    </style:style>
    <style:style style:name="P112" style:family="paragraph" style:parent-style-name="Preformatted_20_Text">
      <style:text-properties fo:font-size="12pt" officeooo:rsid="014923ce" officeooo:paragraph-rsid="014923ce" style:font-size-asian="12pt" style:font-size-complex="12pt"/>
    </style:style>
    <style:style style:name="P113" style:family="paragraph" style:parent-style-name="Preformatted_20_Text">
      <style:text-properties fo:font-size="12pt" officeooo:paragraph-rsid="014ac614" style:font-size-asian="12pt" style:font-size-complex="12pt"/>
    </style:style>
    <style:style style:name="P114" style:family="paragraph" style:parent-style-name="Preformatted_20_Text">
      <style:text-properties fo:font-size="12pt" officeooo:rsid="014deceb" officeooo:paragraph-rsid="014deceb" style:font-size-asian="12pt" style:font-size-complex="12pt"/>
    </style:style>
    <style:style style:name="P115" style:family="paragraph" style:parent-style-name="Preformatted_20_Text">
      <style:text-properties fo:font-size="12pt" officeooo:paragraph-rsid="014deceb" style:font-size-asian="12pt" style:font-size-complex="12pt"/>
    </style:style>
    <style:style style:name="P116" style:family="paragraph" style:parent-style-name="Preformatted_20_Text">
      <style:text-properties fo:font-size="12pt" officeooo:rsid="014e4623" officeooo:paragraph-rsid="014e4623" style:font-size-asian="12pt" style:font-size-complex="12pt"/>
    </style:style>
    <style:style style:name="P117" style:family="paragraph" style:parent-style-name="Preformatted_20_Text">
      <style:text-properties fo:font-size="12pt" officeooo:rsid="014f89b2" officeooo:paragraph-rsid="014deceb" style:font-size-asian="12pt" style:font-size-complex="12pt"/>
    </style:style>
    <style:style style:name="P118" style:family="paragraph" style:parent-style-name="Preformatted_20_Text">
      <style:text-properties fo:font-size="12pt" officeooo:rsid="01528b8f" officeooo:paragraph-rsid="01528b8f" style:font-size-asian="12pt" style:font-size-complex="12pt"/>
    </style:style>
    <style:style style:name="P119" style:family="paragraph" style:parent-style-name="Preformatted_20_Text">
      <style:text-properties fo:font-size="12pt" officeooo:rsid="015d212c" officeooo:paragraph-rsid="015d212c" style:font-size-asian="12pt" style:font-size-complex="12pt"/>
    </style:style>
    <style:style style:name="P120" style:family="paragraph" style:parent-style-name="Preformatted_20_Text">
      <style:text-properties fo:font-size="12pt" officeooo:rsid="015e2b89" officeooo:paragraph-rsid="015e2b89" style:font-size-asian="12pt" style:font-size-complex="12pt"/>
    </style:style>
    <style:style style:name="P121" style:family="paragraph" style:parent-style-name="Preformatted_20_Text">
      <style:text-properties fo:font-size="12pt" officeooo:rsid="015f9d91" officeooo:paragraph-rsid="015f9d91" style:font-size-asian="12pt" style:font-size-complex="12pt"/>
    </style:style>
    <style:style style:name="P122" style:family="paragraph" style:parent-style-name="Preformatted_20_Text">
      <style:text-properties fo:font-size="12pt" officeooo:rsid="0162b217" officeooo:paragraph-rsid="0162b217" style:font-size-asian="12pt" style:font-size-complex="12pt"/>
    </style:style>
    <style:style style:name="P123" style:family="paragraph" style:parent-style-name="Preformatted_20_Text">
      <style:text-properties fo:font-size="12pt" officeooo:rsid="0163cd47" officeooo:paragraph-rsid="0163cd47" style:font-size-asian="12pt" style:font-size-complex="12pt"/>
    </style:style>
    <style:style style:name="P124" style:family="paragraph" style:parent-style-name="Preformatted_20_Text">
      <style:text-properties fo:font-size="12pt" officeooo:rsid="0163f996" officeooo:paragraph-rsid="0163f996" style:font-size-asian="12pt" style:font-size-complex="12pt"/>
    </style:style>
    <style:style style:name="P125" style:family="paragraph" style:parent-style-name="Preformatted_20_Text">
      <style:text-properties fo:font-size="12pt" officeooo:rsid="01643870" officeooo:paragraph-rsid="01643870" style:font-size-asian="12pt" style:font-size-complex="12pt"/>
    </style:style>
    <style:style style:name="P126" style:family="paragraph" style:parent-style-name="Preformatted_20_Text">
      <style:text-properties fo:font-size="12pt" officeooo:rsid="0165ae5f" style:font-size-asian="12pt" style:font-size-complex="12pt"/>
    </style:style>
    <style:style style:name="P127" style:family="paragraph" style:parent-style-name="Preformatted_20_Text">
      <style:text-properties fo:font-size="12pt" officeooo:rsid="0165ae5f" officeooo:paragraph-rsid="0165ae5f" style:font-size-asian="12pt" style:font-size-complex="12pt"/>
    </style:style>
    <style:style style:name="P128" style:family="paragraph" style:parent-style-name="Preformatted_20_Text">
      <style:text-properties fo:font-size="12pt" officeooo:rsid="0165ae5f" officeooo:paragraph-rsid="0166dcc4" style:font-size-asian="12pt" style:font-size-complex="12pt"/>
    </style:style>
    <style:style style:name="P129" style:family="paragraph" style:parent-style-name="Preformatted_20_Text">
      <style:text-properties fo:font-size="12pt" officeooo:rsid="0166dcc4" officeooo:paragraph-rsid="0166dcc4" style:font-size-asian="12pt" style:font-size-complex="12pt"/>
    </style:style>
    <style:style style:name="P130" style:family="paragraph" style:parent-style-name="Preformatted_20_Text">
      <style:text-properties fo:font-size="12pt" officeooo:rsid="01680eeb" officeooo:paragraph-rsid="01680eeb" style:font-size-asian="12pt" style:font-size-complex="12pt"/>
    </style:style>
    <style:style style:name="P131" style:family="paragraph" style:parent-style-name="Preformatted_20_Text">
      <style:text-properties fo:font-size="12pt" officeooo:rsid="01697ec1" officeooo:paragraph-rsid="01697ec1" style:font-size-asian="12pt" style:font-size-complex="12pt"/>
    </style:style>
    <style:style style:name="P132" style:family="paragraph" style:parent-style-name="Preformatted_20_Text">
      <style:text-properties fo:font-size="12pt" officeooo:rsid="016cee51" officeooo:paragraph-rsid="016cee51" style:font-size-asian="12pt" style:font-size-complex="12pt"/>
    </style:style>
    <style:style style:name="P133" style:family="paragraph" style:parent-style-name="Preformatted_20_Text">
      <style:text-properties fo:font-size="12pt" officeooo:rsid="016d7511" officeooo:paragraph-rsid="016d7511" style:font-size-asian="12pt" style:font-size-complex="12pt"/>
    </style:style>
    <style:style style:name="P134" style:family="paragraph" style:parent-style-name="Preformatted_20_Text">
      <style:text-properties fo:font-size="12pt" officeooo:paragraph-rsid="00adec71" style:font-size-asian="12pt" style:font-size-complex="12pt"/>
    </style:style>
    <style:style style:name="P135" style:family="paragraph" style:parent-style-name="Preformatted_20_Text">
      <style:text-properties fo:font-size="12pt" officeooo:rsid="016fc6c5" officeooo:paragraph-rsid="016fc6c5" style:font-size-asian="12pt" style:font-size-complex="12pt"/>
    </style:style>
    <style:style style:name="P136" style:family="paragraph" style:parent-style-name="Preformatted_20_Text">
      <style:text-properties fo:font-size="12pt" fo:font-weight="bold" style:font-size-asian="12pt" style:font-weight-asian="bold" style:font-size-complex="12pt" style:font-weight-complex="bold"/>
    </style:style>
    <style:style style:name="P137" style:family="paragraph" style:parent-style-name="Preformatted_20_Text">
      <style:text-properties fo:font-size="12pt" fo:font-weight="bold" officeooo:rsid="000443fe" officeooo:paragraph-rsid="000443fe" style:font-size-asian="12pt" style:font-weight-asian="bold" style:font-size-complex="12pt" style:font-weight-complex="bold"/>
    </style:style>
    <style:style style:name="P138" style:family="paragraph" style:parent-style-name="Preformatted_20_Text">
      <style:text-properties fo:font-size="12pt" fo:font-weight="bold" officeooo:rsid="00118bab" officeooo:paragraph-rsid="00118bab" style:font-size-asian="12pt" style:font-weight-asian="bold" style:font-size-complex="12pt" style:font-weight-complex="bold"/>
    </style:style>
    <style:style style:name="P139" style:family="paragraph" style:parent-style-name="Preformatted_20_Text">
      <style:text-properties fo:font-size="12pt" fo:font-weight="bold" officeooo:rsid="00118bab" officeooo:paragraph-rsid="0097a928" style:font-size-asian="12pt" style:font-weight-asian="bold" style:font-size-complex="12pt" style:font-weight-complex="bold"/>
    </style:style>
    <style:style style:name="P140" style:family="paragraph" style:parent-style-name="Preformatted_20_Text">
      <style:text-properties fo:font-size="12pt" fo:font-weight="bold" officeooo:rsid="001384fa" officeooo:paragraph-rsid="001384fa" style:font-size-asian="12pt" style:font-weight-asian="bold" style:font-size-complex="12pt" style:font-weight-complex="bold"/>
    </style:style>
    <style:style style:name="P141" style:family="paragraph" style:parent-style-name="Preformatted_20_Text">
      <style:text-properties fo:font-size="12pt" fo:font-weight="bold" officeooo:rsid="001a6fe6" officeooo:paragraph-rsid="001a6fe6" style:font-size-asian="12pt" style:font-weight-asian="bold" style:font-size-complex="12pt" style:font-weight-complex="bold"/>
    </style:style>
    <style:style style:name="P142" style:family="paragraph" style:parent-style-name="Preformatted_20_Text">
      <style:text-properties fo:font-size="12pt" fo:font-weight="bold" officeooo:paragraph-rsid="00020665" style:font-size-asian="12pt" style:font-weight-asian="bold" style:font-size-complex="12pt" style:font-weight-complex="bold"/>
    </style:style>
    <style:style style:name="P143" style:family="paragraph" style:parent-style-name="Preformatted_20_Text">
      <style:text-properties fo:font-size="12pt" fo:font-weight="bold" officeooo:rsid="0002502a" officeooo:paragraph-rsid="0002502a" style:font-size-asian="12pt" style:font-weight-asian="bold" style:font-size-complex="12pt" style:font-weight-complex="bold"/>
    </style:style>
    <style:style style:name="P144" style:family="paragraph" style:parent-style-name="Preformatted_20_Text">
      <style:text-properties fo:font-size="12pt" fo:font-weight="bold" officeooo:rsid="0002f0f7" style:font-size-asian="12pt" style:font-weight-asian="bold" style:font-size-complex="12pt" style:font-weight-complex="bold"/>
    </style:style>
    <style:style style:name="P145" style:family="paragraph" style:parent-style-name="Preformatted_20_Text">
      <style:text-properties fo:font-size="12pt" fo:font-weight="bold" officeooo:rsid="0002f0f7" officeooo:paragraph-rsid="0002f0f7" style:font-size-asian="12pt" style:font-weight-asian="bold" style:font-size-complex="12pt" style:font-weight-complex="bold"/>
    </style:style>
    <style:style style:name="P146" style:family="paragraph" style:parent-style-name="Preformatted_20_Text">
      <style:text-properties fo:font-size="12pt" fo:font-weight="bold" officeooo:rsid="002d6720" officeooo:paragraph-rsid="002d6720" style:font-size-asian="12pt" style:font-weight-asian="bold" style:font-size-complex="12pt" style:font-weight-complex="bold"/>
    </style:style>
    <style:style style:name="P147" style:family="paragraph" style:parent-style-name="Preformatted_20_Text">
      <style:text-properties fo:font-size="12pt" fo:font-weight="bold" officeooo:rsid="00316396" officeooo:paragraph-rsid="00316396" style:font-size-asian="12pt" style:font-weight-asian="bold" style:font-size-complex="12pt" style:font-weight-complex="bold"/>
    </style:style>
    <style:style style:name="P148" style:family="paragraph" style:parent-style-name="Preformatted_20_Text">
      <style:text-properties fo:font-size="12pt" fo:font-weight="bold" officeooo:rsid="005ede90" officeooo:paragraph-rsid="005ede90" style:font-size-asian="12pt" style:font-weight-asian="bold" style:font-size-complex="12pt" style:font-weight-complex="bold"/>
    </style:style>
    <style:style style:name="P149" style:family="paragraph" style:parent-style-name="Preformatted_20_Text">
      <style:text-properties fo:font-size="12pt" fo:font-weight="bold" officeooo:rsid="003cd011" officeooo:paragraph-rsid="003cd011" style:font-size-asian="12pt" style:font-weight-asian="bold" style:font-size-complex="12pt" style:font-weight-complex="bold"/>
    </style:style>
    <style:style style:name="P150" style:family="paragraph" style:parent-style-name="Preformatted_20_Text">
      <style:text-properties fo:font-size="12pt" fo:font-weight="bold" officeooo:rsid="00646415" officeooo:paragraph-rsid="00646415" style:font-size-asian="12pt" style:font-weight-asian="bold" style:font-size-complex="12pt" style:font-weight-complex="bold"/>
    </style:style>
    <style:style style:name="P151" style:family="paragraph" style:parent-style-name="Preformatted_20_Text">
      <style:text-properties fo:font-size="12pt" fo:font-weight="bold" officeooo:rsid="00699ba2" officeooo:paragraph-rsid="00699ba2" style:font-size-asian="12pt" style:font-weight-asian="bold" style:font-size-complex="12pt" style:font-weight-complex="bold"/>
    </style:style>
    <style:style style:name="P152" style:family="paragraph" style:parent-style-name="Preformatted_20_Text">
      <style:text-properties fo:font-size="12pt" fo:font-weight="bold" officeooo:rsid="006afdc5" officeooo:paragraph-rsid="006afdc5" style:font-size-asian="12pt" style:font-weight-asian="bold" style:font-size-complex="12pt" style:font-weight-complex="bold"/>
    </style:style>
    <style:style style:name="P153" style:family="paragraph" style:parent-style-name="Preformatted_20_Text">
      <style:text-properties fo:font-size="12pt" fo:font-weight="bold" officeooo:rsid="008e6fa0" officeooo:paragraph-rsid="008fc825" style:font-size-asian="12pt" style:font-weight-asian="bold" style:font-size-complex="12pt" style:font-weight-complex="bold"/>
    </style:style>
    <style:style style:name="P154" style:family="paragraph" style:parent-style-name="Preformatted_20_Text">
      <style:text-properties fo:font-size="12pt" fo:font-weight="bold" officeooo:rsid="00915a36" officeooo:paragraph-rsid="00915a36" style:font-size-asian="12pt" style:font-weight-asian="bold" style:font-size-complex="12pt" style:font-weight-complex="bold"/>
    </style:style>
    <style:style style:name="P155" style:family="paragraph" style:parent-style-name="Preformatted_20_Text">
      <style:text-properties fo:font-size="12pt" fo:font-weight="bold" officeooo:rsid="005cb061" officeooo:paragraph-rsid="0097a928" style:font-size-asian="12pt" style:font-weight-asian="bold" style:font-size-complex="12pt" style:font-weight-complex="bold"/>
    </style:style>
    <style:style style:name="P156" style:family="paragraph" style:parent-style-name="Preformatted_20_Text">
      <style:text-properties fo:font-size="12pt" fo:font-weight="bold" officeooo:rsid="001039e5" officeooo:paragraph-rsid="00986fbf" style:font-size-asian="12pt" style:font-weight-asian="bold" style:font-size-complex="12pt" style:font-weight-complex="bold"/>
    </style:style>
    <style:style style:name="P157" style:family="paragraph" style:parent-style-name="Preformatted_20_Text">
      <style:text-properties fo:font-size="12pt" fo:font-weight="bold" officeooo:paragraph-rsid="00118bab" style:font-size-asian="12pt" style:font-weight-asian="bold" style:font-size-complex="12pt" style:font-weight-complex="bold"/>
    </style:style>
    <style:style style:name="P158" style:family="paragraph" style:parent-style-name="Preformatted_20_Text">
      <style:text-properties fo:font-size="12pt" fo:font-weight="bold" officeooo:rsid="009b903d" officeooo:paragraph-rsid="009b903d" style:font-size-asian="12pt" style:font-weight-asian="bold" style:font-size-complex="12pt" style:font-weight-complex="bold"/>
    </style:style>
    <style:style style:name="P159" style:family="paragraph" style:parent-style-name="Preformatted_20_Text">
      <style:text-properties fo:font-size="12pt" fo:font-weight="bold" officeooo:paragraph-rsid="00a95f50" style:font-size-asian="12pt" style:font-weight-asian="bold" style:font-size-complex="12pt" style:font-weight-complex="bold"/>
    </style:style>
    <style:style style:name="P160" style:family="paragraph" style:parent-style-name="Preformatted_20_Text">
      <style:text-properties fo:font-size="12pt" fo:font-weight="bold" officeooo:rsid="00b33366" officeooo:paragraph-rsid="00b33366" style:font-size-asian="12pt" style:font-weight-asian="bold" style:font-size-complex="12pt" style:font-weight-complex="bold"/>
    </style:style>
    <style:style style:name="P161" style:family="paragraph" style:parent-style-name="Preformatted_20_Text">
      <style:text-properties fo:font-size="12pt" fo:font-weight="bold" officeooo:paragraph-rsid="00c51d1e" style:font-size-asian="12pt" style:font-weight-asian="bold" style:font-size-complex="12pt" style:font-weight-complex="bold"/>
    </style:style>
    <style:style style:name="P162" style:family="paragraph" style:parent-style-name="Preformatted_20_Text">
      <style:text-properties fo:font-size="12pt" fo:font-weight="bold" officeooo:rsid="00adec71" officeooo:paragraph-rsid="00adec71" style:font-size-asian="12pt" style:font-weight-asian="bold" style:font-size-complex="12pt" style:font-weight-complex="bold"/>
    </style:style>
    <style:style style:name="P163" style:family="paragraph" style:parent-style-name="Preformatted_20_Text">
      <style:text-properties fo:font-size="12pt" fo:font-weight="bold" officeooo:rsid="00b5dd9b" officeooo:paragraph-rsid="00c7bf10" style:font-size-asian="12pt" style:font-weight-asian="bold" style:font-size-complex="12pt" style:font-weight-complex="bold"/>
    </style:style>
    <style:style style:name="P164" style:family="paragraph" style:parent-style-name="Preformatted_20_Text">
      <style:text-properties fo:font-size="12pt" fo:font-weight="bold" officeooo:rsid="00c7bf10" officeooo:paragraph-rsid="00c8660c" style:font-size-asian="12pt" style:font-weight-asian="bold" style:font-size-complex="12pt" style:font-weight-complex="bold"/>
    </style:style>
    <style:style style:name="P165" style:family="paragraph" style:parent-style-name="Preformatted_20_Text">
      <style:text-properties fo:font-size="12pt" fo:font-weight="bold" officeooo:rsid="00c32674" officeooo:paragraph-rsid="00c32674" style:font-size-asian="12pt" style:font-weight-asian="bold" style:font-size-complex="12pt" style:font-weight-complex="bold"/>
    </style:style>
    <style:style style:name="P166" style:family="paragraph" style:parent-style-name="Preformatted_20_Text">
      <style:text-properties fo:font-size="12pt" fo:font-weight="bold" officeooo:paragraph-rsid="00e0c536" style:font-size-asian="12pt" style:font-weight-asian="bold" style:font-size-complex="12pt" style:font-weight-complex="bold"/>
    </style:style>
    <style:style style:name="P167" style:family="paragraph" style:parent-style-name="Preformatted_20_Text">
      <style:text-properties fo:font-size="12pt" fo:font-weight="bold" officeooo:rsid="00d6eef3" officeooo:paragraph-rsid="00d6eef3" style:font-size-asian="12pt" style:font-weight-asian="bold" style:font-size-complex="12pt" style:font-weight-complex="bold"/>
    </style:style>
    <style:style style:name="P168" style:family="paragraph" style:parent-style-name="Preformatted_20_Text">
      <style:text-properties fo:font-size="12pt" fo:font-weight="bold" officeooo:rsid="00f6df14" officeooo:paragraph-rsid="00f6df14" style:font-size-asian="12pt" style:font-weight-asian="bold" style:font-size-complex="12pt" style:font-weight-complex="bold"/>
    </style:style>
    <style:style style:name="P169" style:family="paragraph" style:parent-style-name="Preformatted_20_Text">
      <style:text-properties fo:font-size="12pt" fo:font-weight="bold" officeooo:rsid="00f8ebe2" officeooo:paragraph-rsid="00f8ebe2" style:font-size-asian="12pt" style:font-weight-asian="bold" style:font-size-complex="12pt" style:font-weight-complex="bold"/>
    </style:style>
    <style:style style:name="P170" style:family="paragraph" style:parent-style-name="Preformatted_20_Text">
      <style:text-properties fo:font-size="12pt" fo:font-weight="bold" officeooo:rsid="0100abff" officeooo:paragraph-rsid="0100abff" style:font-size-asian="12pt" style:font-weight-asian="bold" style:font-size-complex="12pt" style:font-weight-complex="bold"/>
    </style:style>
    <style:style style:name="P171" style:family="paragraph" style:parent-style-name="Preformatted_20_Text">
      <style:text-properties fo:font-size="12pt" fo:font-weight="bold" officeooo:rsid="01049ec0" officeooo:paragraph-rsid="01049ec0" style:font-size-asian="12pt" style:font-weight-asian="bold" style:font-size-complex="12pt" style:font-weight-complex="bold"/>
    </style:style>
    <style:style style:name="P172" style:family="paragraph" style:parent-style-name="Preformatted_20_Text">
      <style:text-properties fo:font-size="12pt" fo:font-weight="bold" officeooo:rsid="0090f57a" officeooo:paragraph-rsid="011aef95" style:font-size-asian="12pt" style:font-weight-asian="bold" style:font-size-complex="12pt" style:font-weight-complex="bold"/>
    </style:style>
    <style:style style:name="P173" style:family="paragraph" style:parent-style-name="Preformatted_20_Text">
      <style:text-properties fo:font-size="12pt" fo:font-weight="bold" officeooo:rsid="00ba4b8e" officeooo:paragraph-rsid="011aef95" style:font-size-asian="12pt" style:font-weight-asian="bold" style:font-size-complex="12pt" style:font-weight-complex="bold"/>
    </style:style>
    <style:style style:name="P174" style:family="paragraph" style:parent-style-name="Preformatted_20_Text">
      <style:text-properties fo:font-size="12pt" fo:font-weight="bold" officeooo:rsid="013ea0d0" officeooo:paragraph-rsid="013ea0d0" style:font-size-asian="12pt" style:font-weight-asian="bold" style:font-size-complex="12pt" style:font-weight-complex="bold"/>
    </style:style>
    <style:style style:name="P175" style:family="paragraph" style:parent-style-name="Preformatted_20_Text">
      <style:text-properties fo:font-size="12pt" fo:font-weight="bold" officeooo:paragraph-rsid="0144b0f2" style:font-size-asian="12pt" style:font-weight-asian="bold" style:font-size-complex="12pt" style:font-weight-complex="bold"/>
    </style:style>
    <style:style style:name="P176" style:family="paragraph" style:parent-style-name="Preformatted_20_Text">
      <style:text-properties fo:font-size="12pt" fo:font-weight="bold" officeooo:rsid="01344cd8" officeooo:paragraph-rsid="01344cd8" style:font-size-asian="12pt" style:font-weight-asian="bold" style:font-size-complex="12pt" style:font-weight-complex="bold"/>
    </style:style>
    <style:style style:name="P177" style:family="paragraph" style:parent-style-name="Preformatted_20_Text">
      <style:text-properties fo:font-size="12pt" fo:font-weight="bold" officeooo:rsid="014d13f1" officeooo:paragraph-rsid="014d13f1" style:font-size-asian="12pt" style:font-weight-asian="bold" style:font-size-complex="12pt" style:font-weight-complex="bold"/>
    </style:style>
    <style:style style:name="P178" style:family="paragraph" style:parent-style-name="Preformatted_20_Text">
      <style:text-properties fo:font-size="12pt" fo:font-weight="bold" officeooo:rsid="014f89b2" officeooo:paragraph-rsid="014f89b2" style:font-size-asian="12pt" style:font-weight-asian="bold" style:font-size-complex="12pt" style:font-weight-complex="bold"/>
    </style:style>
    <style:style style:name="P179" style:family="paragraph" style:parent-style-name="Preformatted_20_Text">
      <style:text-properties fo:font-size="12pt" fo:font-weight="bold" officeooo:rsid="014deceb" officeooo:paragraph-rsid="014deceb" style:font-size-asian="12pt" style:font-weight-asian="bold" style:font-size-complex="12pt" style:font-weight-complex="bold"/>
    </style:style>
    <style:style style:name="P180" style:family="paragraph" style:parent-style-name="Preformatted_20_Text">
      <style:text-properties fo:font-size="12pt" fo:font-weight="bold" officeooo:rsid="0151b867" officeooo:paragraph-rsid="0151b867" style:font-size-asian="12pt" style:font-weight-asian="bold" style:font-size-complex="12pt" style:font-weight-complex="bold"/>
    </style:style>
    <style:style style:name="P181" style:family="paragraph" style:parent-style-name="Preformatted_20_Text">
      <style:text-properties fo:font-size="12pt" fo:font-weight="bold" officeooo:rsid="01528b8f" officeooo:paragraph-rsid="01528b8f" style:font-size-asian="12pt" style:font-weight-asian="bold" style:font-size-complex="12pt" style:font-weight-complex="bold"/>
    </style:style>
    <style:style style:name="P182" style:family="paragraph" style:parent-style-name="Preformatted_20_Text">
      <style:text-properties fo:font-size="12pt" fo:font-weight="bold" officeooo:rsid="0154c5cd" officeooo:paragraph-rsid="0154c5cd" style:font-size-asian="12pt" style:font-weight-asian="bold" style:font-size-complex="12pt" style:font-weight-complex="bold"/>
    </style:style>
    <style:style style:name="P183" style:family="paragraph" style:parent-style-name="Preformatted_20_Text">
      <style:text-properties fo:font-size="12pt" fo:font-weight="bold" officeooo:rsid="01557a79" officeooo:paragraph-rsid="01557a79" style:font-size-asian="12pt" style:font-weight-asian="bold" style:font-size-complex="12pt" style:font-weight-complex="bold"/>
    </style:style>
    <style:style style:name="P184" style:family="paragraph" style:parent-style-name="Preformatted_20_Text">
      <style:text-properties fo:font-size="12pt" fo:font-weight="bold" officeooo:rsid="0159144a" officeooo:paragraph-rsid="0159144a" style:font-size-asian="12pt" style:font-weight-asian="bold" style:font-size-complex="12pt" style:font-weight-complex="bold"/>
    </style:style>
    <style:style style:name="P185" style:family="paragraph" style:parent-style-name="Preformatted_20_Text">
      <style:text-properties fo:font-size="12pt" fo:font-weight="bold" officeooo:rsid="015ab6af" officeooo:paragraph-rsid="015ab6af" style:font-size-asian="12pt" style:font-weight-asian="bold" style:font-size-complex="12pt" style:font-weight-complex="bold"/>
    </style:style>
    <style:style style:name="P186" style:family="paragraph" style:parent-style-name="Preformatted_20_Text">
      <style:text-properties fo:font-size="12pt" fo:font-weight="bold" officeooo:rsid="015b9e12" officeooo:paragraph-rsid="015b9e12" style:font-size-asian="12pt" style:font-weight-asian="bold" style:font-size-complex="12pt" style:font-weight-complex="bold"/>
    </style:style>
    <style:style style:name="P187" style:family="paragraph" style:parent-style-name="Preformatted_20_Text">
      <style:text-properties fo:font-size="12pt" fo:font-weight="bold" officeooo:rsid="015d212c" officeooo:paragraph-rsid="015d212c" style:font-size-asian="12pt" style:font-weight-asian="bold" style:font-size-complex="12pt" style:font-weight-complex="bold"/>
    </style:style>
    <style:style style:name="P188" style:family="paragraph" style:parent-style-name="Preformatted_20_Text">
      <style:text-properties fo:font-size="12pt" fo:font-weight="bold" officeooo:rsid="0160f5b7" officeooo:paragraph-rsid="0160f5b7" style:font-size-asian="12pt" style:font-weight-asian="bold" style:font-size-complex="12pt" style:font-weight-complex="bold"/>
    </style:style>
    <style:style style:name="P189" style:family="paragraph" style:parent-style-name="Preformatted_20_Text">
      <style:text-properties fo:font-size="12pt" fo:font-weight="bold" officeooo:rsid="0163cd47" officeooo:paragraph-rsid="0163cd47" style:font-size-asian="12pt" style:font-weight-asian="bold" style:font-size-complex="12pt" style:font-weight-complex="bold"/>
    </style:style>
    <style:style style:name="P190" style:family="paragraph" style:parent-style-name="Preformatted_20_Text">
      <style:text-properties fo:font-size="12pt" fo:font-weight="bold" officeooo:rsid="0163f996" officeooo:paragraph-rsid="0163f996" style:font-size-asian="12pt" style:font-weight-asian="bold" style:font-size-complex="12pt" style:font-weight-complex="bold"/>
    </style:style>
    <style:style style:name="P191" style:family="paragraph" style:parent-style-name="Preformatted_20_Text">
      <style:text-properties fo:font-size="12pt" fo:font-weight="bold" officeooo:rsid="01643870" officeooo:paragraph-rsid="01643870" style:font-size-asian="12pt" style:font-weight-asian="bold" style:font-size-complex="12pt" style:font-weight-complex="bold"/>
    </style:style>
    <style:style style:name="P192" style:family="paragraph" style:parent-style-name="Preformatted_20_Text">
      <style:text-properties fo:font-size="12pt" fo:font-weight="bold" officeooo:rsid="01680eeb" officeooo:paragraph-rsid="01680eeb" style:font-size-asian="12pt" style:font-weight-asian="bold" style:font-size-complex="12pt" style:font-weight-complex="bold"/>
    </style:style>
    <style:style style:name="P193" style:family="paragraph" style:parent-style-name="Preformatted_20_Text">
      <style:text-properties fo:font-size="12pt" fo:font-weight="bold" officeooo:rsid="016d7511" officeooo:paragraph-rsid="016d7511" style:font-size-asian="12pt" style:font-weight-asian="bold" style:font-size-complex="12pt" style:font-weight-complex="bold"/>
    </style:style>
    <style:style style:name="P194" style:family="paragraph" style:parent-style-name="Preformatted_20_Text">
      <style:text-properties fo:font-size="12pt" fo:font-weight="bold" officeooo:rsid="0170f4d7" officeooo:paragraph-rsid="0170f4d7" style:font-size-asian="12pt" style:font-weight-asian="bold" style:font-size-complex="12pt" style:font-weight-complex="bold"/>
    </style:style>
    <style:style style:name="P195" style:family="paragraph" style:parent-style-name="Preformatted_20_Text">
      <style:text-properties fo:font-size="12pt" fo:font-weight="normal" style:font-size-asian="12pt" style:font-weight-asian="normal" style:font-size-complex="12pt" style:font-weight-complex="normal"/>
    </style:style>
    <style:style style:name="P196" style:family="paragraph" style:parent-style-name="Preformatted_20_Text">
      <style:text-properties fo:font-size="12pt" fo:font-weight="normal" officeooo:rsid="001384fa" officeooo:paragraph-rsid="001384fa" style:font-size-asian="12pt" style:font-weight-asian="normal" style:font-size-complex="12pt" style:font-weight-complex="normal"/>
    </style:style>
    <style:style style:name="P197" style:family="paragraph" style:parent-style-name="Preformatted_20_Text">
      <style:text-properties fo:font-size="12pt" fo:font-weight="normal" officeooo:rsid="00268c16" officeooo:paragraph-rsid="00268c16" style:font-size-asian="12pt" style:font-weight-asian="normal" style:font-size-complex="12pt" style:font-weight-complex="normal"/>
    </style:style>
    <style:style style:name="P198" style:family="paragraph" style:parent-style-name="Preformatted_20_Text">
      <style:text-properties fo:font-size="12pt" fo:font-weight="normal" officeooo:rsid="008e6fa0" officeooo:paragraph-rsid="008fc825" style:font-size-asian="12pt" style:font-weight-asian="normal" style:font-size-complex="12pt" style:font-weight-complex="normal"/>
    </style:style>
    <style:style style:name="P199" style:family="paragraph" style:parent-style-name="Preformatted_20_Text">
      <style:text-properties fo:font-size="12pt" fo:font-weight="normal" officeooo:rsid="00118bab" officeooo:paragraph-rsid="00268c16" style:font-size-asian="12pt" style:font-weight-asian="normal" style:font-size-complex="12pt" style:font-weight-complex="normal"/>
    </style:style>
    <style:style style:name="P200" style:family="paragraph" style:parent-style-name="Preformatted_20_Text">
      <style:text-properties fo:font-size="12pt" fo:font-weight="normal" officeooo:rsid="0038d841" officeooo:paragraph-rsid="0038d841" style:font-size-asian="12pt" style:font-weight-asian="normal" style:font-size-complex="12pt" style:font-weight-complex="normal"/>
    </style:style>
    <style:style style:name="P201" style:family="paragraph" style:parent-style-name="Preformatted_20_Text">
      <style:text-properties fo:font-size="12pt" fo:font-weight="normal" officeooo:rsid="00962989" officeooo:paragraph-rsid="00962989" style:font-size-asian="12pt" style:font-weight-asian="normal" style:font-size-complex="12pt" style:font-weight-complex="normal"/>
    </style:style>
    <style:style style:name="P202"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03" style:family="paragraph" style:parent-style-name="Preformatted_20_Text">
      <style:text-properties fo:font-size="12pt" fo:font-style="normal" fo:font-weight="normal" officeooo:rsid="00a9fb86" officeooo:paragraph-rsid="00a9fb86" style:font-size-asian="12pt" style:font-style-asian="normal" style:font-weight-asian="normal" style:font-size-complex="12pt" style:font-style-complex="normal" style:font-weight-complex="normal"/>
    </style:style>
    <style:style style:name="P204" style:family="paragraph" style:parent-style-name="Preformatted_20_Text">
      <style:text-properties fo:font-size="12pt" fo:font-style="normal" fo:font-weight="normal" officeooo:rsid="00a4691d" officeooo:paragraph-rsid="00a4691d" style:font-size-asian="12pt" style:font-style-asian="normal" style:font-weight-asian="normal" style:font-size-complex="12pt" style:font-style-complex="normal" style:font-weight-complex="normal"/>
    </style:style>
    <style:style style:name="P205" style:family="paragraph" style:parent-style-name="Preformatted_20_Text">
      <style:text-properties fo:color="#c9211e" loext:opacity="100%" fo:font-size="12pt" style:font-size-asian="12pt" style:font-size-complex="12pt"/>
    </style:style>
    <style:style style:name="P206" style:family="paragraph" style:parent-style-name="Preformatted_20_Text">
      <style:text-properties fo:color="#c9211e" loext:opacity="100%" fo:font-size="12pt" officeooo:paragraph-rsid="00020665" style:font-size-asian="12pt" style:font-size-complex="12pt"/>
    </style:style>
    <style:style style:name="P207" style:family="paragraph" style:parent-style-name="Preformatted_20_Text">
      <style:text-properties fo:color="#c9211e" loext:opacity="100%" fo:font-size="12pt" officeooo:rsid="00020665" officeooo:paragraph-rsid="00020665" style:font-size-asian="12pt" style:font-size-complex="12pt"/>
    </style:style>
    <style:style style:name="P208" style:family="paragraph" style:parent-style-name="Preformatted_20_Text">
      <style:text-properties fo:color="#c9211e" loext:opacity="100%" fo:font-size="12pt" officeooo:rsid="0002f0f7" officeooo:paragraph-rsid="0002f0f7" style:font-size-asian="12pt" style:font-size-complex="12pt"/>
    </style:style>
    <style:style style:name="P209" style:family="paragraph" style:parent-style-name="Preformatted_20_Text">
      <style:text-properties fo:color="#c9211e" loext:opacity="100%" fo:font-size="12pt" officeooo:rsid="0002f0f7" officeooo:paragraph-rsid="000443fe" style:font-size-asian="12pt" style:font-size-complex="12pt"/>
    </style:style>
    <style:style style:name="P210" style:family="paragraph" style:parent-style-name="Preformatted_20_Text">
      <style:text-properties fo:color="#c9211e" loext:opacity="100%" fo:font-size="12pt" officeooo:paragraph-rsid="000443fe" style:font-size-asian="12pt" style:font-size-complex="12pt"/>
    </style:style>
    <style:style style:name="P211" style:family="paragraph" style:parent-style-name="Preformatted_20_Text">
      <style:text-properties fo:color="#c9211e" loext:opacity="100%" fo:font-size="12pt" officeooo:rsid="0006d380" officeooo:paragraph-rsid="0006d380" style:font-size-asian="12pt" style:font-size-complex="12pt"/>
    </style:style>
    <style:style style:name="P212" style:family="paragraph" style:parent-style-name="Preformatted_20_Text">
      <style:text-properties fo:color="#c9211e" loext:opacity="100%" fo:font-size="12pt" officeooo:rsid="000801ec" officeooo:paragraph-rsid="000801ec" style:font-size-asian="12pt" style:font-size-complex="12pt"/>
    </style:style>
    <style:style style:name="P213" style:family="paragraph" style:parent-style-name="Preformatted_20_Text">
      <style:text-properties fo:color="#c9211e" loext:opacity="100%" fo:font-size="12pt" officeooo:rsid="000cf396" officeooo:paragraph-rsid="000cf396" style:font-size-asian="12pt" style:font-size-complex="12pt"/>
    </style:style>
    <style:style style:name="P214" style:family="paragraph" style:parent-style-name="Preformatted_20_Text">
      <style:text-properties fo:color="#c9211e" loext:opacity="100%" fo:font-size="12pt" officeooo:paragraph-rsid="00238a35" style:font-size-asian="12pt" style:font-size-complex="12pt"/>
    </style:style>
    <style:style style:name="P215" style:family="paragraph" style:parent-style-name="Preformatted_20_Text">
      <style:text-properties fo:color="#c9211e" loext:opacity="100%" fo:font-size="12pt" officeooo:rsid="001a6fe6" officeooo:paragraph-rsid="001a6fe6" style:font-size-asian="12pt" style:font-size-complex="12pt"/>
    </style:style>
    <style:style style:name="P216" style:family="paragraph" style:parent-style-name="Preformatted_20_Text">
      <style:text-properties fo:color="#c9211e" loext:opacity="100%" fo:font-size="12pt" officeooo:rsid="001a6fe6" officeooo:paragraph-rsid="001bac3b" style:font-size-asian="12pt" style:font-size-complex="12pt"/>
    </style:style>
    <style:style style:name="P217" style:family="paragraph" style:parent-style-name="Preformatted_20_Text">
      <style:text-properties fo:color="#c9211e" loext:opacity="100%" fo:font-size="12pt" officeooo:rsid="001bac3b" officeooo:paragraph-rsid="001bac3b" style:font-size-asian="12pt" style:font-size-complex="12pt"/>
    </style:style>
    <style:style style:name="P218" style:family="paragraph" style:parent-style-name="Preformatted_20_Text">
      <style:text-properties fo:color="#c9211e" loext:opacity="100%" fo:font-size="12pt" officeooo:rsid="00316396" officeooo:paragraph-rsid="00316396" style:font-size-asian="12pt" style:font-size-complex="12pt"/>
    </style:style>
    <style:style style:name="P219" style:family="paragraph" style:parent-style-name="Preformatted_20_Text">
      <style:text-properties fo:color="#c9211e" loext:opacity="100%" fo:font-size="12pt" officeooo:rsid="0032e848" style:font-size-asian="12pt" style:font-size-complex="12pt"/>
    </style:style>
    <style:style style:name="P220" style:family="paragraph" style:parent-style-name="Preformatted_20_Text">
      <style:text-properties fo:color="#c9211e" loext:opacity="100%" fo:font-size="12pt" officeooo:rsid="003671d6" officeooo:paragraph-rsid="003671d6" style:font-size-asian="12pt" style:font-size-complex="12pt"/>
    </style:style>
    <style:style style:name="P221" style:family="paragraph" style:parent-style-name="Preformatted_20_Text">
      <style:text-properties fo:color="#c9211e" loext:opacity="100%" fo:font-size="12pt" officeooo:rsid="003feae4" officeooo:paragraph-rsid="003feae4" style:font-size-asian="12pt" style:font-size-complex="12pt"/>
    </style:style>
    <style:style style:name="P222" style:family="paragraph" style:parent-style-name="Preformatted_20_Text" style:master-page-name="">
      <loext:graphic-properties draw:fill-gradient-name="gradient" draw:fill-hatch-name="hatch"/>
      <style:paragraph-properties fo:keep-together="auto" style:page-number="auto"/>
      <style:text-properties fo:color="#c9211e" loext:opacity="100%" fo:font-size="12pt" officeooo:rsid="003feae4" officeooo:paragraph-rsid="003feae4" style:font-size-asian="12pt" style:font-size-complex="12pt"/>
    </style:style>
    <style:style style:name="P223" style:family="paragraph" style:parent-style-name="Preformatted_20_Text">
      <loext:graphic-properties draw:fill-gradient-name="gradient" draw:fill-hatch-name="hatch"/>
      <style:text-properties fo:color="#c9211e" loext:opacity="100%" fo:font-size="12pt" officeooo:rsid="00428c1f" officeooo:paragraph-rsid="00428c1f" style:font-size-asian="12pt" style:font-size-complex="12pt"/>
    </style:style>
    <style:style style:name="P224" style:family="paragraph" style:parent-style-name="Preformatted_20_Text">
      <style:text-properties fo:color="#c9211e" loext:opacity="100%" fo:font-size="12pt" officeooo:rsid="0044ac60" officeooo:paragraph-rsid="0044ac60" style:font-size-asian="12pt" style:font-size-complex="12pt"/>
    </style:style>
    <style:style style:name="P225" style:family="paragraph" style:parent-style-name="Preformatted_20_Text">
      <style:text-properties fo:color="#c9211e" loext:opacity="100%" fo:font-size="12pt" officeooo:rsid="004c8ec9" officeooo:paragraph-rsid="004c8ec9" style:font-size-asian="12pt" style:font-size-complex="12pt"/>
    </style:style>
    <style:style style:name="P226" style:family="paragraph" style:parent-style-name="Preformatted_20_Text">
      <style:text-properties fo:color="#c9211e" loext:opacity="100%" fo:font-size="12pt" officeooo:rsid="0053386c" officeooo:paragraph-rsid="0053386c" style:font-size-asian="12pt" style:font-size-complex="12pt"/>
    </style:style>
    <style:style style:name="P227" style:family="paragraph" style:parent-style-name="Preformatted_20_Text">
      <style:text-properties fo:color="#c9211e" loext:opacity="100%" fo:font-size="12pt" officeooo:rsid="0053386c" officeooo:paragraph-rsid="0062fcf9" style:font-size-asian="12pt" style:font-size-complex="12pt"/>
    </style:style>
    <style:style style:name="P228" style:family="paragraph" style:parent-style-name="Preformatted_20_Text">
      <style:text-properties fo:color="#c9211e" loext:opacity="100%" fo:font-size="12pt" officeooo:rsid="0059bf14" officeooo:paragraph-rsid="0062fcf9" style:font-size-asian="12pt" style:font-size-complex="12pt"/>
    </style:style>
    <style:style style:name="P229" style:family="paragraph" style:parent-style-name="Preformatted_20_Text">
      <style:text-properties fo:color="#c9211e" loext:opacity="100%" fo:font-size="12pt" officeooo:rsid="0070c94d" officeooo:paragraph-rsid="007ca839" style:font-size-asian="12pt" style:font-size-complex="12pt"/>
    </style:style>
    <style:style style:name="P230" style:family="paragraph" style:parent-style-name="Preformatted_20_Text">
      <style:text-properties fo:color="#c9211e" loext:opacity="100%" fo:font-size="12pt" officeooo:rsid="00646415" officeooo:paragraph-rsid="00646415" style:font-size-asian="12pt" style:font-size-complex="12pt"/>
    </style:style>
    <style:style style:name="P231" style:family="paragraph" style:parent-style-name="Preformatted_20_Text">
      <style:text-properties fo:color="#c9211e" loext:opacity="100%" fo:font-size="12pt" officeooo:paragraph-rsid="008fc825" style:font-size-asian="12pt" style:font-size-complex="12pt"/>
    </style:style>
    <style:style style:name="P232" style:family="paragraph" style:parent-style-name="Preformatted_20_Text">
      <style:text-properties fo:color="#c9211e" loext:opacity="100%" fo:font-size="12pt" officeooo:rsid="00915a36" officeooo:paragraph-rsid="0095b46d" style:font-size-asian="12pt" style:font-size-complex="12pt"/>
    </style:style>
    <style:style style:name="P233" style:family="paragraph" style:parent-style-name="Preformatted_20_Text">
      <style:text-properties fo:color="#c9211e" loext:opacity="100%" fo:font-size="12pt" officeooo:rsid="00809d05" officeooo:paragraph-rsid="00809d05" style:font-size-asian="12pt" style:font-size-complex="12pt"/>
    </style:style>
    <style:style style:name="P234" style:family="paragraph" style:parent-style-name="Preformatted_20_Text">
      <style:text-properties fo:color="#c9211e" loext:opacity="100%" fo:font-size="12pt" officeooo:rsid="0081a660" officeooo:paragraph-rsid="0081a660" style:font-size-asian="12pt" style:font-size-complex="12pt"/>
    </style:style>
    <style:style style:name="P235" style:family="paragraph" style:parent-style-name="Preformatted_20_Text">
      <style:text-properties fo:color="#c9211e" loext:opacity="100%" fo:font-size="12pt" officeooo:rsid="0082e7fb" officeooo:paragraph-rsid="0082e7fb" style:font-size-asian="12pt" style:font-size-complex="12pt"/>
    </style:style>
    <style:style style:name="P236" style:family="paragraph" style:parent-style-name="Preformatted_20_Text">
      <style:text-properties fo:color="#c9211e" loext:opacity="100%" fo:font-size="12pt" officeooo:rsid="008b2bad" officeooo:paragraph-rsid="008b2bad" style:font-size-asian="12pt" style:font-size-complex="12pt"/>
    </style:style>
    <style:style style:name="P237" style:family="paragraph" style:parent-style-name="Preformatted_20_Text">
      <style:text-properties fo:color="#c9211e" loext:opacity="100%" fo:font-size="12pt" officeooo:rsid="008b40cd" officeooo:paragraph-rsid="008b40cd" style:font-size-asian="12pt" style:font-size-complex="12pt"/>
    </style:style>
    <style:style style:name="P238" style:family="paragraph" style:parent-style-name="Preformatted_20_Text">
      <style:text-properties fo:color="#c9211e" loext:opacity="100%" fo:font-size="12pt" officeooo:rsid="00945ed2" officeooo:paragraph-rsid="00945ed2" style:font-size-asian="12pt" style:font-size-complex="12pt"/>
    </style:style>
    <style:style style:name="P239" style:family="paragraph" style:parent-style-name="Preformatted_20_Text">
      <style:text-properties fo:color="#c9211e" loext:opacity="100%" fo:font-size="12pt" officeooo:rsid="0095b46d" officeooo:paragraph-rsid="0095b46d" style:font-size-asian="12pt" style:font-size-complex="12pt"/>
    </style:style>
    <style:style style:name="P240" style:family="paragraph" style:parent-style-name="Preformatted_20_Text">
      <style:text-properties fo:color="#c9211e" loext:opacity="100%" fo:font-size="12pt" officeooo:paragraph-rsid="00962743" style:font-size-asian="12pt" style:font-size-complex="12pt"/>
    </style:style>
    <style:style style:name="P241" style:family="paragraph" style:parent-style-name="Preformatted_20_Text">
      <style:text-properties fo:color="#c9211e" loext:opacity="100%" fo:font-size="12pt" officeooo:rsid="00178d4a" officeooo:paragraph-rsid="0097a928" style:font-size-asian="12pt" style:font-size-complex="12pt"/>
    </style:style>
    <style:style style:name="P242" style:family="paragraph" style:parent-style-name="Preformatted_20_Text">
      <style:text-properties fo:color="#c9211e" loext:opacity="100%" fo:font-size="12pt" officeooo:rsid="009f3e52" officeooo:paragraph-rsid="009f3e52" style:font-size-asian="12pt" style:font-size-complex="12pt"/>
    </style:style>
    <style:style style:name="P243" style:family="paragraph" style:parent-style-name="Preformatted_20_Text">
      <style:text-properties fo:color="#c9211e" loext:opacity="100%" fo:font-size="12pt" officeooo:rsid="009f3e52" officeooo:paragraph-rsid="00a0e649" style:font-size-asian="12pt" style:font-size-complex="12pt"/>
    </style:style>
    <style:style style:name="P244" style:family="paragraph" style:parent-style-name="Preformatted_20_Text">
      <style:text-properties fo:color="#c9211e" loext:opacity="100%" fo:font-size="12pt" officeooo:rsid="00a0e649" officeooo:paragraph-rsid="00a0e649" style:font-size-asian="12pt" style:font-size-complex="12pt"/>
    </style:style>
    <style:style style:name="P245" style:family="paragraph" style:parent-style-name="Preformatted_20_Text">
      <style:text-properties fo:color="#c9211e" loext:opacity="100%" fo:font-size="12pt" officeooo:rsid="00c09af8" officeooo:paragraph-rsid="00c09af8" style:font-size-asian="12pt" style:font-size-complex="12pt"/>
    </style:style>
    <style:style style:name="P246" style:family="paragraph" style:parent-style-name="Preformatted_20_Text">
      <style:text-properties fo:color="#c9211e" loext:opacity="100%" fo:font-size="12pt" officeooo:rsid="00c7bf10" officeooo:paragraph-rsid="00c8660c" style:font-size-asian="12pt" style:font-size-complex="12pt"/>
    </style:style>
    <style:style style:name="P247" style:family="paragraph" style:parent-style-name="Preformatted_20_Text">
      <style:text-properties fo:color="#c9211e" loext:opacity="100%" fo:font-size="12pt" officeooo:rsid="00d94ca1" officeooo:paragraph-rsid="00d94ca1" style:font-size-asian="12pt" style:font-size-complex="12pt"/>
    </style:style>
    <style:style style:name="P248" style:family="paragraph" style:parent-style-name="Preformatted_20_Text">
      <style:text-properties fo:color="#c9211e" loext:opacity="100%" fo:font-size="12pt" officeooo:rsid="00d94ca1" officeooo:paragraph-rsid="00d99916" style:font-size-asian="12pt" style:font-size-complex="12pt"/>
    </style:style>
    <style:style style:name="P249" style:family="paragraph" style:parent-style-name="Preformatted_20_Text">
      <style:text-properties fo:color="#c9211e" loext:opacity="100%" fo:font-size="12pt" officeooo:rsid="00d99916" officeooo:paragraph-rsid="00d99916" style:font-size-asian="12pt" style:font-size-complex="12pt"/>
    </style:style>
    <style:style style:name="P250" style:family="paragraph" style:parent-style-name="Preformatted_20_Text">
      <style:text-properties fo:color="#c9211e" loext:opacity="100%" fo:font-size="12pt" officeooo:rsid="0111c65a" officeooo:paragraph-rsid="011363b1" style:font-size-asian="12pt" style:font-size-complex="12pt"/>
    </style:style>
    <style:style style:name="P251" style:family="paragraph" style:parent-style-name="Preformatted_20_Text">
      <style:text-properties fo:color="#c9211e" loext:opacity="100%" fo:font-size="12pt" officeooo:rsid="0117d22f" officeooo:paragraph-rsid="0117d22f" style:font-size-asian="12pt" style:font-size-complex="12pt"/>
    </style:style>
    <style:style style:name="P252" style:family="paragraph" style:parent-style-name="Preformatted_20_Text">
      <style:text-properties fo:color="#c9211e" loext:opacity="100%" fo:font-size="12pt" officeooo:rsid="0117b447" officeooo:paragraph-rsid="0117b447" style:font-size-asian="12pt" style:font-size-complex="12pt"/>
    </style:style>
    <style:style style:name="P253" style:family="paragraph" style:parent-style-name="Preformatted_20_Text">
      <style:text-properties fo:color="#c9211e" loext:opacity="100%" fo:font-size="12pt" officeooo:rsid="0117b447" officeooo:paragraph-rsid="0117d22f" style:font-size-asian="12pt" style:font-size-complex="12pt"/>
    </style:style>
    <style:style style:name="P254" style:family="paragraph" style:parent-style-name="Preformatted_20_Text">
      <style:text-properties fo:color="#c9211e" loext:opacity="100%" fo:font-size="12pt" officeooo:rsid="0090f57a" officeooo:paragraph-rsid="011aef95" style:font-size-asian="12pt" style:font-size-complex="12pt"/>
    </style:style>
    <style:style style:name="P255" style:family="paragraph" style:parent-style-name="Preformatted_20_Text">
      <style:text-properties fo:color="#c9211e" loext:opacity="100%" fo:font-size="12pt" officeooo:rsid="00fccd0a" officeooo:paragraph-rsid="00fccd0a" style:font-size-asian="12pt" style:font-size-complex="12pt"/>
    </style:style>
    <style:style style:name="P256" style:family="paragraph" style:parent-style-name="Preformatted_20_Text">
      <style:text-properties fo:color="#c9211e" loext:opacity="100%" fo:font-size="12pt" officeooo:rsid="0120e1a4" officeooo:paragraph-rsid="0120e1a4" style:font-size-asian="12pt" style:font-size-complex="12pt"/>
    </style:style>
    <style:style style:name="P257" style:family="paragraph" style:parent-style-name="Preformatted_20_Text">
      <style:text-properties fo:color="#c9211e" loext:opacity="100%" fo:font-size="12pt" officeooo:rsid="0126b7c5" officeooo:paragraph-rsid="0126b7c5" style:font-size-asian="12pt" style:font-size-complex="12pt"/>
    </style:style>
    <style:style style:name="P258" style:family="paragraph" style:parent-style-name="Preformatted_20_Text">
      <style:text-properties fo:color="#c9211e" loext:opacity="100%" fo:font-size="12pt" officeooo:rsid="014631ee" officeooo:paragraph-rsid="014631ee" style:font-size-asian="12pt" style:font-size-complex="12pt"/>
    </style:style>
    <style:style style:name="P259" style:family="paragraph" style:parent-style-name="Preformatted_20_Text">
      <style:text-properties fo:color="#c9211e" loext:opacity="100%" fo:font-size="12pt" officeooo:rsid="01344cd8" officeooo:paragraph-rsid="01344cd8" style:font-size-asian="12pt" style:font-size-complex="12pt"/>
    </style:style>
    <style:style style:name="P260" style:family="paragraph" style:parent-style-name="Preformatted_20_Text">
      <style:text-properties fo:color="#c9211e" loext:opacity="100%" fo:font-size="12pt" officeooo:rsid="013a8fcd" officeooo:paragraph-rsid="013a8fcd" style:font-size-asian="12pt" style:font-size-complex="12pt"/>
    </style:style>
    <style:style style:name="P261" style:family="paragraph" style:parent-style-name="Preformatted_20_Text">
      <style:text-properties fo:color="#c9211e" loext:opacity="100%" fo:font-size="12pt" officeooo:rsid="014084c3" officeooo:paragraph-rsid="0141a1f1" style:font-size-asian="12pt" style:font-size-complex="12pt"/>
    </style:style>
    <style:style style:name="P262" style:family="paragraph" style:parent-style-name="Preformatted_20_Text">
      <style:text-properties fo:color="#c9211e" loext:opacity="100%" fo:font-size="12pt" officeooo:rsid="0148bbd7" officeooo:paragraph-rsid="0148bbd7" style:font-size-asian="12pt" style:font-size-complex="12pt"/>
    </style:style>
    <style:style style:name="P263" style:family="paragraph" style:parent-style-name="Preformatted_20_Text">
      <style:text-properties fo:color="#c9211e" loext:opacity="100%" fo:font-size="12pt" officeooo:rsid="0148e925" officeooo:paragraph-rsid="0148e925" style:font-size-asian="12pt" style:font-size-complex="12pt"/>
    </style:style>
    <style:style style:name="P264" style:family="paragraph" style:parent-style-name="Preformatted_20_Text">
      <style:text-properties fo:color="#c9211e" loext:opacity="100%" fo:font-size="12pt" officeooo:rsid="014d13f1" officeooo:paragraph-rsid="014d13f1" style:font-size-asian="12pt" style:font-size-complex="12pt"/>
    </style:style>
    <style:style style:name="P265" style:family="paragraph" style:parent-style-name="Preformatted_20_Text">
      <style:text-properties fo:color="#c9211e" loext:opacity="100%" fo:font-size="12pt" officeooo:rsid="0151b867" officeooo:paragraph-rsid="0151b867" style:font-size-asian="12pt" style:font-size-complex="12pt"/>
    </style:style>
    <style:style style:name="P266" style:family="paragraph" style:parent-style-name="Preformatted_20_Text">
      <style:text-properties fo:color="#c9211e" loext:opacity="100%" fo:font-size="12pt" officeooo:rsid="014f89b2" officeooo:paragraph-rsid="014f89b2" style:font-size-asian="12pt" style:font-size-complex="12pt"/>
    </style:style>
    <style:style style:name="P267" style:family="paragraph" style:parent-style-name="Preformatted_20_Text">
      <style:text-properties fo:color="#c9211e" loext:opacity="100%" fo:font-size="12pt" officeooo:rsid="014deceb" officeooo:paragraph-rsid="014deceb" style:font-size-asian="12pt" style:font-size-complex="12pt"/>
    </style:style>
    <style:style style:name="P268" style:family="paragraph" style:parent-style-name="Preformatted_20_Text">
      <style:text-properties fo:color="#c9211e" loext:opacity="100%" fo:font-size="12pt" officeooo:rsid="01528b8f" officeooo:paragraph-rsid="01528b8f" style:font-size-asian="12pt" style:font-size-complex="12pt"/>
    </style:style>
    <style:style style:name="P269" style:family="paragraph" style:parent-style-name="Preformatted_20_Text">
      <style:text-properties fo:color="#c9211e" loext:opacity="100%" fo:font-size="12pt" officeooo:rsid="01531bc1" officeooo:paragraph-rsid="01531bc1" style:font-size-asian="12pt" style:font-size-complex="12pt"/>
    </style:style>
    <style:style style:name="P270" style:family="paragraph" style:parent-style-name="Preformatted_20_Text">
      <style:text-properties fo:color="#c9211e" loext:opacity="100%" fo:font-size="12pt" officeooo:rsid="0154c5cd" officeooo:paragraph-rsid="0154c5cd" style:font-size-asian="12pt" style:font-size-complex="12pt"/>
    </style:style>
    <style:style style:name="P271" style:family="paragraph" style:parent-style-name="Preformatted_20_Text">
      <style:text-properties fo:color="#c9211e" loext:opacity="100%" fo:font-size="12pt" officeooo:rsid="01557a79" officeooo:paragraph-rsid="01557a79" style:font-size-asian="12pt" style:font-size-complex="12pt"/>
    </style:style>
    <style:style style:name="P272" style:family="paragraph" style:parent-style-name="Preformatted_20_Text">
      <style:text-properties fo:color="#c9211e" loext:opacity="100%" fo:font-size="12pt" officeooo:rsid="0157146c" officeooo:paragraph-rsid="0157146c" style:font-size-asian="12pt" style:font-size-complex="12pt"/>
    </style:style>
    <style:style style:name="P273" style:family="paragraph" style:parent-style-name="Preformatted_20_Text">
      <style:text-properties fo:color="#c9211e" loext:opacity="100%" fo:font-size="12pt" officeooo:rsid="0159144a" officeooo:paragraph-rsid="0159144a" style:font-size-asian="12pt" style:font-size-complex="12pt"/>
    </style:style>
    <style:style style:name="P274" style:family="paragraph" style:parent-style-name="Preformatted_20_Text">
      <style:text-properties fo:color="#c9211e" loext:opacity="100%" fo:font-size="12pt" officeooo:rsid="015ab6af" officeooo:paragraph-rsid="015ab6af" style:font-size-asian="12pt" style:font-size-complex="12pt"/>
    </style:style>
    <style:style style:name="P275" style:family="paragraph" style:parent-style-name="Preformatted_20_Text">
      <style:text-properties fo:color="#c9211e" loext:opacity="100%" fo:font-size="12pt" officeooo:rsid="015b9e12" officeooo:paragraph-rsid="015b9e12" style:font-size-asian="12pt" style:font-size-complex="12pt"/>
    </style:style>
    <style:style style:name="P276" style:family="paragraph" style:parent-style-name="Preformatted_20_Text">
      <style:text-properties fo:color="#c9211e" loext:opacity="100%" fo:font-size="12pt" officeooo:rsid="015d212c" officeooo:paragraph-rsid="015d212c" style:font-size-asian="12pt" style:font-size-complex="12pt"/>
    </style:style>
    <style:style style:name="P277" style:family="paragraph" style:parent-style-name="Preformatted_20_Text">
      <style:text-properties fo:color="#c9211e" loext:opacity="100%" fo:font-size="12pt" officeooo:rsid="0160f5b7" officeooo:paragraph-rsid="0160f5b7" style:font-size-asian="12pt" style:font-size-complex="12pt"/>
    </style:style>
    <style:style style:name="P278" style:family="paragraph" style:parent-style-name="Preformatted_20_Text">
      <style:text-properties fo:color="#c9211e" loext:opacity="100%" fo:font-size="12pt" officeooo:rsid="0162b217" officeooo:paragraph-rsid="0162b217" style:font-size-asian="12pt" style:font-size-complex="12pt"/>
    </style:style>
    <style:style style:name="P279" style:family="paragraph" style:parent-style-name="Preformatted_20_Text">
      <style:paragraph-properties fo:break-before="page"/>
      <style:text-properties fo:color="#c9211e" loext:opacity="100%" fo:font-size="12pt" officeooo:rsid="0162b217" officeooo:paragraph-rsid="0162b217" style:font-size-asian="12pt" style:font-size-complex="12pt"/>
    </style:style>
    <style:style style:name="P280" style:family="paragraph" style:parent-style-name="Preformatted_20_Text">
      <style:text-properties fo:color="#c9211e" loext:opacity="100%" fo:font-size="12pt" officeooo:rsid="0163cd47" officeooo:paragraph-rsid="0163cd47" style:font-size-asian="12pt" style:font-size-complex="12pt"/>
    </style:style>
    <style:style style:name="P281" style:family="paragraph" style:parent-style-name="Preformatted_20_Text">
      <style:text-properties fo:color="#c9211e" loext:opacity="100%" fo:font-size="12pt" officeooo:rsid="0163f996" officeooo:paragraph-rsid="0163f996" style:font-size-asian="12pt" style:font-size-complex="12pt"/>
    </style:style>
    <style:style style:name="P282" style:family="paragraph" style:parent-style-name="Preformatted_20_Text">
      <style:text-properties fo:color="#c9211e" loext:opacity="100%" fo:font-size="12pt" officeooo:rsid="01643870" officeooo:paragraph-rsid="01643870" style:font-size-asian="12pt" style:font-size-complex="12pt"/>
    </style:style>
    <style:style style:name="P283" style:family="paragraph" style:parent-style-name="Preformatted_20_Text">
      <style:text-properties fo:color="#c9211e" loext:opacity="100%" fo:font-size="12pt" officeooo:rsid="01680eeb" officeooo:paragraph-rsid="01680eeb" style:font-size-asian="12pt" style:font-size-complex="12pt"/>
    </style:style>
    <style:style style:name="P284" style:family="paragraph" style:parent-style-name="Preformatted_20_Text">
      <style:text-properties fo:color="#c9211e" loext:opacity="100%" fo:font-size="12pt" officeooo:rsid="016d7511" officeooo:paragraph-rsid="016d7511" style:font-size-asian="12pt" style:font-size-complex="12pt"/>
    </style:style>
    <style:style style:name="P285" style:family="paragraph" style:parent-style-name="Preformatted_20_Text">
      <style:text-properties fo:color="#c9211e" loext:opacity="100%" fo:font-size="12pt" officeooo:rsid="016e6873" officeooo:paragraph-rsid="016e6873" style:font-size-asian="12pt" style:font-size-complex="12pt"/>
    </style:style>
    <style:style style:name="P286" style:family="paragraph" style:parent-style-name="Preformatted_20_Text">
      <style:text-properties fo:color="#c9211e" loext:opacity="100%" fo:font-size="12pt" officeooo:rsid="016fc6c5" officeooo:paragraph-rsid="016fc6c5" style:font-size-asian="12pt" style:font-size-complex="12pt"/>
    </style:style>
    <style:style style:name="P287" style:family="paragraph" style:parent-style-name="Preformatted_20_Text">
      <style:text-properties fo:color="#c9211e" loext:opacity="100%" fo:font-size="12pt" officeooo:rsid="0170f4d7" officeooo:paragraph-rsid="0170f4d7" style:font-size-asian="12pt" style:font-size-complex="12pt"/>
    </style:style>
    <style:style style:name="P288" style:family="paragraph" style:parent-style-name="Preformatted_20_Text">
      <style:text-properties fo:color="#c9211e" loext:opacity="100%" fo:font-size="12pt" fo:font-weight="bold" officeooo:rsid="0070c94d" officeooo:paragraph-rsid="00160ef5" style:font-size-asian="12pt" style:font-weight-asian="bold" style:font-size-complex="12pt" style:font-weight-complex="bold"/>
    </style:style>
    <style:style style:name="P289" style:family="paragraph" style:parent-style-name="Preformatted_20_Text">
      <style:text-properties fo:color="#c9211e" loext:opacity="100%" fo:font-size="12pt" fo:font-weight="bold" officeooo:rsid="00b59ccc" officeooo:paragraph-rsid="00b59ccc" style:font-size-asian="12pt" style:font-weight-asian="bold" style:font-size-complex="12pt" style:font-weight-complex="bold"/>
    </style:style>
    <style:style style:name="P290" style:family="paragraph" style:parent-style-name="Preformatted_20_Text">
      <style:text-properties fo:color="#c9211e" loext:opacity="100%" fo:font-size="12pt" fo:font-weight="normal" officeooo:rsid="0095b46d" officeooo:paragraph-rsid="0095b46d" style:font-size-asian="12pt" style:font-weight-asian="normal" style:font-size-complex="12pt" style:font-weight-complex="normal"/>
    </style:style>
    <style:style style:name="P291" style:family="paragraph" style:parent-style-name="Preformatted_20_Text">
      <style:text-properties fo:color="#c9211e" loext:opacity="100%" fo:font-size="12pt" fo:font-weight="normal" officeooo:rsid="008e6fa0" officeooo:paragraph-rsid="00962743" style:font-size-asian="12pt" style:font-weight-asian="normal" style:font-size-complex="12pt" style:font-weight-complex="normal"/>
    </style:style>
    <style:style style:name="P292" style:family="paragraph" style:parent-style-name="Preformatted_20_Text">
      <style:text-properties fo:color="#c9211e" loext:opacity="100%" fo:font-size="12pt" fo:font-weight="normal" officeooo:rsid="00b59ccc" officeooo:paragraph-rsid="00b59ccc" style:font-size-asian="12pt" style:font-weight-asian="normal" style:font-size-complex="12pt" style:font-weight-complex="normal"/>
    </style:style>
    <style:style style:name="P293" style:family="paragraph" style:parent-style-name="Preformatted_20_Text">
      <style:text-properties fo:color="#c9211e" loext:opacity="100%" fo:font-size="12pt" fo:font-weight="normal" officeooo:rsid="00c8660c" officeooo:paragraph-rsid="00c8660c" style:font-size-asian="12pt" style:font-weight-asian="normal" style:font-size-complex="12pt" style:font-weight-complex="normal"/>
    </style:style>
    <style:style style:name="P294" style:family="paragraph" style:parent-style-name="Preformatted_20_Text">
      <style:text-properties fo:color="#c9211e" loext:opacity="100%" fo:font-size="12pt" fo:font-weight="normal" officeooo:rsid="00de3e3a" officeooo:paragraph-rsid="00de3e3a" style:font-size-asian="12pt" style:font-weight-asian="normal" style:font-size-complex="12pt" style:font-weight-complex="normal"/>
    </style:style>
    <style:style style:name="P295" style:family="paragraph" style:parent-style-name="Preformatted_20_Text">
      <style:text-properties fo:color="#c9211e" loext:opacity="100%" fo:font-size="12pt" fo:font-weight="normal" officeooo:rsid="00e2ebf7" officeooo:paragraph-rsid="00e2ebf7" style:font-size-asian="12pt" style:font-weight-asian="normal" style:font-size-complex="12pt" style:font-weight-complex="normal"/>
    </style:style>
    <style:style style:name="P296" style:family="paragraph" style:parent-style-name="Preformatted_20_Text">
      <style:text-properties fo:color="#c9211e" loext:opacity="100%" fo:font-size="12pt" fo:font-weight="normal" officeooo:rsid="00e37bef" officeooo:paragraph-rsid="00e37bef" style:font-size-asian="12pt" style:font-weight-asian="normal" style:font-size-complex="12pt" style:font-weight-complex="normal"/>
    </style:style>
    <style:style style:name="P297" style:family="paragraph" style:parent-style-name="Preformatted_20_Text">
      <style:text-properties fo:color="#c9211e" loext:opacity="100%" fo:font-size="12pt" fo:font-weight="normal" officeooo:rsid="00e37bef" officeooo:paragraph-rsid="00e8600b" style:font-size-asian="12pt" style:font-weight-asian="normal" style:font-size-complex="12pt" style:font-weight-complex="normal"/>
    </style:style>
    <style:style style:name="P298" style:family="paragraph" style:parent-style-name="Preformatted_20_Text">
      <style:text-properties fo:color="#c9211e" loext:opacity="100%" fo:font-size="12pt" fo:font-weight="normal" officeooo:rsid="00e50237" officeooo:paragraph-rsid="00e50237" style:font-size-asian="12pt" style:font-weight-asian="normal" style:font-size-complex="12pt" style:font-weight-complex="normal"/>
    </style:style>
    <style:style style:name="P299" style:family="paragraph" style:parent-style-name="Preformatted_20_Text">
      <style:text-properties fo:color="#c9211e" loext:opacity="100%" fo:font-size="12pt" fo:font-weight="normal" officeooo:rsid="00e6dc1b" officeooo:paragraph-rsid="00e6dc1b" style:font-size-asian="12pt" style:font-weight-asian="normal" style:font-size-complex="12pt" style:font-weight-complex="normal"/>
    </style:style>
    <style:style style:name="P300" style:family="paragraph" style:parent-style-name="Preformatted_20_Text">
      <style:text-properties fo:color="#c9211e" loext:opacity="100%" fo:font-size="12pt" fo:font-weight="normal" officeooo:rsid="00e84a4f" officeooo:paragraph-rsid="00e84a4f" style:font-size-asian="12pt" style:font-weight-asian="normal" style:font-size-complex="12pt" style:font-weight-complex="normal"/>
    </style:style>
    <style:style style:name="P301" style:family="paragraph" style:parent-style-name="Preformatted_20_Text">
      <style:text-properties fo:color="#c9211e" loext:opacity="100%" fo:font-size="12pt" fo:font-weight="normal" officeooo:rsid="00ead329" officeooo:paragraph-rsid="00ead329" style:font-size-asian="12pt" style:font-weight-asian="normal" style:font-size-complex="12pt" style:font-weight-complex="normal"/>
    </style:style>
    <style:style style:name="P302" style:family="paragraph" style:parent-style-name="Preformatted_20_Text">
      <style:text-properties fo:color="#c9211e" loext:opacity="100%" fo:font-size="12pt" fo:font-weight="normal" officeooo:rsid="00ef7164" officeooo:paragraph-rsid="00ef7164" style:font-size-asian="12pt" style:font-weight-asian="normal" style:font-size-complex="12pt" style:font-weight-complex="normal"/>
    </style:style>
    <style:style style:name="P303" style:family="paragraph" style:parent-style-name="Preformatted_20_Text">
      <style:text-properties fo:color="#c9211e" loext:opacity="100%" fo:font-size="12pt" fo:font-weight="normal" officeooo:rsid="00efce5d" officeooo:paragraph-rsid="00efce5d" style:font-size-asian="12pt" style:font-weight-asian="normal" style:font-size-complex="12pt" style:font-weight-complex="normal"/>
    </style:style>
    <style:style style:name="P304" style:family="paragraph" style:parent-style-name="Preformatted_20_Text">
      <style:text-properties fo:color="#c9211e" loext:opacity="100%" fo:font-size="12pt" fo:font-weight="normal" officeooo:rsid="00f353d9" officeooo:paragraph-rsid="00f353d9" style:font-size-asian="12pt" style:font-weight-asian="normal" style:font-size-complex="12pt" style:font-weight-complex="normal"/>
    </style:style>
    <style:style style:name="P305" style:family="paragraph" style:parent-style-name="Preformatted_20_Text">
      <style:text-properties fo:color="#c9211e" loext:opacity="100%" fo:font-size="12pt" fo:font-weight="normal" officeooo:rsid="0101e691" officeooo:paragraph-rsid="0101e691" style:font-size-asian="12pt" style:font-weight-asian="normal" style:font-size-complex="12pt" style:font-weight-complex="normal"/>
    </style:style>
    <style:style style:name="P306" style:family="paragraph" style:parent-style-name="Preformatted_20_Text">
      <style:text-properties fo:color="#c9211e" loext:opacity="100%" fo:font-size="12pt" fo:font-weight="normal" officeooo:rsid="01443203" officeooo:paragraph-rsid="01443203" style:font-size-asian="12pt" style:font-weight-asian="normal" style:font-size-complex="12pt" style:font-weight-complex="normal"/>
    </style:style>
    <style:style style:name="P307" style:family="paragraph" style:parent-style-name="Preformatted_20_Text">
      <style:text-properties fo:color="#c9211e" loext:opacity="100%" fo:font-size="12pt" fo:font-weight="normal" officeooo:rsid="0162b217" officeooo:paragraph-rsid="0162b217" style:font-size-asian="12pt" style:font-weight-asian="normal" style:font-size-complex="12pt" style:font-weight-complex="normal"/>
    </style:style>
    <style:style style:name="P308" style:family="paragraph" style:parent-style-name="Preformatted_20_Text">
      <style:text-properties fo:color="#c9211e" loext:opacity="100%" officeooo:paragraph-rsid="003feae4"/>
    </style:style>
    <style:style style:name="P309" style:family="paragraph" style:parent-style-name="Preformatted_20_Text">
      <style:text-properties fo:color="#c9211e" loext:opacity="100%" officeooo:paragraph-rsid="01680eeb"/>
    </style:style>
    <style:style style:name="P310" style:family="paragraph" style:parent-style-name="Standard">
      <style:text-properties fo:color="#c9211e" loext:opacity="100%" style:font-name="Liberation Mono" officeooo:rsid="001a292c" officeooo:paragraph-rsid="0119f769"/>
    </style:style>
    <style:style style:name="P311" style:family="paragraph" style:parent-style-name="Standard">
      <style:text-properties fo:color="#c9211e" loext:opacity="100%" style:font-name="Liberation Mono" officeooo:rsid="001b7e35" officeooo:paragraph-rsid="0119f769"/>
    </style:style>
    <style:style style:name="P312" style:family="paragraph" style:parent-style-name="Standard">
      <style:text-properties fo:color="#c9211e" loext:opacity="100%" style:font-name="Liberation Mono" officeooo:rsid="0022ed79" officeooo:paragraph-rsid="0119f769"/>
    </style:style>
    <style:style style:name="P313" style:family="paragraph" style:parent-style-name="Standard">
      <style:text-properties fo:color="#c9211e" loext:opacity="100%" style:font-name="Liberation Mono" officeooo:rsid="000cfae0" officeooo:paragraph-rsid="011ccb47"/>
    </style:style>
    <style:style style:name="P314" style:family="paragraph" style:parent-style-name="Standard">
      <style:text-properties fo:color="#c9211e" loext:opacity="100%" style:font-name="Liberation Mono" officeooo:rsid="0039cff1" officeooo:paragraph-rsid="011ccb47"/>
    </style:style>
    <style:style style:name="P315" style:family="paragraph" style:parent-style-name="Preformatted_20_Text">
      <style:text-properties fo:color="#2a6099" loext:opacity="100%" fo:font-size="12pt" style:font-size-asian="12pt" style:font-size-complex="12pt"/>
    </style:style>
    <style:style style:name="P316" style:family="paragraph" style:parent-style-name="Preformatted_20_Text">
      <style:text-properties fo:color="#2a6099" loext:opacity="100%" fo:font-size="12pt" officeooo:paragraph-rsid="005ede90" style:font-size-asian="12pt" style:font-size-complex="12pt"/>
    </style:style>
    <style:style style:name="P317" style:family="paragraph" style:parent-style-name="Preformatted_20_Text">
      <style:text-properties fo:color="#2a6099" loext:opacity="100%" fo:font-size="12pt" officeooo:rsid="005ede90" officeooo:paragraph-rsid="005ede90" style:font-size-asian="12pt" style:font-size-complex="12pt"/>
    </style:style>
    <style:style style:name="P318" style:family="paragraph" style:parent-style-name="Preformatted_20_Text">
      <style:text-properties fo:color="#2a6099" loext:opacity="100%" fo:font-size="12pt" officeooo:rsid="00699ba2" officeooo:paragraph-rsid="00699ba2" style:font-size-asian="12pt" style:font-size-complex="12pt"/>
    </style:style>
    <style:style style:name="P319" style:family="paragraph" style:parent-style-name="Preformatted_20_Text">
      <style:text-properties fo:color="#2a6099" loext:opacity="100%" fo:font-size="12pt" officeooo:rsid="006afdc5" officeooo:paragraph-rsid="006afdc5" style:font-size-asian="12pt" style:font-size-complex="12pt"/>
    </style:style>
    <style:style style:name="P320" style:family="paragraph" style:parent-style-name="Preformatted_20_Text">
      <style:text-properties fo:color="#2a6099" loext:opacity="100%" fo:font-size="12pt" officeooo:rsid="00915a36" officeooo:paragraph-rsid="00915a36" style:font-size-asian="12pt" style:font-size-complex="12pt"/>
    </style:style>
    <style:style style:name="P321" style:family="paragraph" style:parent-style-name="Preformatted_20_Text">
      <style:text-properties fo:color="#2a6099" loext:opacity="100%" fo:font-size="12pt" officeooo:rsid="014923ce" officeooo:paragraph-rsid="014923ce" style:font-size-asian="12pt" style:font-size-complex="12pt"/>
    </style:style>
    <style:style style:name="P322" style:family="paragraph" style:parent-style-name="Preformatted_20_Text">
      <style:text-properties fo:color="#00a933" loext:opacity="100%" fo:font-size="12pt" style:font-size-asian="12pt" style:font-size-complex="12pt"/>
    </style:style>
    <style:style style:name="P323" style:family="paragraph" style:parent-style-name="Preformatted_20_Text">
      <style:text-properties fo:color="#00a933" loext:opacity="100%" fo:font-size="12pt" officeooo:rsid="00160ef5" officeooo:paragraph-rsid="007ca839" style:font-size-asian="12pt" style:font-size-complex="12pt"/>
    </style:style>
    <style:style style:name="P324" style:family="paragraph" style:parent-style-name="Preformatted_20_Text">
      <style:text-properties fo:color="#00a933" loext:opacity="100%" fo:font-size="12pt" officeooo:rsid="007ca839" officeooo:paragraph-rsid="00a67b84" style:font-size-asian="12pt" style:font-size-complex="12pt"/>
    </style:style>
    <style:style style:name="P325" style:family="paragraph" style:parent-style-name="Preformatted_20_Text">
      <style:text-properties fo:color="#00a933" loext:opacity="100%" fo:font-size="12pt" officeooo:rsid="007ca839" officeooo:paragraph-rsid="00a95f50" style:font-size-asian="12pt" style:font-size-complex="12pt"/>
    </style:style>
    <style:style style:name="P326" style:family="paragraph" style:parent-style-name="Preformatted_20_Text">
      <style:text-properties fo:color="#00a933" loext:opacity="100%" fo:font-size="12pt" officeooo:rsid="0043c96d" officeooo:paragraph-rsid="00a67b84" style:font-size-asian="12pt" style:font-size-complex="12pt"/>
    </style:style>
    <style:style style:name="P327" style:family="paragraph" style:parent-style-name="Preformatted_20_Text">
      <style:text-properties fo:color="#00a933" loext:opacity="100%" fo:font-size="12pt" officeooo:paragraph-rsid="00a95f50" style:font-size-asian="12pt" style:font-size-complex="12pt"/>
    </style:style>
    <style:style style:name="P328" style:family="paragraph" style:parent-style-name="Preformatted_20_Text">
      <style:text-properties fo:color="#00a933" loext:opacity="100%" fo:font-size="12pt" officeooo:rsid="00118bab" officeooo:paragraph-rsid="00b98414" style:font-size-asian="12pt" style:font-size-complex="12pt"/>
    </style:style>
    <style:style style:name="P329" style:family="paragraph" style:parent-style-name="Preformatted_20_Text">
      <style:text-properties fo:color="#00a933" loext:opacity="100%" fo:font-size="12pt" officeooo:rsid="00646415" officeooo:paragraph-rsid="00b59ccc" style:font-size-asian="12pt" style:font-size-complex="12pt"/>
    </style:style>
    <style:style style:name="P330" style:family="paragraph" style:parent-style-name="Preformatted_20_Text">
      <style:text-properties fo:color="#00a933" loext:opacity="100%" fo:font-size="12pt" officeooo:rsid="0070c94d" officeooo:paragraph-rsid="00b98414" style:font-size-asian="12pt" style:font-size-complex="12pt"/>
    </style:style>
    <style:style style:name="P331" style:family="paragraph" style:parent-style-name="Preformatted_20_Text">
      <style:text-properties fo:color="#00a933" loext:opacity="100%" fo:font-size="12pt" officeooo:paragraph-rsid="00b98414" style:font-size-asian="12pt" style:font-size-complex="12pt"/>
    </style:style>
    <style:style style:name="P332" style:family="paragraph" style:parent-style-name="Preformatted_20_Text">
      <style:text-properties fo:color="#00a933" loext:opacity="100%" fo:font-size="12pt" officeooo:rsid="00b98414" officeooo:paragraph-rsid="00b98414" style:font-size-asian="12pt" style:font-size-complex="12pt"/>
    </style:style>
    <style:style style:name="P333" style:family="paragraph" style:parent-style-name="Preformatted_20_Text">
      <style:text-properties fo:color="#00a933" loext:opacity="100%" fo:font-size="12pt" officeooo:paragraph-rsid="00c51d1e" style:font-size-asian="12pt" style:font-size-complex="12pt"/>
    </style:style>
    <style:style style:name="P334" style:family="paragraph" style:parent-style-name="Preformatted_20_Text">
      <style:text-properties fo:color="#00a933" loext:opacity="100%" fo:font-size="12pt" officeooo:rsid="00b5dd9b" officeooo:paragraph-rsid="00c7bf10" style:font-size-asian="12pt" style:font-size-complex="12pt"/>
    </style:style>
    <style:style style:name="P335" style:family="paragraph" style:parent-style-name="Preformatted_20_Text">
      <style:text-properties fo:color="#00a933" loext:opacity="100%" fo:font-size="12pt" officeooo:paragraph-rsid="00c7bf10" style:font-size-asian="12pt" style:font-size-complex="12pt"/>
    </style:style>
    <style:style style:name="P336" style:family="paragraph" style:parent-style-name="Preformatted_20_Text">
      <style:text-properties fo:color="#00a933" loext:opacity="100%" fo:font-size="12pt" officeooo:paragraph-rsid="00e0c536" style:font-size-asian="12pt" style:font-size-complex="12pt"/>
    </style:style>
    <style:style style:name="P337" style:family="paragraph" style:parent-style-name="Preformatted_20_Text">
      <style:text-properties fo:color="#00a933" loext:opacity="100%" fo:font-size="12pt" officeooo:rsid="0090353a" officeooo:paragraph-rsid="011aef95" style:font-size-asian="12pt" style:font-size-complex="12pt"/>
    </style:style>
    <style:style style:name="P338" style:family="paragraph" style:parent-style-name="Preformatted_20_Text">
      <style:text-properties fo:color="#00a933" loext:opacity="100%" fo:font-size="12pt" fo:font-weight="normal" officeooo:rsid="007b0d44" officeooo:paragraph-rsid="00a95f50" style:font-size-asian="12pt" style:font-weight-asian="normal" style:font-size-complex="12pt" style:font-weight-complex="normal"/>
    </style:style>
    <style:style style:name="P339" style:family="paragraph" style:parent-style-name="Preformatted_20_Text">
      <style:text-properties fo:color="#00a933" loext:opacity="100%" fo:font-size="12pt" fo:font-weight="normal" officeooo:rsid="00aa5eb6" officeooo:paragraph-rsid="00aa5eb6" style:font-size-asian="12pt" style:font-weight-asian="normal" style:font-size-complex="12pt" style:font-weight-complex="normal"/>
    </style:style>
    <style:style style:name="P340" style:family="paragraph" style:parent-style-name="Preformatted_20_Text">
      <style:text-properties fo:color="#00a933" loext:opacity="100%" fo:font-size="12pt" fo:font-weight="normal" officeooo:rsid="00b59ccc" officeooo:paragraph-rsid="00b59ccc" style:font-size-asian="12pt" style:font-weight-asian="normal" style:font-size-complex="12pt" style:font-weight-complex="normal"/>
    </style:style>
    <style:style style:name="P341" style:family="paragraph" style:parent-style-name="Preformatted_20_Text">
      <style:text-properties fo:color="#00a933" loext:opacity="100%" fo:font-size="12pt" fo:font-weight="normal" officeooo:paragraph-rsid="00b98414" style:font-size-asian="12pt" style:font-weight-asian="normal" style:font-size-complex="12pt" style:font-weight-complex="normal"/>
    </style:style>
    <style:style style:name="P342" style:family="paragraph" style:parent-style-name="Preformatted_20_Text">
      <style:text-properties fo:color="#00a933" loext:opacity="100%" fo:font-size="12pt" fo:font-weight="normal" officeooo:rsid="00c7bf10" officeooo:paragraph-rsid="00c7bf10" style:font-size-asian="12pt" style:font-weight-asian="normal" style:font-size-complex="12pt" style:font-weight-complex="normal"/>
    </style:style>
    <style:style style:name="P343" style:family="paragraph" style:parent-style-name="Preformatted_20_Text">
      <style:text-properties fo:color="#00a933" loext:opacity="100%" fo:font-size="12pt" fo:font-weight="normal" officeooo:rsid="00c7bf10" officeooo:paragraph-rsid="00c8660c" style:font-size-asian="12pt" style:font-weight-asian="normal" style:font-size-complex="12pt" style:font-weight-complex="normal"/>
    </style:style>
    <style:style style:name="P344" style:family="paragraph" style:parent-style-name="Preformatted_20_Text">
      <style:text-properties fo:color="#00a933" loext:opacity="100%" fo:font-size="12pt" fo:font-weight="normal" officeooo:rsid="00716aa0" officeooo:paragraph-rsid="01070f66" style:font-size-asian="12pt" style:font-weight-asian="normal" style:font-size-complex="12pt" style:font-weight-complex="normal"/>
    </style:style>
    <style:style style:name="P345" style:family="paragraph" style:parent-style-name="Preformatted_20_Text">
      <style:text-properties fo:color="#00a933" loext:opacity="100%" fo:font-size="12pt" fo:font-style="normal" fo:font-weight="bold" officeooo:rsid="00a9fb86" officeooo:paragraph-rsid="00a9fb86" style:font-size-asian="12pt" style:font-style-asian="normal" style:font-weight-asian="bold" style:font-size-complex="12pt" style:font-style-complex="normal" style:font-weight-complex="bold"/>
    </style:style>
    <style:style style:name="P346" style:family="paragraph" style:parent-style-name="Preformatted_20_Text">
      <style:text-properties fo:color="#00a933" loext:opacity="100%" fo:font-size="12pt" fo:font-weight="bold" officeooo:paragraph-rsid="00a95f50" style:font-size-asian="12pt" style:font-weight-asian="bold" style:font-size-complex="12pt" style:font-weight-complex="bold"/>
    </style:style>
    <style:style style:name="P347" style:family="paragraph" style:parent-style-name="Preformatted_20_Text">
      <style:text-properties fo:color="#00a933" loext:opacity="100%" fo:font-size="12pt" fo:font-weight="bold" officeooo:paragraph-rsid="007b0d44" style:font-size-asian="12pt" style:font-weight-asian="bold" style:font-size-complex="12pt" style:font-weight-complex="bold"/>
    </style:style>
    <style:style style:name="P348" style:family="paragraph" style:parent-style-name="Preformatted_20_Text">
      <style:text-properties fo:color="#00a933" loext:opacity="100%" fo:font-size="12pt" fo:font-weight="bold" officeooo:paragraph-rsid="00278da1" style:font-size-asian="12pt" style:font-weight-asian="bold" style:font-size-complex="12pt" style:font-weight-complex="bold"/>
    </style:style>
    <style:style style:name="P349" style:family="paragraph" style:parent-style-name="Preformatted_20_Text">
      <style:text-properties fo:color="#00a933" loext:opacity="100%" fo:font-size="12pt" fo:font-weight="bold" officeooo:paragraph-rsid="00c7bf10" style:font-size-asian="12pt" style:font-weight-asian="bold" style:font-size-complex="12pt" style:font-weight-complex="bold"/>
    </style:style>
    <style:style style:name="P350" style:family="paragraph" style:parent-style-name="Preformatted_20_Text">
      <style:text-properties fo:color="#00a933" loext:opacity="100%" fo:font-size="12pt" fo:font-weight="bold" officeooo:rsid="00c7bf10" officeooo:paragraph-rsid="00c8660c" style:font-size-asian="12pt" style:font-weight-asian="bold" style:font-size-complex="12pt" style:font-weight-complex="bold"/>
    </style:style>
    <style:style style:name="P351" style:family="paragraph" style:parent-style-name="Preformatted_20_Text">
      <style:text-properties fo:color="#00a933" loext:opacity="100%" fo:font-size="12pt" fo:font-weight="bold" officeooo:rsid="014be348" officeooo:paragraph-rsid="014be348" style:font-size-asian="12pt" style:font-weight-asian="bold" style:font-size-complex="12pt" style:font-weight-complex="bold"/>
    </style:style>
    <style:style style:name="P352" style:family="paragraph" style:parent-style-name="Standard">
      <style:text-properties fo:color="#00a933" loext:opacity="100%" style:font-name="Liberation Mono" officeooo:rsid="00119995" officeooo:paragraph-rsid="011aef95"/>
    </style:style>
    <style:style style:name="P353" style:family="paragraph" style:parent-style-name="Standard">
      <style:text-properties fo:color="#00a933" loext:opacity="100%" style:font-name="Liberation Mono" officeooo:rsid="0021108a" officeooo:paragraph-rsid="011b94da"/>
    </style:style>
    <style:style style:name="P354" style:family="paragraph" style:parent-style-name="Preformatted_20_Text">
      <style:text-properties fo:color="#000000" loext:opacity="100%" fo:font-size="12pt" style:font-size-asian="12pt" style:font-size-complex="12pt"/>
    </style:style>
    <style:style style:name="P355" style:family="paragraph" style:parent-style-name="Preformatted_20_Text">
      <style:text-properties fo:color="#000000" loext:opacity="100%" fo:font-size="12pt" officeooo:paragraph-rsid="00238a35" style:font-size-asian="12pt" style:font-size-complex="12pt"/>
    </style:style>
    <style:style style:name="P356" style:family="paragraph" style:parent-style-name="Preformatted_20_Text">
      <style:text-properties fo:color="#000000" loext:opacity="100%" fo:font-size="12pt" officeooo:rsid="00238a35" officeooo:paragraph-rsid="00238a35" style:font-size-asian="12pt" style:font-size-complex="12pt"/>
    </style:style>
    <style:style style:name="P357" style:family="paragraph" style:parent-style-name="Preformatted_20_Text">
      <style:text-properties fo:color="#000000" loext:opacity="100%" fo:font-size="12pt" officeooo:rsid="001bac3b" officeooo:paragraph-rsid="001bac3b" style:font-size-asian="12pt" style:font-size-complex="12pt"/>
    </style:style>
    <style:style style:name="P358" style:family="paragraph" style:parent-style-name="Preformatted_20_Text">
      <style:text-properties fo:color="#000000" loext:opacity="100%" fo:font-size="12pt" officeooo:rsid="0043e83a" officeooo:paragraph-rsid="0043e83a" style:font-size-asian="12pt" style:font-size-complex="12pt"/>
    </style:style>
    <style:style style:name="P359" style:family="paragraph" style:parent-style-name="Preformatted_20_Text">
      <style:text-properties fo:color="#000000" loext:opacity="100%" fo:font-size="12pt" officeooo:rsid="0044ac60" officeooo:paragraph-rsid="0044ac60" style:font-size-asian="12pt" style:font-size-complex="12pt"/>
    </style:style>
    <style:style style:name="P360" style:family="paragraph" style:parent-style-name="Preformatted_20_Text">
      <style:text-properties fo:color="#000000" loext:opacity="100%" fo:font-size="12pt" officeooo:paragraph-rsid="003671d6" style:font-size-asian="12pt" style:font-size-complex="12pt"/>
    </style:style>
    <style:style style:name="P361" style:family="paragraph" style:parent-style-name="Preformatted_20_Text">
      <style:text-properties fo:color="#000000" loext:opacity="100%" fo:font-size="12pt" officeooo:rsid="0047ec78" officeooo:paragraph-rsid="0047ec78" style:font-size-asian="12pt" style:font-size-complex="12pt"/>
    </style:style>
    <style:style style:name="P362" style:family="paragraph" style:parent-style-name="Preformatted_20_Text">
      <style:text-properties fo:color="#000000" loext:opacity="100%" fo:font-size="12pt" officeooo:rsid="00495ae2" officeooo:paragraph-rsid="00495ae2" style:font-size-asian="12pt" style:font-size-complex="12pt"/>
    </style:style>
    <style:style style:name="P363" style:family="paragraph" style:parent-style-name="Preformatted_20_Text">
      <style:text-properties fo:color="#000000" loext:opacity="100%" fo:font-size="12pt" officeooo:rsid="004bd1db" officeooo:paragraph-rsid="004bd1db" style:font-size-asian="12pt" style:font-size-complex="12pt"/>
    </style:style>
    <style:style style:name="P364" style:family="paragraph" style:parent-style-name="Preformatted_20_Text">
      <style:text-properties fo:color="#000000" loext:opacity="100%" fo:font-size="12pt" officeooo:rsid="00543ede" officeooo:paragraph-rsid="00543ede" style:font-size-asian="12pt" style:font-size-complex="12pt"/>
    </style:style>
    <style:style style:name="P365" style:family="paragraph" style:parent-style-name="Preformatted_20_Text">
      <style:text-properties fo:color="#000000" loext:opacity="100%" fo:font-size="12pt" officeooo:rsid="00559dd2" officeooo:paragraph-rsid="00559dd2" style:font-size-asian="12pt" style:font-size-complex="12pt"/>
    </style:style>
    <style:style style:name="P366" style:family="paragraph" style:parent-style-name="Preformatted_20_Text">
      <style:text-properties fo:color="#000000" loext:opacity="100%" fo:font-size="12pt" officeooo:rsid="005687d6" officeooo:paragraph-rsid="005687d6" style:font-size-asian="12pt" style:font-size-complex="12pt"/>
    </style:style>
    <style:style style:name="P367" style:family="paragraph" style:parent-style-name="Preformatted_20_Text">
      <style:text-properties fo:color="#000000" loext:opacity="100%" fo:font-size="12pt" officeooo:rsid="0057770e" officeooo:paragraph-rsid="0057770e" style:font-size-asian="12pt" style:font-size-complex="12pt"/>
    </style:style>
    <style:style style:name="P368" style:family="paragraph" style:parent-style-name="Preformatted_20_Text">
      <style:text-properties fo:color="#000000" loext:opacity="100%" fo:font-size="12pt" officeooo:rsid="0053386c" officeooo:paragraph-rsid="0053386c" style:font-size-asian="12pt" style:font-size-complex="12pt"/>
    </style:style>
    <style:style style:name="P369" style:family="paragraph" style:parent-style-name="Preformatted_20_Text">
      <style:text-properties fo:color="#000000" loext:opacity="100%" fo:font-size="12pt" officeooo:rsid="0053386c" officeooo:paragraph-rsid="0062fcf9" style:font-size-asian="12pt" style:font-size-complex="12pt"/>
    </style:style>
    <style:style style:name="P370" style:family="paragraph" style:parent-style-name="Preformatted_20_Text">
      <style:text-properties fo:color="#000000" loext:opacity="100%" fo:font-size="12pt" officeooo:rsid="0059bf14" officeooo:paragraph-rsid="0062fcf9" style:font-size-asian="12pt" style:font-size-complex="12pt"/>
    </style:style>
    <style:style style:name="P371" style:family="paragraph" style:parent-style-name="Preformatted_20_Text">
      <style:text-properties fo:color="#000000" loext:opacity="100%" fo:font-size="12pt" officeooo:rsid="005b4011" officeooo:paragraph-rsid="0062fcf9" style:font-size-asian="12pt" style:font-size-complex="12pt"/>
    </style:style>
    <style:style style:name="P372" style:family="paragraph" style:parent-style-name="Preformatted_20_Text">
      <style:text-properties fo:color="#000000" loext:opacity="100%" fo:font-size="12pt" officeooo:rsid="00767f14" officeooo:paragraph-rsid="00767f14" style:font-size-asian="12pt" style:font-size-complex="12pt"/>
    </style:style>
    <style:style style:name="P373" style:family="paragraph" style:parent-style-name="Preformatted_20_Text">
      <style:text-properties fo:color="#000000" loext:opacity="100%" fo:font-size="12pt" officeooo:rsid="007a4aaf" officeooo:paragraph-rsid="007a4aaf" style:font-size-asian="12pt" style:font-size-complex="12pt"/>
    </style:style>
    <style:style style:name="P374" style:family="paragraph" style:parent-style-name="Preformatted_20_Text">
      <style:text-properties fo:color="#000000" loext:opacity="100%" fo:font-size="12pt" officeooo:rsid="00160ef5" officeooo:paragraph-rsid="007ca839" style:font-size-asian="12pt" style:font-size-complex="12pt"/>
    </style:style>
    <style:style style:name="P375" style:family="paragraph" style:parent-style-name="Preformatted_20_Text">
      <style:text-properties fo:color="#000000" loext:opacity="100%" fo:font-size="12pt" officeooo:rsid="0070c94d" officeooo:paragraph-rsid="007ca839" style:font-size-asian="12pt" style:font-size-complex="12pt"/>
    </style:style>
    <style:style style:name="P376" style:family="paragraph" style:parent-style-name="Preformatted_20_Text">
      <style:text-properties fo:color="#000000" loext:opacity="100%" fo:font-size="12pt" officeooo:paragraph-rsid="007ca839" style:font-size-asian="12pt" style:font-size-complex="12pt"/>
    </style:style>
    <style:style style:name="P377" style:family="paragraph" style:parent-style-name="Preformatted_20_Text">
      <style:text-properties fo:color="#000000" loext:opacity="100%" fo:font-size="12pt" officeooo:rsid="007e3d11" officeooo:paragraph-rsid="007e3d11" style:font-size-asian="12pt" style:font-size-complex="12pt"/>
    </style:style>
    <style:style style:name="P378" style:family="paragraph" style:parent-style-name="Preformatted_20_Text">
      <style:text-properties fo:color="#000000" loext:opacity="100%" fo:font-size="12pt" officeooo:rsid="00809d05" officeooo:paragraph-rsid="00809d05" style:font-size-asian="12pt" style:font-size-complex="12pt"/>
    </style:style>
    <style:style style:name="P379" style:family="paragraph" style:parent-style-name="Preformatted_20_Text">
      <style:text-properties fo:color="#000000" loext:opacity="100%" fo:font-size="12pt" officeooo:rsid="0081a660" officeooo:paragraph-rsid="0081a660" style:font-size-asian="12pt" style:font-size-complex="12pt"/>
    </style:style>
    <style:style style:name="P380" style:family="paragraph" style:parent-style-name="Preformatted_20_Text">
      <style:text-properties fo:color="#000000" loext:opacity="100%" fo:font-size="12pt" officeooo:rsid="0082e7fb" officeooo:paragraph-rsid="0082e7fb" style:font-size-asian="12pt" style:font-size-complex="12pt"/>
    </style:style>
    <style:style style:name="P381" style:family="paragraph" style:parent-style-name="Preformatted_20_Text">
      <style:text-properties fo:color="#000000" loext:opacity="100%" fo:font-size="12pt" officeooo:rsid="008b2bad" officeooo:paragraph-rsid="008b2bad" style:font-size-asian="12pt" style:font-size-complex="12pt"/>
    </style:style>
    <style:style style:name="P382" style:family="paragraph" style:parent-style-name="Preformatted_20_Text">
      <style:text-properties fo:color="#000000" loext:opacity="100%" fo:font-size="12pt" officeooo:rsid="008b40cd" officeooo:paragraph-rsid="008b40cd" style:font-size-asian="12pt" style:font-size-complex="12pt"/>
    </style:style>
    <style:style style:name="P383" style:family="paragraph" style:parent-style-name="Preformatted_20_Text">
      <style:text-properties fo:color="#000000" loext:opacity="100%" fo:font-size="12pt" officeooo:rsid="00945ed2" officeooo:paragraph-rsid="00945ed2" style:font-size-asian="12pt" style:font-size-complex="12pt"/>
    </style:style>
    <style:style style:name="P384" style:family="paragraph" style:parent-style-name="Preformatted_20_Text">
      <style:text-properties fo:color="#000000" loext:opacity="100%" fo:font-size="12pt" officeooo:rsid="00986fbf" officeooo:paragraph-rsid="00986fbf" style:font-size-asian="12pt" style:font-size-complex="12pt"/>
    </style:style>
    <style:style style:name="P385" style:family="paragraph" style:parent-style-name="Preformatted_20_Text">
      <style:text-properties fo:color="#000000" loext:opacity="100%" fo:font-size="12pt" officeooo:rsid="00986fbf" officeooo:paragraph-rsid="009b8ac7" style:font-size-asian="12pt" style:font-size-complex="12pt"/>
    </style:style>
    <style:style style:name="P386" style:family="paragraph" style:parent-style-name="Preformatted_20_Text">
      <style:text-properties fo:color="#000000" loext:opacity="100%" fo:font-size="12pt" officeooo:rsid="009949ca" officeooo:paragraph-rsid="009949ca" style:font-size-asian="12pt" style:font-size-complex="12pt"/>
    </style:style>
    <style:style style:name="P387" style:family="paragraph" style:parent-style-name="Preformatted_20_Text">
      <style:text-properties fo:color="#000000" loext:opacity="100%" fo:font-size="12pt" officeooo:rsid="009949ca" officeooo:paragraph-rsid="009b8ac7" style:font-size-asian="12pt" style:font-size-complex="12pt"/>
    </style:style>
    <style:style style:name="P388" style:family="paragraph" style:parent-style-name="Preformatted_20_Text">
      <style:text-properties fo:color="#000000" loext:opacity="100%" fo:font-size="12pt" officeooo:rsid="00a0e649" officeooo:paragraph-rsid="00a0e649" style:font-size-asian="12pt" style:font-size-complex="12pt"/>
    </style:style>
    <style:style style:name="P389" style:family="paragraph" style:parent-style-name="Preformatted_20_Text">
      <style:text-properties fo:color="#000000" loext:opacity="100%" fo:font-size="12pt" officeooo:rsid="00a21692" officeooo:paragraph-rsid="00a21692" style:font-size-asian="12pt" style:font-size-complex="12pt"/>
    </style:style>
    <style:style style:name="P390" style:family="paragraph" style:parent-style-name="Preformatted_20_Text">
      <style:text-properties fo:color="#000000" loext:opacity="100%" fo:font-size="12pt" officeooo:rsid="00a3dff8" officeooo:paragraph-rsid="00a3dff8" style:font-size-asian="12pt" style:font-size-complex="12pt"/>
    </style:style>
    <style:style style:name="P391" style:family="paragraph" style:parent-style-name="Preformatted_20_Text">
      <style:text-properties fo:color="#000000" loext:opacity="100%" fo:font-size="12pt" officeooo:rsid="00a4691d" officeooo:paragraph-rsid="00a4691d" style:font-size-asian="12pt" style:font-size-complex="12pt"/>
    </style:style>
    <style:style style:name="P392" style:family="paragraph" style:parent-style-name="Preformatted_20_Text">
      <style:text-properties fo:color="#000000" loext:opacity="100%" fo:font-size="12pt" officeooo:rsid="00a67b84" officeooo:paragraph-rsid="00a67b84" style:font-size-asian="12pt" style:font-size-complex="12pt"/>
    </style:style>
    <style:style style:name="P393" style:family="paragraph" style:parent-style-name="Preformatted_20_Text">
      <style:text-properties fo:color="#000000" loext:opacity="100%" fo:font-size="12pt" officeooo:rsid="0043c96d" officeooo:paragraph-rsid="00a67b84" style:font-size-asian="12pt" style:font-size-complex="12pt"/>
    </style:style>
    <style:style style:name="P394" style:family="paragraph" style:parent-style-name="Preformatted_20_Text">
      <style:text-properties fo:color="#000000" loext:opacity="100%" fo:font-size="12pt" officeooo:rsid="0044e903" officeooo:paragraph-rsid="00a67b84" style:font-size-asian="12pt" style:font-size-complex="12pt"/>
    </style:style>
    <style:style style:name="P395" style:family="paragraph" style:parent-style-name="Preformatted_20_Text">
      <style:text-properties fo:color="#000000" loext:opacity="100%" fo:font-size="12pt" officeooo:paragraph-rsid="00a95f50" style:font-size-asian="12pt" style:font-size-complex="12pt"/>
    </style:style>
    <style:style style:name="P396" style:family="paragraph" style:parent-style-name="Preformatted_20_Text">
      <style:text-properties fo:color="#000000" loext:opacity="100%" fo:font-size="12pt" officeooo:rsid="00a9fb86" officeooo:paragraph-rsid="00a9fb86" style:font-size-asian="12pt" style:font-size-complex="12pt"/>
    </style:style>
    <style:style style:name="P397" style:family="paragraph" style:parent-style-name="Preformatted_20_Text">
      <style:text-properties fo:color="#000000" loext:opacity="100%" fo:font-size="12pt" officeooo:rsid="00b9df16" officeooo:paragraph-rsid="00b9df16" style:font-size-asian="12pt" style:font-size-complex="12pt"/>
    </style:style>
    <style:style style:name="P398" style:family="paragraph" style:parent-style-name="Preformatted_20_Text">
      <style:text-properties fo:color="#000000" loext:opacity="100%" fo:font-size="12pt" officeooo:rsid="00bc0dbe" officeooo:paragraph-rsid="00bc0dbe" style:font-size-asian="12pt" style:font-size-complex="12pt"/>
    </style:style>
    <style:style style:name="P399" style:family="paragraph" style:parent-style-name="Preformatted_20_Text">
      <style:text-properties fo:color="#000000" loext:opacity="100%" fo:font-size="12pt" officeooo:rsid="00bd74cd" officeooo:paragraph-rsid="00bd74cd" style:font-size-asian="12pt" style:font-size-complex="12pt"/>
    </style:style>
    <style:style style:name="P400" style:family="paragraph" style:parent-style-name="Preformatted_20_Text">
      <style:text-properties fo:color="#000000" loext:opacity="100%" fo:font-size="12pt" officeooo:rsid="00be60bc" officeooo:paragraph-rsid="00be60bc" style:font-size-asian="12pt" style:font-size-complex="12pt"/>
    </style:style>
    <style:style style:name="P401" style:family="paragraph" style:parent-style-name="Preformatted_20_Text">
      <style:text-properties fo:color="#000000" loext:opacity="100%" fo:font-size="12pt" officeooo:rsid="00be60bc" officeooo:paragraph-rsid="00be6751" style:font-size-asian="12pt" style:font-size-complex="12pt"/>
    </style:style>
    <style:style style:name="P402" style:family="paragraph" style:parent-style-name="Preformatted_20_Text">
      <style:text-properties fo:color="#000000" loext:opacity="100%" fo:font-size="12pt" officeooo:rsid="00c09af8" officeooo:paragraph-rsid="00c09af8" style:font-size-asian="12pt" style:font-size-complex="12pt"/>
    </style:style>
    <style:style style:name="P403" style:family="paragraph" style:parent-style-name="Preformatted_20_Text">
      <style:text-properties fo:color="#000000" loext:opacity="100%" fo:font-size="12pt" officeooo:rsid="00cb5eca" officeooo:paragraph-rsid="00cb5eca" style:font-size-asian="12pt" style:font-size-complex="12pt"/>
    </style:style>
    <style:style style:name="P404" style:family="paragraph" style:parent-style-name="Preformatted_20_Text">
      <style:text-properties fo:color="#000000" loext:opacity="100%" fo:font-size="12pt" officeooo:rsid="00cd0c3d" officeooo:paragraph-rsid="00cd0c3d" style:font-size-asian="12pt" style:font-size-complex="12pt"/>
    </style:style>
    <style:style style:name="P405" style:family="paragraph" style:parent-style-name="Preformatted_20_Text">
      <style:text-properties fo:color="#000000" loext:opacity="100%" fo:font-size="12pt" officeooo:rsid="00d462c5" officeooo:paragraph-rsid="0044ac60" style:font-size-asian="12pt" style:font-size-complex="12pt"/>
    </style:style>
    <style:style style:name="P406" style:family="paragraph" style:parent-style-name="Preformatted_20_Text">
      <style:text-properties fo:color="#000000" loext:opacity="100%" fo:font-size="12pt" officeooo:rsid="00d462c5" officeooo:paragraph-rsid="00d462c5" style:font-size-asian="12pt" style:font-size-complex="12pt"/>
    </style:style>
    <style:style style:name="P407" style:family="paragraph" style:parent-style-name="Preformatted_20_Text">
      <style:text-properties fo:color="#000000" loext:opacity="100%" fo:font-size="12pt" officeooo:rsid="01041993" officeooo:paragraph-rsid="01041993" style:font-size-asian="12pt" style:font-size-complex="12pt"/>
    </style:style>
    <style:style style:name="P408" style:family="paragraph" style:parent-style-name="Preformatted_20_Text">
      <style:text-properties fo:color="#000000" loext:opacity="100%" fo:font-size="12pt" officeooo:rsid="00716aa0" officeooo:paragraph-rsid="00716aa0" style:font-size-asian="12pt" style:font-size-complex="12pt"/>
    </style:style>
    <style:style style:name="P409" style:family="paragraph" style:parent-style-name="Preformatted_20_Text">
      <style:text-properties fo:color="#000000" loext:opacity="100%" fo:font-size="12pt" officeooo:rsid="0110f1e2" officeooo:paragraph-rsid="0110f1e2" style:font-size-asian="12pt" style:font-size-complex="12pt"/>
    </style:style>
    <style:style style:name="P410" style:family="paragraph" style:parent-style-name="Preformatted_20_Text">
      <style:text-properties fo:color="#000000" loext:opacity="100%" fo:font-size="12pt" officeooo:rsid="0111c65a" officeooo:paragraph-rsid="0111c65a" style:font-size-asian="12pt" style:font-size-complex="12pt"/>
    </style:style>
    <style:style style:name="P411" style:family="paragraph" style:parent-style-name="Preformatted_20_Text">
      <style:text-properties fo:color="#000000" loext:opacity="100%" fo:font-size="12pt" officeooo:rsid="0117b447" officeooo:paragraph-rsid="0111c65a" style:font-size-asian="12pt" style:font-size-complex="12pt"/>
    </style:style>
    <style:style style:name="P412" style:family="paragraph" style:parent-style-name="Preformatted_20_Text">
      <style:text-properties fo:color="#000000" loext:opacity="100%" fo:font-size="12pt" officeooo:rsid="0117b447" officeooo:paragraph-rsid="0117b447" style:font-size-asian="12pt" style:font-size-complex="12pt"/>
    </style:style>
    <style:style style:name="P413" style:family="paragraph" style:parent-style-name="Preformatted_20_Text">
      <style:text-properties fo:color="#000000" loext:opacity="100%" fo:font-size="12pt" officeooo:rsid="0117b447" officeooo:paragraph-rsid="0117d22f" style:font-size-asian="12pt" style:font-size-complex="12pt"/>
    </style:style>
    <style:style style:name="P414" style:family="paragraph" style:parent-style-name="Preformatted_20_Text">
      <style:text-properties fo:color="#000000" loext:opacity="100%" fo:font-size="12pt" officeooo:rsid="0117d22f" officeooo:paragraph-rsid="0117d22f" style:font-size-asian="12pt" style:font-size-complex="12pt"/>
    </style:style>
    <style:style style:name="P415" style:family="paragraph" style:parent-style-name="Preformatted_20_Text">
      <style:text-properties fo:color="#000000" loext:opacity="100%" fo:font-size="12pt" officeooo:rsid="011aef95" officeooo:paragraph-rsid="011aef95" style:font-size-asian="12pt" style:font-size-complex="12pt"/>
    </style:style>
    <style:style style:name="P416" style:family="paragraph" style:parent-style-name="Preformatted_20_Text">
      <style:text-properties fo:color="#000000" loext:opacity="100%" fo:font-size="12pt" officeooo:rsid="011ebcf3" officeooo:paragraph-rsid="011ebcf3" style:font-size-asian="12pt" style:font-size-complex="12pt"/>
    </style:style>
    <style:style style:name="P417" style:family="paragraph" style:parent-style-name="Preformatted_20_Text">
      <style:text-properties fo:color="#000000" loext:opacity="100%" fo:font-size="12pt" officeooo:rsid="0120e1a4" officeooo:paragraph-rsid="0120e1a4" style:font-size-asian="12pt" style:font-size-complex="12pt"/>
    </style:style>
    <style:style style:name="P418" style:family="paragraph" style:parent-style-name="Preformatted_20_Text">
      <style:text-properties fo:color="#000000" loext:opacity="100%" fo:font-size="12pt" officeooo:rsid="01229dcd" officeooo:paragraph-rsid="01229dcd" style:font-size-asian="12pt" style:font-size-complex="12pt"/>
    </style:style>
    <style:style style:name="P419" style:family="paragraph" style:parent-style-name="Preformatted_20_Text">
      <style:text-properties fo:color="#000000" loext:opacity="100%" fo:font-size="12pt" officeooo:rsid="0122bc82" officeooo:paragraph-rsid="0122bc82" style:font-size-asian="12pt" style:font-size-complex="12pt"/>
    </style:style>
    <style:style style:name="P420" style:family="paragraph" style:parent-style-name="Preformatted_20_Text">
      <style:text-properties fo:color="#000000" loext:opacity="100%" fo:font-size="12pt" officeooo:rsid="0126b7c5" officeooo:paragraph-rsid="0126b7c5" style:font-size-asian="12pt" style:font-size-complex="12pt"/>
    </style:style>
    <style:style style:name="P421" style:family="paragraph" style:parent-style-name="Preformatted_20_Text">
      <style:text-properties fo:color="#000000" loext:opacity="100%" fo:font-size="12pt" officeooo:rsid="0126b94e" officeooo:paragraph-rsid="0126b94e" style:font-size-asian="12pt" style:font-size-complex="12pt"/>
    </style:style>
    <style:style style:name="P422" style:family="paragraph" style:parent-style-name="Preformatted_20_Text">
      <style:text-properties fo:color="#000000" loext:opacity="100%" fo:font-size="12pt" officeooo:rsid="01298854" officeooo:paragraph-rsid="01298854" style:font-size-asian="12pt" style:font-size-complex="12pt"/>
    </style:style>
    <style:style style:name="P423" style:family="paragraph" style:parent-style-name="Preformatted_20_Text">
      <style:text-properties fo:color="#000000" loext:opacity="100%" fo:font-size="12pt" officeooo:rsid="012a720e" officeooo:paragraph-rsid="012a720e" style:font-size-asian="12pt" style:font-size-complex="12pt"/>
    </style:style>
    <style:style style:name="P424" style:family="paragraph" style:parent-style-name="Preformatted_20_Text">
      <style:text-properties fo:color="#000000" loext:opacity="100%" fo:font-size="12pt" officeooo:rsid="012e4622" officeooo:paragraph-rsid="012e4622" style:font-size-asian="12pt" style:font-size-complex="12pt"/>
    </style:style>
    <style:style style:name="P425" style:family="paragraph" style:parent-style-name="Preformatted_20_Text">
      <style:text-properties fo:color="#000000" loext:opacity="100%" fo:font-size="12pt" officeooo:rsid="01302bb9" officeooo:paragraph-rsid="01302bb9" style:font-size-asian="12pt" style:font-size-complex="12pt"/>
    </style:style>
    <style:style style:name="P426" style:family="paragraph" style:parent-style-name="Preformatted_20_Text">
      <style:text-properties fo:color="#000000" loext:opacity="100%" fo:font-size="12pt" officeooo:rsid="0157146c" officeooo:paragraph-rsid="01557a79" style:font-size-asian="12pt" style:font-size-complex="12pt"/>
    </style:style>
    <style:style style:name="P427" style:family="paragraph" style:parent-style-name="Preformatted_20_Text">
      <style:text-properties fo:color="#000000" loext:opacity="100%" fo:font-size="12pt" fo:font-weight="bold" officeooo:rsid="0043e83a" officeooo:paragraph-rsid="0043e83a" style:font-size-asian="12pt" style:font-weight-asian="bold" style:font-size-complex="12pt" style:font-weight-complex="bold"/>
    </style:style>
    <style:style style:name="P428" style:family="paragraph" style:parent-style-name="Preformatted_20_Text">
      <style:text-properties fo:color="#000000" loext:opacity="100%" fo:font-size="12pt" fo:font-weight="bold" officeooo:rsid="0044ac60" officeooo:paragraph-rsid="0044ac60" style:font-size-asian="12pt" style:font-weight-asian="bold" style:font-size-complex="12pt" style:font-weight-complex="bold"/>
    </style:style>
    <style:style style:name="P429" style:family="paragraph" style:parent-style-name="Preformatted_20_Text">
      <style:text-properties fo:color="#000000" loext:opacity="100%" fo:font-size="12pt" fo:font-weight="bold" officeooo:rsid="00495ae2" officeooo:paragraph-rsid="00495ae2" style:font-size-asian="12pt" style:font-weight-asian="bold" style:font-size-complex="12pt" style:font-weight-complex="bold"/>
    </style:style>
    <style:style style:name="P430" style:family="paragraph" style:parent-style-name="Preformatted_20_Text">
      <style:text-properties fo:color="#000000" loext:opacity="100%" fo:font-size="12pt" fo:font-weight="bold" officeooo:rsid="004bd1db" officeooo:paragraph-rsid="004bd1db" style:font-size-asian="12pt" style:font-weight-asian="bold" style:font-size-complex="12pt" style:font-weight-complex="bold"/>
    </style:style>
    <style:style style:name="P431" style:family="paragraph" style:parent-style-name="Preformatted_20_Text">
      <style:text-properties fo:color="#000000" loext:opacity="100%" fo:font-size="12pt" fo:font-weight="bold" officeooo:rsid="004c8ec9" officeooo:paragraph-rsid="004c8ec9" style:font-size-asian="12pt" style:font-weight-asian="bold" style:font-size-complex="12pt" style:font-weight-complex="bold"/>
    </style:style>
    <style:style style:name="P432" style:family="paragraph" style:parent-style-name="Preformatted_20_Text">
      <style:text-properties fo:color="#000000" loext:opacity="100%" fo:font-size="12pt" fo:font-weight="bold" officeooo:rsid="0053386c" officeooo:paragraph-rsid="0053386c" style:font-size-asian="12pt" style:font-weight-asian="bold" style:font-size-complex="12pt" style:font-weight-complex="bold"/>
    </style:style>
    <style:style style:name="P433" style:family="paragraph" style:parent-style-name="Preformatted_20_Text">
      <style:text-properties fo:color="#000000" loext:opacity="100%" fo:font-size="12pt" fo:font-weight="bold" officeooo:rsid="00543ede" officeooo:paragraph-rsid="00543ede" style:font-size-asian="12pt" style:font-weight-asian="bold" style:font-size-complex="12pt" style:font-weight-complex="bold"/>
    </style:style>
    <style:style style:name="P434" style:family="paragraph" style:parent-style-name="Preformatted_20_Text">
      <style:text-properties fo:color="#000000" loext:opacity="100%" fo:font-size="12pt" fo:font-weight="bold" officeooo:rsid="0057770e" officeooo:paragraph-rsid="0057770e" style:font-size-asian="12pt" style:font-weight-asian="bold" style:font-size-complex="12pt" style:font-weight-complex="bold"/>
    </style:style>
    <style:style style:name="P435" style:family="paragraph" style:parent-style-name="Preformatted_20_Text">
      <style:text-properties fo:color="#000000" loext:opacity="100%" fo:font-size="12pt" fo:font-weight="bold" officeooo:rsid="0059bf14" officeooo:paragraph-rsid="0062fcf9" style:font-size-asian="12pt" style:font-weight-asian="bold" style:font-size-complex="12pt" style:font-weight-complex="bold"/>
    </style:style>
    <style:style style:name="P436" style:family="paragraph" style:parent-style-name="Preformatted_20_Text">
      <style:text-properties fo:color="#000000" loext:opacity="100%" fo:font-size="12pt" fo:font-weight="bold" officeooo:rsid="00160ef5" officeooo:paragraph-rsid="007ca839" style:font-size-asian="12pt" style:font-weight-asian="bold" style:font-size-complex="12pt" style:font-weight-complex="bold"/>
    </style:style>
    <style:style style:name="P437" style:family="paragraph" style:parent-style-name="Preformatted_20_Text">
      <style:text-properties fo:color="#000000" loext:opacity="100%" fo:font-size="12pt" fo:font-weight="bold" officeooo:rsid="0070c94d" officeooo:paragraph-rsid="007ca839" style:font-size-asian="12pt" style:font-weight-asian="bold" style:font-size-complex="12pt" style:font-weight-complex="bold"/>
    </style:style>
    <style:style style:name="P438" style:family="paragraph" style:parent-style-name="Preformatted_20_Text">
      <style:text-properties fo:color="#000000" loext:opacity="100%" fo:font-size="12pt" fo:font-weight="bold" officeooo:paragraph-rsid="007b0d44" style:font-size-asian="12pt" style:font-weight-asian="bold" style:font-size-complex="12pt" style:font-weight-complex="bold"/>
    </style:style>
    <style:style style:name="P439" style:family="paragraph" style:parent-style-name="Preformatted_20_Text">
      <style:text-properties fo:color="#000000" loext:opacity="100%" fo:font-size="12pt" fo:font-weight="bold" officeooo:rsid="00945ed2" officeooo:paragraph-rsid="00945ed2" style:font-size-asian="12pt" style:font-weight-asian="bold" style:font-size-complex="12pt" style:font-weight-complex="bold"/>
    </style:style>
    <style:style style:name="P440" style:family="paragraph" style:parent-style-name="Preformatted_20_Text">
      <style:text-properties fo:color="#000000" loext:opacity="100%" fo:font-size="12pt" fo:font-weight="bold" officeooo:rsid="008b2bad" officeooo:paragraph-rsid="008b2bad" style:font-size-asian="12pt" style:font-weight-asian="bold" style:font-size-complex="12pt" style:font-weight-complex="bold"/>
    </style:style>
    <style:style style:name="P441" style:family="paragraph" style:parent-style-name="Preformatted_20_Text">
      <style:text-properties fo:color="#000000" loext:opacity="100%" fo:font-size="12pt" fo:font-weight="bold" officeooo:rsid="00767f14" officeooo:paragraph-rsid="00767f14" style:font-size-asian="12pt" style:font-weight-asian="bold" style:font-size-complex="12pt" style:font-weight-complex="bold"/>
    </style:style>
    <style:style style:name="P442" style:family="paragraph" style:parent-style-name="Preformatted_20_Text">
      <style:text-properties fo:color="#000000" loext:opacity="100%" fo:font-size="12pt" fo:font-weight="bold" officeooo:rsid="0078e34c" officeooo:paragraph-rsid="0078e34c" style:font-size-asian="12pt" style:font-weight-asian="bold" style:font-size-complex="12pt" style:font-weight-complex="bold"/>
    </style:style>
    <style:style style:name="P443" style:family="paragraph" style:parent-style-name="Preformatted_20_Text">
      <style:text-properties fo:color="#000000" loext:opacity="100%" fo:font-size="12pt" fo:font-weight="bold" officeooo:rsid="0095b46d" officeooo:paragraph-rsid="0095b46d" style:font-size-asian="12pt" style:font-weight-asian="bold" style:font-size-complex="12pt" style:font-weight-complex="bold"/>
    </style:style>
    <style:style style:name="P444" style:family="paragraph" style:parent-style-name="Preformatted_20_Text">
      <style:text-properties fo:color="#000000" loext:opacity="100%" fo:font-size="12pt" fo:font-weight="bold" officeooo:rsid="0043c96d" officeooo:paragraph-rsid="00a67b84" style:font-size-asian="12pt" style:font-weight-asian="bold" style:font-size-complex="12pt" style:font-weight-complex="bold"/>
    </style:style>
    <style:style style:name="P445" style:family="paragraph" style:parent-style-name="Preformatted_20_Text">
      <style:text-properties fo:color="#000000" loext:opacity="100%" fo:font-size="12pt" fo:font-weight="bold" officeooo:rsid="00c09af8" officeooo:paragraph-rsid="00c09af8" style:font-size-asian="12pt" style:font-weight-asian="bold" style:font-size-complex="12pt" style:font-weight-complex="bold"/>
    </style:style>
    <style:style style:name="P446" style:family="paragraph" style:parent-style-name="Preformatted_20_Text">
      <style:text-properties fo:color="#000000" loext:opacity="100%" fo:font-size="12pt" fo:font-weight="bold" officeooo:rsid="00ba4b8e" officeooo:paragraph-rsid="00c7bf10" style:font-size-asian="12pt" style:font-weight-asian="bold" style:font-size-complex="12pt" style:font-weight-complex="bold"/>
    </style:style>
    <style:style style:name="P447" style:family="paragraph" style:parent-style-name="Preformatted_20_Text">
      <style:text-properties fo:color="#000000" loext:opacity="100%" fo:font-size="12pt" fo:font-weight="bold" officeooo:rsid="00b5dd9b" officeooo:paragraph-rsid="00c8660c" style:font-size-asian="12pt" style:font-weight-asian="bold" style:font-size-complex="12pt" style:font-weight-complex="bold"/>
    </style:style>
    <style:style style:name="P448" style:family="paragraph" style:parent-style-name="Preformatted_20_Text">
      <style:text-properties fo:color="#000000" loext:opacity="100%" fo:font-size="12pt" fo:font-weight="bold" officeooo:rsid="00cb5eca" officeooo:paragraph-rsid="00cb5eca" style:font-size-asian="12pt" style:font-weight-asian="bold" style:font-size-complex="12pt" style:font-weight-complex="bold"/>
    </style:style>
    <style:style style:name="P449" style:family="paragraph" style:parent-style-name="Preformatted_20_Text">
      <style:text-properties fo:color="#000000" loext:opacity="100%" fo:font-size="12pt" fo:font-weight="bold" officeooo:rsid="00de3e3a" officeooo:paragraph-rsid="00de3e3a" style:font-size-asian="12pt" style:font-weight-asian="bold" style:font-size-complex="12pt" style:font-weight-complex="bold"/>
    </style:style>
    <style:style style:name="P450" style:family="paragraph" style:parent-style-name="Preformatted_20_Text">
      <style:text-properties fo:color="#000000" loext:opacity="100%" fo:font-size="12pt" fo:font-weight="bold" officeooo:rsid="00e0c536" officeooo:paragraph-rsid="00e0c536" style:font-size-asian="12pt" style:font-weight-asian="bold" style:font-size-complex="12pt" style:font-weight-complex="bold"/>
    </style:style>
    <style:style style:name="P451" style:family="paragraph" style:parent-style-name="Preformatted_20_Text">
      <style:text-properties fo:color="#000000" loext:opacity="100%" fo:font-size="12pt" fo:font-weight="bold" officeooo:rsid="00e1c655" officeooo:paragraph-rsid="00e1c655" style:font-size-asian="12pt" style:font-weight-asian="bold" style:font-size-complex="12pt" style:font-weight-complex="bold"/>
    </style:style>
    <style:style style:name="P452" style:family="paragraph" style:parent-style-name="Preformatted_20_Text">
      <style:text-properties fo:color="#000000" loext:opacity="100%" fo:font-size="12pt" fo:font-weight="bold" officeooo:rsid="00e2ebf7" officeooo:paragraph-rsid="00e2ebf7" style:font-size-asian="12pt" style:font-weight-asian="bold" style:font-size-complex="12pt" style:font-weight-complex="bold"/>
    </style:style>
    <style:style style:name="P453" style:family="paragraph" style:parent-style-name="Preformatted_20_Text">
      <style:text-properties fo:color="#000000" loext:opacity="100%" fo:font-size="12pt" fo:font-weight="bold" officeooo:rsid="00e37bef" officeooo:paragraph-rsid="00e37bef" style:font-size-asian="12pt" style:font-weight-asian="bold" style:font-size-complex="12pt" style:font-weight-complex="bold"/>
    </style:style>
    <style:style style:name="P454" style:family="paragraph" style:parent-style-name="Preformatted_20_Text">
      <style:text-properties fo:color="#000000" loext:opacity="100%" fo:font-size="12pt" fo:font-weight="bold" officeooo:rsid="00e6dc1b" officeooo:paragraph-rsid="00e6dc1b" style:font-size-asian="12pt" style:font-weight-asian="bold" style:font-size-complex="12pt" style:font-weight-complex="bold"/>
    </style:style>
    <style:style style:name="P455" style:family="paragraph" style:parent-style-name="Preformatted_20_Text">
      <style:text-properties fo:color="#000000" loext:opacity="100%" fo:font-size="12pt" fo:font-weight="bold" officeooo:rsid="00e84a4f" officeooo:paragraph-rsid="00e84a4f" style:font-size-asian="12pt" style:font-weight-asian="bold" style:font-size-complex="12pt" style:font-weight-complex="bold"/>
    </style:style>
    <style:style style:name="P456" style:family="paragraph" style:parent-style-name="Preformatted_20_Text">
      <style:text-properties fo:color="#000000" loext:opacity="100%" fo:font-size="12pt" fo:font-weight="bold" officeooo:rsid="00e96456" officeooo:paragraph-rsid="00e96456" style:font-size-asian="12pt" style:font-weight-asian="bold" style:font-size-complex="12pt" style:font-weight-complex="bold"/>
    </style:style>
    <style:style style:name="P457" style:family="paragraph" style:parent-style-name="Preformatted_20_Text">
      <style:text-properties fo:color="#000000" loext:opacity="100%" fo:font-size="12pt" fo:font-weight="bold" officeooo:rsid="00ead329" officeooo:paragraph-rsid="00ead329" style:font-size-asian="12pt" style:font-weight-asian="bold" style:font-size-complex="12pt" style:font-weight-complex="bold"/>
    </style:style>
    <style:style style:name="P458" style:family="paragraph" style:parent-style-name="Preformatted_20_Text">
      <style:text-properties fo:color="#000000" loext:opacity="100%" fo:font-size="12pt" fo:font-weight="bold" officeooo:rsid="00f353d9" officeooo:paragraph-rsid="00f353d9" style:font-size-asian="12pt" style:font-weight-asian="bold" style:font-size-complex="12pt" style:font-weight-complex="bold"/>
    </style:style>
    <style:style style:name="P459" style:family="paragraph" style:parent-style-name="Preformatted_20_Text">
      <style:text-properties fo:color="#000000" loext:opacity="100%" fo:font-size="12pt" fo:font-weight="bold" officeooo:rsid="00f6df14" officeooo:paragraph-rsid="00f6df14" style:font-size-asian="12pt" style:font-weight-asian="bold" style:font-size-complex="12pt" style:font-weight-complex="bold"/>
    </style:style>
    <style:style style:name="P460" style:family="paragraph" style:parent-style-name="Preformatted_20_Text">
      <style:text-properties fo:color="#000000" loext:opacity="100%" fo:font-size="12pt" fo:font-weight="bold" officeooo:rsid="01041993" officeooo:paragraph-rsid="01041993" style:font-size-asian="12pt" style:font-weight-asian="bold" style:font-size-complex="12pt" style:font-weight-complex="bold"/>
    </style:style>
    <style:style style:name="P461" style:family="paragraph" style:parent-style-name="Preformatted_20_Text">
      <style:text-properties fo:color="#000000" loext:opacity="100%" fo:font-size="12pt" fo:font-weight="bold" officeooo:rsid="010b24c4" officeooo:paragraph-rsid="010b24c4" style:font-size-asian="12pt" style:font-weight-asian="bold" style:font-size-complex="12pt" style:font-weight-complex="bold"/>
    </style:style>
    <style:style style:name="P462" style:family="paragraph" style:parent-style-name="Preformatted_20_Text">
      <style:text-properties fo:color="#000000" loext:opacity="100%" fo:font-size="12pt" fo:font-weight="bold" officeooo:rsid="0108e51e" officeooo:paragraph-rsid="0108e51e" style:font-size-asian="12pt" style:font-weight-asian="bold" style:font-size-complex="12pt" style:font-weight-complex="bold"/>
    </style:style>
    <style:style style:name="P463" style:family="paragraph" style:parent-style-name="Preformatted_20_Text">
      <style:text-properties fo:color="#000000" loext:opacity="100%" fo:font-size="12pt" fo:font-weight="bold" officeooo:rsid="0110f1e2" officeooo:paragraph-rsid="0110f1e2" style:font-size-asian="12pt" style:font-weight-asian="bold" style:font-size-complex="12pt" style:font-weight-complex="bold"/>
    </style:style>
    <style:style style:name="P464" style:family="paragraph" style:parent-style-name="Preformatted_20_Text">
      <style:text-properties fo:color="#000000" loext:opacity="100%" fo:font-size="12pt" fo:font-weight="bold" officeooo:rsid="0111c65a" officeooo:paragraph-rsid="0111c65a" style:font-size-asian="12pt" style:font-weight-asian="bold" style:font-size-complex="12pt" style:font-weight-complex="bold"/>
    </style:style>
    <style:style style:name="P465" style:family="paragraph" style:parent-style-name="Preformatted_20_Text">
      <style:text-properties fo:color="#000000" loext:opacity="100%" fo:font-size="12pt" fo:font-weight="bold" officeooo:rsid="0117d22f" officeooo:paragraph-rsid="0117d22f" style:font-size-asian="12pt" style:font-weight-asian="bold" style:font-size-complex="12pt" style:font-weight-complex="bold"/>
    </style:style>
    <style:style style:name="P466" style:family="paragraph" style:parent-style-name="Preformatted_20_Text">
      <style:text-properties fo:color="#000000" loext:opacity="100%" fo:font-size="12pt" fo:font-weight="bold" officeooo:rsid="0117b447" officeooo:paragraph-rsid="0117b447" style:font-size-asian="12pt" style:font-weight-asian="bold" style:font-size-complex="12pt" style:font-weight-complex="bold"/>
    </style:style>
    <style:style style:name="P467" style:family="paragraph" style:parent-style-name="Preformatted_20_Text">
      <style:text-properties fo:color="#000000" loext:opacity="100%" fo:font-size="12pt" fo:font-weight="bold" officeooo:rsid="0117b447" officeooo:paragraph-rsid="0117d22f" style:font-size-asian="12pt" style:font-weight-asian="bold" style:font-size-complex="12pt" style:font-weight-complex="bold"/>
    </style:style>
    <style:style style:name="P468" style:family="paragraph" style:parent-style-name="Preformatted_20_Text">
      <style:text-properties fo:color="#000000" loext:opacity="100%" fo:font-size="12pt" fo:font-weight="bold" officeooo:rsid="011ccb47" officeooo:paragraph-rsid="011ccb47" style:font-size-asian="12pt" style:font-weight-asian="bold" style:font-size-complex="12pt" style:font-weight-complex="bold"/>
    </style:style>
    <style:style style:name="P469" style:family="paragraph" style:parent-style-name="Preformatted_20_Text">
      <style:text-properties fo:color="#000000" loext:opacity="100%" fo:font-size="12pt" fo:font-weight="bold" officeooo:rsid="011ebcf3" officeooo:paragraph-rsid="011ebcf3" style:font-size-asian="12pt" style:font-weight-asian="bold" style:font-size-complex="12pt" style:font-weight-complex="bold"/>
    </style:style>
    <style:style style:name="P470" style:family="paragraph" style:parent-style-name="Preformatted_20_Text">
      <style:text-properties fo:color="#000000" loext:opacity="100%" fo:font-size="12pt" fo:font-weight="bold" officeooo:rsid="0120e1a4" officeooo:paragraph-rsid="0120e1a4" style:font-size-asian="12pt" style:font-weight-asian="bold" style:font-size-complex="12pt" style:font-weight-complex="bold"/>
    </style:style>
    <style:style style:name="P471" style:family="paragraph" style:parent-style-name="Preformatted_20_Text">
      <style:text-properties fo:color="#000000" loext:opacity="100%" fo:font-size="12pt" fo:font-weight="bold" officeooo:rsid="01229dcd" officeooo:paragraph-rsid="01229dcd" style:font-size-asian="12pt" style:font-weight-asian="bold" style:font-size-complex="12pt" style:font-weight-complex="bold"/>
    </style:style>
    <style:style style:name="P472" style:family="paragraph" style:parent-style-name="Preformatted_20_Text">
      <style:text-properties fo:color="#000000" loext:opacity="100%" fo:font-size="12pt" fo:font-weight="bold" officeooo:rsid="0126b7c5" officeooo:paragraph-rsid="0126b7c5" style:font-size-asian="12pt" style:font-weight-asian="bold" style:font-size-complex="12pt" style:font-weight-complex="bold"/>
    </style:style>
    <style:style style:name="P473" style:family="paragraph" style:parent-style-name="Preformatted_20_Text">
      <style:text-properties fo:color="#000000" loext:opacity="100%" fo:font-size="12pt" fo:font-weight="bold" officeooo:rsid="01273a48" officeooo:paragraph-rsid="01273a48" style:font-size-asian="12pt" style:font-weight-asian="bold" style:font-size-complex="12pt" style:font-weight-complex="bold"/>
    </style:style>
    <style:style style:name="P474" style:family="paragraph" style:parent-style-name="Preformatted_20_Text">
      <style:text-properties fo:color="#000000" loext:opacity="100%" fo:font-size="12pt" fo:font-weight="bold" officeooo:rsid="01298854" officeooo:paragraph-rsid="01298854" style:font-size-asian="12pt" style:font-weight-asian="bold" style:font-size-complex="12pt" style:font-weight-complex="bold"/>
    </style:style>
    <style:style style:name="P475" style:family="paragraph" style:parent-style-name="Preformatted_20_Text">
      <style:text-properties fo:color="#000000" loext:opacity="100%" fo:font-size="12pt" fo:font-weight="bold" officeooo:rsid="012e4622" officeooo:paragraph-rsid="012e4622" style:font-size-asian="12pt" style:font-weight-asian="bold" style:font-size-complex="12pt" style:font-weight-complex="bold"/>
    </style:style>
    <style:style style:name="P476" style:family="paragraph" style:parent-style-name="Preformatted_20_Text">
      <style:text-properties fo:color="#000000" loext:opacity="100%" fo:font-size="12pt" fo:font-weight="bold" officeooo:rsid="01302bb9" officeooo:paragraph-rsid="01302bb9" style:font-size-asian="12pt" style:font-weight-asian="bold" style:font-size-complex="12pt" style:font-weight-complex="bold"/>
    </style:style>
    <style:style style:name="P477" style:family="paragraph" style:parent-style-name="Preformatted_20_Text">
      <style:text-properties fo:color="#000000" loext:opacity="100%" fo:font-size="12pt" fo:font-weight="bold" officeooo:rsid="01430070" officeooo:paragraph-rsid="01430070" style:font-size-asian="12pt" style:font-weight-asian="bold" style:font-size-complex="12pt" style:font-weight-complex="bold"/>
    </style:style>
    <style:style style:name="P478" style:family="paragraph" style:parent-style-name="Preformatted_20_Text">
      <style:text-properties fo:color="#000000" loext:opacity="100%" fo:font-size="12pt" fo:font-weight="bold" officeooo:rsid="01443203" officeooo:paragraph-rsid="01443203" style:font-size-asian="12pt" style:font-weight-asian="bold" style:font-size-complex="12pt" style:font-weight-complex="bold"/>
    </style:style>
    <style:style style:name="P479" style:family="paragraph" style:parent-style-name="Preformatted_20_Text">
      <style:text-properties fo:color="#000000" loext:opacity="100%" fo:font-size="12pt" fo:font-weight="bold" officeooo:rsid="00716aa0" officeooo:paragraph-rsid="00a95f50" style:font-size-asian="12pt" style:font-weight-asian="bold" style:font-size-complex="12pt" style:font-weight-complex="bold"/>
    </style:style>
    <style:style style:name="P480" style:family="paragraph" style:parent-style-name="Preformatted_20_Text">
      <style:text-properties fo:color="#000000" loext:opacity="100%" fo:font-size="12pt" fo:font-weight="bold" officeooo:rsid="0157146c" officeooo:paragraph-rsid="0157146c" style:font-size-asian="12pt" style:font-weight-asian="bold" style:font-size-complex="12pt" style:font-weight-complex="bold"/>
    </style:style>
    <style:style style:name="P481" style:family="paragraph" style:parent-style-name="Preformatted_20_Text">
      <style:text-properties fo:color="#000000" loext:opacity="100%" fo:font-size="12pt" fo:font-weight="normal" style:font-size-asian="12pt" style:font-weight-asian="normal" style:font-size-complex="12pt" style:font-weight-complex="normal"/>
    </style:style>
    <style:style style:name="P482" style:family="paragraph" style:parent-style-name="Preformatted_20_Text">
      <style:text-properties fo:color="#000000" loext:opacity="100%" fo:font-size="12pt" fo:font-weight="normal" officeooo:rsid="0016518b" officeooo:paragraph-rsid="007ca839" style:font-size-asian="12pt" style:font-weight-asian="normal" style:font-size-complex="12pt" style:font-weight-complex="normal"/>
    </style:style>
    <style:style style:name="P483" style:family="paragraph" style:parent-style-name="Preformatted_20_Text">
      <style:text-properties fo:color="#000000" loext:opacity="100%" fo:font-size="12pt" fo:font-weight="normal" officeooo:paragraph-rsid="0095b46d" style:font-size-asian="12pt" style:font-weight-asian="normal" style:font-size-complex="12pt" style:font-weight-complex="normal"/>
    </style:style>
    <style:style style:name="P484" style:family="paragraph" style:parent-style-name="Preformatted_20_Text">
      <style:text-properties fo:color="#000000" loext:opacity="100%" fo:font-size="12pt" fo:font-weight="normal" officeooo:rsid="008c4c2e" officeooo:paragraph-rsid="0095b46d" style:font-size-asian="12pt" style:font-weight-asian="normal" style:font-size-complex="12pt" style:font-weight-complex="normal"/>
    </style:style>
    <style:style style:name="P485" style:family="paragraph" style:parent-style-name="Preformatted_20_Text">
      <style:text-properties fo:color="#000000" loext:opacity="100%" fo:font-size="12pt" fo:font-weight="normal" officeooo:rsid="008c4c2e" officeooo:paragraph-rsid="008c4c2e" style:font-size-asian="12pt" style:font-weight-asian="normal" style:font-size-complex="12pt" style:font-weight-complex="normal"/>
    </style:style>
    <style:style style:name="P486" style:family="paragraph" style:parent-style-name="Preformatted_20_Text">
      <style:text-properties fo:color="#000000" loext:opacity="100%" fo:font-size="12pt" fo:font-weight="normal" officeooo:rsid="00a4691d" officeooo:paragraph-rsid="00a67b84" style:font-size-asian="12pt" style:font-weight-asian="normal" style:font-size-complex="12pt" style:font-weight-complex="normal"/>
    </style:style>
    <style:style style:name="P487" style:family="paragraph" style:parent-style-name="Preformatted_20_Text">
      <style:text-properties fo:color="#000000" loext:opacity="100%" fo:font-size="12pt" fo:font-weight="normal" officeooo:rsid="00a4691d" officeooo:paragraph-rsid="00a4691d" style:font-size-asian="12pt" style:font-weight-asian="normal" style:font-size-complex="12pt" style:font-weight-complex="normal"/>
    </style:style>
    <style:style style:name="P488" style:family="paragraph" style:parent-style-name="Preformatted_20_Text">
      <style:text-properties fo:color="#000000" loext:opacity="100%" fo:font-size="12pt" fo:font-weight="normal" officeooo:rsid="00a67b84" officeooo:paragraph-rsid="00a67b84" style:font-size-asian="12pt" style:font-weight-asian="normal" style:font-size-complex="12pt" style:font-weight-complex="normal"/>
    </style:style>
    <style:style style:name="P489" style:family="paragraph" style:parent-style-name="Preformatted_20_Text">
      <style:text-properties fo:color="#000000" loext:opacity="100%" fo:font-size="12pt" fo:font-weight="normal" officeooo:rsid="00a67b84" officeooo:paragraph-rsid="00a95f50" style:font-size-asian="12pt" style:font-weight-asian="normal" style:font-size-complex="12pt" style:font-weight-complex="normal"/>
    </style:style>
    <style:style style:name="P490" style:family="paragraph" style:parent-style-name="Preformatted_20_Text">
      <style:text-properties fo:color="#000000" loext:opacity="100%" fo:font-size="12pt" fo:font-weight="normal" officeooo:rsid="00a67b84" officeooo:paragraph-rsid="00a9fb86" style:font-size-asian="12pt" style:font-weight-asian="normal" style:font-size-complex="12pt" style:font-weight-complex="normal"/>
    </style:style>
    <style:style style:name="P491" style:family="paragraph" style:parent-style-name="Preformatted_20_Text">
      <style:text-properties fo:color="#000000" loext:opacity="100%" fo:font-size="12pt" fo:font-weight="normal" officeooo:rsid="007ca839" officeooo:paragraph-rsid="00a67b84" style:font-size-asian="12pt" style:font-weight-asian="normal" style:font-size-complex="12pt" style:font-weight-complex="normal"/>
    </style:style>
    <style:style style:name="P492" style:family="paragraph" style:parent-style-name="Preformatted_20_Text">
      <style:text-properties fo:color="#000000" loext:opacity="100%" fo:font-size="12pt" fo:font-weight="normal" officeooo:rsid="007ca839" officeooo:paragraph-rsid="00a95f50" style:font-size-asian="12pt" style:font-weight-asian="normal" style:font-size-complex="12pt" style:font-weight-complex="normal"/>
    </style:style>
    <style:style style:name="P493" style:family="paragraph" style:parent-style-name="Preformatted_20_Text">
      <style:text-properties fo:color="#000000" loext:opacity="100%" fo:font-size="12pt" fo:font-weight="normal" officeooo:rsid="007b0d44" officeooo:paragraph-rsid="00a67b84" style:font-size-asian="12pt" style:font-weight-asian="normal" style:font-size-complex="12pt" style:font-weight-complex="normal"/>
    </style:style>
    <style:style style:name="P494" style:family="paragraph" style:parent-style-name="Preformatted_20_Text">
      <style:text-properties fo:color="#000000" loext:opacity="100%" fo:font-size="12pt" fo:font-weight="normal" officeooo:rsid="00a7b3fb" officeooo:paragraph-rsid="00a7b3fb" style:font-size-asian="12pt" style:font-weight-asian="normal" style:font-size-complex="12pt" style:font-weight-complex="normal"/>
    </style:style>
    <style:style style:name="P495" style:family="paragraph" style:parent-style-name="Preformatted_20_Text">
      <style:text-properties fo:color="#000000" loext:opacity="100%" fo:font-size="12pt" fo:font-weight="normal" officeooo:rsid="00a95f50" officeooo:paragraph-rsid="00a95f50" style:font-size-asian="12pt" style:font-weight-asian="normal" style:font-size-complex="12pt" style:font-weight-complex="normal"/>
    </style:style>
    <style:style style:name="P496" style:family="paragraph" style:parent-style-name="Preformatted_20_Text">
      <style:text-properties fo:color="#000000" loext:opacity="100%" fo:font-size="12pt" fo:font-weight="normal" officeooo:rsid="00a9fb86" officeooo:paragraph-rsid="00a9fb86" style:font-size-asian="12pt" style:font-weight-asian="normal" style:font-size-complex="12pt" style:font-weight-complex="normal"/>
    </style:style>
    <style:style style:name="P497" style:family="paragraph" style:parent-style-name="Preformatted_20_Text">
      <style:text-properties fo:color="#000000" loext:opacity="100%" fo:font-size="12pt" fo:font-weight="normal" officeooo:rsid="00aa5eb6" officeooo:paragraph-rsid="00aa5eb6" style:font-size-asian="12pt" style:font-weight-asian="normal" style:font-size-complex="12pt" style:font-weight-complex="normal"/>
    </style:style>
    <style:style style:name="P498" style:family="paragraph" style:parent-style-name="Preformatted_20_Text">
      <style:text-properties fo:color="#000000" loext:opacity="100%" fo:font-size="12pt" fo:font-weight="normal" officeooo:rsid="00abd877" officeooo:paragraph-rsid="00abd877" style:font-size-asian="12pt" style:font-weight-asian="normal" style:font-size-complex="12pt" style:font-weight-complex="normal"/>
    </style:style>
    <style:style style:name="P499" style:family="paragraph" style:parent-style-name="Preformatted_20_Text">
      <style:text-properties fo:color="#000000" loext:opacity="100%" fo:font-size="12pt" fo:font-weight="normal" officeooo:rsid="00b33366" officeooo:paragraph-rsid="00b33366" style:font-size-asian="12pt" style:font-weight-asian="normal" style:font-size-complex="12pt" style:font-weight-complex="normal"/>
    </style:style>
    <style:style style:name="P500" style:family="paragraph" style:parent-style-name="Preformatted_20_Text">
      <style:text-properties fo:color="#000000" loext:opacity="100%" fo:font-size="12pt" fo:font-weight="normal" officeooo:rsid="00b59ccc" officeooo:paragraph-rsid="00b59ccc" style:font-size-asian="12pt" style:font-weight-asian="normal" style:font-size-complex="12pt" style:font-weight-complex="normal"/>
    </style:style>
    <style:style style:name="P501" style:family="paragraph" style:parent-style-name="Preformatted_20_Text">
      <style:text-properties fo:color="#000000" loext:opacity="100%" fo:font-size="12pt" fo:font-weight="normal" officeooo:paragraph-rsid="00c51d1e" style:font-size-asian="12pt" style:font-weight-asian="normal" style:font-size-complex="12pt" style:font-weight-complex="normal"/>
    </style:style>
    <style:style style:name="P502" style:family="paragraph" style:parent-style-name="Preformatted_20_Text">
      <style:text-properties fo:color="#000000" loext:opacity="100%" fo:font-size="12pt" fo:font-weight="normal" officeooo:rsid="00c7bf10" officeooo:paragraph-rsid="00c7bf10" style:font-size-asian="12pt" style:font-weight-asian="normal" style:font-size-complex="12pt" style:font-weight-complex="normal"/>
    </style:style>
    <style:style style:name="P503" style:family="paragraph" style:parent-style-name="Preformatted_20_Text">
      <style:text-properties fo:color="#000000" loext:opacity="100%" fo:font-size="12pt" fo:font-weight="normal" officeooo:rsid="00b5dd9b" officeooo:paragraph-rsid="00c7bf10" style:font-size-asian="12pt" style:font-weight-asian="normal" style:font-size-complex="12pt" style:font-weight-complex="normal"/>
    </style:style>
    <style:style style:name="P504" style:family="paragraph" style:parent-style-name="Preformatted_20_Text">
      <style:text-properties fo:color="#000000" loext:opacity="100%" fo:font-size="12pt" fo:font-weight="normal" officeooo:rsid="00ba4b8e" officeooo:paragraph-rsid="00c7bf10" style:font-size-asian="12pt" style:font-weight-asian="normal" style:font-size-complex="12pt" style:font-weight-complex="normal"/>
    </style:style>
    <style:style style:name="P505" style:family="paragraph" style:parent-style-name="Preformatted_20_Text">
      <style:text-properties fo:color="#000000" loext:opacity="100%" fo:font-size="12pt" fo:font-weight="normal" officeooo:paragraph-rsid="00c8660c" style:font-size-asian="12pt" style:font-weight-asian="normal" style:font-size-complex="12pt" style:font-weight-complex="normal"/>
    </style:style>
    <style:style style:name="P506" style:family="paragraph" style:parent-style-name="Preformatted_20_Text">
      <style:text-properties fo:color="#000000" loext:opacity="100%" fo:font-size="12pt" fo:font-weight="normal" officeooo:rsid="00de3e3a" officeooo:paragraph-rsid="00de3e3a" style:font-size-asian="12pt" style:font-weight-asian="normal" style:font-size-complex="12pt" style:font-weight-complex="normal"/>
    </style:style>
    <style:style style:name="P507" style:family="paragraph" style:parent-style-name="Preformatted_20_Text">
      <style:text-properties fo:color="#000000" loext:opacity="100%" fo:font-size="12pt" fo:font-weight="normal" officeooo:paragraph-rsid="00e0c536" style:font-size-asian="12pt" style:font-weight-asian="normal" style:font-size-complex="12pt" style:font-weight-complex="normal"/>
    </style:style>
    <style:style style:name="P508" style:family="paragraph" style:parent-style-name="Preformatted_20_Text">
      <style:text-properties fo:color="#000000" loext:opacity="100%" fo:font-size="12pt" fo:font-weight="normal" officeooo:rsid="00e0c536" officeooo:paragraph-rsid="00e0c536" style:font-size-asian="12pt" style:font-weight-asian="normal" style:font-size-complex="12pt" style:font-weight-complex="normal"/>
    </style:style>
    <style:style style:name="P509" style:family="paragraph" style:parent-style-name="Preformatted_20_Text">
      <style:text-properties fo:color="#000000" loext:opacity="100%" fo:font-size="12pt" fo:font-weight="normal" officeooo:rsid="00e1c655" officeooo:paragraph-rsid="00e1c655" style:font-size-asian="12pt" style:font-weight-asian="normal" style:font-size-complex="12pt" style:font-weight-complex="normal"/>
    </style:style>
    <style:style style:name="P510" style:family="paragraph" style:parent-style-name="Preformatted_20_Text">
      <style:text-properties fo:color="#000000" loext:opacity="100%" fo:font-size="12pt" fo:font-weight="normal" officeooo:paragraph-rsid="00e1c655" style:font-size-asian="12pt" style:font-weight-asian="normal" style:font-size-complex="12pt" style:font-weight-complex="normal"/>
    </style:style>
    <style:style style:name="P511" style:family="paragraph" style:parent-style-name="Preformatted_20_Text">
      <style:text-properties fo:color="#000000" loext:opacity="100%" fo:font-size="12pt" fo:font-weight="normal" officeooo:rsid="00e37bef" officeooo:paragraph-rsid="00e37bef" style:font-size-asian="12pt" style:font-weight-asian="normal" style:font-size-complex="12pt" style:font-weight-complex="normal"/>
    </style:style>
    <style:style style:name="P512" style:family="paragraph" style:parent-style-name="Preformatted_20_Text">
      <style:text-properties fo:color="#000000" loext:opacity="100%" fo:font-size="12pt" fo:font-weight="normal" officeooo:rsid="00e50237" officeooo:paragraph-rsid="00e50237" style:font-size-asian="12pt" style:font-weight-asian="normal" style:font-size-complex="12pt" style:font-weight-complex="normal"/>
    </style:style>
    <style:style style:name="P513" style:family="paragraph" style:parent-style-name="Preformatted_20_Text">
      <style:text-properties fo:color="#000000" loext:opacity="100%" fo:font-size="12pt" fo:font-weight="normal" officeooo:rsid="00e50237" officeooo:paragraph-rsid="00e8600b" style:font-size-asian="12pt" style:font-weight-asian="normal" style:font-size-complex="12pt" style:font-weight-complex="normal"/>
    </style:style>
    <style:style style:name="P514" style:family="paragraph" style:parent-style-name="Preformatted_20_Text">
      <style:text-properties fo:color="#000000" loext:opacity="100%" fo:font-size="12pt" fo:font-weight="normal" officeooo:rsid="00e84a4f" officeooo:paragraph-rsid="00e84a4f" style:font-size-asian="12pt" style:font-weight-asian="normal" style:font-size-complex="12pt" style:font-weight-complex="normal"/>
    </style:style>
    <style:style style:name="P515" style:family="paragraph" style:parent-style-name="Preformatted_20_Text">
      <style:text-properties fo:color="#000000" loext:opacity="100%" fo:font-size="12pt" fo:font-weight="normal" officeooo:rsid="00e96456" officeooo:paragraph-rsid="00e96456" style:font-size-asian="12pt" style:font-weight-asian="normal" style:font-size-complex="12pt" style:font-weight-complex="normal"/>
    </style:style>
    <style:style style:name="P516" style:family="paragraph" style:parent-style-name="Preformatted_20_Text">
      <style:text-properties fo:color="#000000" loext:opacity="100%" fo:font-size="12pt" fo:font-weight="normal" officeooo:rsid="00ebf3f3" officeooo:paragraph-rsid="00ebf3f3" style:font-size-asian="12pt" style:font-weight-asian="normal" style:font-size-complex="12pt" style:font-weight-complex="normal"/>
    </style:style>
    <style:style style:name="P517" style:family="paragraph" style:parent-style-name="Preformatted_20_Text">
      <style:text-properties fo:color="#000000" loext:opacity="100%" fo:font-size="12pt" fo:font-weight="normal" officeooo:rsid="00efce5d" officeooo:paragraph-rsid="00efce5d" style:font-size-asian="12pt" style:font-weight-asian="normal" style:font-size-complex="12pt" style:font-weight-complex="normal"/>
    </style:style>
    <style:style style:name="P518" style:family="paragraph" style:parent-style-name="Preformatted_20_Text">
      <style:text-properties fo:color="#000000" loext:opacity="100%" fo:font-size="12pt" fo:font-weight="normal" officeooo:rsid="00f353d9" officeooo:paragraph-rsid="00f353d9" style:font-size-asian="12pt" style:font-weight-asian="normal" style:font-size-complex="12pt" style:font-weight-complex="normal"/>
    </style:style>
    <style:style style:name="P519" style:family="paragraph" style:parent-style-name="Preformatted_20_Text">
      <style:text-properties fo:color="#000000" loext:opacity="100%" fo:font-size="12pt" fo:font-weight="normal" officeooo:rsid="00f4da53" officeooo:paragraph-rsid="00f4da53" style:font-size-asian="12pt" style:font-weight-asian="normal" style:font-size-complex="12pt" style:font-weight-complex="normal"/>
    </style:style>
    <style:style style:name="P520" style:family="paragraph" style:parent-style-name="Preformatted_20_Text">
      <style:text-properties fo:color="#000000" loext:opacity="100%" fo:font-size="12pt" fo:font-weight="normal" officeooo:rsid="00f69d97" officeooo:paragraph-rsid="00f69d97" style:font-size-asian="12pt" style:font-weight-asian="normal" style:font-size-complex="12pt" style:font-weight-complex="normal"/>
    </style:style>
    <style:style style:name="P521" style:family="paragraph" style:parent-style-name="Preformatted_20_Text">
      <style:text-properties fo:color="#000000" loext:opacity="100%" fo:font-size="12pt" fo:font-weight="normal" officeooo:rsid="00f71feb" officeooo:paragraph-rsid="00f71feb" style:font-size-asian="12pt" style:font-weight-asian="normal" style:font-size-complex="12pt" style:font-weight-complex="normal"/>
    </style:style>
    <style:style style:name="P522" style:family="paragraph" style:parent-style-name="Preformatted_20_Text">
      <style:text-properties fo:color="#000000" loext:opacity="100%" fo:font-size="12pt" fo:font-weight="normal" officeooo:rsid="00fae39a" officeooo:paragraph-rsid="00fae39a" style:font-size-asian="12pt" style:font-weight-asian="normal" style:font-size-complex="12pt" style:font-weight-complex="normal"/>
    </style:style>
    <style:style style:name="P523" style:family="paragraph" style:parent-style-name="Preformatted_20_Text">
      <style:text-properties fo:color="#000000" loext:opacity="100%" fo:font-size="12pt" fo:font-weight="normal" officeooo:rsid="00ff1d32" officeooo:paragraph-rsid="00ff1d32" style:font-size-asian="12pt" style:font-weight-asian="normal" style:font-size-complex="12pt" style:font-weight-complex="normal"/>
    </style:style>
    <style:style style:name="P524" style:family="paragraph" style:parent-style-name="Preformatted_20_Text">
      <style:text-properties fo:color="#000000" loext:opacity="100%" fo:font-size="12pt" fo:font-weight="normal" officeooo:rsid="0108e51e" officeooo:paragraph-rsid="0108e51e" style:font-size-asian="12pt" style:font-weight-asian="normal" style:font-size-complex="12pt" style:font-weight-complex="normal"/>
    </style:style>
    <style:style style:name="P525" style:family="paragraph" style:parent-style-name="Preformatted_20_Text">
      <style:text-properties fo:color="#000000" loext:opacity="100%" fo:font-size="12pt" fo:font-weight="normal" officeooo:rsid="010b24c4" officeooo:paragraph-rsid="010b24c4" style:font-size-asian="12pt" style:font-weight-asian="normal" style:font-size-complex="12pt" style:font-weight-complex="normal"/>
    </style:style>
    <style:style style:name="P526" style:family="paragraph" style:parent-style-name="Preformatted_20_Text">
      <style:text-properties fo:color="#000000" loext:opacity="100%" fo:font-size="12pt" fo:font-weight="normal" officeooo:rsid="010c5ff1" officeooo:paragraph-rsid="010c5ff1" style:font-size-asian="12pt" style:font-weight-asian="normal" style:font-size-complex="12pt" style:font-weight-complex="normal"/>
    </style:style>
    <style:style style:name="P527" style:family="paragraph" style:parent-style-name="Preformatted_20_Text">
      <style:text-properties fo:color="#000000" loext:opacity="100%" fo:font-size="12pt" fo:font-weight="normal" officeooo:paragraph-rsid="011aef95" style:font-size-asian="12pt" style:font-weight-asian="normal" style:font-size-complex="12pt" style:font-weight-complex="normal"/>
    </style:style>
    <style:style style:name="P528" style:family="paragraph" style:parent-style-name="Preformatted_20_Text">
      <style:text-properties fo:color="#000000" loext:opacity="100%" fo:font-size="12pt" fo:font-weight="normal" officeooo:rsid="00ead329" officeooo:paragraph-rsid="00ead329" style:font-size-asian="12pt" style:font-weight-asian="normal" style:font-size-complex="12pt" style:font-weight-complex="normal"/>
    </style:style>
    <style:style style:name="P529" style:family="paragraph" style:parent-style-name="Preformatted_20_Text">
      <style:text-properties fo:color="#000000" loext:opacity="100%" fo:font-size="12pt" fo:font-weight="normal" officeooo:rsid="01273a48" officeooo:paragraph-rsid="0126b94e" style:font-size-asian="12pt" style:font-weight-asian="normal" style:font-size-complex="12pt" style:font-weight-complex="normal"/>
    </style:style>
    <style:style style:name="P530" style:family="paragraph" style:parent-style-name="Preformatted_20_Text">
      <style:text-properties fo:color="#000000" loext:opacity="100%" fo:font-size="12pt" fo:font-weight="normal" officeooo:rsid="01273a48" officeooo:paragraph-rsid="01273a48" style:font-size-asian="12pt" style:font-weight-asian="normal" style:font-size-complex="12pt" style:font-weight-complex="normal"/>
    </style:style>
    <style:style style:name="P531" style:family="paragraph" style:parent-style-name="Preformatted_20_Text">
      <style:text-properties fo:color="#000000" loext:opacity="100%" fo:font-size="12pt" fo:font-weight="normal" officeooo:rsid="0126b94e" officeooo:paragraph-rsid="0126b94e" style:font-size-asian="12pt" style:font-weight-asian="normal" style:font-size-complex="12pt" style:font-weight-complex="normal"/>
    </style:style>
    <style:style style:name="P532" style:family="paragraph" style:parent-style-name="Preformatted_20_Text">
      <style:text-properties fo:color="#000000" loext:opacity="100%" fo:font-size="12pt" fo:font-weight="normal" officeooo:rsid="012983da" officeooo:paragraph-rsid="012983da" style:font-size-asian="12pt" style:font-weight-asian="normal" style:font-size-complex="12pt" style:font-weight-complex="normal"/>
    </style:style>
    <style:style style:name="P533" style:family="paragraph" style:parent-style-name="Preformatted_20_Text">
      <style:text-properties fo:color="#000000" loext:opacity="100%" fo:font-size="12pt" fo:font-weight="normal" officeooo:rsid="01298854" officeooo:paragraph-rsid="0126b94e" style:font-size-asian="12pt" style:font-weight-asian="normal" style:font-size-complex="12pt" style:font-weight-complex="normal"/>
    </style:style>
    <style:style style:name="P534" style:family="paragraph" style:parent-style-name="Preformatted_20_Text">
      <style:text-properties fo:color="#000000" loext:opacity="100%" fo:font-size="12pt" fo:font-weight="normal" officeooo:rsid="01298854" officeooo:paragraph-rsid="01298854" style:font-size-asian="12pt" style:font-weight-asian="normal" style:font-size-complex="12pt" style:font-weight-complex="normal"/>
    </style:style>
    <style:style style:name="P535" style:family="paragraph" style:parent-style-name="Preformatted_20_Text">
      <style:text-properties fo:color="#000000" loext:opacity="100%" fo:font-size="12pt" fo:font-style="normal" fo:font-weight="normal" officeooo:rsid="00a67b84" officeooo:paragraph-rsid="00a9fb86" style:font-size-asian="12pt" style:font-style-asian="normal" style:font-weight-asian="normal" style:font-size-complex="12pt" style:font-style-complex="normal" style:font-weight-complex="normal"/>
    </style:style>
    <style:style style:name="P536" style:family="paragraph" style:parent-style-name="Standard">
      <style:text-properties fo:color="#000000" loext:opacity="100%" style:font-name="Liberation Mono" fo:font-size="12pt" officeooo:rsid="0012ade1" officeooo:paragraph-rsid="0119f769" style:font-size-asian="12pt" style:font-size-complex="12pt"/>
    </style:style>
    <style:style style:name="P537" style:family="paragraph" style:parent-style-name="Standard">
      <style:text-properties fo:color="#000000" loext:opacity="100%" style:font-name="Liberation Mono" fo:font-size="12pt" officeooo:rsid="002d1428" officeooo:paragraph-rsid="011ccb47" style:font-size-asian="12pt" style:font-size-complex="12pt"/>
    </style:style>
    <style:style style:name="P538" style:family="paragraph" style:parent-style-name="Standard">
      <style:text-properties fo:color="#000000" loext:opacity="100%" style:font-name="Liberation Mono" fo:font-size="12pt" officeooo:rsid="002df284" officeooo:paragraph-rsid="011ccb47" style:font-size-asian="12pt" style:font-size-complex="12pt"/>
    </style:style>
    <style:style style:name="P539" style:family="paragraph" style:parent-style-name="Standard">
      <style:text-properties fo:color="#000000" loext:opacity="100%" style:font-name="Liberation Mono" fo:font-size="12pt" fo:font-weight="normal" officeooo:rsid="0012ade1" officeooo:paragraph-rsid="011aef95" style:font-size-asian="12pt" style:font-weight-asian="normal" style:font-size-complex="12pt" style:font-weight-complex="normal"/>
    </style:style>
    <style:style style:name="P540" style:family="paragraph" style:parent-style-name="Standard">
      <style:text-properties fo:color="#000000" loext:opacity="100%" style:font-name="Liberation Mono" fo:font-size="12pt" fo:font-weight="normal" officeooo:rsid="000a6076" officeooo:paragraph-rsid="011aef95" style:font-size-asian="12pt" style:font-weight-asian="normal" style:font-size-complex="12pt" style:font-weight-complex="normal"/>
    </style:style>
    <style:style style:name="P541" style:family="paragraph" style:parent-style-name="Standard">
      <style:text-properties fo:color="#000000" loext:opacity="100%" style:font-name="Liberation Mono" fo:font-size="12pt" fo:font-weight="normal" officeooo:rsid="000cfae0" officeooo:paragraph-rsid="011ccb47" style:font-size-asian="12pt" style:font-weight-asian="normal" style:font-size-complex="12pt" style:font-weight-complex="normal"/>
    </style:style>
    <style:style style:name="P542" style:family="paragraph" style:parent-style-name="Standard">
      <style:text-properties fo:color="#000000" loext:opacity="100%" style:font-name="Liberation Mono" fo:font-size="12pt" fo:font-weight="normal" officeooo:rsid="000ebef7" officeooo:paragraph-rsid="011ccb47" style:font-size-asian="12pt" style:font-weight-asian="normal" style:font-size-complex="12pt" style:font-weight-complex="normal"/>
    </style:style>
    <style:style style:name="P543" style:family="paragraph" style:parent-style-name="Preformatted_20_Text">
      <style:text-properties officeooo:paragraph-rsid="00cc8e46"/>
    </style:style>
    <style:style style:name="P544" style:family="paragraph" style:parent-style-name="Preformatted_20_Text">
      <style:text-properties fo:color="#800080" loext:opacity="100%" fo:font-size="12pt" officeooo:rsid="00d94ca1" officeooo:paragraph-rsid="00d94ca1" style:font-size-asian="12pt" style:font-size-complex="12pt"/>
    </style:style>
    <style:style style:name="P545" style:family="paragraph" style:parent-style-name="Preformatted_20_Text">
      <style:text-properties fo:color="#800080" loext:opacity="100%" fo:font-size="12pt" officeooo:rsid="00d94ca1" officeooo:paragraph-rsid="00d99916" style:font-size-asian="12pt" style:font-size-complex="12pt"/>
    </style:style>
    <style:style style:name="P546" style:family="paragraph" style:parent-style-name="Preformatted_20_Text">
      <style:text-properties fo:color="#800080" loext:opacity="100%" fo:font-size="12pt" officeooo:rsid="01360199" officeooo:paragraph-rsid="01360199" style:font-size-asian="12pt" style:font-size-complex="12pt"/>
    </style:style>
    <style:style style:name="P547" style:family="paragraph" style:parent-style-name="Preformatted_20_Text">
      <style:text-properties fo:color="#800080" loext:opacity="100%" fo:font-size="12pt" officeooo:rsid="01360199" officeooo:paragraph-rsid="013dacdb" style:font-size-asian="12pt" style:font-size-complex="12pt"/>
    </style:style>
    <style:style style:name="P548" style:family="paragraph" style:parent-style-name="Preformatted_20_Text">
      <style:text-properties fo:color="#800080" loext:opacity="100%" fo:font-size="12pt" officeooo:rsid="01360199" officeooo:paragraph-rsid="0169a8b1" style:font-size-asian="12pt" style:font-size-complex="12pt"/>
    </style:style>
    <style:style style:name="P549" style:family="paragraph" style:parent-style-name="Preformatted_20_Text">
      <style:text-properties fo:color="#800080" loext:opacity="100%" fo:font-size="12pt" officeooo:rsid="013a8fcd" officeooo:paragraph-rsid="013a8fcd" style:font-size-asian="12pt" style:font-size-complex="12pt"/>
    </style:style>
    <style:style style:name="P550" style:family="paragraph" style:parent-style-name="Preformatted_20_Text">
      <style:text-properties fo:color="#800080" loext:opacity="100%" fo:font-size="12pt" officeooo:rsid="013bd319" officeooo:paragraph-rsid="013dacdb" style:font-size-asian="12pt" style:font-size-complex="12pt"/>
    </style:style>
    <style:style style:name="P551" style:family="paragraph" style:parent-style-name="Preformatted_20_Text">
      <style:text-properties fo:color="#800080" loext:opacity="100%" fo:font-size="12pt" officeooo:rsid="0163cd47" officeooo:paragraph-rsid="0163cd47" style:font-size-asian="12pt" style:font-size-complex="12pt"/>
    </style:style>
    <style:style style:name="P552" style:family="paragraph" style:parent-style-name="Preformatted_20_Text">
      <style:text-properties fo:color="#800080" loext:opacity="100%" fo:font-size="12pt" officeooo:rsid="016cee51" officeooo:paragraph-rsid="016cee51" style:font-size-asian="12pt" style:font-size-complex="12pt"/>
    </style:style>
    <style:style style:name="P553" style:family="paragraph" style:parent-style-name="Preformatted_20_Text">
      <style:text-properties fo:color="#800080" loext:opacity="100%" fo:font-size="12pt" officeooo:rsid="016d7511" officeooo:paragraph-rsid="016d7511" style:font-size-asian="12pt" style:font-size-complex="12pt"/>
    </style:style>
    <style:style style:name="P554" style:family="paragraph" style:parent-style-name="Preformatted_20_Text">
      <style:text-properties fo:color="#ff0000" loext:opacity="100%" fo:font-size="12pt" officeooo:rsid="0151b867" officeooo:paragraph-rsid="0151b867" style:font-size-asian="12pt" style:font-size-complex="12pt"/>
    </style:style>
    <style:style style:name="P555" style:family="paragraph" style:parent-style-name="Preformatted_20_Text">
      <style:text-properties officeooo:paragraph-rsid="0166dcc4"/>
    </style:style>
    <style:style style:name="P556" style:family="paragraph" style:parent-style-name="Preformatted_20_Text">
      <style:text-properties officeooo:paragraph-rsid="01344cd8"/>
    </style:style>
    <style:style style:name="P557" style:family="paragraph" style:parent-style-name="Preformatted_20_Text">
      <style:text-properties officeooo:paragraph-rsid="01370a29"/>
    </style:style>
    <style:style style:name="P558" style:family="paragraph" style:parent-style-name="Standard">
      <style:text-properties style:font-name="Liberation Mono" officeooo:rsid="00087a62" officeooo:paragraph-rsid="0119f769"/>
    </style:style>
    <style:style style:name="P559" style:family="paragraph" style:parent-style-name="Standard">
      <style:text-properties style:font-name="Liberation Mono" fo:font-size="12pt" officeooo:rsid="00087a62" officeooo:paragraph-rsid="0119f769" style:font-size-asian="12pt" style:font-size-complex="12pt"/>
    </style:style>
    <style:style style:name="P560" style:family="paragraph" style:parent-style-name="Standard">
      <style:text-properties style:font-name="Liberation Mono" fo:font-size="12pt" officeooo:rsid="0026e97b" officeooo:paragraph-rsid="011aef95" style:font-size-asian="12pt" style:font-size-complex="12pt"/>
    </style:style>
    <style:style style:name="P561" style:family="paragraph" style:parent-style-name="Standard">
      <style:text-properties style:font-name="Liberation Mono" fo:font-size="12pt" officeooo:rsid="0024b6e4" officeooo:paragraph-rsid="011aef95" style:font-size-asian="12pt" style:font-size-complex="12pt"/>
    </style:style>
    <style:style style:name="P562" style:family="paragraph" style:parent-style-name="Standard">
      <style:text-properties style:font-name="Liberation Mono" fo:font-size="12pt" officeooo:rsid="0021108a" officeooo:paragraph-rsid="011b94da" style:font-size-asian="12pt" style:font-size-complex="12pt"/>
    </style:style>
    <style:style style:name="P563" style:family="paragraph" style:parent-style-name="Standard">
      <style:text-properties style:font-name="Liberation Mono" fo:font-size="12pt" fo:font-style="normal" fo:font-weight="normal" officeooo:rsid="0011c56b" officeooo:paragraph-rsid="011aef95" style:font-size-asian="12pt" style:font-style-asian="normal" style:font-weight-asian="normal" style:font-size-complex="12pt" style:font-style-complex="normal" style:font-weight-complex="normal"/>
    </style:style>
    <style:style style:name="P564" style:family="paragraph" style:parent-style-name="Standard">
      <style:text-properties style:font-name="Liberation Mono" fo:font-size="12pt" fo:font-style="normal" fo:font-weight="normal" officeooo:rsid="000a6076" officeooo:paragraph-rsid="011aef95" style:font-size-asian="12pt" style:font-style-asian="normal" style:font-weight-asian="normal" style:font-size-complex="12pt" style:font-style-complex="normal" style:font-weight-complex="normal"/>
    </style:style>
    <style:style style:name="P565" style:family="paragraph" style:parent-style-name="Standard">
      <style:text-properties style:font-name="Liberation Mono" fo:font-size="12pt" fo:font-weight="bold" officeooo:rsid="002b6e55" officeooo:paragraph-rsid="012c17f2" style:font-size-asian="12pt" style:font-weight-asian="bold" style:font-size-complex="12pt" style:font-weight-complex="bold"/>
    </style:style>
    <style:style style:name="P566" style:family="paragraph" style:parent-style-name="Standard">
      <style:text-properties style:font-name="Liberation Mono" fo:font-weight="bold" officeooo:rsid="000a6076" officeooo:paragraph-rsid="0119f769" style:font-weight-asian="bold" style:font-weight-complex="bold"/>
    </style:style>
    <style:style style:name="P567" style:family="paragraph" style:parent-style-name="Standard">
      <style:text-properties style:font-name="Liberation Mono" fo:font-weight="bold" officeooo:rsid="001a292c" officeooo:paragraph-rsid="0119f769" style:font-weight-asian="bold" style:font-weight-complex="bold"/>
    </style:style>
    <style:style style:name="P568" style:family="paragraph" style:parent-style-name="Standard">
      <style:text-properties style:font-name="Liberation Mono" fo:font-weight="bold" officeooo:rsid="001b007a" officeooo:paragraph-rsid="0119f769" style:font-weight-asian="bold" style:font-weight-complex="bold"/>
    </style:style>
    <style:style style:name="P569" style:family="paragraph" style:parent-style-name="Standard">
      <style:text-properties style:font-name="Liberation Mono" fo:font-weight="bold" officeooo:rsid="0022ed79" officeooo:paragraph-rsid="0119f769" style:font-weight-asian="bold" style:font-weight-complex="bold"/>
    </style:style>
    <style:style style:name="P570" style:family="paragraph" style:parent-style-name="Standard">
      <style:text-properties style:font-name="Liberation Mono" fo:font-weight="bold" officeooo:rsid="0011c56b" officeooo:paragraph-rsid="011aef95" style:font-weight-asian="bold" style:font-weight-complex="bold"/>
    </style:style>
    <style:style style:name="P571" style:family="paragraph" style:parent-style-name="Standard">
      <style:text-properties style:font-name="Liberation Mono" fo:font-weight="bold" officeooo:rsid="00119995" officeooo:paragraph-rsid="011aef95" style:font-weight-asian="bold" style:font-weight-complex="bold"/>
    </style:style>
    <style:style style:name="P572" style:family="paragraph" style:parent-style-name="Standard">
      <style:text-properties style:font-name="Liberation Mono" fo:font-weight="bold" officeooo:rsid="00170f12" officeooo:paragraph-rsid="011aef95" style:font-weight-asian="bold" style:font-weight-complex="bold"/>
    </style:style>
    <style:style style:name="P573" style:family="paragraph" style:parent-style-name="Standard">
      <style:text-properties style:font-name="Liberation Mono" fo:font-weight="bold" officeooo:rsid="0014239d" officeooo:paragraph-rsid="011aef95" style:font-weight-asian="bold" style:font-weight-complex="bold"/>
    </style:style>
    <style:style style:name="P574" style:family="paragraph" style:parent-style-name="Standard">
      <style:text-properties style:font-name="Liberation Mono" fo:font-weight="bold" officeooo:rsid="000b6afb" officeooo:paragraph-rsid="011ccb47" style:font-weight-asian="bold" style:font-weight-complex="bold"/>
    </style:style>
    <style:style style:name="P575" style:family="paragraph" style:parent-style-name="Standard">
      <style:text-properties style:font-name="Liberation Mono" fo:font-weight="bold" officeooo:rsid="0032b739" officeooo:paragraph-rsid="011ccb47" style:font-weight-asian="bold" style:font-weight-complex="bold"/>
    </style:style>
    <style:style style:name="P576" style:family="paragraph" style:parent-style-name="Standard">
      <style:text-properties style:font-name="Liberation Mono" fo:font-weight="bold" officeooo:rsid="002aee8a" officeooo:paragraph-rsid="011ccb47" style:font-weight-asian="bold" style:font-weight-complex="bold"/>
    </style:style>
    <style:style style:name="P577" style:family="paragraph" style:parent-style-name="Standard">
      <style:text-properties style:font-name="Liberation Mono" fo:font-weight="bold" officeooo:rsid="002d1428" officeooo:paragraph-rsid="011ccb47" style:font-weight-asian="bold" style:font-weight-complex="bold"/>
    </style:style>
    <style:style style:name="P578" style:family="paragraph" style:parent-style-name="Standard">
      <style:text-properties style:font-name="Liberation Mono" fo:font-weight="bold" officeooo:rsid="002b29b1" officeooo:paragraph-rsid="012c17f2" style:font-weight-asian="bold" style:font-weight-complex="bold"/>
    </style:style>
    <style:style style:name="P579" style:family="paragraph" style:parent-style-name="Standard">
      <style:text-properties style:font-name="Liberation Mono" officeooo:rsid="000a6076" officeooo:paragraph-rsid="0119f769"/>
    </style:style>
    <style:style style:name="P580" style:family="paragraph" style:parent-style-name="Standard">
      <style:text-properties style:font-name="Liberation Mono" officeooo:rsid="000a6076" officeooo:paragraph-rsid="011aef95"/>
    </style:style>
    <style:style style:name="P581" style:family="paragraph" style:parent-style-name="Standard">
      <style:text-properties style:font-name="Liberation Mono" officeooo:rsid="001a292c" officeooo:paragraph-rsid="0119f769"/>
    </style:style>
    <style:style style:name="P582" style:family="paragraph" style:parent-style-name="Standard">
      <style:text-properties style:font-name="Liberation Mono" officeooo:rsid="001b7e35" officeooo:paragraph-rsid="0119f769"/>
    </style:style>
    <style:style style:name="P583" style:family="paragraph" style:parent-style-name="Standard">
      <style:text-properties style:font-name="Liberation Mono" officeooo:rsid="00309fe0" officeooo:paragraph-rsid="011aef95"/>
    </style:style>
    <style:style style:name="P584" style:family="paragraph" style:parent-style-name="Standard">
      <style:text-properties style:font-name="Liberation Mono" officeooo:paragraph-rsid="011aef95"/>
    </style:style>
    <style:style style:name="P585" style:family="paragraph" style:parent-style-name="Standard">
      <style:text-properties style:font-name="Liberation Mono" officeooo:rsid="0011c56b" officeooo:paragraph-rsid="011aef95"/>
    </style:style>
    <style:style style:name="P586" style:family="paragraph" style:parent-style-name="Standard">
      <style:text-properties style:font-name="Liberation Mono" officeooo:rsid="00107171" officeooo:paragraph-rsid="011aef95"/>
    </style:style>
    <style:style style:name="P587" style:family="paragraph" style:parent-style-name="Standard">
      <style:text-properties style:font-name="Liberation Mono" officeooo:rsid="00119995" officeooo:paragraph-rsid="011aef95"/>
    </style:style>
    <style:style style:name="P588" style:family="paragraph" style:parent-style-name="Standard">
      <style:text-properties style:font-name="Liberation Mono" officeooo:rsid="0012c6af" officeooo:paragraph-rsid="011aef95"/>
    </style:style>
    <style:style style:name="P589" style:family="paragraph" style:parent-style-name="Standard">
      <style:text-properties style:font-name="Liberation Mono" officeooo:rsid="0014239d" officeooo:paragraph-rsid="011aef95"/>
    </style:style>
    <style:style style:name="P590" style:family="paragraph" style:parent-style-name="Standard">
      <style:text-properties style:font-name="Liberation Mono" officeooo:rsid="00150c2e" officeooo:paragraph-rsid="011aef95"/>
    </style:style>
    <style:style style:name="P591" style:family="paragraph" style:parent-style-name="Standard">
      <style:text-properties style:font-name="Liberation Mono" officeooo:rsid="00170f12" officeooo:paragraph-rsid="011aef95"/>
    </style:style>
    <style:style style:name="P592" style:family="paragraph" style:parent-style-name="Standard">
      <style:text-properties style:font-name="Liberation Mono" officeooo:rsid="0017c05c" officeooo:paragraph-rsid="011aef95"/>
    </style:style>
    <style:style style:name="P593" style:family="paragraph" style:parent-style-name="Standard">
      <style:text-properties style:font-name="Liberation Mono" officeooo:rsid="00189599" officeooo:paragraph-rsid="011aef95"/>
    </style:style>
    <style:style style:name="P594" style:family="paragraph" style:parent-style-name="Standard">
      <style:text-properties style:font-name="Liberation Mono" officeooo:rsid="0019014e" officeooo:paragraph-rsid="011aef95"/>
    </style:style>
    <style:style style:name="P595" style:family="paragraph" style:parent-style-name="Standard">
      <style:text-properties style:font-name="Liberation Mono" officeooo:rsid="000cfae0" officeooo:paragraph-rsid="011ccb47"/>
    </style:style>
    <style:style style:name="P596" style:family="paragraph" style:parent-style-name="Standard">
      <style:text-properties style:font-name="Liberation Mono" officeooo:rsid="002aee8a" officeooo:paragraph-rsid="011ccb47"/>
    </style:style>
    <style:style style:name="P597" style:family="paragraph" style:parent-style-name="Standard">
      <style:text-properties style:font-name="Liberation Mono" officeooo:rsid="0032b739" officeooo:paragraph-rsid="011ccb47"/>
    </style:style>
    <style:style style:name="P598" style:family="paragraph" style:parent-style-name="Standard">
      <style:text-properties style:font-name="Liberation Mono" officeooo:rsid="00367d28" officeooo:paragraph-rsid="011ccb47"/>
    </style:style>
    <style:style style:name="P599" style:family="paragraph" style:parent-style-name="Standard">
      <style:text-properties style:font-name="Liberation Mono" officeooo:rsid="0039cff1" officeooo:paragraph-rsid="011ccb47"/>
    </style:style>
    <style:style style:name="P600" style:family="paragraph" style:parent-style-name="Standard">
      <style:text-properties style:font-name="Liberation Mono" officeooo:rsid="003a28d6" officeooo:paragraph-rsid="011ccb47"/>
    </style:style>
    <style:style style:name="P601" style:family="paragraph" style:parent-style-name="Standard">
      <style:text-properties style:font-name="Liberation Mono" officeooo:rsid="002d1428" officeooo:paragraph-rsid="011ccb47"/>
    </style:style>
    <style:style style:name="P602" style:family="paragraph" style:parent-style-name="Standard">
      <style:text-properties style:font-name="Liberation Mono" officeooo:rsid="002df284" officeooo:paragraph-rsid="011ccb47"/>
    </style:style>
    <style:style style:name="P603" style:family="paragraph" style:parent-style-name="Standard">
      <style:text-properties style:font-name="Liberation Mono" officeooo:rsid="002b29b1" officeooo:paragraph-rsid="012c17f2"/>
    </style:style>
    <style:style style:name="P604" style:family="paragraph" style:parent-style-name="Preformatted_20_Text">
      <style:paragraph-properties fo:margin-top="0in" fo:margin-bottom="0.1965in" style:contextual-spacing="false"/>
    </style:style>
    <style:style style:name="P605" style:family="paragraph" style:parent-style-name="Preformatted_20_Text">
      <style:text-properties officeooo:paragraph-rsid="0171e61a"/>
    </style:style>
    <style:style style:name="P606" style:family="paragraph" style:parent-style-name="Preformatted_20_Text">
      <style:paragraph-properties fo:margin-top="0in" fo:margin-bottom="0.1965in" style:contextual-spacing="false"/>
    </style:style>
    <style:style style:name="T1" style:family="text">
      <style:text-properties fo:color="#c9211e" loext:opacity="100%"/>
    </style:style>
    <style:style style:name="T2" style:family="text">
      <style:text-properties fo:color="#c9211e" loext:opacity="100%" fo:font-weight="bold" style:font-weight-asian="bold" style:font-weight-complex="bold"/>
    </style:style>
    <style:style style:name="T3" style:family="text">
      <style:text-properties fo:color="#c9211e" loext:opacity="100%" fo:font-weight="bold" officeooo:rsid="0009e0e3" style:font-weight-asian="bold" style:font-weight-complex="bold"/>
    </style:style>
    <style:style style:name="T4" style:family="text">
      <style:text-properties fo:color="#c9211e" loext:opacity="100%" fo:font-weight="bold" officeooo:rsid="00370e18" style:font-weight-asian="bold" style:font-weight-complex="bold"/>
    </style:style>
    <style:style style:name="T5" style:family="text">
      <style:text-properties fo:color="#c9211e" loext:opacity="100%" fo:font-weight="bold" officeooo:rsid="0046c4f9" style:font-weight-asian="bold" style:font-weight-complex="bold"/>
    </style:style>
    <style:style style:name="T6" style:family="text">
      <style:text-properties fo:color="#c9211e" loext:opacity="100%" fo:font-weight="bold" officeooo:rsid="00716aa0" style:font-weight-asian="bold" style:font-weight-complex="bold"/>
    </style:style>
    <style:style style:name="T7" style:family="text">
      <style:text-properties fo:color="#c9211e" loext:opacity="100%" fo:font-weight="bold" officeooo:rsid="007ca839" style:font-weight-asian="bold" style:font-weight-complex="bold"/>
    </style:style>
    <style:style style:name="T8" style:family="text">
      <style:text-properties fo:color="#c9211e" loext:opacity="100%" fo:font-weight="bold" officeooo:rsid="00860745" style:font-weight-asian="bold" style:font-weight-complex="bold"/>
    </style:style>
    <style:style style:name="T9" style:family="text">
      <style:text-properties fo:color="#c9211e" loext:opacity="100%" fo:font-weight="bold" officeooo:rsid="0044e903" style:font-weight-asian="bold" style:font-weight-complex="bold"/>
    </style:style>
    <style:style style:name="T10" style:family="text">
      <style:text-properties fo:color="#c9211e" loext:opacity="100%" fo:font-weight="bold" officeooo:rsid="009949ca" style:font-weight-asian="bold" style:font-weight-complex="bold"/>
    </style:style>
    <style:style style:name="T11" style:family="text">
      <style:text-properties fo:color="#c9211e" loext:opacity="100%" fo:font-weight="bold" officeooo:rsid="0099675c" style:font-weight-asian="bold" style:font-weight-complex="bold"/>
    </style:style>
    <style:style style:name="T12" style:family="text">
      <style:text-properties fo:color="#c9211e" loext:opacity="100%" fo:font-weight="bold" officeooo:rsid="00a3dff8" style:font-weight-asian="bold" style:font-weight-complex="bold"/>
    </style:style>
    <style:style style:name="T13" style:family="text">
      <style:text-properties fo:color="#c9211e" loext:opacity="100%" fo:font-weight="bold" officeooo:rsid="00be60bc" style:font-weight-asian="bold" style:font-weight-complex="bold"/>
    </style:style>
    <style:style style:name="T14" style:family="text">
      <style:text-properties fo:color="#c9211e" loext:opacity="100%" fo:font-weight="bold" officeooo:rsid="00d29052" style:font-weight-asian="bold" style:font-weight-complex="bold"/>
    </style:style>
    <style:style style:name="T15" style:family="text">
      <style:text-properties fo:color="#c9211e" loext:opacity="100%" fo:font-weight="bold" officeooo:rsid="00670eb9" style:font-weight-asian="bold" style:font-weight-complex="bold"/>
    </style:style>
    <style:style style:name="T16" style:family="text">
      <style:text-properties fo:color="#c9211e" loext:opacity="100%" fo:font-weight="bold" officeooo:rsid="002ad3ed" style:font-weight-asian="bold" style:font-weight-complex="bold"/>
    </style:style>
    <style:style style:name="T17" style:family="text">
      <style:text-properties fo:color="#c9211e" loext:opacity="100%" fo:font-weight="bold" officeooo:rsid="0012ade1" style:font-weight-asian="bold" style:font-weight-complex="bold"/>
    </style:style>
    <style:style style:name="T18" style:family="text">
      <style:text-properties fo:color="#c9211e" loext:opacity="100%" fo:font-weight="bold" officeooo:rsid="01255c43" style:font-weight-asian="bold" style:font-weight-complex="bold"/>
    </style:style>
    <style:style style:name="T19" style:family="text">
      <style:text-properties fo:color="#c9211e" loext:opacity="100%" fo:font-weight="normal" style:font-weight-asian="normal" style:font-weight-complex="normal"/>
    </style:style>
    <style:style style:name="T20" style:family="text">
      <style:text-properties fo:color="#c9211e" loext:opacity="100%" officeooo:rsid="002b8fa9"/>
    </style:style>
    <style:style style:name="T21" style:family="text">
      <style:text-properties fo:color="#c9211e" loext:opacity="100%" officeooo:rsid="002c97bf"/>
    </style:style>
    <style:style style:name="T22" style:family="text">
      <style:text-properties fo:color="#c9211e" loext:opacity="100%" officeooo:rsid="0038e50c"/>
    </style:style>
    <style:style style:name="T23" style:family="text">
      <style:text-properties fo:color="#c9211e" loext:opacity="100%" officeooo:rsid="007f654d"/>
    </style:style>
    <style:style style:name="T24" style:family="text">
      <style:text-properties fo:color="#c9211e" loext:opacity="100%" officeooo:rsid="009d74f0"/>
    </style:style>
    <style:style style:name="T25" style:family="text">
      <style:text-properties fo:color="#c9211e" loext:opacity="100%" officeooo:rsid="006cfa17"/>
    </style:style>
    <style:style style:name="T26" style:family="text">
      <style:text-properties fo:color="#c9211e" loext:opacity="100%" officeooo:rsid="00adec71"/>
    </style:style>
    <style:style style:name="T27" style:family="text">
      <style:text-properties fo:color="#c9211e" loext:opacity="100%" officeooo:rsid="003ae049"/>
    </style:style>
    <style:style style:name="T28" style:family="text">
      <style:text-properties fo:color="#c9211e" loext:opacity="100%" officeooo:rsid="00c8660c"/>
    </style:style>
    <style:style style:name="T29" style:family="text">
      <style:text-properties fo:color="#c9211e" loext:opacity="100%" officeooo:rsid="00e8600b"/>
    </style:style>
    <style:style style:name="T30" style:family="text">
      <style:text-properties fo:color="#c9211e" loext:opacity="100%" officeooo:rsid="00fccd0a"/>
    </style:style>
    <style:style style:name="T31" style:family="text">
      <style:text-properties fo:color="#c9211e" loext:opacity="100%" officeooo:rsid="00febc33"/>
    </style:style>
    <style:style style:name="T32" style:family="text">
      <style:text-properties fo:color="#c9211e" loext:opacity="100%" officeooo:rsid="013dacdb"/>
    </style:style>
    <style:style style:name="T33" style:family="text">
      <style:text-properties fo:color="#c9211e" loext:opacity="100%" officeooo:rsid="014ac614"/>
    </style:style>
    <style:style style:name="T34" style:family="text">
      <style:text-properties fo:color="#c9211e" loext:opacity="100%" fo:font-size="12pt" style:font-size-asian="12pt" style:font-size-complex="12pt"/>
    </style:style>
    <style:style style:name="T35" style:family="text">
      <style:text-properties fo:color="#c9211e" loext:opacity="100%" fo:font-size="12pt" officeooo:rsid="01370a29" style:font-size-asian="12pt" style:font-size-complex="12pt"/>
    </style:style>
    <style:style style:name="T36" style:family="text">
      <style:text-properties fo:color="#c9211e" loext:opacity="100%" fo:font-size="12pt" officeooo:rsid="0171e61a" style:font-size-asian="12pt" style:font-size-complex="12pt"/>
    </style:style>
    <style:style style:name="T37" style:family="text">
      <style:text-properties fo:font-weight="bold" style:font-weight-asian="bold" style:font-weight-complex="bold"/>
    </style:style>
    <style:style style:name="T38" style:family="text">
      <style:text-properties fo:font-weight="bold" officeooo:rsid="00020665" style:font-weight-asian="bold" style:font-weight-complex="bold"/>
    </style:style>
    <style:style style:name="T39" style:family="text">
      <style:text-properties fo:font-weight="bold" officeooo:rsid="001f082f" style:font-weight-asian="bold" style:font-weight-complex="bold"/>
    </style:style>
    <style:style style:name="T40" style:family="text">
      <style:text-properties fo:font-weight="bold" officeooo:rsid="00250c65" style:font-weight-asian="bold" style:font-weight-complex="bold"/>
    </style:style>
    <style:style style:name="T41" style:family="text">
      <style:text-properties fo:font-weight="bold" officeooo:rsid="0057f207" style:font-weight-asian="bold" style:font-weight-complex="bold"/>
    </style:style>
    <style:style style:name="T42" style:family="text">
      <style:text-properties fo:font-weight="bold" officeooo:rsid="007bb59e" style:font-weight-asian="bold" style:font-weight-complex="bold"/>
    </style:style>
    <style:style style:name="T43" style:family="text">
      <style:text-properties fo:font-weight="bold" officeooo:rsid="00b4f632" style:font-weight-asian="bold" style:font-weight-complex="bold"/>
    </style:style>
    <style:style style:name="T44" style:family="text">
      <style:text-properties fo:font-weight="bold" officeooo:rsid="00b59ccc" style:font-weight-asian="bold" style:font-weight-complex="bold"/>
    </style:style>
    <style:style style:name="T45" style:family="text">
      <style:text-properties fo:font-weight="bold" officeooo:rsid="00b5dd9b" style:font-weight-asian="bold" style:font-weight-complex="bold"/>
    </style:style>
    <style:style style:name="T46" style:family="text">
      <style:text-properties fo:font-weight="bold" officeooo:rsid="00c8660c" style:font-weight-asian="bold" style:font-weight-complex="bold"/>
    </style:style>
    <style:style style:name="T47" style:family="text">
      <style:text-properties officeooo:rsid="0004eef5"/>
    </style:style>
    <style:style style:name="T48" style:family="text">
      <style:text-properties fo:color="#2a6099" loext:opacity="100%"/>
    </style:style>
    <style:style style:name="T49" style:family="text">
      <style:text-properties fo:color="#2a6099" loext:opacity="100%" officeooo:rsid="002ef5a0"/>
    </style:style>
    <style:style style:name="T50" style:family="text">
      <style:text-properties fo:color="#2a6099" loext:opacity="100%" officeooo:rsid="003ae049"/>
    </style:style>
    <style:style style:name="T51" style:family="text">
      <style:text-properties fo:color="#2a6099" loext:opacity="100%" officeooo:rsid="003d4efa"/>
    </style:style>
    <style:style style:name="T52" style:family="text">
      <style:text-properties fo:color="#2a6099" loext:opacity="100%" officeooo:rsid="003ec1dc"/>
    </style:style>
    <style:style style:name="T53" style:family="text">
      <style:text-properties fo:color="#2a6099" loext:opacity="100%" officeooo:rsid="0051ccb7"/>
    </style:style>
    <style:style style:name="T54" style:family="text">
      <style:text-properties fo:color="#2a6099" loext:opacity="100%" officeooo:rsid="00adec71"/>
    </style:style>
    <style:style style:name="T55" style:family="text">
      <style:text-properties officeooo:rsid="0006d380"/>
    </style:style>
    <style:style style:name="T56" style:family="text">
      <style:text-properties fo:color="#000000" loext:opacity="100%"/>
    </style:style>
    <style:style style:name="T57" style:family="text">
      <style:text-properties fo:color="#000000" loext:opacity="100%" officeooo:rsid="000801ec"/>
    </style:style>
    <style:style style:name="T58" style:family="text">
      <style:text-properties fo:color="#000000" loext:opacity="100%" fo:font-weight="normal" style:font-weight-asian="normal" style:font-weight-complex="normal"/>
    </style:style>
    <style:style style:name="T59" style:family="text">
      <style:text-properties fo:color="#000000" loext:opacity="100%" fo:font-weight="normal" officeooo:rsid="00a67b84" style:font-weight-asian="normal" style:font-weight-complex="normal"/>
    </style:style>
    <style:style style:name="T60" style:family="text">
      <style:text-properties fo:color="#000000" loext:opacity="100%" fo:font-weight="normal" officeooo:rsid="007b0d44" style:font-weight-asian="normal" style:font-weight-complex="normal"/>
    </style:style>
    <style:style style:name="T61" style:family="text">
      <style:text-properties fo:color="#000000" loext:opacity="100%" fo:font-weight="normal" officeooo:rsid="007bb59e" style:font-weight-asian="normal" style:font-weight-complex="normal"/>
    </style:style>
    <style:style style:name="T62" style:family="text">
      <style:text-properties fo:color="#000000" loext:opacity="100%" fo:font-weight="normal" officeooo:rsid="00a7b3fb" style:font-weight-asian="normal" style:font-weight-complex="normal"/>
    </style:style>
    <style:style style:name="T63" style:family="text">
      <style:text-properties fo:color="#000000" loext:opacity="100%" fo:font-weight="normal" officeooo:rsid="007ca839" style:font-weight-asian="normal" style:font-weight-complex="normal"/>
    </style:style>
    <style:style style:name="T64" style:family="text">
      <style:text-properties fo:color="#000000" loext:opacity="100%" fo:font-weight="normal" officeooo:rsid="00a95f50" style:font-weight-asian="normal" style:font-weight-complex="normal"/>
    </style:style>
    <style:style style:name="T65" style:family="text">
      <style:text-properties fo:color="#000000" loext:opacity="100%" officeooo:rsid="008fc825"/>
    </style:style>
    <style:style style:name="T66" style:family="text">
      <style:text-properties fo:color="#000000" loext:opacity="100%" officeooo:rsid="00b7a608"/>
    </style:style>
    <style:style style:name="T67" style:family="text">
      <style:text-properties fo:color="#000000" loext:opacity="100%" officeooo:rsid="00c02f86"/>
    </style:style>
    <style:style style:name="T68" style:family="text">
      <style:text-properties fo:color="#000000" loext:opacity="100%" officeooo:rsid="00c98e9f"/>
    </style:style>
    <style:style style:name="T69" style:family="text">
      <style:text-properties fo:color="#000000" loext:opacity="100%" fo:font-size="12pt" officeooo:rsid="00cc8e46" style:font-size-asian="12pt" style:font-size-complex="12pt"/>
    </style:style>
    <style:style style:name="T70" style:family="text">
      <style:text-properties fo:color="#000000" loext:opacity="100%" fo:font-size="12pt" officeooo:rsid="01680eeb" style:font-size-asian="12pt" style:font-size-complex="12pt"/>
    </style:style>
    <style:style style:name="T71" style:family="text">
      <style:text-properties fo:color="#000000" loext:opacity="100%" officeooo:rsid="00e8600b"/>
    </style:style>
    <style:style style:name="T72" style:family="text">
      <style:text-properties fo:color="#000000" loext:opacity="100%" officeooo:rsid="013f9947"/>
    </style:style>
    <style:style style:name="T73" style:family="text">
      <style:text-properties fo:color="#000000" loext:opacity="100%" officeooo:rsid="014084c3"/>
    </style:style>
    <style:style style:name="T74" style:family="text">
      <style:text-properties fo:color="#000000" loext:opacity="100%" style:font-name="Liberation Mono" fo:font-size="12pt" officeooo:rsid="01680eeb" style:font-name-asian="Noto Sans Mono CJK SC" style:font-size-asian="12pt" style:font-name-complex="Liberation Mono" style:font-size-complex="12pt"/>
    </style:style>
    <style:style style:name="T75" style:family="text">
      <style:text-properties fo:font-weight="normal" style:font-weight-asian="normal" style:font-weight-complex="normal"/>
    </style:style>
    <style:style style:name="T76" style:family="text">
      <style:text-properties fo:font-weight="normal" officeooo:rsid="0016518b" style:font-weight-asian="normal" style:font-weight-complex="normal"/>
    </style:style>
    <style:style style:name="T77" style:family="text">
      <style:text-properties fo:font-weight="normal" officeooo:rsid="00b59ccc" style:font-weight-asian="normal" style:font-weight-complex="normal"/>
    </style:style>
    <style:style style:name="T78" style:family="text">
      <style:text-properties fo:font-weight="normal" officeooo:rsid="00b5dd9b" style:font-weight-asian="normal" style:font-weight-complex="normal"/>
    </style:style>
    <style:style style:name="T79" style:family="text">
      <style:text-properties fo:font-weight="normal" officeooo:rsid="00b98414" style:font-weight-asian="normal" style:font-weight-complex="normal"/>
    </style:style>
    <style:style style:name="T80" style:family="text">
      <style:text-properties officeooo:rsid="0009e0e3"/>
    </style:style>
    <style:style style:name="T81" style:family="text">
      <style:text-properties officeooo:rsid="000a94c8"/>
    </style:style>
    <style:style style:name="T82" style:family="text">
      <style:text-properties officeooo:rsid="000cf396"/>
    </style:style>
    <style:style style:name="T83" style:family="text">
      <style:text-properties officeooo:rsid="00146348"/>
    </style:style>
    <style:style style:name="T84" style:family="text">
      <style:text-properties officeooo:rsid="00196ef2"/>
    </style:style>
    <style:style style:name="T85" style:family="text">
      <style:text-properties officeooo:rsid="001bac3b"/>
    </style:style>
    <style:style style:name="T86" style:family="text">
      <style:text-properties officeooo:rsid="001d16fe"/>
    </style:style>
    <style:style style:name="T87" style:family="text">
      <style:text-properties officeooo:rsid="001f082f"/>
    </style:style>
    <style:style style:name="T88" style:family="text">
      <style:text-properties officeooo:rsid="00208bd8"/>
    </style:style>
    <style:style style:name="T89" style:family="text">
      <style:text-properties officeooo:rsid="00224d4d"/>
    </style:style>
    <style:style style:name="T90" style:family="text">
      <style:text-properties officeooo:rsid="00238a35"/>
    </style:style>
    <style:style style:name="T91" style:family="text">
      <style:text-properties fo:color="#00a933" loext:opacity="100%"/>
    </style:style>
    <style:style style:name="T92" style:family="text">
      <style:text-properties fo:color="#00a933" loext:opacity="100%" fo:font-weight="bold" style:font-weight-asian="bold" style:font-weight-complex="bold"/>
    </style:style>
    <style:style style:name="T93" style:family="text">
      <style:text-properties fo:color="#00a933" loext:opacity="100%" fo:font-weight="bold" officeooo:rsid="0095b46d" style:font-weight-asian="bold" style:font-weight-complex="bold"/>
    </style:style>
    <style:style style:name="T94" style:family="text">
      <style:text-properties fo:color="#00a933" loext:opacity="100%" fo:font-weight="bold" officeooo:rsid="00b59ccc" style:font-weight-asian="bold" style:font-weight-complex="bold"/>
    </style:style>
    <style:style style:name="T95" style:family="text">
      <style:text-properties fo:color="#00a933" loext:opacity="100%" fo:font-weight="bold" officeooo:rsid="00b98414" style:font-weight-asian="bold" style:font-weight-complex="bold"/>
    </style:style>
    <style:style style:name="T96" style:family="text">
      <style:text-properties fo:color="#00a933" loext:opacity="100%" fo:font-weight="normal" officeooo:rsid="007b0d44" style:font-weight-asian="normal" style:font-weight-complex="normal"/>
    </style:style>
    <style:style style:name="T97" style:family="text">
      <style:text-properties fo:color="#00a933" loext:opacity="100%" fo:font-weight="normal" officeooo:rsid="00b59ccc" style:font-weight-asian="normal" style:font-weight-complex="normal"/>
    </style:style>
    <style:style style:name="T98" style:family="text">
      <style:text-properties fo:color="#00a933" loext:opacity="100%" fo:font-weight="normal" officeooo:rsid="00b98414" style:font-weight-asian="normal" style:font-weight-complex="normal"/>
    </style:style>
    <style:style style:name="T99" style:family="text">
      <style:text-properties fo:color="#00a933" loext:opacity="100%" officeooo:rsid="0095b46d"/>
    </style:style>
    <style:style style:name="T100" style:family="text">
      <style:text-properties fo:color="#00a933" loext:opacity="100%" officeooo:rsid="00b98414"/>
    </style:style>
    <style:style style:name="T101" style:family="text">
      <style:text-properties officeooo:rsid="0029cf22"/>
    </style:style>
    <style:style style:name="T102" style:family="text">
      <style:text-properties officeooo:rsid="002c1baa"/>
    </style:style>
    <style:style style:name="T103" style:family="text">
      <style:text-properties officeooo:rsid="002ef5a0"/>
    </style:style>
    <style:style style:name="T104" style:family="text">
      <style:text-properties officeooo:rsid="00316396"/>
    </style:style>
    <style:style style:name="T105" style:family="text">
      <style:text-properties officeooo:rsid="0032e848"/>
    </style:style>
    <style:style style:name="T106" style:family="text">
      <style:text-properties officeooo:rsid="0035597d"/>
    </style:style>
    <style:style style:name="T107" style:family="text">
      <style:text-properties officeooo:rsid="003671d6"/>
    </style:style>
    <style:style style:name="T108" style:family="text">
      <style:text-properties officeooo:rsid="003ae049"/>
    </style:style>
    <style:style style:name="T109" style:family="text">
      <style:text-properties officeooo:rsid="003d4efa"/>
    </style:style>
    <style:style style:name="T110" style:family="text">
      <style:text-properties officeooo:rsid="003ec1dc"/>
    </style:style>
    <style:style style:name="T111" style:family="text">
      <style:text-properties officeooo:rsid="003fb234"/>
    </style:style>
    <style:style style:name="T112" style:family="text">
      <style:text-properties officeooo:rsid="0040d334"/>
    </style:style>
    <style:style style:name="T113" style:family="text">
      <style:text-properties officeooo:rsid="00428c1f"/>
    </style:style>
    <style:style style:name="T114" style:family="text">
      <style:text-properties officeooo:rsid="0044e903"/>
    </style:style>
    <style:style style:name="T115" style:family="text">
      <style:text-properties officeooo:rsid="0046c4f9"/>
    </style:style>
    <style:style style:name="T116" style:family="text">
      <style:text-properties officeooo:rsid="004e2414"/>
    </style:style>
    <style:style style:name="T117" style:family="text">
      <style:text-properties officeooo:rsid="004e38ae"/>
    </style:style>
    <style:style style:name="T118" style:family="text">
      <style:text-properties officeooo:rsid="005687d6"/>
    </style:style>
    <style:style style:name="T119" style:family="text">
      <style:text-properties officeooo:rsid="00646415"/>
    </style:style>
    <style:style style:name="T120" style:family="text">
      <style:text-properties officeooo:rsid="00699ba2"/>
    </style:style>
    <style:style style:name="T121" style:family="text">
      <style:text-properties officeooo:rsid="006afdc5"/>
    </style:style>
    <style:style style:name="T122" style:family="text">
      <style:text-properties officeooo:rsid="006cfa17"/>
    </style:style>
    <style:style style:name="T123" style:family="text">
      <style:text-properties officeooo:rsid="006f88d8"/>
    </style:style>
    <style:style style:name="T124" style:family="text">
      <style:text-properties officeooo:rsid="0070c94d"/>
    </style:style>
    <style:style style:name="T125" style:family="text">
      <style:text-properties officeooo:rsid="00725260"/>
    </style:style>
    <style:style style:name="T126" style:family="text">
      <style:text-properties officeooo:rsid="007ca839"/>
    </style:style>
    <style:style style:name="T127" style:family="text">
      <style:text-properties officeooo:rsid="007f654d"/>
    </style:style>
    <style:style style:name="T128" style:family="text">
      <style:text-properties fo:font-style="italic" style:font-style-asian="italic" style:font-style-complex="italic"/>
    </style:style>
    <style:style style:name="T129" style:family="text">
      <style:text-properties fo:font-style="italic" officeooo:rsid="007f654d" style:font-style-asian="italic" style:font-style-complex="italic"/>
    </style:style>
    <style:style style:name="T130" style:family="text">
      <style:text-properties fo:font-style="italic" officeooo:rsid="008c4c2e" style:font-style-asian="italic" style:font-style-complex="italic"/>
    </style:style>
    <style:style style:name="T131" style:family="text">
      <style:text-properties fo:font-style="italic" officeooo:rsid="00bd74cd" style:font-style-asian="italic" style:font-style-complex="italic"/>
    </style:style>
    <style:style style:name="T132" style:family="text">
      <style:text-properties fo:font-style="italic" officeooo:rsid="00095f7a" style:font-style-asian="italic" style:font-style-complex="italic"/>
    </style:style>
    <style:style style:name="T133" style:family="text">
      <style:text-properties officeooo:rsid="00844f42"/>
    </style:style>
    <style:style style:name="T134" style:family="text">
      <style:text-properties officeooo:rsid="008465cb"/>
    </style:style>
    <style:style style:name="T135" style:family="text">
      <style:text-properties officeooo:rsid="0087702c"/>
    </style:style>
    <style:style style:name="T136" style:family="text">
      <style:text-properties officeooo:rsid="0088939e"/>
    </style:style>
    <style:style style:name="T137" style:family="text">
      <style:text-properties officeooo:rsid="008b40cd"/>
    </style:style>
    <style:style style:name="T138" style:family="text">
      <style:text-properties officeooo:rsid="008c4c2e"/>
    </style:style>
    <style:style style:name="T139" style:family="text">
      <style:text-properties officeooo:rsid="008ce83b"/>
    </style:style>
    <style:style style:name="T140" style:family="text">
      <style:text-properties officeooo:rsid="00915a36"/>
    </style:style>
    <style:style style:name="T141" style:family="text">
      <style:text-properties officeooo:rsid="0095115b"/>
    </style:style>
    <style:style style:name="T142" style:family="text">
      <style:text-properties officeooo:rsid="00962989"/>
    </style:style>
    <style:style style:name="T143" style:family="text">
      <style:text-properties officeooo:rsid="009949ca"/>
    </style:style>
    <style:style style:name="T144" style:family="text">
      <style:text-properties officeooo:rsid="0099675c"/>
    </style:style>
    <style:style style:name="T145" style:family="text">
      <style:text-properties officeooo:rsid="009b8ac7"/>
    </style:style>
    <style:style style:name="T146" style:family="text">
      <style:text-properties officeooo:rsid="009d74f0"/>
    </style:style>
    <style:style style:name="T147" style:family="text">
      <style:text-properties officeooo:rsid="009f3e52"/>
    </style:style>
    <style:style style:name="T148" style:family="text">
      <style:text-properties officeooo:rsid="00a0e649"/>
    </style:style>
    <style:style style:name="T149" style:family="text">
      <style:text-properties officeooo:rsid="00a21692"/>
    </style:style>
    <style:style style:name="T150" style:family="text">
      <style:text-properties officeooo:rsid="00a3dff8"/>
    </style:style>
    <style:style style:name="T151" style:family="text">
      <style:text-properties officeooo:rsid="00a4691d"/>
    </style:style>
    <style:style style:name="T152" style:family="text">
      <style:text-properties officeooo:rsid="00a95f50"/>
    </style:style>
    <style:style style:name="T153" style:family="text">
      <style:text-properties officeooo:rsid="00adec71"/>
    </style:style>
    <style:style style:name="T154" style:family="text">
      <style:text-properties officeooo:rsid="00afe1c2"/>
    </style:style>
    <style:style style:name="T155" style:family="text">
      <style:text-properties officeooo:rsid="00b08c69"/>
    </style:style>
    <style:style style:name="T156" style:family="text">
      <style:text-properties officeooo:rsid="00b198e3"/>
    </style:style>
    <style:style style:name="T157" style:family="text">
      <style:text-properties officeooo:rsid="00b4f632"/>
    </style:style>
    <style:style style:name="T158" style:family="text">
      <style:text-properties officeooo:rsid="00b59ccc"/>
    </style:style>
    <style:style style:name="T159" style:family="text">
      <style:text-properties officeooo:rsid="00b98414"/>
    </style:style>
    <style:style style:name="T160" style:family="text">
      <style:text-properties officeooo:rsid="00bae028"/>
    </style:style>
    <style:style style:name="T161" style:family="text">
      <style:text-properties officeooo:rsid="00bd74cd"/>
    </style:style>
    <style:style style:name="T162" style:family="text">
      <style:text-properties officeooo:rsid="00be60bc"/>
    </style:style>
    <style:style style:name="T163" style:family="text">
      <style:text-properties officeooo:rsid="00c32674"/>
    </style:style>
    <style:style style:name="T164" style:family="text">
      <style:text-properties officeooo:rsid="00c32748"/>
    </style:style>
    <style:style style:name="T165" style:family="text">
      <style:text-properties fo:color="#800080" loext:opacity="100%"/>
    </style:style>
    <style:style style:name="T166" style:family="text">
      <style:text-properties fo:color="#800080" loext:opacity="100%" fo:background-color="transparent" loext:char-shading-value="0"/>
    </style:style>
    <style:style style:name="T167" style:family="text">
      <style:text-properties fo:color="#800080" loext:opacity="100%" officeooo:rsid="00d94ca1"/>
    </style:style>
    <style:style style:name="T168" style:family="text">
      <style:text-properties fo:color="#800080" loext:opacity="100%" officeooo:rsid="00e2ebf7"/>
    </style:style>
    <style:style style:name="T169" style:family="text">
      <style:text-properties fo:color="#800080" loext:opacity="100%" officeooo:rsid="004e2414"/>
    </style:style>
    <style:style style:name="T170" style:family="text">
      <style:text-properties fo:color="#800080" loext:opacity="100%" officeooo:rsid="003ae049"/>
    </style:style>
    <style:style style:name="T171" style:family="text">
      <style:text-properties fo:color="#800080" loext:opacity="100%" officeooo:rsid="013f9947"/>
    </style:style>
    <style:style style:name="T172" style:family="text">
      <style:text-properties fo:color="#800080" loext:opacity="100%" officeooo:rsid="014084c3"/>
    </style:style>
    <style:style style:name="T173" style:family="text">
      <style:text-properties fo:color="#800080" loext:opacity="100%" officeooo:rsid="01360199"/>
    </style:style>
    <style:style style:name="T174" style:family="text">
      <style:text-properties fo:color="#800080" loext:opacity="100%" fo:font-size="12pt" officeooo:rsid="01344cd8" style:font-size-asian="12pt" style:font-size-complex="12pt"/>
    </style:style>
    <style:style style:name="T175" style:family="text">
      <style:text-properties officeooo:rsid="00c60c21"/>
    </style:style>
    <style:style style:name="T176" style:family="text">
      <style:text-properties officeooo:rsid="00cb5eca"/>
    </style:style>
    <style:style style:name="T177" style:family="text">
      <style:text-properties officeooo:rsid="00cc8e46"/>
    </style:style>
    <style:style style:name="T178" style:family="text">
      <style:text-properties officeooo:rsid="00cd0c3d"/>
    </style:style>
    <style:style style:name="T179" style:family="text">
      <style:text-properties officeooo:rsid="00d462c5"/>
    </style:style>
    <style:style style:name="T180" style:family="text">
      <style:text-properties officeooo:rsid="00d7964d"/>
    </style:style>
    <style:style style:name="T181" style:family="text">
      <style:text-properties officeooo:rsid="00d94ca1"/>
    </style:style>
    <style:style style:name="T182" style:family="text">
      <style:text-properties officeooo:rsid="00d99916"/>
    </style:style>
    <style:style style:name="T183" style:family="text">
      <style:text-properties officeooo:rsid="00e1c655"/>
    </style:style>
    <style:style style:name="T184" style:family="text">
      <style:text-properties officeooo:rsid="00e2ebf7"/>
    </style:style>
    <style:style style:name="T185" style:family="text">
      <style:text-properties officeooo:rsid="00e37bef"/>
    </style:style>
    <style:style style:name="T186" style:family="text">
      <style:text-properties officeooo:rsid="00e50237"/>
    </style:style>
    <style:style style:name="T187" style:family="text">
      <style:text-properties officeooo:rsid="00e6dc1b"/>
    </style:style>
    <style:style style:name="T188" style:family="text">
      <style:text-properties officeooo:rsid="00e8600b"/>
    </style:style>
    <style:style style:name="T189" style:family="text">
      <style:text-properties officeooo:rsid="00eab291"/>
    </style:style>
    <style:style style:name="T190" style:family="text">
      <style:text-properties officeooo:rsid="00ecb780"/>
    </style:style>
    <style:style style:name="T191" style:family="text">
      <style:text-properties officeooo:rsid="00edbd97"/>
    </style:style>
    <style:style style:name="T192" style:family="text">
      <style:text-properties officeooo:rsid="00ee9643"/>
    </style:style>
    <style:style style:name="T193" style:family="text">
      <style:text-properties officeooo:rsid="00f4da53"/>
    </style:style>
    <style:style style:name="T194" style:family="text">
      <style:text-properties officeooo:rsid="00fa9d28"/>
    </style:style>
    <style:style style:name="T195" style:family="text">
      <style:text-properties officeooo:rsid="00fccd0a"/>
    </style:style>
    <style:style style:name="T196" style:family="text">
      <style:text-properties officeooo:rsid="00febc33"/>
    </style:style>
    <style:style style:name="T197" style:family="text">
      <style:text-properties officeooo:rsid="00ff1d32"/>
    </style:style>
    <style:style style:name="T198" style:family="text">
      <style:text-properties officeooo:rsid="011363b1"/>
    </style:style>
    <style:style style:name="T199" style:family="text">
      <style:text-properties officeooo:rsid="0113c396"/>
    </style:style>
    <style:style style:name="T200" style:family="text">
      <style:text-properties officeooo:rsid="0115288a"/>
    </style:style>
    <style:style style:name="T201" style:family="text">
      <style:text-properties officeooo:rsid="01170828"/>
    </style:style>
    <style:style style:name="T202" style:family="text">
      <style:text-properties officeooo:rsid="0117d22f"/>
    </style:style>
    <style:style style:name="T203" style:family="text">
      <style:text-properties officeooo:rsid="00095f7a"/>
    </style:style>
    <style:style style:name="T204" style:family="text">
      <style:text-properties officeooo:rsid="001e9925"/>
    </style:style>
    <style:style style:name="T205" style:family="text">
      <style:text-properties officeooo:rsid="0024b6e4"/>
    </style:style>
    <style:style style:name="T206" style:family="text">
      <style:text-properties officeooo:rsid="0012c6af"/>
    </style:style>
    <style:style style:name="T207" style:family="text">
      <style:text-properties officeooo:rsid="002ad3ed"/>
    </style:style>
    <style:style style:name="T208" style:family="text">
      <style:text-properties officeooo:rsid="00326b16"/>
    </style:style>
    <style:style style:name="T209" style:family="text">
      <style:text-properties officeooo:rsid="0012ade1"/>
    </style:style>
    <style:style style:name="T210" style:family="text">
      <style:text-properties officeooo:rsid="00297efd"/>
    </style:style>
    <style:style style:name="T211" style:family="text">
      <style:text-properties officeooo:rsid="00119995"/>
    </style:style>
    <style:style style:name="T212" style:family="text">
      <style:text-properties officeooo:rsid="0021108a"/>
    </style:style>
    <style:style style:name="T213" style:family="text">
      <style:text-properties officeooo:rsid="0014239d"/>
    </style:style>
    <style:style style:name="T214" style:family="text">
      <style:text-properties officeooo:rsid="0017c05c"/>
    </style:style>
    <style:style style:name="T215" style:family="text">
      <style:text-properties officeooo:rsid="00189599"/>
    </style:style>
    <style:style style:name="T216" style:family="text">
      <style:text-properties officeooo:rsid="0022ed79"/>
    </style:style>
    <style:style style:name="T217" style:family="text">
      <style:text-properties officeooo:rsid="001b007a"/>
    </style:style>
    <style:style style:name="T218" style:family="text">
      <style:text-properties officeooo:rsid="011ccb47"/>
    </style:style>
    <style:style style:name="T219" style:family="text">
      <style:text-properties officeooo:rsid="0037f4a6"/>
    </style:style>
    <style:style style:name="T220" style:family="text">
      <style:text-properties officeooo:rsid="003a28d6"/>
    </style:style>
    <style:style style:name="T221" style:family="text">
      <style:text-properties officeooo:rsid="002e4433"/>
    </style:style>
    <style:style style:name="T222" style:family="text">
      <style:text-properties officeooo:rsid="0032b739"/>
    </style:style>
    <style:style style:name="T223" style:family="text">
      <style:text-properties officeooo:rsid="002d1428"/>
    </style:style>
    <style:style style:name="T224" style:family="text">
      <style:text-properties officeooo:rsid="002f9a83"/>
    </style:style>
    <style:style style:name="T225" style:family="text">
      <style:text-properties officeooo:rsid="0126b7c5"/>
    </style:style>
    <style:style style:name="T226" style:family="text">
      <style:text-properties officeooo:rsid="0128836d"/>
    </style:style>
    <style:style style:name="T227" style:family="text">
      <style:text-properties officeooo:rsid="012d133d"/>
    </style:style>
    <style:style style:name="T228" style:family="text">
      <style:text-properties officeooo:rsid="01302bb9"/>
    </style:style>
    <style:style style:name="T229" style:family="text">
      <style:text-properties officeooo:rsid="0133d67a"/>
    </style:style>
    <style:style style:name="T230" style:family="text">
      <style:text-properties officeooo:rsid="01360199"/>
    </style:style>
    <style:style style:name="T231" style:family="text">
      <style:text-properties officeooo:rsid="01370a29"/>
    </style:style>
    <style:style style:name="T232" style:family="text">
      <style:text-properties officeooo:rsid="013aa1ed"/>
    </style:style>
    <style:style style:name="T233" style:family="text">
      <style:text-properties officeooo:rsid="013bc7e6"/>
    </style:style>
    <style:style style:name="T234" style:family="text">
      <style:text-properties fo:font-size="12pt" style:font-size-asian="12pt" style:font-size-complex="12pt"/>
    </style:style>
    <style:style style:name="T235" style:family="text">
      <style:text-properties fo:font-size="12pt" officeooo:rsid="0166dcc4" style:font-size-asian="12pt" style:font-size-complex="12pt"/>
    </style:style>
    <style:style style:name="T236" style:family="text">
      <style:text-properties fo:font-size="12pt" officeooo:rsid="01680eeb" style:font-size-asian="12pt" style:font-size-complex="12pt"/>
    </style:style>
    <style:style style:name="T237" style:family="text">
      <style:text-properties fo:font-size="12pt" officeooo:rsid="01344cd8" style:font-size-asian="12pt" style:font-size-complex="12pt"/>
    </style:style>
    <style:style style:name="T238" style:family="text">
      <style:text-properties fo:font-size="12pt" officeooo:rsid="01360199" style:font-size-asian="12pt" style:font-size-complex="12pt"/>
    </style:style>
    <style:style style:name="T239" style:family="text">
      <style:text-properties fo:font-size="12pt" officeooo:rsid="01370a29" style:font-size-asian="12pt" style:font-size-complex="12pt"/>
    </style:style>
    <style:style style:name="T240" style:family="text">
      <style:text-properties fo:font-size="12pt" officeooo:rsid="0137cc74" style:font-size-asian="12pt" style:font-size-complex="12pt"/>
    </style:style>
    <style:style style:name="T241" style:family="text">
      <style:text-properties fo:font-size="12pt" officeooo:rsid="016c3c1d" style:font-size-asian="12pt" style:font-size-complex="12pt"/>
    </style:style>
    <style:style style:name="T242" style:family="text">
      <style:text-properties fo:font-size="12pt" officeooo:rsid="0171e61a" style:font-size-asian="12pt" style:font-size-complex="12pt"/>
    </style:style>
    <style:style style:name="T243" style:family="text">
      <style:text-properties officeooo:rsid="0141a1f1"/>
    </style:style>
    <style:style style:name="T244" style:family="text">
      <style:text-properties officeooo:rsid="01443203"/>
    </style:style>
    <style:style style:name="T245" style:family="text">
      <style:text-properties officeooo:rsid="014631ee"/>
    </style:style>
    <style:style style:name="T246" style:family="text">
      <style:text-properties officeooo:rsid="014ac614"/>
    </style:style>
    <style:style style:name="T247" style:family="text">
      <style:text-properties officeooo:rsid="014f89b2"/>
    </style:style>
    <style:style style:name="T248" style:family="text">
      <style:text-properties officeooo:rsid="0162b217"/>
    </style:style>
    <style:style style:name="T249" style:family="text">
      <style:text-properties style:font-name="Liberation Mono" fo:font-size="12pt" officeooo:rsid="0166dcc4" style:font-name-asian="Noto Sans Mono CJK SC" style:font-size-asian="12pt" style:font-name-complex="Liberation Mono" style:font-size-complex="12pt"/>
    </style:style>
    <style:style style:name="T250" style:family="text">
      <style:text-properties style:font-name="Liberation Mono" fo:font-size="12pt" officeooo:rsid="016a4fd4" style:font-name-asian="Noto Sans Mono CJK SC" style:font-size-asian="12pt" style:font-name-complex="Liberation Mono" style:font-size-complex="12pt"/>
    </style:style>
    <style:style style:name="T251" style:family="text">
      <style:text-properties style:font-name="Liberation Mono" fo:font-size="12pt" officeooo:rsid="016b80f6" style:font-name-asian="Noto Sans Mono CJK SC" style:font-size-asian="12pt" style:font-name-complex="Liberation Mono" style:font-size-complex="12pt"/>
    </style:style>
    <style:style style:name="T252" style:family="text">
      <style:text-properties officeooo:rsid="01697ec1"/>
    </style:style>
    <style:style style:name="T253" style:family="text">
      <style:text-properties officeooo:rsid="0169a8b1"/>
    </style:style>
    <style:style style:name="T254" style:family="text">
      <style:text-properties officeooo:rsid="016a4fd4"/>
    </style:style>
    <style:style style:name="T255" style:family="text">
      <style:text-properties officeooo:rsid="016c3c1d"/>
    </style:style>
    <style:style style:name="T256" style:family="text">
      <style:text-properties officeooo:rsid="01711e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 SERVEUR APACHE</text:p>
      <text:p text:style-name="P1"/>
      <text:p text:style-name="P1"><text:span text:style-name="T1">sudo systemctl restart apache2</text:span> (relance apache2)</text:p>
      <text:p text:style-name="P1"/>
      <text:p text:style-name="P1"/>
      <text:p text:style-name="P1"/>
      <text:p text:style-name="P1"/>
      <text:p text:style-name="P1"/>
      <text:p text:style-name="P1">INSTRUCTIONS PHP</text:p>
      <text:p text:style-name="P1"/>
      <text:p text:style-name="P1"><text:span text:style-name="T37">ternary operator</text:span>:</text:p>
      <text:p text:style-name="P1">the expression <text:s text:c="2"/><text:span text:style-name="T1">expr1 ? expr2 : expr3</text:span> <text:s text:c="3"/>evaluates to expr2 if expr1 is evaluated to true otherwise evaluates to expr3</text:p>
      <text:p text:style-name="P4"/>
      <text:p text:style-name="P142">iterat<text:span text:style-name="T87">ing</text:span> over an array or an Iterable object:</text:p>
      <text:p text:style-name="P206">foreach (iterable_expression as $value)</text:p>
      <text:p text:style-name="P207">{</text:p>
      <text:p text:style-name="P206"><text:s text:c="4"/>…</text:p>
      <text:p text:style-name="P207">}</text:p>
      <text:p text:style-name="P206">foreach (iterable_expression as $key =&gt; $value)</text:p>
      <text:p text:style-name="P207">{</text:p>
      <text:p text:style-name="P207"><text:s text:c="4"/>…</text:p>
      <text:p text:style-name="P207">}</text:p>
      <text:p text:style-name="P206"/>
      <text:p text:style-name="P2"><text:span text:style-name="T37">push</text:span><text:span text:style-name="T39">ing</text:span><text:span text:style-name="T37"> </text:span><text:span text:style-name="T38">an</text:span><text:span text:style-name="T37"> element</text:span>:</text:p>
      <text:p text:style-name="P206">$array[] = $var;</text:p>
      <text:p text:style-name="P2"/>
      <text:p text:style-name="P5"><text:span text:style-name="T37">count</text:span><text:span text:style-name="T39">ing</text:span><text:span text:style-name="T37"> all elements in an array recursively</text:span>:</text:p>
      <text:p text:style-name="P208">count($<text:span text:style-name="T102">value</text:span>,COUNT_RECURSIVE);</text:p>
      <text:p text:style-name="P5"/>
      <text:p text:style-name="P137">execut<text:span text:style-name="T87">ing</text:span> <text:span text:style-name="T89">PDO </text:span>prepared <text:span text:style-name="T89">s</text:span>tatement:</text:p>
      <text:p text:style-name="P210">$prep = $pdo-&gt;prepare('SELECT * FROM table WHERE col = :value');</text:p>
      <text:p text:style-name="P210">$prep-&gt;execute(array( 'value' =&gt; $value));</text:p>
      <text:p text:style-name="P210">$data = $prep-&gt;fetchAll();</text:p>
      <text:p text:style-name="P209"/>
      <text:p text:style-name="P5"/>
      <text:p text:style-name="P5"/>
      <text:p text:style-name="P143">Affecting PHP’s Behavior – PHP Options/info</text:p>
      <text:p text:style-name="P1"><text:span text:style-name="T1">phpinfo(</text:span><text:span text:style-name="T20">$int flags=INFO_ALL</text:span><text:span text:style-name="T1">): </text:span><text:span text:style-name="T20">bool</text:span> <text:s text:c="3"/>(informations about PHP's configuration)</text:p>
      <text:p text:style-name="P1"/>
      <text:p text:style-name="P1"/>
      <text:p text:style-name="P143">Variable and Type Related Extension<text:span text:style-name="T88">s</text:span> – Variable Handling</text:p>
      <text:p text:style-name="P1"><text:span text:style-name="T1">isset(mixed $var): bool</text:span> <text:s/>(determine if a variable is declared and is different than null)</text:p>
      <text:p text:style-name="P1"><text:span text:style-name="T1">empty(mixed $var):bool</text:span> <text:s/>(determine if a variable is empty, i.e. if it does not exist or its value is false)</text:p>
      <text:p text:style-name="P1"/>
      <text:p text:style-name="P1"/>
      <text:p text:style-name="P145">Variable and Type Related Extension<text:span text:style-name="T88">s</text:span> - Array<text:span text:style-name="T101">s</text:span></text:p>
      <text:p text:style-name="P1"><text:span text:style-name="T1">count(Countable|array $value, int $mode=COUNT_NORMAL): int</text:span> <text:s/>(count all elements in an array or in a Countable object) </text:p>
      <text:p text:style-name="P1"><text:tab/><text:tab/><text:tab/><text:tab/> <text:s text:c="3"/></text:p>
      <text:p text:style-name="P144">Text Processing - Strings</text:p>
      <text:p text:style-name="P1"><text:span text:style-name="T1">trim(string $string, string $characters=" \n\r\t\v\x00"): string</text:span> <text:s text:c="2"/>(strip whitespace from the begining and end of a string)</text:p>
      <text:p text:style-name="P1"><text:span text:style-name="T1">explode(string $separator, string $string, int $limit=PHP_INT_MAX): array</text:span> <text:s/>(split a string with a string)</text:p>
      <text:p text:style-name="P1"><text:span text:style-name="T1">strlen(string $string): int</text:span> (get string length)</text:p>
      <text:p text:style-name="P1"><text:span text:style-name="T1">chr(int $codepoint): string </text:span><text:s/>(generate a single-byte string from a number)</text:p>
      <text:p text:style-name="P1"><text:span text:style-name="T1">ord(string $character): int</text:span> <text:s/>(convert the first byte of string to value between 0 and 255)</text:p>
      <text:p text:style-name="P1"/>
      <text:p text:style-name="P1"/>
      <text:p text:style-name="P145">Cryptography Extensions – Password Hashing</text:p>
      <text:p text:style-name="P1"><text:span text:style-name="T1">password_hash(string $password, strin</text:span><text:span text:style-name="T21">g</text:span><text:span text:style-name="T1">|int|null $algo, array $option=[]): string</text:span> (return a password hash)</text:p>
      <text:p text:style-name="P1"><text:span text:style-name="T1">password_verify(string $password, string $hash): bool</text:span> (verify if a password matches a hash)</text:p>
      <text:p text:style-name="P1"/>
      <text:p text:style-name="P1"/>
      <text:p text:style-name="P145">File System Related Extensions – File System</text:p>
      <text:p text:style-name="P1"><text:span text:style-name="T1">dirname(string $path, int $level=1): string</text:span> <text:s/>(return a parent's directory path)</text:p>
      <text:p text:style-name="P6"><text:span text:style-name="T1">fopen(string $filename, string $mode, bool $use_include_path=false, resource|null context=null): resource|false</text:span> (open file or URL)</text:p>
      <text:p text:style-name="P6"><text:span text:style-name="T1">file(string $filename, int $flags=0, resource|null $context=null): array|false</text:span> <text:s/>(read entire file into an array)</text:p>
      <text:p text:style-name="P1"/>
      <text:p text:style-name="P1"/>
      <text:p text:style-name="P143">Other services - Network</text:p>
      <text:p text:style-name="P3"><text:span text:style-name="T1">header(string $head, bool $replace=true, int $response_code=0)</text:span> <text:s text:c="2"/>(send a raw HTTP header)</text:p>
      <text:p text:style-name="P1"/>
      <text:p text:style-name="P1"/>
      <text:p text:style-name="P1"/>
      <text:p text:style-name="P136">L<text:span text:style-name="T47">ist of resource type:</text:span></text:p>
      <text:p text:style-name="P6"><text:span text:style-name="T1">stream</text:span> (file handle) created by<text:span text:style-name="T123"> </text:span><text:span text:style-name="T48">fopen</text:span>()</text:p>
      <text:p text:style-name="P1"/>
      <text:p text:style-name="P1"/>
      <text:p text:style-name="P1"/>
      <text:p text:style-name="P1"/>
      <text:p text:style-name="P1">HTML TAGS AND <text:span text:style-name="T84">ATTRIBUTES</text:span></text:p>
      <text:p text:style-name="P1"/>
      <text:p text:style-name="P126"/>
      <text:p text:style-name="P127"/>
      <text:p text:style-name="P13">Global Attributes:</text:p>
      <text:p text:style-name="P14"><text:tab/><text:span text:style-name="T22">class</text:span><text:span text:style-name="T67"> <text:s/>(space-separated list of the case-sensitive classes of the element)</text:span></text:p>
      <text:p text:style-name="P14"><text:tab/><text:span text:style-name="T22">id</text:span></text:p>
      <text:p text:style-name="P14"><text:span text:style-name="T1"><text:tab/>style</text:span> <text:s/>(CSS styling declarations to be applied to the element)<text:tab/></text:p>
      <text:p text:style-name="P128"/>
      <text:p text:style-name="P128">DPI</text:p>
      <text:p text:style-name="P128">Dots Per Inch<text:tab/><text:tab/><text:tab/>(density in printed image)</text:p>
      <text:p text:style-name="P128"/>
      <text:p text:style-name="P128">PPI</text:p>
      <text:p text:style-name="P128">Pixels Per Inch<text:tab/><text:tab/>(density in displayed image)</text:p>
      <text:p text:style-name="P128"/>
      <text:p text:style-name="P129">viewport</text:p>
      <text:p text:style-name="P555"><text:span text:style-name="T235">The browser's viewport is the area of the window in which web content </text:span><text:span text:style-name="T249">can be seen.</text:span></text:p>
      <text:p text:style-name="P129"/>
      <text:p text:style-name="P129">visual viewport</text:p>
      <text:p text:style-name="P129">The portion of the viewport that is currently visible is called the visual viewport. It can be smaller than the layout viewport such as when the user has pinched-zoomed.</text:p>
      <text:p text:style-name="P13"/>
      <text:p text:style-name="P146">Main root</text:p>
      <text:p text:style-name="P18"><text:span text:style-name="T48">&lt;html&gt;</text:span> <text:s text:c="2"/>(the root element. It represents the root, i.e. top-level element of the html document. All other elements must be descendants of this element)</text:p>
      <text:p text:style-name="P18"/>
      <text:p text:style-name="P146">Document metadata</text:p>
      <text:p text:style-name="P13"><text:span text:style-name="T48">&lt;</text:span><text:span text:style-name="T49">head&gt;</text:span><text:span text:style-name="T103"> <text:s/>(contain the machine-readable informations,i.e. metadata, about the document</text:span></text:p>
      <text:p text:style-name="P13"><text:span text:style-name="T48">&lt;</text:span><text:span text:style-name="T49">title&gt;</text:span><text:span text:style-name="T103"> <text:s/>(define the document’s title that is shown in a browser’s title bar or in the page’s tab</text:span></text:p>
      <text:p text:style-name="P21"><text:span text:style-name="T48">&lt;</text:span><text:span text:style-name="T50">meta&gt;</text:span><text:span text:style-name="T108"> <text:s/>(the metadata html element)</text:span></text:p>
      <text:p text:style-name="P21"><text:tab/><text:span text:style-name="T27">charset</text:span><text:span text:style-name="T108"> = </text:span><text:span text:style-name="T169">"</text:span><text:span text:style-name="T170">utf-8</text:span><text:span text:style-name="T169">"</text:span></text:p>
      <text:p text:style-name="P21"><text:s text:c="5"/><text:span text:style-name="T27">name</text:span><text:span text:style-name="T108"> <text:tab/>(the name and content attributes can be used together to provide document metadata in terms of name-value pairs)</text:span></text:p>
      <text:p text:style-name="P21"><text:tab/><text:span text:style-name="T27">content</text:span><text:span text:style-name="T108"> </text:span></text:p>
      <text:p text:style-name="P65"><text:tab/><text:span text:style-name="T1">name</text:span> = <text:span text:style-name="T165">"viewport"</text:span> <text:span text:style-name="T1">content</text:span> = <text:span text:style-name="T165">"width=device-width, initial-scale=1.0"</text:span><text:tab/></text:p>
      <text:p text:style-name="P116"><text:span text:style-name="T48">&lt;link&gt;</text:span><text:tab/>(specifie relationships between the current document and an external resource)</text:p>
      <text:p text:style-name="P116"><text:tab/><text:span text:style-name="T1">href</text:span></text:p>
      <text:p text:style-name="P116"><text:tab/><text:span text:style-name="T1">rel</text:span><text:tab/>(give the name of a relationship between the linked document and the current document)</text:p>
      <text:p text:style-name="P116"><text:tab/><text:span text:style-name="T1">type</text:span><text:tab/>(define the type of the content linked to. The value of the attribute should be a MIME type)</text:p>
      <text:p text:style-name="P116"><text:tab/></text:p>
      <text:p text:style-name="P65"/>
      <text:p text:style-name="P19"><text:span text:style-name="T37">Sectioning root</text:span> </text:p>
      <text:p text:style-name="P19"><text:span text:style-name="T48">&lt;body&gt;</text:span> <text:s text:c="2"/>(the content of an html document)</text:p>
      <text:p text:style-name="P29"><text:tab/><text:span text:style-name="T1">onload</text:span> <text:s text:c="2"/>(the function to call when the document has finished loading)</text:p>
      <text:p text:style-name="P19"/>
      <text:p text:style-name="P149">Content sectioning</text:p>
      <text:p text:style-name="P23"><text:span text:style-name="T48">&lt;h1&gt;</text:span> <text:span text:style-name="T116">...</text:span> <text:span text:style-name="T48">&lt;h6&gt;</text:span> (the six levels of section heading)</text:p>
      <text:p text:style-name="P25"><text:span text:style-name="T48">&lt;header&gt;</text:span> <text:s/>(represent introductory content)</text:p>
      <text:p text:style-name="P25"><text:span text:style-name="T48">&lt;main</text:span><text:span text:style-name="T53">&gt;</text:span> <text:s/>(the dominent content of the body of a document)</text:p>
      <text:p text:style-name="P26"><text:span text:style-name="T48">&lt;footer&gt;</text:span> <text:s/>(a footer for its nearest sectioning content or sectioning root element)</text:p>
      <text:p text:style-name="P26"><text:span text:style-name="T48">&lt;nav&gt;</text:span> <text:s/>(a section of the page whose purpose is to provide navigation links either within the current document or to other documents)</text:p>
      <text:p text:style-name="P26"><text:span text:style-name="T48">&lt;article&gt;</text:span> <text:s text:c="2"/>(a self-contained composition in a document which is intended to be independently distributable or reusable </text:p>
      <text:p text:style-name="P27"><text:span text:style-name="T48">&lt;section&gt;</text:span> <text:s text:c="2"/>(a generic standalone section of a document)</text:p>
      <text:p text:style-name="P27"><text:span text:style-name="T48">&lt;aside&gt;</text:span> <text:s text:c="2"/>(a portion of the document whose content is only partially related to the document's main content)</text:p>
      <text:p text:style-name="P23"/>
      <text:p text:style-name="P23"/>
      <text:p text:style-name="P149">Text content</text:p>
      <text:p text:style-name="P23"><text:span text:style-name="T48">&lt;p&gt;</text:span> <text:s text:c="2"/>(the paragraph<text:span text:style-name="T117"> element</text:span>)</text:p>
      <text:p text:style-name="P24"><text:span text:style-name="T48">&lt;hr&gt;</text:span> <text:s/>(the thematic break, i.e. horizontal rule element)</text:p>
      <text:p text:style-name="P38"><text:span text:style-name="T48">&lt;pre&gt;</text:span> <text:s/>(preformated text which is to be <text:span text:style-name="T125">presented</text:span> exactly as written in the <text:span text:style-name="T125">HTML</text:span> file)</text:p>
      <text:p text:style-name="P46"><text:span text:style-name="T48">&lt;ul&gt;</text:span> <text:s/>(unordered list of items)</text:p>
      <text:p text:style-name="P46"><text:span text:style-name="T48">&lt;ol&gt;</text:span> <text:s/>(ordered list of items)</text:p>
      <text:p text:style-name="P46"><text:tab/><text:span text:style-name="T1">type</text:span> = <text:span text:style-name="T165">"1"</text:span> (default) , <text:span text:style-name="T165">"A"</text:span> , <text:span text:style-name="T165">"I"</text:span> , <text:span text:style-name="T165">"i"</text:span></text:p>
      <text:p text:style-name="P46"><text:span text:style-name="T48">&lt;li&gt;</text:span> <text:s/>(list item)</text:p>
      <text:p text:style-name="P46"><text:span text:style-name="T48">&lt;dl&gt;</text:span> <text:s/>(description list element. The element encloses a group of terms, specified by the dt element, and descriptions , provided by dd elements. <text:span text:style-name="T140">Common uses of this element are to implement a glossary or to display metadata, i.e. a list of key-value pairs.</text:span> </text:p>
      <text:p text:style-name="P47"><text:span text:style-name="T48">&lt;dt&gt;</text:span> <text:s/>(a term in a dicription or definition list)</text:p>
      <text:p text:style-name="P47"><text:span text:style-name="T48">&lt;dd&gt;</text:span> <text:s/>(description, definition or value of the preceeding term in the description list)</text:p>
      <text:p text:style-name="P63"><text:span text:style-name="T48">&lt;div&gt;</text:span> <text:s/>(generic contener for flow content)</text:p>
      <text:p text:style-name="P558"><text:span text:style-name="T48">&lt;figure&gt;</text:span><text:tab/>(it represents a self-contained content, with potentially an optional caption. The figure, the caption and its contents are referenced as a single unit)</text:p>
      <text:p text:style-name="P559"><text:span text:style-name="T48">&lt;figcaption&gt; </text:span><text:s/>(a caption or legend discribing the rest of the contents of its parent <text:span text:style-name="T128">&lt;figure&gt; </text:span>element<text:span text:style-name="T203">. The </text:span><text:span text:style-name="T132">&lt;figcaption&gt;</text:span><text:span text:style-name="T203"> element must be the first or last child of its parent)</text:span></text:p>
      <text:p text:style-name="P46"/>
      <text:p text:style-name="P149">Inline text sementic</text:p>
      <text:p text:style-name="P23"><text:span text:style-name="T48">&lt;b&gt;</text:span> <text:s/><text:span text:style-name="T109">(boldface element)</text:span></text:p>
      <text:p text:style-name="P23"><text:span text:style-name="T48">&lt;</text:span><text:span text:style-name="T51">strong&gt;</text:span><text:span text:style-name="T109"> <text:s/>(indicate the contents have strong importence, seriousness or urgency. By default the contents are rendered with bold type)</text:span></text:p>
      <text:p text:style-name="P23"><text:span text:style-name="T48">&lt;i&gt;</text:span> <text:s text:c="2"/><text:span text:style-name="T110">(italicized type element)</text:span></text:p>
      <text:p text:style-name="P23"><text:span text:style-name="T48">&lt;</text:span><text:span text:style-name="T52">em&gt;</text:span><text:span text:style-name="T110"> <text:s/>(mark text that has stress emphasis. By default the text is rendered with italicized type)</text:span></text:p>
      <text:p text:style-name="P23"><text:span text:style-name="T48">&lt;br/&gt;</text:span> <text:s/><text:span text:style-name="T110">(produce a line break in text)</text:span></text:p>
      <text:p text:style-name="P23"><text:span text:style-name="T48">&lt;small&gt;</text:span> <text:s/><text:span text:style-name="T110">(side-comment or small print. By default the text is rendered one font-size smaller)</text:span></text:p>
      <text:p text:style-name="P23"><text:span text:style-name="T48">&lt;sub&gt;</text:span> <text:s/><text:span text:style-name="T111">(subscipt element)</text:span></text:p>
      <text:p text:style-name="P23"><text:span text:style-name="T48">&lt;sup&gt;</text:span> <text:s/><text:span text:style-name="T111">(superscript element)</text:span></text:p>
      <text:p text:style-name="P31"><text:span text:style-name="T48">&lt;a&gt;</text:span><text:tab/>(anchor tag)<text:tab/><text:tab/><text:tab/></text:p>
      <text:p text:style-name="P20"><text:s text:c="4"/><text:span text:style-name="T120"><text:s/></text:span><text:span text:style-name="T1">href</text:span> <text:span text:style-name="T184">= </text:span><text:span text:style-name="T168">"</text:span><text:span text:style-name="T165">URL</text:span><text:span text:style-name="T168">_</text:span><text:span text:style-name="T165">of</text:span><text:span text:style-name="T168">_</text:span><text:span text:style-name="T165">the</text:span><text:span text:style-name="T168">_</text:span><text:span text:style-name="T165">destination</text:span><text:span text:style-name="T168">"</text:span><text:span text:style-name="T184">, </text:span><text:span text:style-name="T168">"#fragment_id"</text:span><text:span text:style-name="T184"> </text:span></text:p>
      <text:p text:style-name="P32"><text:tab/><text:span text:style-name="T1">target</text:span> =<text:span text:style-name="T184"> </text:span><text:span text:style-name="T168">"</text:span><text:span text:style-name="T165">_blank</text:span><text:span text:style-name="T168">"</text:span> <text:s text:c="2"/>(display the linked URL in a new tab)</text:p>
      <text:p text:style-name="P63"><text:span text:style-name="T48">&lt;span&gt;</text:span> <text:s text:c="2"/>(generic inline containe for phrasing content)</text:p>
      <text:p text:style-name="P32"><text:tab/></text:p>
      <text:p text:style-name="P28"/>
      <text:p text:style-name="P148">Scripting</text:p>
      <text:p text:style-name="P316">&lt;script&gt;</text:p>
      <text:p text:style-name="P41"><text:s text:c="4"/><text:span text:style-name="T120"><text:s/></text:span><text:span text:style-name="T1">src</text:span> </text:p>
      <text:p text:style-name="P42"><text:tab/><text:span text:style-name="T1">defer</text:span> <text:s/>(indicate a browser that the script is meant to be executed after the document has been parsed but before firing <text:span text:style-name="T128">DOMContentLoaded</text:span><text:span text:style-name="T138">. Scripts with the defer attribute prevent </text:span><text:span text:style-name="T130">DOMContentLoaded</text:span><text:span text:style-name="T138"> event from firing until the script has loaded and finished evaluated)</text:span></text:p>
      <text:p text:style-name="P317">&lt;canvas&gt;</text:p>
      <text:p text:style-name="P28"><text:tab/><text:span text:style-name="T1">width</text:span></text:p>
      <text:p text:style-name="P28"><text:tab/><text:span text:style-name="T1">height</text:span></text:p>
      <text:p text:style-name="P19"/>
      <text:p text:style-name="P151">Image and multimedia</text:p>
      <text:p text:style-name="P318">&lt;img/&gt;</text:p>
      <text:p text:style-name="P32"><text:tab/><text:span text:style-name="T1">src</text:span></text:p>
      <text:p text:style-name="P32"><text:tab/><text:span text:style-name="T1">alt</text:span><text:span text:style-name="T121"><text:tab/>(a text description of the image)</text:span></text:p>
      <text:p text:style-name="P36"><text:tab/><text:span text:style-name="T1">width</text:span></text:p>
      <text:p text:style-name="P36"><text:tab/><text:span text:style-name="T1">height</text:span></text:p>
      <text:p text:style-name="P319">&lt;video&gt;</text:p>
      <text:p text:style-name="P34"><text:tab/><text:span text:style-name="T1">src</text:span></text:p>
      <text:p text:style-name="P34"><text:tab/><text:span text:style-name="T1">controls</text:span><text:tab/> <text:s/>(allow the user to control video playback, has no value)</text:p>
      <text:p text:style-name="P34"><text:tab/><text:span text:style-name="T1">autoplay</text:span></text:p>
      <text:p text:style-name="P34"><text:tab/><text:span text:style-name="T1">loop</text:span></text:p>
      <text:p text:style-name="P34"><text:tab/><text:span text:style-name="T1">width</text:span></text:p>
      <text:p text:style-name="P34"><text:tab/><text:span text:style-name="T1">height</text:span></text:p>
      <text:p text:style-name="P34"><text:tab/><text:span text:style-name="T1">poster</text:span> <text:s text:c="2"/>(a URL for an image to be shown as the poster frame)</text:p>
      <text:p text:style-name="P321">&lt;audio&gt;</text:p>
      <text:p text:style-name="P112"><text:tab/><text:span text:style-name="T1">src</text:span></text:p>
      <text:p text:style-name="P112"><text:tab/><text:span text:style-name="T1">controls</text:span></text:p>
      <text:p text:style-name="P33"/>
      <text:p text:style-name="P33"/>
      <text:p text:style-name="P152">Embedd<text:span text:style-name="T122">ed</text:span> conte<text:span text:style-name="T122">nt</text:span></text:p>
      <text:p text:style-name="P35"><text:span text:style-name="T48">&lt;iframe&gt;</text:span> <text:s/>(inline frame element. It represents a nested browsing context, embedding another HTML page into the current one. The browsing context that embeds the others is called the parent browsing context)</text:p>
      <text:p text:style-name="P35"><text:tab/><text:span text:style-name="T1">src</text:span></text:p>
      <text:p text:style-name="P35"><text:tab/><text:span text:style-name="T1">title</text:span></text:p>
      <text:p text:style-name="P35"><text:tab/><text:span text:style-name="T1">width</text:span></text:p>
      <text:p text:style-name="P66"><text:span text:style-name="T122"><text:tab/></text:span><text:span text:style-name="T25">heigh</text:span><text:span text:style-name="T26">t</text:span></text:p>
      <text:p text:style-name="P65"><text:span text:style-name="T26"><text:tab/></text:span><text:span text:style-name="T1">frameborder</text:span></text:p>
      <text:p text:style-name="P33"/>
      <text:p text:style-name="P33"/>
      <text:p text:style-name="P154">Table content</text:p>
      <text:p text:style-name="P320">&lt;table&gt;</text:p>
      <text:p text:style-name="P47"><text:span text:style-name="T48">&lt;tr&gt;</text:span> <text:s text:c="2"/>(table row element)</text:p>
      <text:p text:style-name="P48"><text:span text:style-name="T48">&lt;td&gt;</text:span> <text:s text:c="2"/>(table data cell element)</text:p>
      <text:p text:style-name="P48"><text:tab/><text:span text:style-name="T1">colspan</text:span> <text:s text:c="2"/>(the number of columns the cell extends)</text:p>
      <text:p text:style-name="P48"><text:tab/><text:span text:style-name="T1">rowspan</text:span><text:tab/>(the number of rows the cell extends)</text:p>
      <text:p text:style-name="P48"><text:span text:style-name="T48">&lt;th&gt;</text:span> <text:s text:c="2"/>(table header element. To define a cell as the header of a group of table cells)</text:p>
      <text:p text:style-name="P49"><text:tab/><text:span text:style-name="T1">colspan</text:span></text:p>
      <text:p text:style-name="P49"><text:tab/><text:span text:style-name="T1">rowspan</text:span></text:p>
      <text:p text:style-name="P48"><text:span text:style-name="T48">&lt;caption&gt;</text:span> <text:s/>(the title of a table)</text:p>
      <text:p text:style-name="P48"><text:span text:style-name="T48">&lt;thead&gt;</text:span> <text:s text:c="2"/>(a set of rows defining the head of the columns of the table)</text:p>
      <text:p text:style-name="P48"><text:span text:style-name="T48">&lt;tbody&gt;</text:span> <text:s text:c="2"/>(a set of rows defining the body of the table)</text:p>
      <text:p text:style-name="P49"><text:span text:style-name="T48">&lt;tfoot&gt;</text:span> (a set of rows summerizing the columns of a table)</text:p>
      <text:p text:style-name="P33"/>
      <text:p text:style-name="P33"/>
      <text:p text:style-name="P162">Forms</text:p>
      <text:p text:style-name="P1"><text:span text:style-name="T48">&lt;form&gt;</text:span> </text:p>
      <text:p text:style-name="P1"><text:s text:c="4"/><text:span text:style-name="T1">method</text:span> = <text:span text:style-name="T165">"post"</text:span>, <text:span text:style-name="T165">"get"</text:span></text:p>
      <text:p text:style-name="P1"><text:s text:c="4"/><text:span text:style-name="T1">action</text:span> (the URL that processes the submission)</text:p>
      <text:p text:style-name="P1"><text:s text:c="4"/><text:span text:style-name="T1">enctype</text:span> = <text:span text:style-name="T165">"multipart/form-data"</text:span> <text:s/>(if the form contains &lt;input&gt; element with type="file")</text:p>
      <text:p text:style-name="P315">&lt;input/&gt;</text:p>
      <text:p text:style-name="P1"><text:s text:c="4"/><text:span text:style-name="T153"><text:tab/></text:span><text:span text:style-name="T1">type</text:span> = <text:span text:style-name="T165">"text"</text:span>, <text:span text:style-name="T165">"password"</text:span>, <text:span text:style-name="T165">"file"</text:span>, <text:span text:style-name="T165">"submbit"</text:span>, <text:span text:style-name="T165">"radio"</text:span>, <text:span text:style-name="T165">"checkbox"</text:span>, <text:span text:style-name="T165">"button"</text:span>, <text:span text:style-name="T165">"hidden"</text:span><text:span text:style-name="T72">,</text:span><text:span text:style-name="T171"> "number"</text:span><text:span text:style-name="T73">, </text:span><text:span text:style-name="T172">"range"</text:span></text:p>
      <text:p text:style-name="P1"><text:s text:c="4"/><text:span text:style-name="T153"><text:tab/></text:span><text:span text:style-name="T1">name</text:span></text:p>
      <text:p text:style-name="P1"><text:s text:c="4"/><text:span text:style-name="T153"><text:tab/></text:span><text:span text:style-name="T1">value</text:span></text:p>
      <text:p text:style-name="P1"><text:s text:c="4"/><text:span text:style-name="T153"><text:tab/></text:span><text:span text:style-name="T1">placeholder</text:span> <text:s text:c="2"/>(a string that provides a brief hint to the user as to what kind of information is expected in the field) </text:p>
      <text:p text:style-name="P63"><text:tab/><text:span text:style-name="T1">checked</text:span><text:span text:style-name="T56"> <text:s text:c="3"/>(whether the command or control is checked. Used for radio and checkbox type)</text:span></text:p>
      <text:p text:style-name="P109"><text:span text:style-name="T56"><text:tab/></text:span><text:span text:style-name="T1">step</text:span><text:span text:style-name="T56"> <text:tab/>(associated to type="number"</text:span><text:span text:style-name="T73"> and "range"</text:span><text:span text:style-name="T56">)</text:span></text:p>
      <text:p text:style-name="P110"><text:span text:style-name="T56"><text:tab/></text:span><text:span text:style-name="T1">min</text:span><text:span text:style-name="T56"><text:tab/><text:tab/></text:span><text:span text:style-name="T72">(associated to type="number"</text:span><text:span text:style-name="T56"> and "range"</text:span><text:span text:style-name="T72">)</text:span></text:p>
      <text:p text:style-name="P261"><text:tab/>max<text:span text:style-name="T243"><text:tab/><text:tab/></text:span><text:span text:style-name="T72">(associated to type="number"</text:span><text:span text:style-name="T56"> and "range"</text:span><text:span text:style-name="T72">)</text:span></text:p>
      <text:p text:style-name="P262"><text:span text:style-name="T72"><text:tab/></text:span>required</text:p>
      <text:p text:style-name="P262"><text:tab/>minlength<text:tab/><text:tab/><text:span text:style-name="T72">(associated to type="</text:span><text:span text:style-name="T56">text" "password")</text:span></text:p>
      <text:p text:style-name="P262"><text:tab/>maxlength<text:tab/><text:tab/><text:span text:style-name="T72">(associated to type="</text:span><text:span text:style-name="T56">text" "password")</text:span></text:p>
      <text:p text:style-name="P263"><text:span text:style-name="T56"><text:tab/></text:span>pattern<text:span text:style-name="T56"><text:tab/>(add a validation to check how the text was provided. The value of the attribute is a regular expression.)</text:span></text:p>
      <text:p text:style-name="P315">&lt;label&gt;</text:p>
      <text:p text:style-name="P1"><text:s text:c="4"/><text:span text:style-name="T1">for</text:span> <text:s text:c="3"/></text:p>
      <text:p text:style-name="P1"><text:span text:style-name="T48">&lt;button&gt;</text:span> <text:s text:c="3"/></text:p>
      <text:p text:style-name="P134"><text:span text:style-name="T54">&lt;textarea&gt;</text:span><text:span text:style-name="T153"> <text:s text:c="2"/>(multi-line plain text editing control)</text:span></text:p>
      <text:p text:style-name="P75"><text:tab/><text:span text:style-name="T1">value</text:span></text:p>
      <text:p text:style-name="P285"><text:tab/>name</text:p>
      <text:p text:style-name="P63"><text:tab/><text:span text:style-name="T1">cols</text:span></text:p>
      <text:p text:style-name="P63"><text:tab/><text:span text:style-name="T1">rows</text:span></text:p>
      <text:p text:style-name="P72"><text:span text:style-name="T48">&lt;select&gt;</text:span> <text:s text:c="2"/>(the select element represent<text:span text:style-name="T175">s</text:span> a control that provides a menu of options<text:span text:style-name="T175">)</text:span></text:p>
      <text:p text:style-name="P75"><text:tab/><text:span text:style-name="T1">name</text:span></text:p>
      <text:p text:style-name="P73"><text:span text:style-name="T48">&lt;option&gt;</text:span> <text:s text:c="2"/>(define an item contained in a <text:span text:style-name="T128">&lt;select&gt;</text:span>, an <text:span text:style-name="T128">&lt;optgroup&gt;</text:span> or a <text:span text:style-name="T128">&lt;datalist&gt;</text:span> element)</text:p>
      <text:p text:style-name="P76"><text:tab/><text:span text:style-name="T28">value</text:span></text:p>
      <text:p text:style-name="P76"><text:span text:style-name="T28"><text:tab/></text:span><text:span text:style-name="T1">selected</text:span></text:p>
      <text:p text:style-name="P8"/>
      <text:p text:style-name="P8"/>
      <text:p text:style-name="P8"/>
      <text:p text:style-name="P8"/>
      <text:p text:style-name="P8"/>
      <text:p text:style-name="P8"/>
      <text:p text:style-name="P8"/>
      <text:p text:style-name="P8"/>
      <text:p text:style-name="P13">CSS <text:span text:style-name="T163">PROPERTIES</text:span></text:p>
      <text:p text:style-name="P13"/>
      <text:p text:style-name="P121">CSS</text:p>
      <text:p text:style-name="P121">Cascading Style Sheets</text:p>
      <text:p text:style-name="P13"/>
      <text:p text:style-name="P174">add a border to a html table</text:p>
      <text:p text:style-name="P108"><text:span text:style-name="Source_20_Text"><text:span text:style-name="T1">table, td {</text:span></text:span></text:p>
      <text:p text:style-name="Preformatted_20_Text"><text:span text:style-name="Source_20_Text"><text:span text:style-name="T1"> </text:span></text:span><text:span text:style-name="Source_20_Text"><text:span text:style-name="T34"> border: 1px solid black;</text:span></text:span></text:p>
      <text:p text:style-name="P605"><text:span text:style-name="Source_20_Text"><text:span text:style-name="T36"><text:s text:c="2"/>border-collapse: collapse;</text:span></text:span></text:p>
      <text:p text:style-name="P604"><text:span text:style-name="Source_20_Text"><text:span text:style-name="T34">}</text:span></text:span></text:p>
      <text:p text:style-name="P604"><text:span text:style-name="Source_20_Text"><text:span text:style-name="T34"/></text:span></text:p>
      <text:p text:style-name="P177">declare a class</text:p>
      <text:p text:style-name="P264">.myClass {</text:p>
      <text:p text:style-name="P264"><text:tab/>...</text:p>
      <text:p text:style-name="P264">}</text:p>
      <text:p text:style-name="P13"/>
      <text:p text:style-name="P179">import a font</text:p>
      <text:p text:style-name="P267">&lt;link href="font_url" <text:span text:style-name="T247">rel</text:span>="stylesheet" <text:span text:style-name="T247">type</text:span>="text/css"&gt;</text:p>
      <text:p text:style-name="P117"/>
      <text:p text:style-name="P178">specify how fonts should degrade</text:p>
      <text:p text:style-name="P266">font-family: font_1, ..., font_n, sans-serif;</text:p>
      <text:p text:style-name="P115"><text:s text:c="2"/></text:p>
      <text:p text:style-name="P181">make circular images</text:p>
      <text:p text:style-name="P268">border-radius: 50%;</text:p>
      <text:p text:style-name="P115"/>
      <text:p text:style-name="P182">use attribute selectors to style elements</text:p>
      <text:p text:style-name="P270">[attribute="value"] {</text:p>
      <text:p text:style-name="P270"><text:tab/>...</text:p>
      <text:p text:style-name="P270">}</text:p>
      <text:p text:style-name="P115"/>
      <text:p text:style-name="P183">inline style</text:p>
      <text:p text:style-name="P271">&lt;tag_name style="property:value;"&gt;</text:p>
      <text:p text:style-name="P426"/>
      <text:p text:style-name="P480">override all other styles</text:p>
      <text:p text:style-name="P272">property: value !important;</text:p>
      <text:p text:style-name="P115"/>
      <text:p text:style-name="P115"/>
      <text:p text:style-name="P184">declaration priority rules</text:p>
      <text:p text:style-name="P273">class declared first</text:p>
      <text:p text:style-name="P273">class declared last</text:p>
      <text:p text:style-name="P273">id declaration</text:p>
      <text:p text:style-name="P273">inline style</text:p>
      <text:p text:style-name="P273">!important</text:p>
      <text:p text:style-name="P115"/>
      <text:p text:style-name="P185">create a custom CSS variable</text:p>
      <text:p text:style-name="P307">selector {</text:p>
      <text:p text:style-name="P274"><text:span text:style-name="T248"><text:tab/></text:span>--variable_name: value;</text:p>
      <text:p text:style-name="P278">}</text:p>
      <text:p text:style-name="P120">(warning: internet explorer does not support CSS variables)</text:p>
      <text:p text:style-name="P115"/>
      <text:p text:style-name="P186">use a custom CSS variable</text:p>
      <text:p text:style-name="P278">selector {</text:p>
      <text:p text:style-name="P275"><text:span text:style-name="T248"><text:tab/></text:span>property: var(--variable_name);</text:p>
      <text:p text:style-name="P279">}</text:p>
      <text:p text:style-name="P122"/>
      <text:p text:style-name="P187">attach a fallback value to a CSS variable</text:p>
      <text:p text:style-name="P278">selector {</text:p>
      <text:p text:style-name="P276"><text:span text:style-name="T248"><text:tab/></text:span>property: var(--variable_name, fallback_value);</text:p>
      <text:p text:style-name="P278">}</text:p>
      <text:p text:style-name="P119"/>
      <text:p text:style-name="P188">create a variable that is avalable globally</text:p>
      <text:p text:style-name="P277">:root {</text:p>
      <text:p text:style-name="P277"><text:tab/>--variable_name: value;</text:p>
      <text:p text:style-name="P277">}</text:p>
      <text:p text:style-name="P115"/>
      <text:p text:style-name="P115"/>
      <text:p text:style-name="P190">display style if the device width is less than or equal to 100px</text:p>
      <text:p text:style-name="P281">@media(max-width: 100px) { </text:p>
      <text:p text:style-name="P281"><text:tab/>css style </text:p>
      <text:p text:style-name="P281">}</text:p>
      <text:p text:style-name="P115"/>
      <text:p text:style-name="P130"/>
      <text:p text:style-name="P124"><text:span text:style-name="T37">conditions expressions in a media query</text:span> </text:p>
      <text:p text:style-name="P281">max-width</text:p>
      <text:p text:style-name="P281">max-height</text:p>
      <text:p text:style-name="P281">min-width</text:p>
      <text:p text:style-name="P281">min-height</text:p>
      <text:p text:style-name="P124"/>
      <text:p text:style-name="P124"/>
      <text:p text:style-name="P191">make an image responsive</text:p>
      <text:p text:style-name="P282">img {</text:p>
      <text:p text:style-name="P282"><text:tab/>max-width: 100%;</text:p>
      <text:p text:style-name="P282"><text:tab/>height: auto;</text:p>
      <text:p text:style-name="P282">}</text:p>
      <text:p text:style-name="P282"/>
      <text:p text:style-name="P125"/>
      <text:p text:style-name="P192">viewport size units</text:p>
      <text:p text:style-name="P283">vw<text:tab/><text:span text:style-name="T56">(percentage of the viewport width)</text:span></text:p>
      <text:p text:style-name="P283">vh<text:tab/><text:span text:style-name="T56">(percentage of the viewport height)</text:span></text:p>
      <text:p text:style-name="P309"><text:span text:style-name="T236">vmax </text:span><text:span text:style-name="T70">(percentage of the </text:span><text:span text:style-name="T74">biggest viewport</text:span><text:span text:style-name="T70"> dimension -- either width or height-- ) </text:span></text:p>
      <text:p text:style-name="P283">vmin <text:span text:style-name="T56">(percentage of the smallest viewport dimension)</text:span></text:p>
      <text:p text:style-name="P130"/>
      <text:p text:style-name="P135"><text:span text:style-name="T37">push an element left or right</text:span> (inside its containing block)</text:p>
      <text:p text:style-name="P286">float: left;</text:p>
      <text:p text:style-name="P286">float: right;</text:p>
      <text:p text:style-name="P124"/>
      <text:p text:style-name="P194">remove the bullet<text:span text:style-name="T256">s</text:span> to the list<text:span text:style-name="T256"> items</text:span></text:p>
      <text:p text:style-name="P287">ul {</text:p>
      <text:p text:style-name="P287"><text:tab/>list-style: none;</text:p>
      <text:p text:style-name="P287">}</text:p>
      <text:p text:style-name="P124"/>
      <text:p text:style-name="P115"/>
      <text:p text:style-name="P165">Color</text:p>
      <text:p text:style-name="P69"><text:span text:style-name="T1">color</text:span> <text:s/>(<text:span text:style-name="T164">set the foreground color value of an element's text and text decorations)</text:span></text:p>
      <text:p text:style-name="P70"><text:tab/><text:span text:style-name="T166">rgba(red,green,blue,opacity)</text:span></text:p>
      <text:p text:style-name="P69"><text:span text:style-name="T1">opacity</text:span><text:span text:style-name="T164"> <text:s text:c="3"/>(opacity is the degree to which the content behind an element is hidden)</text:span></text:p>
      <text:p text:style-name="P70"><text:tab/><text:span text:style-name="T165">0</text:span> <text:s text:c="5"/>(transparent)</text:p>
      <text:p text:style-name="P70"><text:tab/><text:span text:style-name="T165">1</text:span><text:tab/> <text:s/>(opaque)</text:p>
      <text:p text:style-name="P1"/>
      <text:p text:style-name="P1"/>
      <text:p text:style-name="P167">Box model</text:p>
      <text:p text:style-name="P80"><text:span text:style-name="T1">padding</text:span> <text:s text:c="2"/><text:span text:style-name="T182"><text:s text:c="6"/></text:span>(<text:span text:style-name="T182">it</text:span> is inserted between the content edge and the border edge of a box)</text:p>
      <text:p text:style-name="P80"><text:tab/><text:span text:style-name="T165">vertical horizontal</text:span></text:p>
      <text:p text:style-name="P544"><text:tab/>top right bottom left</text:p>
      <text:p text:style-name="P247">padding-top</text:p>
      <text:p text:style-name="P248">padding-bottom</text:p>
      <text:p text:style-name="P247">padding-right</text:p>
      <text:p text:style-name="P247">padding-left</text:p>
      <text:p text:style-name="P80"><text:span text:style-name="T1">margin</text:span><text:span text:style-name="T182"> <text:s text:c="9"/>(it surrounds the border edge of a box)</text:span></text:p>
      <text:p text:style-name="P82"><text:tab/><text:span text:style-name="T167">vertical horizontal</text:span></text:p>
      <text:p text:style-name="P545"><text:tab/>top right bottom left</text:p>
      <text:p text:style-name="P249">margin-top</text:p>
      <text:p text:style-name="P249">margin-bottom</text:p>
      <text:p text:style-name="P249">margin-right</text:p>
      <text:p text:style-name="P249">margin-left</text:p>
      <text:p text:style-name="P78"><text:span text:style-name="T1">overflow</text:span> <text:s text:c="2"/><text:span text:style-name="T182"><text:s text:c="3"/></text:span>(when a content's element is too big to fit in its block format<text:span text:style-name="T180">t</text:span>ing context in both directions<text:span text:style-name="T180">)</text:span></text:p>
      <text:p text:style-name="P79"><text:tab/><text:span text:style-name="T165">visible</text:span> <text:s/>(content is rendered outside the padding box)</text:p>
      <text:p text:style-name="P79"><text:tab/><text:span text:style-name="T165">hidden</text:span> <text:s/><text:span text:style-name="T182"><text:s/></text:span>(content is clipped if necessary to fit the padding box)</text:p>
      <text:p text:style-name="P79"><text:tab/><text:span text:style-name="T165">clip</text:span> <text:s text:c="2"/><text:span text:style-name="T182"><text:s text:c="2"/></text:span>(content is clipped if necessary to fit the padding box and the box is not scroll container)</text:p>
      <text:p text:style-name="P79"><text:tab/><text:span text:style-name="T165">scroll</text:span> <text:s text:c="2"/>(content is clipped if necessary to fit the padding box and browsers always display scrollbars<text:span text:style-name="T181">)</text:span></text:p>
      <text:p text:style-name="P81"><text:tab/><text:span text:style-name="T165">auto</text:span> <text:s text:c="2"/><text:span text:style-name="T182"><text:s text:c="2"/></text:span>(Browsers provide scrollbars if content overflows)</text:p>
      <text:p text:style-name="P1"/>
      <text:p text:style-name="P1"/>
      <text:p text:style-name="P176">Flexbox</text:p>
      <text:p text:style-name="P259">display</text:p>
      <text:p text:style-name="P100"><text:tab/><text:span text:style-name="T165">flex</text:span></text:p>
      <text:p text:style-name="P100"><text:span text:style-name="T1">justify-content</text:span> <text:tab/>(align items<text:span text:style-name="T254"> along the main axis</text:span>)</text:p>
      <text:p text:style-name="P556"><text:span text:style-name="T237"><text:tab/></text:span><text:span text:style-name="T174">flex-start</text:span><text:span text:style-name="T237"> <text:s/><text:tab/>(</text:span><text:span text:style-name="T250">push</text:span><text:span text:style-name="T237"> items </text:span><text:span text:style-name="T251">at </text:span><text:span text:style-name="T237">the </text:span><text:span text:style-name="T250">start</text:span><text:span text:style-name="T237"> of the containing block)</text:span><text:span text:style-name="T241">(default)</text:span></text:p>
      <text:p text:style-name="P556"><text:span text:style-name="T237"><text:tab/></text:span><text:span text:style-name="T174">flex-end</text:span><text:span text:style-name="T237"> <text:tab/><text:tab/>(</text:span><text:span text:style-name="T250">push</text:span><text:span text:style-name="T237"> items </text:span><text:span text:style-name="T251">at</text:span><text:span text:style-name="T237"> the </text:span><text:span text:style-name="T250">end </text:span><text:span text:style-name="T237">of the containing block)</text:span></text:p>
      <text:p text:style-name="P556"><text:span text:style-name="T237"><text:tab/></text:span><text:span text:style-name="T174">center</text:span><text:span text:style-name="T237"><text:tab/><text:tab/>(</text:span><text:span text:style-name="T250">gather</text:span><text:span text:style-name="T237"> items </text:span><text:span text:style-name="T238">in</text:span><text:span text:style-name="T237"> the center of the containing block)</text:span></text:p>
      <text:p text:style-name="P101"><text:tab/><text:span text:style-name="T165">space-between</text:span><text:tab/>(display items with equal space between them<text:span text:style-name="T252"> and lock the first and last item to the edges of the containing block</text:span>)</text:p>
      <text:p text:style-name="P101"><text:tab/><text:span text:style-name="T165">space-around</text:span><text:tab/>(display items with equal space around them)</text:p>
      <text:p text:style-name="P131"><text:tab/><text:span text:style-name="T165">space-evenly</text:span><text:tab/>(distribute space<text:span text:style-name="T253"> evenly between the items)</text:span> <text:s/></text:p>
      <text:p text:style-name="P107"><text:tab/><text:span text:style-name="T173">baseline</text:span><text:span text:style-name="T231"><text:tab/><text:tab/>(align items to the base line of the containing block)</text:span></text:p>
      <text:p text:style-name="P102"><text:tab/><text:span text:style-name="T165">stretch</text:span><text:span text:style-name="T231"><text:tab/><text:tab/>(stretch items to fit the containing block)</text:span></text:p>
      <text:p text:style-name="P101"><text:span text:style-name="T1">align-items</text:span><text:tab/><text:tab/>(align item<text:span text:style-name="T254">salong the cross axis</text:span>)</text:p>
      <text:p text:style-name="P101"><text:tab/><text:span text:style-name="T165">flex-start</text:span><text:tab/></text:p>
      <text:p text:style-name="P101"><text:tab/><text:span text:style-name="T165">flex-end </text:span><text:tab/><text:tab/></text:p>
      <text:p text:style-name="P101"><text:tab/><text:span text:style-name="T165">center</text:span> <text:tab/><text:tab/></text:p>
      <text:p text:style-name="P107"><text:tab/><text:span text:style-name="T173">space-between<text:tab/></text:span></text:p>
      <text:p text:style-name="P548"><text:tab/>space-around</text:p>
      <text:p text:style-name="P548"><text:span text:style-name="T253"><text:tab/></text:span><text:span text:style-name="T252">space-evenly</text:span><text:tab/></text:p>
      <text:p text:style-name="P546"><text:tab/>baseline<text:span text:style-name="T231"><text:tab/><text:tab/></text:span></text:p>
      <text:p text:style-name="P101"><text:span text:style-name="T165"><text:tab/>stretch</text:span><text:span text:style-name="T231"><text:tab/><text:tab/></text:span><text:span text:style-name="T255">(default)</text:span></text:p>
      <text:p text:style-name="P557"><text:span text:style-name="T35">flex-direction<text:tab/></text:span><text:span text:style-name="T239"><text:tab/>(</text:span><text:span text:style-name="T240">specify the direction </text:span><text:span text:style-name="T250">of the main axis</text:span><text:span text:style-name="T240">)</text:span></text:p>
      <text:p text:style-name="P104"><text:tab/><text:span text:style-name="T165">row</text:span><text:tab/><text:tab/><text:tab/>(arrange items in the same direction as the text)<text:span text:style-name="T255">(default)</text:span></text:p>
      <text:p text:style-name="P104"><text:tab/><text:span text:style-name="T165">row-reverse</text:span><text:tab/>(arrange items in the opposite direction to the text)</text:p>
      <text:p text:style-name="P104"><text:tab/><text:span text:style-name="T165">column</text:span><text:tab/><text:tab/>(arrange items from top to bottom)</text:p>
      <text:p text:style-name="P104"><text:tab/><text:span text:style-name="T165">column-reverse<text:tab/></text:span> <text:s text:c="2"/>(arrange items from bottom to top)</text:p>
      <text:p text:style-name="P105"><text:tab/><text:tab/><text:tab/><text:tab/>(remark: when the direction is <text:span text:style-name="T233">in</text:span>versed, start and end for justify-content are also inversed)</text:p>
      <text:p text:style-name="P105"><text:tab/><text:tab/><text:tab/><text:tab/>(remark: when the direction is column justify-content changes for the vertical, and align-items for the horizontal)</text:p>
      <text:p text:style-name="P106"><text:span text:style-name="T1">order</text:span><text:tab/><text:tab/><text:tab/>(specify the order of an item in a sequence. By default order is 0)</text:p>
      <text:p text:style-name="P106"><text:span text:style-name="T1">align-self</text:span><text:tab/><text:tab/>(apply arrangement to a single item)</text:p>
      <text:p text:style-name="P106"><text:tab/><text:span text:style-name="T165">flex-start</text:span></text:p>
      <text:p text:style-name="P549"><text:tab/>flex-end</text:p>
      <text:p text:style-name="P549"><text:tab/>center</text:p>
      <text:p text:style-name="P549"><text:tab/>baseline</text:p>
      <text:p text:style-name="P549"><text:tab/>stretch</text:p>
      <text:p text:style-name="P260">flex-wrap</text:p>
      <text:p text:style-name="P106"><text:tab/><text:span text:style-name="T165">nowrap</text:span><text:tab/><text:tab/>(display all the items in one line)</text:p>
      <text:p text:style-name="P106"><text:tab/><text:span text:style-name="T165">wrap</text:span><text:tab/><text:tab/><text:tab/>(wrap the item in m<text:span text:style-name="T232">ultiple</text:span> lines <text:span text:style-name="T232">as</text:span> needed)</text:p>
      <text:p text:style-name="P106"><text:tab/><text:span text:style-name="T165">wrap-reverse</text:span><text:tab/>(wrap the item in reverse order in <text:span text:style-name="T232">multiple</text:span> lines <text:span text:style-name="T232">as </text:span>needed)</text:p>
      <text:p text:style-name="P103"><text:span text:style-name="T1">align-</text:span><text:span text:style-name="T32">content</text:span><text:tab/><text:tab/></text:p>
      <text:p text:style-name="P103"><text:tab/><text:span text:style-name="T165">flex-start<text:tab/></text:span></text:p>
      <text:p text:style-name="P547"><text:tab/>flex-end <text:tab/><text:tab/></text:p>
      <text:p text:style-name="P547"><text:tab/>center <text:tab/><text:tab/></text:p>
      <text:p text:style-name="P550"><text:tab/><text:span text:style-name="T230">space-between<text:tab/></text:span></text:p>
      <text:p text:style-name="P548"><text:tab/>space-around</text:p>
      <text:p text:style-name="P548"><text:span text:style-name="T253"><text:tab/></text:span><text:span text:style-name="T252">space-evenly</text:span><text:tab/></text:p>
      <text:p text:style-name="P547"><text:tab/>baseline<text:span text:style-name="T231"><text:tab/><text:tab/></text:span></text:p>
      <text:p text:style-name="P103"><text:span text:style-name="T165"><text:tab/>stretch</text:span><text:span text:style-name="T231"><text:tab/></text:span></text:p>
      <text:p text:style-name="P106"/>
      <text:p text:style-name="P106"/>
      <text:p text:style-name="P179">Fonts</text:p>
      <text:p text:style-name="P114"><text:span text:style-name="T1">font-size<text:tab/></text:span><text:tab/>(change the font size of an element)</text:p>
      <text:p text:style-name="P114"><text:span text:style-name="T1">font-family</text:span><text:tab/>(set the font family of an element</text:p>
      <text:p text:style-name="P132"><text:span text:style-name="T1">font-weight</text:span><text:tab/></text:p>
      <text:p text:style-name="P132"><text:tab/><text:span text:style-name="T165">normal</text:span></text:p>
      <text:p text:style-name="P552"><text:tab/>bold</text:p>
      <text:p text:style-name="P132"><text:span text:style-name="T165"><text:tab/>lighter</text:span><text:tab/>(one relative font weight lighter than the parent element)</text:p>
      <text:p text:style-name="P132"><text:tab/><text:span text:style-name="T165">bolder</text:span><text:tab/>(one relative font weight heavier than the parent element)</text:p>
      <text:p text:style-name="P132"><text:s/></text:p>
      <text:p text:style-name="P106"/>
      <text:p text:style-name="P180">Backgrounds and borders</text:p>
      <text:p text:style-name="P265">border-color</text:p>
      <text:p text:style-name="P265">border-style</text:p>
      <text:p text:style-name="P265">border-width</text:p>
      <text:p text:style-name="P554"><text:span text:style-name="T1">border-radius<text:tab/></text:span><text:span text:style-name="T56"><text:tab/>(add rounded corner)</text:span></text:p>
      <text:p text:style-name="P269">background-color</text:p>
      <text:p text:style-name="P118"/>
      <text:p text:style-name="P1"/>
      <text:p text:style-name="P189">Text</text:p>
      <text:p text:style-name="P280">text-align</text:p>
      <text:p text:style-name="P123"><text:tab/><text:span text:style-name="T165">left</text:span></text:p>
      <text:p text:style-name="P551"><text:tab/>right</text:p>
      <text:p text:style-name="P551"><text:tab/>center</text:p>
      <text:p text:style-name="P551"><text:tab/>justify</text:p>
      <text:p text:style-name="P1"/>
      <text:p text:style-name="P193">Text decoration</text:p>
      <text:p text:style-name="P284">text-decoration-line</text:p>
      <text:p text:style-name="P133"><text:tab/><text:span text:style-name="T165">none</text:span></text:p>
      <text:p text:style-name="P553"><text:tab/>underline</text:p>
      <text:p text:style-name="P553"><text:tab/>overline</text:p>
      <text:p text:style-name="P553"><text:tab/>line-through</text:p>
      <text:p text:style-name="P1"/>
      <text:p text:style-name="P1"/>
      <text:p text:style-name="P1"/>
      <text:p text:style-name="P1"/>
      <text:p text:style-name="P1">SHELL COMMANDES</text:p>
      <text:p text:style-name="P1"/>
      <text:p text:style-name="P1"><text:span text:style-name="T1">wget</text:span> (non-interactive network downloader)</text:p>
      <text:p text:style-name="P1"><text:span text:style-name="T1">dash</text:span> or <text:span text:style-name="T1">sh</text:span> (command interpreter i.e. shell)</text:p>
      <text:p text:style-name="P1"><text:span text:style-name="T1">rm -fr</text:span> (remove file recursevily and ignore argument i.e. force)</text:p>
      <text:p text:style-name="P205">tar -czvf archive.tar.gz directory/</text:p>
      <text:p text:style-name="P205">tar -xzvf archive.tar.gz</text:p>
      <text:p text:style-name="P7"><text:span text:style-name="T1">ls -rth</text:span> <text:s/>(list all the file ordered by date, size files expressed with prefix)</text:p>
      <text:p text:style-name="P1"/>
      <text:p text:style-name="P1"/>
      <text:p text:style-name="P1"/>
      <text:p text:style-name="P1"/>
      <text:p text:style-name="P1"/>
      <text:p text:style-name="P1"/>
      <text:p text:style-name="P1"/>
      <text:p text:style-name="P1">INSTRUCTION<text:span text:style-name="T90">S</text:span> GIT</text:p>
      <text:p text:style-name="P1"/>
      <text:p text:style-name="P578">VCS</text:p>
      <text:p text:style-name="P603">Version Control System</text:p>
      <text:p text:style-name="P603"/>
      <text:p text:style-name="P565">Setup and initializing</text:p>
      <text:p text:style-name="P15"><text:span text:style-name="T1">git init</text:span> (to create a repository)</text:p>
      <text:p text:style-name="P15"><text:span text:style-name="T1">git clone git@github.com:userName/repo.git dir</text:span> (to clone a remote repository into the directory dir)</text:p>
      <text:p text:style-name="P15"/>
      <text:p text:style-name="P205">git –version</text:p>
      <text:p text:style-name="P16"><text:span text:style-name="T1">git log </text:span><text:span text:style-name="T56">(to see what happend)</text:span></text:p>
      <text:p text:style-name="P16"><text:span text:style-name="T1">git diff HEAD</text:span> (to show changes with the last commit)</text:p>
      <text:p text:style-name="P214">git diff master a_branch <text:span text:style-name="T56">(to show changes between the master branch and a_branch)</text:span></text:p>
      <text:p text:style-name="P355"><text:span text:style-name="T1">git status</text:span> (to see the status of the staging area)</text:p>
      <text:p text:style-name="P356"/>
      <text:p text:style-name="P1"><text:span text:style-name="T1">git branch new_branch</text:span> (to create a new branch)</text:p>
      <text:p text:style-name="P1"><text:span text:style-name="T1">git branch -d a_branch</text:span> (to delete a branch<text:span text:style-name="T246"> which is fully merged with the current branch</text:span>)</text:p>
      <text:p text:style-name="P113"><text:span text:style-name="T1">git branch -</text:span><text:span text:style-name="T33">D</text:span><text:span text:style-name="T1"> a_branch</text:span> <text:span text:style-name="T246">(force a_branch to be deleted)</text:span></text:p>
      <text:p text:style-name="P1"><text:span text:style-name="T1">git branch</text:span> (to list the branch) </text:p>
      <text:p text:style-name="P1"><text:span text:style-name="T1">git switch a_branch</text:span> (to switch to a branch)</text:p>
      <text:p text:style-name="P1"/>
      <text:p text:style-name="P1"><text:span text:style-name="T1">git add new_file</text:span> (to track a file)</text:p>
      <text:p text:style-name="P1"/>
      <text:p text:style-name="P1"><text:span text:style-name="T1">git commit -a</text:span> (to record all the modification in the working tree of the current branch)</text:p>
      <text:p text:style-name="P1"><text:span text:style-name="T1">git commit -m "msg"</text:span> (to commit with the message "msg")</text:p>
      <text:p text:style-name="P1"><text:span text:style-name="T1">git merge a_branch</text:span> (to merge a branch with the current branch)</text:p>
      <text:p text:style-name="P1"/>
      <text:p text:style-name="P1"><text:span text:style-name="T1">git remote add origin git@github.com:userName/new_repo.git</text:span> (to create a remote location referenced by origin to a repository on GitHub)</text:p>
      <text:p text:style-name="P1"><text:span text:style-name="T1">git remote show</text:span> (to show all the remote locations)</text:p>
      <text:p text:style-name="P1"><text:span text:style-name="T1">git remote show origin</text:span> (to get the details about the remote location origin)</text:p>
      <text:p text:style-name="P1"><text:span text:style-name="T1">git push -u origin</text:span> (to push into the remote location the current local branch)</text:p>
      <text:p text:style-name="P1"><text:span text:style-name="T1">git push -u origin master</text:span> (to push into the remote location the local master branch)</text:p>
      <text:p text:style-name="P1"><text:span text:style-name="T1">git fetch origin master</text:span> (to fetch the metadata in the remote master branch)</text:p>
      <text:p text:style-name="P1"><text:span text:style-name="T1">git pull origin master</text:span> (+ add the files in the remote master branch that are not in the current local branch)</text:p>
      <text:p text:style-name="P1"><text:span text:style-name="T1">git clean -f</text:span> (to remove all the untracked files from the index file)</text:p>
      <text:p text:style-name="P1"><text:span text:style-name="T1">git clean -f --dry-run</text:span> (to simulate the previous instruction)</text:p>
      <text:p text:style-name="P1"><text:span text:style-name="T1">git checkout file_name</text:span> (to undo the modifications made on file_name after the last commit)</text:p>
      <text:p text:style-name="P1"><text:span text:style-name="T1">git stash save "msg"</text:span> (to push the uncommited modifications into a stack -- consequence: they are stashed i.e. hidden and the working tree is clean)</text:p>
      <text:p text:style-name="P1"><text:span text:style-name="T1">git stash list</text:span> (to list the content of the stack)</text:p>
      <text:p text:style-name="P1"><text:span text:style-name="T1">git stash show -p stash@{n}</text:span> (to show the content of the stash named stash@{n})</text:p>
      <text:p text:style-name="P1"><text:span text:style-name="T1">git stash pop</text:span> (to unpack the last stash on the working tree)</text:p>
      <text:p text:style-name="P1"><text:span text:style-name="T1">git stash pop stash@{n}</text:span> (to unpack the stash named stash@{n})</text:p>
      <text:p text:style-name="P1"><text:span text:style-name="T1">git cherry-pick commit_hash</text:span> (to add all the modifications made on another branch, committed with the commit_hash, to head of the current branch)</text:p>
      <text:p text:style-name="P1"/>
      <text:p text:style-name="P1"/>
      <text:p text:style-name="P1"/>
      <text:p text:style-name="P1"/>
      <text:p text:style-name="P1">INSTRUCTIONS MYSQL</text:p>
      <text:p text:style-name="P1"/>
      <text:p text:style-name="P175">connect to the cli of mysql and use database dbname</text:p>
      <text:p text:style-name="P1"><text:span text:style-name="T1">mysql --user=user_name --password dbname</text:span> </text:p>
      <text:p text:style-name="P205"/>
      <text:p text:style-name="P477">cre<text:span text:style-name="T244">ate a</text:span> database</text:p>
      <text:p text:style-name="P205">CREATE DATABASE db_name;</text:p>
      <text:p text:style-name="P205"/>
      <text:p text:style-name="P477">us<text:span text:style-name="T244">e</text:span> a database</text:p>
      <text:p text:style-name="P205">USE db_name;</text:p>
      <text:p text:style-name="P205"/>
      <text:p text:style-name="P478">show the tables of a database</text:p>
      <text:p text:style-name="P205">SHOW TABLES;</text:p>
      <text:p text:style-name="P205"/>
      <text:p text:style-name="P478">show the columns of a table</text:p>
      <text:p text:style-name="P205">SHOW COLUMNS IN table_name;</text:p>
      <text:p text:style-name="P205"/>
      <text:p text:style-name="P477">crea<text:span text:style-name="T244">te</text:span> a table</text:p>
      <text:p text:style-name="P205">CREATE TABLE table_name (</text:p>
      <text:p text:style-name="P205"><text:s text:c="4"/>table_name_id INT NOT NULL AUTO_INCREMENT,</text:p>
      <text:p text:style-name="P205"><text:s text:c="4"/>col_name2 col_type,</text:p>
      <text:p text:style-name="P205"><text:s text:c="4"/>col_name3 col_type,</text:p>
      <text:p text:style-name="P205"><text:s text:c="4"/>...</text:p>
      <text:p text:style-name="P205"><text:s text:c="4"/>PRIMARY KEY (table_name_id)<text:span text:style-name="T245">,</text:span></text:p>
      <text:p text:style-name="P205"><text:s text:c="4"/>CONSTRAINT FOREIGN KEY (col_name2)</text:p>
      <text:p text:style-name="P205"><text:s text:c="8"/>REFERENCES table_B (col_A)</text:p>
      <text:p text:style-name="P205"><text:s text:c="8"/>ON DELETE CASCADE</text:p>
      <text:p text:style-name="P205"><text:s text:c="8"/>ON UPDATE CASCADE<text:span text:style-name="T245">,</text:span></text:p>
      <text:p text:style-name="P258"><text:tab/>...</text:p>
      <text:p text:style-name="P205">);</text:p>
      <text:p text:style-name="P1"/>
      <text:p text:style-name="P477">chang<text:span text:style-name="T244">e</text:span> the name<text:span text:style-name="T244"> of a column</text:span></text:p>
      <text:p text:style-name="P306">ALTER TABLE table_name CHANGE COLUMN old_col_name new_col_name col_definition;</text:p>
      <text:p text:style-name="P111"/>
      <text:p text:style-name="P111"/>
      <text:p text:style-name="P205">INSERT INTO table_name (col_name1, <text:span text:style-name="T55">col_name2,</text:span> ...) </text:p>
      <text:p text:style-name="P205"><text:s text:c="4"/>VALUES (val1, <text:span text:style-name="T55">val2, </text:span>...);</text:p>
      <text:p text:style-name="P1"><text:s text:c="4"/></text:p>
      <text:p text:style-name="P211">SELECT * FROM table_name WHERE expr;<text:span text:style-name="T56"> <text:s text:c="2"/></text:span><text:span text:style-name="T57">(select all the row where the expression evaluates to true)</text:span></text:p>
      <text:p text:style-name="P205"/>
      <text:p text:style-name="P1"><text:span text:style-name="T1">SELECT COUNT(*) AS nb FROM table_name;</text:span> <text:tab/>(count the number of rows in table_name)</text:p>
      <text:p text:style-name="P1"/>
      <text:p text:style-name="P205">SELECT * FROM table_1 INNER JOIN table_2</text:p>
      <text:p text:style-name="P205"><text:s text:c="4"/>INNER JOIN table_3</text:p>
      <text:p text:style-name="P205"><text:s text:c="4"/>ON table_1.col_A = table_2.col_B</text:p>
      <text:p text:style-name="P1"><text:span text:style-name="T1"><text:s text:c="4"/>AND table_2.col_C = table_3.col_D;</text:span> <text:s text:c="3"/>(join 3 tables, the resulting data contains only the column names, the table names are not appended) <text:s text:c="3"/></text:p>
      <text:p text:style-name="P1"/>
      <text:p text:style-name="P205">SELECT * FROM table_name ORDER BY col_name;</text:p>
      <text:p text:style-name="P205">SELECT * FROM table_name ORDER BY col_name DESC;</text:p>
      <text:p text:style-name="P1"/>
      <text:p text:style-name="P1"><text:span text:style-name="T1">SELECT * FROM table_name LIMIT offset, number;</text:span> </text:p>
      <text:p text:style-name="P1"/>
      <text:p text:style-name="P212">SELECT * FROM table_name WHERE col_name LIKE ‘a%’</text:p>
      <text:p text:style-name="P9"><text:span text:style-name="T1"><text:tab/>ORDER BY col_name;</text:span><text:tab/><text:tab/><text:tab/><text:tab/><text:tab/>(select all the row where the elements of col_name start with ‘a’ and order them alphabetically)</text:p>
      <text:p text:style-name="P1"/>
      <text:p text:style-name="P212">UPDATE table_name SET col_name=value WHERE expr;</text:p>
      <text:p text:style-name="P9"/>
      <text:p text:style-name="P9"/>
      <text:p text:style-name="P9"/>
      <text:p text:style-name="P1">JAVASCRIPT <text:span text:style-name="T80">INSTRUCTIONS</text:span></text:p>
      <text:p text:style-name="P1"/>
      <text:p text:style-name="P77">FIRST STEP</text:p>
      <text:p text:style-name="P136">concataning strings</text:p>
      <text:p text:style-name="P1"><text:span text:style-name="T1">`string ${var_name} string`</text:span><text:tab/>(template literal)</text:p>
      <text:p text:style-name="P1"><text:span text:style-name="T1">'string1' + 'string2'</text:span> <text:tab/><text:tab/>(concatanate operator)<text:tab/></text:p>
      <text:p text:style-name="P1"/>
      <text:p text:style-name="P136"><text:span text:style-name="T86">iterating over</text:span> an array</text:p>
      <text:p text:style-name="P205">for (const elt of array_name){</text:p>
      <text:p text:style-name="P205">...</text:p>
      <text:p text:style-name="P205">}</text:p>
      <text:p text:style-name="P1"/>
      <text:p text:style-name="P1"><text:span text:style-name="T37">exiting loop </text:span><text:span text:style-name="T75">with</text:span> <text:span text:style-name="T1">break</text:span></text:p>
      <text:p text:style-name="P1"><text:span text:style-name="T37">skipping iteration</text:span> with <text:span text:style-name="T1">continuous</text:span></text:p>
      <text:p text:style-name="P1"/>
      <text:p text:style-name="P1"><text:span text:style-name="T37">anonymous function</text:span> or <text:span text:style-name="T37">function expression</text:span>:</text:p>
      <text:p text:style-name="P205">function(param1, param2, ...) {</text:p>
      <text:p text:style-name="P205"><text:s text:c="4"/>body ...</text:p>
      <text:p text:style-name="P205">}</text:p>
      <text:p text:style-name="P1"/>
      <text:p text:style-name="P1"><text:span text:style-name="T37">arrow function</text:span>:</text:p>
      <text:p text:style-name="P205">(param1, param2, ...) =&gt; {</text:p>
      <text:p text:style-name="P205"><text:s text:c="4"/>expr1;</text:p>
      <text:p text:style-name="P205"><text:s text:c="4"/>expr2;</text:p>
      <text:p text:style-name="P205"><text:s text:c="4"/>...</text:p>
      <text:p text:style-name="P205">}</text:p>
      <text:p text:style-name="P205"/>
      <text:p text:style-name="P205">param =&gt; {</text:p>
      <text:p text:style-name="P205"><text:s text:c="4"/>expr1;</text:p>
      <text:p text:style-name="P205"><text:s text:c="4"/>expr2;</text:p>
      <text:p text:style-name="P205"><text:s text:c="4"/>...</text:p>
      <text:p text:style-name="P205">}</text:p>
      <text:p text:style-name="P205"/>
      <text:p text:style-name="P1"><text:span text:style-name="T1">(param1, param2, ...) =&gt; expr;</text:span> <text:s text:c="4"/>(if expr is of the form return expr , then the return can be omited)</text:p>
      <text:p text:style-name="P1"/>
      <text:p text:style-name="P1"/>
      <text:p text:style-name="P77">EVENTS</text:p>
      <text:p text:style-name="P10"><text:span text:style-name="T37">select</text:span><text:span text:style-name="T40">ing</text:span><text:span text:style-name="T37"> an element in the DOM</text:span>:</text:p>
      <text:p text:style-name="P205"><text:span text:style-name="T106">const </text:span>e<text:span text:style-name="T81">lt = document.querySelector(selector);</text:span></text:p>
      <text:p text:style-name="P1"/>
      <text:p text:style-name="P1"/>
      <text:p text:style-name="P158">the three phases run by a browser when an event is fired</text:p>
      <text:p text:style-name="P56"><text:span text:style-name="T1">capturing phase</text:span> <text:s text:c="3"/>(the browser checks<text:span text:style-name="T146"> to see</text:span> if the element's outter<text:span text:style-name="T146">-</text:span>most ancestor has an event handler registered on it for the capturing phase and runs it if so<text:span text:style-name="T146">. Then it move to the next element inside it and does the same thing, then the next one, and so on until it reaches the direct parent of the element that was actually selected)</text:span></text:p>
      <text:p text:style-name="P56"><text:span text:style-name="T1">target phase</text:span><text:span text:style-name="T24"> </text:span><text:span text:style-name="T146"><text:s text:c="6"/>(the browser checks to see if the target has a handler for the event registred on it and runs it if so. Then if the bubble</text:span><text:span text:style-name="T147">s</text:span><text:span text:style-name="T146"> property of the Event object is set to true</text:span><text:span text:style-name="T147">, it propagate the event to the direct parent of the selected element, then the next one and so on until it reaches the outter-most element. Otherwise, if bubbles is set to false, it does not propagate to any ancestors of the target)</text:span></text:p>
      <text:p text:style-name="P56"><text:span text:style-name="T1">bubbling phase</text:span><text:span text:style-name="T147"> <text:s text:c="4"/>(the browser check to see if the direct parent of the element selected has an event handler registered on it for the bubbling phase and runs it if so. Then it moves on the next immediate ancestor and does the same thing, then the next one and so on until it reaches the outter-most element)</text:span></text:p>
      <text:p text:style-name="P1"/>
      <text:p text:style-name="P1"/>
      <text:p text:style-name="P136">a<text:span text:style-name="T82">dding a listener with an EventListener object</text:span></text:p>
      <text:p text:style-name="P213">elt.addEventListener(eventType, {</text:p>
      <text:p text:style-name="P213"><text:tab/>handleEvent: function(event){</text:p>
      <text:p text:style-name="P213"><text:tab/><text:tab/>instr1;</text:p>
      <text:p text:style-name="P213"><text:tab/><text:tab/>...</text:p>
      <text:p text:style-name="P213"><text:tab/>}</text:p>
      <text:p text:style-name="P213">}); </text:p>
      <text:p text:style-name="P1"/>
      <text:p text:style-name="P1"/>
      <text:p text:style-name="P136">removing a listener</text:p>
      <text:p text:style-name="P1">Event handlers can be removed by passing an AbortSignal to addEventListener() and then later calling abort() on the <text:span text:style-name="T56">controller owning the AbortSignal:</text:span></text:p>
      <text:p text:style-name="P205">const controller = new AbortController();</text:p>
      <text:p text:style-name="P205">elt.addEventListener(type, listner, {signal: controller.signal});</text:p>
      <text:p text:style-name="P205">controller.abort();</text:p>
      <text:p text:style-name="P1"/>
      <text:p text:style-name="P1"/>
      <text:p text:style-name="P158">event delegation</text:p>
      <text:p text:style-name="P57">replace </text:p>
      <text:p text:style-name="P242">child<text:span text:style-name="T148">_</text:span>1.addEventListener(type, <text:span text:style-name="T148">listener);</text:span></text:p>
      <text:p text:style-name="P244">...</text:p>
      <text:p text:style-name="P243">child<text:span text:style-name="T148">_n</text:span>.addEventListener(type, <text:span text:style-name="T148">listener);</text:span></text:p>
      <text:p text:style-name="P58">by</text:p>
      <text:p text:style-name="P244">parent<text:span text:style-name="T147">.addEventListener(type, </text:span>listener);</text:p>
      <text:p text:style-name="P1"/>
      <text:p text:style-name="P1"/>
      <text:p text:style-name="P77">OBJECTS</text:p>
      <text:p text:style-name="P141">object literal</text:p>
      <text:p text:style-name="P215">const objectName = {</text:p>
      <text:p text:style-name="P215"><text:s text:c="4"/>memberName1 : memberValue1,</text:p>
      <text:p text:style-name="P216"><text:s text:c="4"/>memberName<text:span text:style-name="T85">2</text:span> : memberValue<text:span text:style-name="T85">2</text:span>,</text:p>
      <text:p text:style-name="P205"><text:s text:c="4"/>...</text:p>
      <text:p text:style-name="P217">};</text:p>
      <text:p text:style-name="P357"/>
      <text:p text:style-name="P221">const objectName = {</text:p>
      <text:p text:style-name="P221"><text:tab/>propertyName1: propertyValue1,</text:p>
      <text:p text:style-name="P221"><text:tab/>propertyName2: propertyValue2,</text:p>
      <text:p text:style-name="P308"><text:tab/>...</text:p>
      <text:p text:style-name="P222"><text:tab/><text:span text:style-name="T112">method</text:span><text:span text:style-name="T113">Name1(param1, param2, ...) {</text:span></text:p>
      <text:p text:style-name="P223"><text:tab/><text:tab/>expr1;</text:p>
      <text:p text:style-name="P223"><text:tab/><text:tab/>expr2;</text:p>
      <text:p text:style-name="P223"><text:tab/>},</text:p>
      <text:p text:style-name="P223"><text:tab/>...</text:p>
      <text:p text:style-name="P223">}</text:p>
      <text:p text:style-name="P357"/>
      <text:p text:style-name="P388"/>
      <text:p text:style-name="P147">constructor</text:p>
      <text:p text:style-name="P218">function <text:span text:style-name="T107">C</text:span>lassName(param1, param2, ...){</text:p>
      <text:p text:style-name="P218"><text:tab/>this.memberName1 = memberValue1;</text:p>
      <text:p text:style-name="P218"><text:tab/>this.memberName2 = memberValue2;</text:p>
      <text:p text:style-name="P218"><text:tab/>...</text:p>
      <text:p text:style-name="P217"><text:tab/><text:span text:style-name="T104">expr1;</text:span></text:p>
      <text:p text:style-name="P205"><text:tab/><text:span text:style-name="T105">expr2</text:span>;</text:p>
      <text:p text:style-name="P205"><text:tab/>...</text:p>
      <text:p text:style-name="P219">}</text:p>
      <text:p text:style-name="P354"/>
      <text:p text:style-name="P220">const objectName = new ClassName(param1, param2, …);</text:p>
      <text:p text:style-name="P360"/>
      <text:p text:style-name="P360"/>
      <text:p text:style-name="P406">OBJECT PROTOTYPES</text:p>
      <text:p text:style-name="P427">shadowing a property</text:p>
      <text:p text:style-name="P358">When calling myObject.property<text:span text:style-name="T114">Name</text:span> the browser first look<text:span text:style-name="T135">s</text:span> in myObject for a property with that name and only checks the prototype if myObject does not define it</text:p>
      <text:p text:style-name="P354"/>
      <text:p text:style-name="P354"/>
      <text:p text:style-name="P359"><text:span text:style-name="T37">setting a prototype by using Object.create()</text:span> </text:p>
      <text:p text:style-name="P224">const myObjectPrototype = {</text:p>
      <text:p text:style-name="P224"><text:tab/>...</text:p>
      <text:p text:style-name="P224">}</text:p>
      <text:p text:style-name="P224">const obj = Object.create(myObjectPrototype);</text:p>
      <text:p text:style-name="P361"/>
      <text:p text:style-name="P359"/>
      <text:p text:style-name="P428">setting a prototype with a constructor</text:p>
      <text:p text:style-name="P224">const myObjectPrototype = {</text:p>
      <text:p text:style-name="P224"><text:tab/>method1,</text:p>
      <text:p text:style-name="P224"><text:tab/>method2,</text:p>
      <text:p text:style-name="P224"><text:tab/>...</text:p>
      <text:p text:style-name="P224">}</text:p>
      <text:p text:style-name="P224">function MyObject(param1, param2, ...){</text:p>
      <text:p text:style-name="P224"><text:tab/>this.property1 = param1;</text:p>
      <text:p text:style-name="P224"><text:tab/>this.property2 = paramé;</text:p>
      <text:p text:style-name="P224"><text:tab/>...</text:p>
      <text:p text:style-name="P224">}</text:p>
      <text:p text:style-name="P224">MyObject.prototype = myObjectPrototype;</text:p>
      <text:p text:style-name="P224">MyObject.prototype.constructor = MyObject;</text:p>
      <text:p text:style-name="P359"/>
      <text:p text:style-name="P405"/>
      <text:p text:style-name="P428">own property</text:p>
      <text:p text:style-name="P359"><text:span text:style-name="T114">P</text:span>ropert<text:span text:style-name="T114">ies</text:span> <text:span text:style-name="T114">that are directly</text:span> define<text:span text:style-name="T114">d</text:span> <text:span text:style-name="T114">in</text:span> the object <text:span text:style-name="T114">are </text:span>called own propert<text:span text:style-name="T114">ies</text:span></text:p>
      <text:p text:style-name="P359"/>
      <text:p text:style-name="P359"/>
      <text:p text:style-name="P406">OBJECT ORIENTED PROGRAMMING CONCEPT</text:p>
      <text:p text:style-name="P429">polymorphism</text:p>
      <text:p text:style-name="P362">Polymorphism is the fact that a method has the same name but different implementations in different classes</text:p>
      <text:p text:style-name="P362"/>
      <text:p text:style-name="P362"/>
      <text:p text:style-name="P429">overriding</text:p>
      <text:p text:style-name="P362">When a method in a subclass replaces the implementation of the version in the parent class we say that the subclass overrides the version in the parent class</text:p>
      <text:p text:style-name="P359"/>
      <text:p text:style-name="P359"/>
      <text:p text:style-name="P430">delegation</text:p>
      <text:p text:style-name="P363">Delegation is a programming pattern where an object, when asked to permorform a task, ask<text:span text:style-name="T136">s</text:span> another object to perform the task on its behalf </text:p>
      <text:p text:style-name="P359"/>
      <text:p text:style-name="P359"/>
      <text:p text:style-name="P406">CLASS</text:p>
      <text:p text:style-name="P431">declaring a class</text:p>
      <text:p text:style-name="P225">class ClassName {</text:p>
      <text:p text:style-name="P225"><text:tab/>propertyName;</text:p>
      <text:p text:style-name="P225"/>
      <text:p text:style-name="P225"><text:tab/>constructor(propertyValue){</text:p>
      <text:p text:style-name="P225"><text:tab/><text:tab/>this.propertyName = propertyValue;</text:p>
      <text:p text:style-name="P225"><text:tab/>}</text:p>
      <text:p text:style-name="P225"><text:tab/></text:p>
      <text:p text:style-name="P225"><text:tab/>methodName(...){</text:p>
      <text:p text:style-name="P225"><text:tab/><text:tab/>...</text:p>
      <text:p text:style-name="P225"><text:tab/>}</text:p>
      <text:p text:style-name="P225">}</text:p>
      <text:p text:style-name="P359"/>
      <text:p text:style-name="P359"/>
      <text:p text:style-name="P432">inheritence</text:p>
      <text:p text:style-name="P226">class SubClass extends ParentClass{</text:p>
      <text:p text:style-name="P226"><text:tab/>propertyName2;</text:p>
      <text:p text:style-name="P226"/>
      <text:p text:style-name="P226"><text:tab/>constructor(propertyValue1,propertyValue2){</text:p>
      <text:p text:style-name="P226"><text:tab/><text:tab/>super(propertyValue1);</text:p>
      <text:p text:style-name="P226"><text:tab/><text:tab/>this.propertyName2 = propertyValue2;</text:p>
      <text:p text:style-name="P226"><text:tab/>}</text:p>
      <text:p text:style-name="P226"><text:tab/>methodName(){</text:p>
      <text:p text:style-name="P226"><text:tab/>...</text:p>
      <text:p text:style-name="P226"><text:tab/>}</text:p>
      <text:p text:style-name="P226">}</text:p>
      <text:p text:style-name="P368"/>
      <text:p text:style-name="P368"/>
      <text:p text:style-name="P433">Encapsulation</text:p>
      <text:p text:style-name="P364">Encapsulation is making a clear division between <text:span text:style-name="T118">an </text:span>object's public interface and its private internal state</text:p>
      <text:p text:style-name="P364"/>
      <text:p text:style-name="P364"/>
      <text:p text:style-name="P365"><text:span text:style-name="T41">declaring a </text:span><text:span text:style-name="T37">private member</text:span> </text:p>
      <text:p text:style-name="P366"><text:span text:style-name="T1">#memberName</text:span> <text:s text:c="2"/>(either for private data properties or private methods, use the # everywhere the member is called)</text:p>
      <text:p text:style-name="P359"/>
      <text:p text:style-name="P359"/>
      <text:p text:style-name="P406">JSON</text:p>
      <text:p text:style-name="P434">serialization/deserialization</text:p>
      <text:p text:style-name="P367">Converting a native object into a string is called serialization</text:p>
      <text:p text:style-name="P367">Converting a string into a native object is called deserialization</text:p>
      <text:p text:style-name="P359"/>
      <text:p text:style-name="P359"/>
      <text:p text:style-name="P435">JSON</text:p>
      <text:p text:style-name="P370">A JSON object is a string of the form</text:p>
      <text:p text:style-name="P228">{</text:p>
      <text:p text:style-name="P228"><text:tab/>"propertyName": propertyValue,</text:p>
      <text:p text:style-name="P228">}</text:p>
      <text:p text:style-name="P371">where propertyValue can be a string, a number, a boolean, a JSON object or an array of values</text:p>
      <text:p text:style-name="P369"/>
      <text:p text:style-name="P369"/>
      <text:p text:style-name="P369"/>
      <text:p text:style-name="P406">PROMISES</text:p>
      <text:p text:style-name="P441">The three primary states of a promise</text:p>
      <text:p text:style-name="P377"><text:span text:style-name="T1">pending</text:span><text:span text:style-name="T127"> <text:s/>(the initial state of most promises it has not been fulfilled or rejected)</text:span></text:p>
      <text:p text:style-name="P377"><text:span text:style-name="T1">fulfi</text:span><text:span text:style-name="T23">l</text:span><text:span text:style-name="T1">led</text:span><text:span text:style-name="T127"> <text:s/>(the promise has been fulfilled with </text:span><text:span text:style-name="T129">fulfillment value</text:span></text:p>
      <text:p text:style-name="P377"><text:span text:style-name="T1">rejected</text:span><text:span text:style-name="T127"> <text:s/>(the promise has been rejected with </text:span><text:span text:style-name="T129">rejection reason</text:span></text:p>
      <text:p text:style-name="P372"/>
      <text:p text:style-name="P372"/>
      <text:p text:style-name="P442">settled promise</text:p>
      <text:p text:style-name="P378">a settled promise is either fulfilled or rejected</text:p>
      <text:p text:style-name="P372"/>
      <text:p text:style-name="P372"/>
      <text:p text:style-name="P441">adding a response handler to a promise</text:p>
      <text:p text:style-name="P233">myPromise.then(response =&gt; {...});</text:p>
      <text:p text:style-name="P372"/>
      <text:p text:style-name="P372"/>
      <text:p text:style-name="P441">adding an error handler to a promise</text:p>
      <text:p text:style-name="P233">myPromise.catch(error =&gt; {...});</text:p>
      <text:p text:style-name="P372"/>
      <text:p text:style-name="P372"/>
      <text:p text:style-name="P441">combining multiple promises</text:p>
      <text:p text:style-name="P372"><text:tab/><text:span text:style-name="T37">chaining the promises</text:span></text:p>
      <text:p text:style-name="P373"><text:tab/><text:tab/><text:span text:style-name="T37">with then() and catch() methods</text:span></text:p>
      <text:p text:style-name="P378"><text:tab/><text:tab/><text:span text:style-name="T1">mypromise.then( response1 =&gt; {... asyncFunc2(); ...})</text:span></text:p>
      <text:p text:style-name="P233"><text:tab/><text:tab/><text:tab/><text:tab/>.then( response2 =&gt; {...})</text:p>
      <text:p text:style-name="P233"><text:tab/><text:tab/><text:tab/><text:tab/>.catch(error =&gt; {...});</text:p>
      <text:p text:style-name="P378"><text:tab/><text:tab/></text:p>
      <text:p text:style-name="P373"><text:tab/><text:tab/><text:span text:style-name="T37">with async, </text:span><text:span text:style-name="T43">a</text:span><text:span text:style-name="T37">wait, try/catch keyword</text:span></text:p>
      <text:p text:style-name="P379"><text:tab/><text:tab/><text:span text:style-name="T1">async function myChain {</text:span></text:p>
      <text:p text:style-name="P234"><text:tab/><text:tab/><text:tab/>try{</text:p>
      <text:p text:style-name="P234"><text:tab/><text:tab/><text:tab/><text:tab/><text:span text:style-name="T133">const </text:span>response1 = <text:span text:style-name="T157">a</text:span>wait asyncFunc1();</text:p>
      <text:p text:style-name="P234"><text:tab/><text:tab/><text:tab/><text:tab/>if(<text:span text:style-name="T156">failure</text:span>) {</text:p>
      <text:p text:style-name="P234"><text:tab/><text:tab/><text:tab/><text:tab/><text:tab/>throw new Error('msg1');</text:p>
      <text:p text:style-name="P234"><text:tab/><text:tab/><text:tab/><text:tab/>}</text:p>
      <text:p text:style-name="P234"><text:tab/><text:tab/><text:tab/><text:tab/><text:span text:style-name="T133">const </text:span>response2 = <text:span text:style-name="T157">a</text:span>wait asyncFunc2();</text:p>
      <text:p text:style-name="P234"><text:tab/><text:tab/><text:tab/><text:tab/>if(<text:span text:style-name="T156">failure</text:span>) {</text:p>
      <text:p text:style-name="P234"><text:tab/><text:tab/><text:tab/><text:tab/><text:tab/>throw new Error('msg2');</text:p>
      <text:p text:style-name="P234"><text:tab/><text:tab/><text:tab/><text:tab/>}</text:p>
      <text:p text:style-name="P234"><text:tab/><text:tab/><text:tab/>}</text:p>
      <text:p text:style-name="P234"><text:tab/><text:tab/><text:tab/>catch(error){</text:p>
      <text:p text:style-name="P234"><text:tab/><text:tab/><text:tab/><text:tab/>...</text:p>
      <text:p text:style-name="P234"><text:tab/><text:tab/><text:tab/>}</text:p>
      <text:p text:style-name="P234"><text:tab/><text:tab/><text:tab/>...</text:p>
      <text:p text:style-name="P234"><text:tab/><text:tab/>}</text:p>
      <text:p text:style-name="P379"><text:tab/><text:tab/></text:p>
      <text:p text:style-name="P372"><text:tab/></text:p>
      <text:p text:style-name="P372"><text:tab/><text:span text:style-name="T37">requiering all of a set of promises to be fulfilled</text:span></text:p>
      <text:p text:style-name="P380"><text:tab/><text:span text:style-name="T1">const myPromise1 = asyncFunc1();</text:span></text:p>
      <text:p text:style-name="P235"><text:tab/>const myPromise2 = asyncFunc2();</text:p>
      <text:p text:style-name="P235"><text:tab/>...</text:p>
      <text:p text:style-name="P235"><text:tab/>const promises = [myPromise1, myPromise2, ... ];</text:p>
      <text:p text:style-name="P235"><text:tab/>Promise.all(promises).then([response1, response2, ...] =&gt; {...})</text:p>
      <text:p text:style-name="P235"><text:tab/><text:tab/><text:tab/><text:tab/><text:tab/> <text:s/>.catch(error =&gt; {...});</text:p>
      <text:p text:style-name="P380"><text:tab/></text:p>
      <text:p text:style-name="P372"><text:tab/><text:span text:style-name="T37">requiering any one of a set of promises to be fulfilled</text:span></text:p>
      <text:p text:style-name="P380"><text:tab/><text:span text:style-name="T1">Promise.any(promises).then(response =&gt; {...})</text:span></text:p>
      <text:p text:style-name="P235"><text:tab/><text:tab/><text:tab/><text:tab/><text:tab/> <text:s/>.catch(error =&gt; {...});</text:p>
      <text:p text:style-name="P227"/>
      <text:p text:style-name="P438"/>
      <text:p text:style-name="P440">implementing a promise-based API</text:p>
      <text:p text:style-name="P236">function myFunc(...){</text:p>
      <text:p text:style-name="P236"><text:tab/>return new Promise( (resolve, reject) =&gt; {</text:p>
      <text:p text:style-name="P237"><text:tab/><text:tab/>...</text:p>
      <text:p text:style-name="P236"><text:tab/><text:tab/>if ( somethingWrong) {</text:p>
      <text:p text:style-name="P236"><text:tab/><text:tab/><text:tab/>throw new Error('msg');</text:p>
      <text:p text:style-name="P236"><text:tab/><text:tab/>}</text:p>
      <text:p text:style-name="P236"><text:tab/><text:tab/>...</text:p>
      <text:p text:style-name="P236"><text:tab/><text:tab/>if (success) {</text:p>
      <text:p text:style-name="P236"><text:tab/><text:tab/><text:tab/>resolve(oneParamForResolve);</text:p>
      <text:p text:style-name="P236"><text:tab/><text:tab/>}</text:p>
      <text:p text:style-name="P236"><text:tab/><text:tab/>if (failure) {</text:p>
      <text:p text:style-name="P236"><text:tab/><text:tab/><text:tab/>reject (<text:span text:style-name="T155">oneParamForReject</text:span><text:span text:style-name="T154">)</text:span>;</text:p>
      <text:p text:style-name="P236"><text:tab/><text:tab/>}</text:p>
      <text:p text:style-name="P236"><text:tab/>});</text:p>
      <text:p text:style-name="P236">}</text:p>
      <text:p text:style-name="P381"/>
      <text:p text:style-name="P381">The callback function given in the Promise constructor is called the executor.</text:p>
      <text:p text:style-name="P381">The executor takes two <text:span text:style-name="T137">callback functions</text:span> convensionally <text:span text:style-name="T137">named</text:span> resolve and reject.</text:p>
      <text:p text:style-name="P382">resolve and reject take one parameter.</text:p>
      <text:p text:style-name="P381">If an error is thrown, reject is automatically called.</text:p>
      <text:p text:style-name="P381"/>
      <text:p text:style-name="P381"/>
      <text:p text:style-name="P381"><text:span text:style-name="T179">WORKERS</text:span> </text:p>
      <text:p text:style-name="P439">workers</text:p>
      <text:p text:style-name="P383">Workers and the main code run in completely separate worlds in particular workers cannot access the DOM</text:p>
      <text:p text:style-name="P354"/>
      <text:p text:style-name="P354"/>
      <text:p text:style-name="P439">implement<text:span text:style-name="T141">ing a</text:span> dedicated worker</text:p>
      <text:p text:style-name="P383"/>
      <text:p text:style-name="P238">mainThread.js</text:p>
      <text:p text:style-name="P238">const worker = new Worker('path/workerThread.js');</text:p>
      <text:p text:style-name="P238">...</text:p>
      <text:p text:style-name="P238">worker.addEventListener('message', message =&gt; { ... });</text:p>
      <text:p text:style-name="P238">...</text:p>
      <text:p text:style-name="P238">worker.postMessage(message);</text:p>
      <text:p text:style-name="P238">...</text:p>
      <text:p text:style-name="P238"/>
      <text:p text:style-name="P238">workerThread.js</text:p>
      <text:p text:style-name="P238">addEventListener('message', message =&gt; { ... });</text:p>
      <text:p text:style-name="P238">...</text:p>
      <text:p text:style-name="P238">postMessage(message);</text:p>
      <text:p text:style-name="P383"/>
      <text:p text:style-name="P383">message can be any primitive value, array, or JSON objects</text:p>
      <text:p text:style-name="P383"/>
      <text:p text:style-name="P383"/>
      <text:p text:style-name="P406">MANIPULATING DOM</text:p>
      <text:p text:style-name="P445"><text:span text:style-name="T176">m</text:span>anipulating styles</text:p>
      <text:p text:style-name="P245">&lt;head&gt;</text:p>
      <text:p text:style-name="P245"><text:s text:c="2"/>&lt;style&gt;</text:p>
      <text:p text:style-name="P245"><text:tab/>.className {</text:p>
      <text:p text:style-name="P245"><text:tab/><text:tab/>css_expressions</text:p>
      <text:p text:style-name="P245"><text:tab/>}</text:p>
      <text:p text:style-name="P245"><text:s text:c="2"/>&lt;/style&gt;</text:p>
      <text:p text:style-name="P245"><text:s text:c="2"/>...</text:p>
      <text:p text:style-name="P245">&lt;/head&gt;</text:p>
      <text:p text:style-name="P245"/>
      <text:p text:style-name="P245">&lt;script&gt;</text:p>
      <text:p text:style-name="P245"><text:s text:c="2"/>...</text:p>
      <text:p text:style-name="P245"><text:s text:c="2"/>elt.setAttribute('class', 'className');</text:p>
      <text:p text:style-name="P245"><text:s text:c="2"/>...</text:p>
      <text:p text:style-name="P245">&lt;/script&gt;</text:p>
      <text:p text:style-name="P402"/>
      <text:p text:style-name="P383"/>
      <text:p text:style-name="P448">testing code locally<text:span text:style-name="T177"> </text:span><text:span text:style-name="T178">i</text:span><text:span text:style-name="T177">n firefox</text:span></text:p>
      <text:p text:style-name="P403">fetching a local file is forbidden in file:// mode. To overcome this problem:</text:p>
      <text:p text:style-name="P403">1- in the adress bar enter about:config</text:p>
      <text:p text:style-name="P403">2- <text:span text:style-name="T177">accept the risks and continue</text:span></text:p>
      <text:p text:style-name="P543"><text:span text:style-name="T69">3- in the search bar enter </text:span><text:span text:style-name="Source_20_Text">security.fileuri.strict_origin_policy</text:span></text:p>
      <text:p text:style-name="P543"><text:span text:style-name="Source_20_Text"><text:span text:style-name="T69">4- change the value to false</text:span></text:span><text:span text:style-name="T69"> </text:span></text:p>
      <text:p text:style-name="P383"/>
      <text:p text:style-name="P404">or run the code through a local web server</text:p>
      <text:p text:style-name="P404"/>
      <text:p text:style-name="P404"/>
      <text:p text:style-name="P566">AJAX</text:p>
      <text:p text:style-name="P579">Asynchronous Javascript And Xml</text:p>
      <text:p text:style-name="P579"/>
      <text:p text:style-name="P579"/>
      <text:p text:style-name="P567">fetching data with AJAX</text:p>
      <text:p text:style-name="P310">const request = new XMLHttpRequest();</text:p>
      <text:p text:style-name="P310">try {</text:p>
      <text:p text:style-name="P310"><text:s text:c="4"/>request.open('GET', url);</text:p>
      <text:p text:style-name="P310"><text:s text:c="4"/>request.responseType = json;</text:p>
      <text:p text:style-name="P310"><text:s text:c="4"/>request.addEventListener('load' , () =&gt; { ... } );</text:p>
      <text:p text:style-name="P310"><text:s text:c="4"/>request.addEventListener('error' , () =&gt; { ... });</text:p>
      <text:p text:style-name="P310"><text:s text:c="4"/>request.send();</text:p>
      <text:p text:style-name="P310">}</text:p>
      <text:p text:style-name="P310">catch(error) { ... }</text:p>
      <text:p text:style-name="P581"/>
      <text:p text:style-name="P581"/>
      <text:p text:style-name="P568">sending data to the server with AJAX</text:p>
      <text:p text:style-name="P311">const request = new XMLHttpRequest();</text:p>
      <text:p text:style-name="P311">try {</text:p>
      <text:p text:style-name="P311"><text:s text:c="4"/>request.open('POST', url);</text:p>
      <text:p text:style-name="P311"><text:s text:c="4"/>request.addEventListener('error', () =&gt; { ... }<text:span text:style-name="T204">);</text:span></text:p>
      <text:p text:style-name="P311"><text:s text:c="4"/>request.setRequestHeader('Content-Type' , 'application/x-www-form-urlencoded');</text:p>
      <text:p text:style-name="P311"><text:s text:c="4"/>request.send('key1=value&amp;key2=' + encodeURIComponent(myVar));</text:p>
      <text:p text:style-name="P311">}</text:p>
      <text:p text:style-name="P311">catch(error) { ... }</text:p>
      <text:p text:style-name="P582"/>
      <text:p text:style-name="P582"/>
      <text:p text:style-name="P569">using DocumentFragment to create dynamicaly a list</text:p>
      <text:p text:style-name="P312">const list = document.querySelector('ul');</text:p>
      <text:p text:style-name="P312">const fragment = <text:span text:style-name="T205">document.create</text:span>DocumentFragment();</text:p>
      <text:p text:style-name="P312">const item1 = document.createElement('li');</text:p>
      <text:p text:style-name="P312">item1.textContent = value1;</text:p>
      <text:p text:style-name="P312">fragment.appendChild(item1);</text:p>
      <text:p text:style-name="P312">...</text:p>
      <text:p text:style-name="P312">fragment.appendChild(itemn);</text:p>
      <text:p text:style-name="P312">list.appendChild(fragment); </text:p>
      <text:p text:style-name="P536"/>
      <text:p text:style-name="P404"/>
      <text:p text:style-name="P404"/>
      <text:p text:style-name="P404"/>
      <text:p text:style-name="P391">STANDARD BUILT IN-OBJECTS</text:p>
      <text:p text:style-name="P391"/>
      <text:p text:style-name="P391"/>
      <text:p text:style-name="P392">FUNDAMENTAL OBJECTS</text:p>
      <text:p text:style-name="P391"/>
      <text:p text:style-name="P326"><text:span text:style-name="T37">Object</text:span><text:span text:style-name="T62"> <text:s text:c="2"/>(Javascript type. Collection of properties)</text:span></text:p>
      <text:p text:style-name="P444"/>
      <text:p text:style-name="P444">methods</text:p>
      <text:p text:style-name="P393"><text:span text:style-name="T2">Object.getPrototypeOf(Object object): Object|null</text:span> <text:s/>(return the prototype of the specified object)</text:p>
      <text:p text:style-name="P394"><text:span text:style-name="T2">Object.create(Object prototype): Object</text:span> <text:s/>(create an object, using an existing object as the prototype of the newly created object)</text:p>
      <text:p text:style-name="P394"><text:span text:style-name="T2">hasOwnProperty(</text:span><text:span text:style-name="T5">String name</text:span><text:span text:style-name="T2">): </text:span><text:span text:style-name="T5">B</text:span><text:span text:style-name="T2">ool</text:span><text:span text:style-name="T8">ean</text:span> <text:s/>(<text:span text:style-name="T115">determine whether the object has the specified property as its own property)</text:span></text:p>
      <text:p text:style-name="P486"/>
      <text:p text:style-name="P486"/>
      <text:p text:style-name="P488"><text:span text:style-name="T92">Function</text:span> </text:p>
      <text:p text:style-name="P491"/>
      <text:p text:style-name="P488"><text:span text:style-name="T37">inheritence</text:span>: <text:span text:style-name="T1">Object</text:span></text:p>
      <text:p text:style-name="P488"/>
      <text:p text:style-name="P491"/>
      <text:p text:style-name="P324"><text:span text:style-name="T37">Boolean</text:span><text:span text:style-name="T58"> </text:span><text:span text:style-name="T59">(</text:span><text:span text:style-name="T62">P</text:span><text:span text:style-name="T58">rimitive wrapper for the boolean primitive</text:span><text:span text:style-name="T59">)</text:span></text:p>
      <text:p text:style-name="P491"/>
      <text:p text:style-name="P488"><text:span text:style-name="T37">inheritence</text:span>: <text:span text:style-name="T1">Function</text:span></text:p>
      <text:p text:style-name="P491"/>
      <text:p text:style-name="P491"/>
      <text:p text:style-name="P324"><text:span text:style-name="T37">Symbol</text:span><text:span text:style-name="T58"> </text:span><text:span text:style-name="T59"><text:s/>(</text:span><text:span text:style-name="T62">P</text:span><text:span text:style-name="T58">rimitive wrapper for the symbol primitive</text:span><text:span text:style-name="T59">)</text:span></text:p>
      <text:p text:style-name="P491"/>
      <text:p text:style-name="P488"><text:span text:style-name="T37">inheritence</text:span>: <text:span text:style-name="T1">Function</text:span></text:p>
      <text:p text:style-name="P493"/>
      <text:p text:style-name="P493"/>
      <text:p text:style-name="P486"/>
      <text:p text:style-name="P494">ERROR OBJECTS</text:p>
      <text:p text:style-name="P494"/>
      <text:p text:style-name="P494"><text:span text:style-name="T92">Error</text:span> (Thrown when runtime errors occur)</text:p>
      <text:p text:style-name="P539"><text:span text:style-name="T92">SyntaxError</text:span><text:span text:style-name="T91"> </text:span><text:tab/>(<text:span text:style-name="T206">it represents an error when trying to interpret syntactically invalide code)</text:span></text:p>
      <text:p text:style-name="P539"/>
      <text:p text:style-name="P494"><text:span text:style-name="T37">inheritence</text:span><text:span text:style-name="T152">:</text:span> <text:span text:style-name="T152">F</text:span>unction</text:p>
      <text:p text:style-name="P487"/>
      <text:p text:style-name="P487"/>
      <text:p text:style-name="P487"/>
      <text:p text:style-name="P495">NUMBERS AND DATE</text:p>
      <text:p text:style-name="P495"/>
      <text:p text:style-name="P327"><text:span text:style-name="T37">Numbe</text:span><text:span text:style-name="T42">r</text:span><text:span text:style-name="T61"> </text:span><text:span text:style-name="T64">(P</text:span><text:span text:style-name="T61">rimitive wrapper object for the </text:span><text:span text:style-name="T63">number primitive</text:span><text:span text:style-name="T64">)</text:span></text:p>
      <text:p text:style-name="P395"/>
      <text:p text:style-name="P489"><text:span text:style-name="T37">inheritence</text:span>: <text:span text:style-name="T1">Function</text:span></text:p>
      <text:p text:style-name="P395"/>
      <text:p text:style-name="P159">methods</text:p>
      <text:p text:style-name="P60"><text:span text:style-name="T2">toString(int radix=10)</text:span><text:span text:style-name="T7">: String</text:span> <text:tab/>(convert the number into a string in the specified radix<text:span text:style-name="T126">,</text:span> i.e.<text:span text:style-name="T126">,</text:span> the base)<text:tab/></text:p>
      <text:p text:style-name="P338"/>
      <text:p text:style-name="P338"/>
      <text:p text:style-name="P325"><text:span text:style-name="T37">BigInt</text:span><text:span text:style-name="T58"> </text:span><text:span text:style-name="T64">(P</text:span><text:span text:style-name="T58">rimitive wrapper object for the bigint primitive</text:span><text:span text:style-name="T64">)</text:span></text:p>
      <text:p text:style-name="P492"/>
      <text:p text:style-name="P489"><text:span text:style-name="T37">inheritence</text:span>: <text:span text:style-name="T1">Function</text:span></text:p>
      <text:p text:style-name="P495"/>
      <text:p text:style-name="P495"/>
      <text:p text:style-name="P346">Math</text:p>
      <text:p text:style-name="P60"/>
      <text:p text:style-name="P490"><text:span text:style-name="T37">inheritence</text:span>: <text:span text:style-name="T1">Object</text:span></text:p>
      <text:p text:style-name="P60"/>
      <text:p text:style-name="P159">static methods</text:p>
      <text:p text:style-name="P96"><text:span text:style-name="T2">Math.floor(Number x): </text:span><text:span text:style-name="T15">Number</text:span> <text:s/>(return the largest integer less or equal to a given number)</text:p>
      <text:p text:style-name="P95"><text:span text:style-name="T2">Math.ceil(Number x): </text:span><text:span text:style-name="T15">Number</text:span><text:span text:style-name="T2"> </text:span><text:s/>(round a number up to the next largest integer less than the given number</text:p>
      <text:p text:style-name="P94"><text:span text:style-name="T2">Math.random(): </text:span><text:span text:style-name="T15">Number</text:span> <text:s/>(return a pseudo-random number between 0 to less than 1, 0 inclusive but not 1, with approximately uniform distribution over that range)</text:p>
      <text:p text:style-name="P61"><text:span text:style-name="T2">Math.sqrt(Number x):</text:span><text:span text:style-name="T6"> </text:span><text:span text:style-name="T2">Number</text:span> <text:s text:c="2"/>(return the square root of a number)</text:p>
      <text:p text:style-name="P344"><text:span text:style-name="T2">Math.round(Number x): </text:span><text:span text:style-name="T15">Number</text:span><text:span text:style-name="T56"> <text:s/>(return the value of a number rounded to the nearest integer)</text:span></text:p>
      <text:p text:style-name="P495"/>
      <text:p text:style-name="P495"/>
      <text:p text:style-name="P495"><text:span text:style-name="T92">Date</text:span> <text:s text:c="2"/>(Contain a Number that represents milliseconds since 01/01/1970)</text:p>
      <text:p text:style-name="P495"/>
      <text:p text:style-name="P490"><text:span text:style-name="T37">inheritence</text:span>: <text:span text:style-name="T1">Object</text:span></text:p>
      <text:p text:style-name="P490"/>
      <text:p text:style-name="P490"/>
      <text:p text:style-name="P496"/>
      <text:p text:style-name="P496">TEXT PROCESSING</text:p>
      <text:p text:style-name="P481"/>
      <text:p text:style-name="P1"><text:span text:style-name="T92">String</text:span><text:span text:style-name="T60"> </text:span><text:span text:style-name="T62">(P</text:span><text:span text:style-name="T60">rimitive wrapper</text:span><text:span text:style-name="T61"> object</text:span><text:span text:style-name="T60"> for the string primitive</text:span><text:span text:style-name="T62">)</text:span><text:span text:style-name="T96"> </text:span></text:p>
      <text:p text:style-name="P1"/>
      <text:p text:style-name="P490"><text:span text:style-name="T37">inheritence</text:span>: <text:span text:style-name="T1">Function</text:span></text:p>
      <text:p text:style-name="P1"/>
      <text:p text:style-name="P136">properties</text:p>
      <text:p text:style-name="P205">length</text:p>
      <text:p text:style-name="P1"/>
      <text:p text:style-name="P136">methods</text:p>
      <text:p text:style-name="P40"><text:span text:style-name="T2">includes(String searchString, int position=0): </text:span><text:span text:style-name="T5">B</text:span><text:span text:style-name="T9">ool</text:span><text:span text:style-name="T8">ean</text:span> <text:s/>(determine whether or not a string includes another string)</text:p>
      <text:p text:style-name="P40"><text:span text:style-name="T2">startsWith(String searchString, int position=0): </text:span><text:span text:style-name="T5">B</text:span><text:span text:style-name="T9">ool</text:span><text:span text:style-name="T8">ean</text:span> <text:s/>(determine whether or not a string begins with another string)</text:p>
      <text:p text:style-name="P40"><text:span text:style-name="T2">endsWith(String searchString, int length=str.length): </text:span><text:span text:style-name="T5">B</text:span><text:span text:style-name="T9">ool</text:span><text:span text:style-name="T8">ean</text:span> (determine whether or not the String str truncated to length ends with the String searchString)</text:p>
      <text:p text:style-name="P1"><text:span text:style-name="T2">slice(int beginIndex, int endIndex</text:span><text:span text:style-name="T3">=str.length-1</text:span><text:span text:style-name="T2">): String</text:span> <text:s/>(extract the text from one string a return a new String)</text:p>
      <text:p text:style-name="P1">using slice with negative value: str.slice(-2) is equivalent to str.slice(str.length - 2)</text:p>
      <text:p text:style-name="P1"><text:span text:style-name="T2">toLowerCase(): String</text:span> <text:s/>(convert to lower case)</text:p>
      <text:p text:style-name="P1"><text:span text:style-name="T2">toUpperCase(): String</text:span> <text:s/>(convert to upper case) </text:p>
      <text:p text:style-name="P1"><text:span text:style-name="T2">replace(String|RegExp pattern, String|function replacement): String</text:span> <text:s/>(replace a substring which matches the pattern with another string)</text:p>
      <text:p text:style-name="P1"><text:tab/>if pattern is a String, only the first occurence will be replaced</text:p>
      <text:p text:style-name="P1"><text:span text:style-name="T2">split(String|RegExp separator, int limit=str.length): Array</text:span> <text:s text:c="2"/>(divide a string into an ordered list of substrings)</text:p>
      <text:p text:style-name="P39"><text:span text:style-name="T2">valueOf(): string</text:span><text:tab/> (return the primitive value of a String object<text:span text:style-name="T134">)</text:span></text:p>
      <text:p text:style-name="P560"><text:span text:style-name="T2">search(RegExp pattern): Number<text:tab/></text:span><text:tab/>(Return the index of the first match between the regular expression and the given string or -1 if no match was found)</text:p>
      <text:p text:style-name="P1"/>
      <text:p text:style-name="P479"/>
      <text:p text:style-name="P351">RegExp</text:p>
      <text:p text:style-name="P351"/>
      <text:p text:style-name="P351"/>
      <text:p text:style-name="P351"/>
      <text:p text:style-name="P351"/>
      <text:p text:style-name="P396"/>
      <text:p text:style-name="P396">INDEXED COLLECTIONS</text:p>
      <text:p text:style-name="P354"/>
      <text:p text:style-name="P347">Array</text:p>
      <text:p text:style-name="P1"/>
      <text:p text:style-name="P490"><text:span text:style-name="T37">inheritence</text:span>: <text:span text:style-name="T1">Function</text:span></text:p>
      <text:p text:style-name="P1"/>
      <text:p text:style-name="P136">properties</text:p>
      <text:p text:style-name="P205">length</text:p>
      <text:p text:style-name="P1"/>
      <text:p text:style-name="P136">constructor</text:p>
      <text:p text:style-name="P1"><text:span text:style-name="T1">new Array(int length)</text:span> <text:s text:c="7"/>(0&lt;= length &lt;= 2^32-1) </text:p>
      <text:p text:style-name="P1"><text:span text:style-name="T1">new Array(elt1, elt2, ...)</text:span> <text:s text:c="2"/>literal constructor : [elt1, elt2, ...]</text:p>
      <text:p text:style-name="P1"><text:span text:style-name="T1">new Array()</text:span> <text:s text:c="17"/>literal constructor : []</text:p>
      <text:p text:style-name="P1"/>
      <text:p text:style-name="P136">methods</text:p>
      <text:p text:style-name="P1"><text:span text:style-name="T2">indexOf(mixed searchElement, int fromIndex=0): </text:span><text:span text:style-name="T8">int</text:span> <text:s/>(return the first index of which a given element can be found in an array or -1 if it is not present)</text:p>
      <text:p text:style-name="P1"><text:span text:style-name="T2">push(mixed element1, mixed element2, ...): int</text:span> <text:s/>(add one or more elements at the end of an array and return the new length of the array)</text:p>
      <text:p text:style-name="P1"><text:span text:style-name="T2">unshift(mixed element1, mixed element2, ...): int</text:span> <text:s/>(add one or more elements at the begining of an array and return the new length of the array)</text:p>
      <text:p text:style-name="P1"><text:span text:style-name="T2">pop(): mixed</text:span> <text:s/>(remove the last element from an array and return that removed element)</text:p>
      <text:p text:style-name="P1"><text:span text:style-name="T2">shift():mixed</text:span> <text:s text:c="2"/>(remove the first element from an array and return that removed element)</text:p>
      <text:p text:style-name="P1"><text:span text:style-name="T2">splice(int offset, int deleteCount=1): Array</text:span> <text:s text:c="2"/>(change the content of an array by deleting elements and return an Array containing the deleted elements)</text:p>
      <text:p text:style-name="P1"><text:span text:style-name="T2">splice(int offset, int deleteCount=1, </text:span><text:span text:style-name="T4">mixed</text:span><text:span text:style-name="T2"> element1, </text:span><text:span text:style-name="T4">mixed</text:span><text:span text:style-name="T2"> element2, ...): Array</text:span> <text:s/>(change the contents of an array by deleting and replacing existing elements, return an Array containing the deleted elements)</text:p>
      <text:p text:style-name="P1"><text:span text:style-name="T2">map(</text:span><text:span text:style-name="T14">F</text:span><text:span text:style-name="T2">unction callbackFn): Array</text:span> <text:s text:c="2"/>(create a new array populated with the results of calling a provided function on every element in the calling array)</text:p>
      <text:p text:style-name="P1"><text:span text:style-name="T2">filter(</text:span><text:span text:style-name="T14">F</text:span><text:span text:style-name="T2">unction callbackFn): Array</text:span> (create an new array with all elements that pass the test implemented by the provided function)</text:p>
      <text:p text:style-name="P1"><text:span text:style-name="T2">join(String separator=','): String</text:span> (concatenate all the elements in an array)</text:p>
      <text:p text:style-name="P1"><text:span text:style-name="T2">toString(): String</text:span> <text:s text:c="2"/>(concatenate all the elements in an array)</text:p>
      <text:p text:style-name="P584"><text:span text:style-name="T16">concat(Array value1, Array Value2, ...): Array</text:span><text:span text:style-name="T207"> <text:s text:c="4"/>(merge two or more arrays. This method does not change the existing arrays but instead return a new array)</text:span></text:p>
      <text:p text:style-name="P583"><text:span text:style-name="T2">slice(Number startIndex, Number endIndex=arr.length): Array</text:span><text:tab/>(return a shallow copie of a portion of an array selected from startIndex to endIndex (not included). The original array will not be modified. For objects, slice copies <text:span text:style-name="T208">object </text:span>references into the new array<text:span text:style-name="T208">. Both the original and new array refer to the same object. If an object changes, the changes are visible in both the new and original array. For string, number and boolean primitive, slice copies the values into the new array. Changes in one array does not affect the other</text:span></text:p>
      <text:p text:style-name="P563"/>
      <text:p text:style-name="P202"/>
      <text:p text:style-name="P203">STRUCTURED DATA</text:p>
      <text:p text:style-name="P203"/>
      <text:p text:style-name="P203"><text:span text:style-name="T92">JSON</text:span> </text:p>
      <text:p text:style-name="P203"/>
      <text:p text:style-name="P535"><text:span text:style-name="T37">inheritence</text:span>: <text:span text:style-name="T1">Object</text:span></text:p>
      <text:p text:style-name="P204"/>
      <text:p text:style-name="P570">static methods</text:p>
      <text:p text:style-name="P585"><text:span text:style-name="T2">JSON.parse(String </text:span><text:span text:style-name="T17">text</text:span><text:span text:style-name="T2">): </text:span><text:span text:style-name="T18">Object</text:span><text:span text:style-name="T209"><text:tab/></text:span><text:span text:style-name="T210"><text:tab/></text:span><text:span text:style-name="T209">(parse a JSON string. The method throws a SyntaxError exception if the string to parse is not a valid JSON string)</text:span></text:p>
      <text:p text:style-name="P564"/>
      <text:p text:style-name="P204"/>
      <text:p text:style-name="P203">CONTROL ABSTRACTION OBJECTS</text:p>
      <text:p text:style-name="P203"/>
      <text:p text:style-name="P345">Promise</text:p>
      <text:p text:style-name="P203"/>
      <text:p text:style-name="P535"><text:span text:style-name="T37">inheritence</text:span>: <text:span text:style-name="T1">Function</text:span></text:p>
      <text:p text:style-name="P203"/>
      <text:p text:style-name="P203"/>
      <text:p text:style-name="P203"/>
      <text:p text:style-name="P59">WEB-API</text:p>
      <text:p text:style-name="P37"/>
      <text:p text:style-name="P37"/>
      <text:p text:style-name="P59">DOCUMENT OBJECT MODEL</text:p>
      <text:p text:style-name="P59"/>
      <text:p text:style-name="P59"/>
      <text:p text:style-name="P322"><text:span text:style-name="T119">interface</text:span> <text:span text:style-name="T37">EventTarget</text:span></text:p>
      <text:p text:style-name="P1"/>
      <text:p text:style-name="P136">methods</text:p>
      <text:p text:style-name="P1"><text:span text:style-name="T2">addEventListner(String eventType, EventListener|function listener)</text:span> <text:s text:c="2"/>(this method sets up a function that will be called whenever the specified event is delivered to the target)</text:p>
      <text:p text:style-name="P1"><text:span text:style-name="T2">removeEventListener(String eventType, EventListener|function listener)</text:span> <text:s/>(remove an event listener previously registred with addEventListener() from the target)</text:p>
      <text:p text:style-name="P1"/>
      <text:p text:style-name="P1"/>
      <text:p text:style-name="P329">interface <text:span text:style-name="T37">Window</text:span><text:span text:style-name="T44"> </text:span><text:span text:style-name="T77">inherits</text:span><text:span text:style-name="T79"> from</text:span><text:span text:style-name="T77"> </text:span><text:span text:style-name="T44">EventTarget</text:span></text:p>
      <text:p text:style-name="P30"/>
      <text:p text:style-name="P150">properties</text:p>
      <text:p text:style-name="P30"><text:span text:style-name="T1">document</text:span> <text:s text:c="2"/>(a reference to the document contained in the window)</text:p>
      <text:p text:style-name="P30"><text:span text:style-name="T1">innerHeight</text:span> <text:s/>(read-only property, the interior height of the window in pixels)</text:p>
      <text:p text:style-name="P30"><text:span text:style-name="T1">innerWidth</text:span> <text:s text:c="2"/>(read-only property, the interior width of the window in pixels)</text:p>
      <text:p text:style-name="P45"><text:span text:style-name="T1">location</text:span> <text:s text:c="2"/>(read only property, the reference to a Location object)</text:p>
      <text:p text:style-name="P30"/>
      <text:p text:style-name="P160">methods implemented from elswhere</text:p>
      <text:p text:style-name="P64"><text:span text:style-name="T1">fetch()</text:span> <text:s text:c="2"/>(start the process of fetching a resource from the network)</text:p>
      <text:p text:style-name="P64"/>
      <text:p text:style-name="P150">event type</text:p>
      <text:p text:style-name="P230">load<text:span text:style-name="T65"> <text:s text:c="2"/>(it is fired when the whole page has loaded included dependent resources such as stylsheets and images)</text:span></text:p>
      <text:p text:style-name="P232">DOMContentLoaded</text:p>
      <text:p text:style-name="P240">click</text:p>
      <text:p text:style-name="P240">dblclick</text:p>
      <text:p text:style-name="P240">focus</text:p>
      <text:p text:style-name="P50"><text:span text:style-name="T1">blur</text:span> <text:s text:c="2"/></text:p>
      <text:p text:style-name="P50"><text:span text:style-name="T1">mouseover</text:span> </text:p>
      <text:p text:style-name="P50"><text:span text:style-name="T1">mouseout</text:span> </text:p>
      <text:p text:style-name="P291">keydown</text:p>
      <text:p text:style-name="P239">message</text:p>
      <text:p text:style-name="P354"/>
      <text:p text:style-name="P354"/>
      <text:p text:style-name="P328">interface <text:span text:style-name="T37">Node</text:span><text:span text:style-name="T44"> </text:span><text:span text:style-name="T77">inherits </text:span><text:span text:style-name="T79">from</text:span><text:span text:style-name="T77"> </text:span><text:span text:style-name="T44">EventTarget</text:span></text:p>
      <text:p text:style-name="P51"/>
      <text:p text:style-name="P139">properties</text:p>
      <text:p text:style-name="P51"><text:span text:style-name="T1">nodeName</text:span> <text:s text:c="2"/>(the name of the current node as a string)</text:p>
      <text:p text:style-name="P241">textContent<text:span text:style-name="T66"> <text:s text:c="2"/>(it represents the text content of the node and its descendents)</text:span></text:p>
      <text:p text:style-name="P62"><text:span text:style-name="T1">childNodes</text:span> <text:s/>(read-only property. Reference to a live NodeList of the child nodes of the given node)</text:p>
      <text:p text:style-name="P67"><text:span text:style-name="T1">nodeType</text:span> <text:s text:c="2"/>(read-only property. An integer that identifies what the node is)</text:p>
      <text:p text:style-name="P62"/>
      <text:p text:style-name="P155">methods</text:p>
      <text:p text:style-name="P52"><text:span text:style-name="T2">appendChild(</text:span><text:span text:style-name="T13">N</text:span><text:span text:style-name="T2">ode </text:span><text:span text:style-name="T13">c</text:span><text:span text:style-name="T2">hild): Node</text:span> <text:s/>(add a node at the end of the list of children of a specified parent node and return the appended node)</text:p>
      <text:p text:style-name="P401"><text:span text:style-name="T2">removeChild(Node child): Node</text:span><text:span text:style-name="T75"> <text:s/>(remove a child node from the DOM and return the removed node)</text:span></text:p>
      <text:p text:style-name="P398"><text:span text:style-name="T2">cloneNode(Boolean deep=false): Node</text:span> <text:span text:style-name="T161">(return a duplicate of the node on which the method was called. Cloning a node copy all of its attributes and value but not the event listener added on it. If the parameter </text:span><text:span text:style-name="T131">deep</text:span><text:span text:style-name="T161"> is set </text:span><text:span text:style-name="T162">to </text:span><text:span text:style-name="T161">true then it cop</text:span><text:span text:style-name="T162">ies the whole</text:span><text:span text:style-name="T161"> node subtree</text:span><text:span text:style-name="T162">, i.e. the childNode property of the cloned node is not the empty NodeListe</text:span><text:span text:style-name="T161">)</text:span></text:p>
      <text:p text:style-name="P400"/>
      <text:p text:style-name="P398"/>
      <text:p text:style-name="P399"><text:s/></text:p>
      <text:p text:style-name="P331">interface <text:span text:style-name="T37">Document</text:span><text:span text:style-name="T77"> inherits </text:span><text:span text:style-name="T79">from</text:span><text:span text:style-name="T77"> </text:span><text:span text:style-name="T44">Node</text:span></text:p>
      <text:p text:style-name="P195"/>
      <text:p text:style-name="P136">properties</text:p>
      <text:p text:style-name="P1"><text:span text:style-name="T1">body</text:span><text:tab/>(represent the &lt;body&gt; node of the current document or null if no such element exists)</text:p>
      <text:p text:style-name="P22"><text:span text:style-name="T1">URL</text:span> <text:s/>(read-only property, document location as a string)</text:p>
      <text:p text:style-name="P45"><text:span text:style-name="T1">location</text:span> <text:s/>(read-only property, the reference to a Location object which contains informations about the URL of the document and provides methods for changing that URL and loading another URL)</text:p>
      <text:p text:style-name="P22"/>
      <text:p text:style-name="P136">methods</text:p>
      <text:p text:style-name="P156"><text:span text:style-name="T1">createElement(String tagName): Element</text:span> <text:s/><text:span text:style-name="T75">(create the HTML element specified by tagName)</text:span></text:p>
      <text:p text:style-name="P397"><text:span text:style-name="T2">createTextNode(String data): Text</text:span><text:span text:style-name="T75"> <text:s text:c="3"/>(create a new Text node. This methode can be used to escape HTML characters)</text:span></text:p>
      <text:p text:style-name="P561"><text:span text:style-name="T2">createDocumentFragment(): DocumentFragment<text:tab/></text:span><text:span text:style-name="T58">(create a new empty DocumentFragment into which DOM nodes can be added to build an offscreen DOM tree)</text:span></text:p>
      <text:p text:style-name="P1"><text:span text:style-name="T2">querySelector(DOMString selectors): Element</text:span> <text:s text:c="2"/>(return the first element in the document that matches the speciied selector or group of CSS selectors) (null is returned if no element matches are found)</text:p>
      <text:p text:style-name="P53"><text:span text:style-name="T2">querySelectorAll(DOMString selectors): NodeList </text:span><text:span text:style-name="T58"><text:s/>(return a static NodeList representing the list of all document's elements that match the specified group of selectors)</text:span></text:p>
      <text:p text:style-name="P29"><text:span text:style-name="T2">getElementById(String id): Element|null</text:span> <text:s/>(return the element whose id property match the specified string)</text:p>
      <text:p text:style-name="P384"><text:span text:style-name="T2">getElementsByClassName(</text:span><text:span text:style-name="T10">String names): HTMLCollection</text:span><text:span text:style-name="T143"> <text:s text:c="2"/>(return a HTMLCollection representing the list of all child elements which have all of the given class names)</text:span></text:p>
      <text:p text:style-name="P386"><text:span text:style-name="T2">getElementsByName(DOMString name): NodeList</text:span> <text:s/>(return a live NodeList representing all elements with <text:span text:style-name="T144">the</text:span> given "name" attribute)</text:p>
      <text:p text:style-name="P386"><text:span text:style-name="T2">getElementsByTagName(String name):</text:span><text:span text:style-name="T11"> HTMLCollection</text:span><text:span text:style-name="T144"> (return a HTMLCollection representing all elements with the given tag name</text:span></text:p>
      <text:p text:style-name="P397"/>
      <text:p text:style-name="P354"/>
      <text:p text:style-name="P354"/>
      <text:p text:style-name="P136">event types</text:p>
      <text:p text:style-name="P205">click</text:p>
      <text:p text:style-name="P205">dblclick</text:p>
      <text:p text:style-name="P205">focus</text:p>
      <text:p text:style-name="P1"><text:span text:style-name="T1">blur</text:span> <text:s text:c="2"/>(event fired when an element has lost focus)</text:p>
      <text:p text:style-name="P1"><text:span text:style-name="T1">mouseover</text:span> (fired at an element when the cursor moves onto the element or one of its child elements)</text:p>
      <text:p text:style-name="P1"><text:span text:style-name="T1">mouseout</text:span> (fired at an element when the cursor is no longer contained within the element or one of its child elements)</text:p>
      <text:p text:style-name="P1"><text:span text:style-name="T1">keydown</text:span> (fired when a key is pressed)</text:p>
      <text:p text:style-name="P43"><text:span text:style-name="T1">DOMContentLoaded</text:span> <text:s text:c="2"/>(it is fired when <text:span text:style-name="T139">the initial</text:span> HTML<text:span text:style-name="T139"> page</text:span> is <text:span text:style-name="T139">completely </text:span>loaded and parsed <text:span text:style-name="T139">without</text:span> wait<text:span text:style-name="T139">ing</text:span> for the stylesheet<text:span text:style-name="T139">s</text:span>, images and subframe<text:span text:style-name="T139">s</text:span> to<text:span text:style-name="T139"> finish loading)</text:span></text:p>
      <text:p text:style-name="P1"/>
      <text:p text:style-name="P157"/>
      <text:p text:style-name="P331">interface <text:span text:style-name="T37">Element</text:span><text:span text:style-name="T44"> </text:span><text:span text:style-name="T77">inherits </text:span><text:span text:style-name="T79">from</text:span><text:span text:style-name="T77"> </text:span><text:span text:style-name="T44">Node</text:span></text:p>
      <text:p text:style-name="P1"/>
      <text:p text:style-name="P140">properties</text:p>
      <text:p text:style-name="P196"><text:span text:style-name="T1">attributes</text:span> <text:s/>(live collection of attribute nodes registred to the specified node</text:p>
      <text:p text:style-name="P197"><text:span text:style-name="T1">className</text:span> <text:s/>(the value of the class atrribute of the specified element)</text:p>
      <text:p text:style-name="P200"><text:span text:style-name="T1">id</text:span> <text:s text:c="2"/>(the element’s identifier reflecting the global id attributes<text:span text:style-name="T142">)</text:span></text:p>
      <text:p text:style-name="P201"><text:span text:style-name="T1">innerHTML</text:span> <text:s text:c="2"/>(the DOMString containing the serialization of the HTML <text:span text:style-name="T145">element's </text:span>descen<text:span text:style-name="T145">dants</text:span>)</text:p>
      <text:p text:style-name="P197"><text:span text:style-name="T1">tagName</text:span> <text:s text:c="2"/>(read-only property tag name of the specified element)</text:p>
      <text:p text:style-name="P199"/>
      <text:p text:style-name="P138">methods</text:p>
      <text:p text:style-name="P196"><text:span text:style-name="T2">setAttribute(DOMString name, DOMString value)</text:span> <text:s text:c="2"/>(<text:span text:style-name="T83">set the value of an attribute on the specified element)</text:span></text:p>
      <text:p text:style-name="P12"><text:span text:style-name="T2">getAttribute(DOMString attributeName): DOMString</text:span><text:span text:style-name="T58"> <text:s text:c="2"/>(return the value of a specified attribute on the element)</text:span></text:p>
      <text:p text:style-name="P11"><text:span text:style-name="T2">append(Node|DOMString element1, Node|DOMString element2, ...)</text:span> <text:s text:c="2"/>(insert a set of Node object or DOMString Object after the last child of the element)</text:p>
      <text:p text:style-name="P55"><text:span text:style-name="T2">querySelector(DOMString selectors): Element</text:span> <text:s text:c="2"/>(return the first element in the document that matches the speciied selector or group of CSS selectors) (null is returned if no element matches are found)</text:p>
      <text:p text:style-name="P54"><text:span text:style-name="T2">querySelectorAll(DOMString selectors): NodeList </text:span><text:span text:style-name="T58"><text:s/>(return a static NodeList representing the list of all document's elements that match the specified group of selectors)</text:span></text:p>
      <text:p text:style-name="P385"><text:span text:style-name="T2">getElementsByClassName(</text:span><text:span text:style-name="T10">String names): HTMLCollection</text:span><text:span text:style-name="T143"> <text:s text:c="2"/>(return a HTMLCollection representing the list of all child elements which have all of the given class names)</text:span></text:p>
      <text:p text:style-name="P387"><text:span text:style-name="T2">getElementsByTagName(String name):</text:span><text:span text:style-name="T11"> HTMLCollection</text:span><text:span text:style-name="T144"> (return a HTMLCollection representing all elements with the given tag name</text:span></text:p>
      <text:p text:style-name="P385"/>
      <text:p text:style-name="P153">event types</text:p>
      <text:p text:style-name="P231">click</text:p>
      <text:p text:style-name="P231">dblclick</text:p>
      <text:p text:style-name="P231">focus</text:p>
      <text:p text:style-name="P44"><text:span text:style-name="T1">blur</text:span> <text:s text:c="2"/></text:p>
      <text:p text:style-name="P44"><text:span text:style-name="T1">mouseover</text:span> </text:p>
      <text:p text:style-name="P44"><text:span text:style-name="T1">mouseout</text:span> </text:p>
      <text:p text:style-name="P198"><text:span text:style-name="T1">keydown</text:span> </text:p>
      <text:p text:style-name="P44"/>
      <text:p text:style-name="P44"/>
      <text:p text:style-name="P353">interface <text:span text:style-name="T37">DocumentFragment</text:span> inherits from <text:span text:style-name="T37">Node</text:span></text:p>
      <text:p text:style-name="P562">(it represents a minimal document object that has no parent. It is used to store a segment of a document structure comprised of nodes. <text:span text:style-name="T216">The document fragment is not a part of the active document tree structure.)</text:span></text:p>
      <text:p text:style-name="P44"/>
      <text:p text:style-name="P44"/>
      <text:p text:style-name="P332">abstract interface <text:span text:style-name="T37">CharacterData</text:span> inherits from <text:span text:style-name="T37">Node</text:span></text:p>
      <text:p text:style-name="P99"/>
      <text:p text:style-name="P68"/>
      <text:p text:style-name="P68"><text:span text:style-name="T100">interface </text:span><text:span text:style-name="T95">Text</text:span><text:span text:style-name="T100"> implements </text:span><text:span text:style-name="T95">CharacterData</text:span></text:p>
      <text:p text:style-name="P1"/>
      <text:p text:style-name="P1"/>
      <text:p text:style-name="P341">interface <text:span text:style-name="T37">AbortSignal</text:span> inherits <text:span text:style-name="T159">from</text:span><text:span text:style-name="T158"> </text:span><text:span text:style-name="T37">EventTarget</text:span></text:p>
      <text:p text:style-name="P1"/>
      <text:p text:style-name="P1"/>
      <text:p text:style-name="P323"><text:span text:style-name="T124">interface</text:span> <text:span text:style-name="T37">Event</text:span></text:p>
      <text:p text:style-name="P374"/>
      <text:p text:style-name="P436">properties</text:p>
      <text:p text:style-name="P482"><text:span text:style-name="T1">type</text:span> <text:tab/>(String containing the event’s type)</text:p>
      <text:p text:style-name="P436"><text:span text:style-name="T19">target</text:span><text:span text:style-name="T75"><text:tab/></text:span><text:span text:style-name="T76">(a reference to the object onto which the event was dispatched)</text:span></text:p>
      <text:p text:style-name="P388"><text:span text:style-name="T1">currentTarget</text:span> (read-only property. It identifies the current target for the event, as the event traverses the DOM<text:span text:style-name="T149">. It always refers to the element to which the event handler has been attached</text:span>)</text:p>
      <text:p text:style-name="P388"><text:span text:style-name="T1">bubbles</text:span> <text:s text:c="2"/>(read-only property. It indicates whether the event bubbles up throw the DOM tree or not)</text:p>
      <text:p text:style-name="P376"/>
      <text:p text:style-name="P389">m<text:span text:style-name="T37">ethods</text:span></text:p>
      <text:p text:style-name="P389"><text:span text:style-name="T2">stopPropagation</text:span><text:span text:style-name="T12">()</text:span><text:span text:style-name="T150"> <text:s text:c="2"/>(prevent further propagation of the current event in the capturing and bubbling phases. It does not prevent immediate propagation to other event handler)</text:span></text:p>
      <text:p text:style-name="P390"><text:span text:style-name="T2">stopImmediatePropagation()</text:span> <text:s text:c="3"/>(prevent other listener of the same event from being called. If several listeners <text:span text:style-name="T151">a</text:span>re attached on the same element for the same event type<text:span text:style-name="T151">, they are called in the order in which they were added. If stopImmediatePropagation() is invoked in on such call, no remaining listeners will be called)</text:span></text:p>
      <text:p text:style-name="P376"/>
      <text:p text:style-name="P330">interface <text:span text:style-name="T37">UIEvent</text:span><text:span text:style-name="T77"> inherits </text:span><text:span text:style-name="T79">from</text:span><text:span text:style-name="T77"> </text:span><text:span text:style-name="T44">Event </text:span></text:p>
      <text:p text:style-name="P375"/>
      <text:p text:style-name="P375"/>
      <text:p text:style-name="P375"/>
      <text:p text:style-name="P330">interface <text:span text:style-name="T37">KeyboardEvent</text:span><text:span text:style-name="T44"> </text:span><text:span text:style-name="T77">inherits </text:span><text:span text:style-name="T79">from</text:span><text:span text:style-name="T77"> </text:span><text:span text:style-name="T44">UIEvent </text:span></text:p>
      <text:p text:style-name="P375"/>
      <text:p text:style-name="P437">properties</text:p>
      <text:p text:style-name="P229">key</text:p>
      <text:p text:style-name="P1"/>
      <text:p text:style-name="P1"/>
      <text:p text:style-name="P68"><text:span text:style-name="T99">Interface </text:span><text:span text:style-name="T93">MessageEvent</text:span><text:span text:style-name="T94"> </text:span><text:span text:style-name="T97">inherits </text:span><text:span text:style-name="T98">from</text:span><text:span text:style-name="T97"> </text:span><text:span text:style-name="T94">Event </text:span></text:p>
      <text:p text:style-name="P483"/>
      <text:p text:style-name="P443">properties</text:p>
      <text:p text:style-name="P290">data</text:p>
      <text:p text:style-name="P484"><text:s/></text:p>
      <text:p text:style-name="P485"/>
      <text:p text:style-name="P497"><text:span text:style-name="T91">interface </text:span><text:span text:style-name="T92">HTMLCollection</text:span> <text:s text:c="2"/></text:p>
      <text:p text:style-name="P497">(HTMLCollection objec represent a generic collection, i.e. array-like object, of elements and offers methods and properties for selecting from the list)</text:p>
      <text:p text:style-name="P497">(The HTMLCollection in the HTML DOM is live, i.e. it is automatically updated when the underlying document is changed)</text:p>
      <text:p text:style-name="P497"/>
      <text:p text:style-name="P497"/>
      <text:p text:style-name="P497"/>
      <text:p text:style-name="P339">interface <text:span text:style-name="T37">NodeList</text:span></text:p>
      <text:p text:style-name="P498">(NodeList objects are collections of nodes)</text:p>
      <text:p text:style-name="P498">(They are two varieties of NodeList: live and static. If the NodeList is static, any changes in the DOM does not affect the collection)</text:p>
      <text:p text:style-name="P481"/>
      <text:p text:style-name="P481"/>
      <text:p text:style-name="P481"/>
      <text:p text:style-name="P333">interface <text:span text:style-name="T37">EventListener</text:span></text:p>
      <text:p text:style-name="P71"/>
      <text:p text:style-name="P161">method</text:p>
      <text:p text:style-name="P501"><text:span text:style-name="T2">handleEvent(Event event)</text:span> <text:s/>(this method is called by the user agent when an event is sent to the ListenerEvent in order to handle events that occured in an observed EventTarget)</text:p>
      <text:p text:style-name="P481"/>
      <text:p text:style-name="P481"/>
      <text:p text:style-name="P481"/>
      <text:p text:style-name="P340">interface <text:span text:style-name="T37">abortController</text:span></text:p>
      <text:p text:style-name="P500"/>
      <text:p text:style-name="P500">property</text:p>
      <text:p text:style-name="P292">signal<text:span text:style-name="T56"> <text:s text:c="4"/>(reference to an abortSignal object)</text:span></text:p>
      <text:p text:style-name="P500"/>
      <text:p text:style-name="P500">method</text:p>
      <text:p text:style-name="P289">abort()</text:p>
      <text:p text:style-name="P500"/>
      <text:p text:style-name="P500"/>
      <text:p text:style-name="P340">interface <text:span text:style-name="T37">Navigator</text:span></text:p>
      <text:p text:style-name="P500"/>
      <text:p text:style-name="P500"/>
      <text:p text:style-name="P500"/>
      <text:p text:style-name="P502">HTML DOM API</text:p>
      <text:p text:style-name="P500"/>
      <text:p text:style-name="P335">interface <text:span text:style-name="T37">HTMLElement</text:span><text:span text:style-name="T78"> inherits </text:span><text:span text:style-name="T79">from</text:span><text:span text:style-name="T77"> </text:span><text:span text:style-name="T45">Element</text:span></text:p>
      <text:p text:style-name="P349"/>
      <text:p text:style-name="P446">properties</text:p>
      <text:p text:style-name="P504"><text:span text:style-name="T1">innerText</text:span> <text:s text:c="3"/>(it represents the rendered text content of a node and is descendants)</text:p>
      <text:p text:style-name="P74"/>
      <text:p text:style-name="P74"/>
      <text:p text:style-name="P74"/>
      <text:p text:style-name="P74"/>
      <text:p text:style-name="P334">interface <text:span text:style-name="T37">HTMLAnchorElement</text:span> inherits <text:span text:style-name="T79">from</text:span><text:span text:style-name="T77"> </text:span><text:span text:style-name="T37">HTMLElement</text:span></text:p>
      <text:p text:style-name="P74"/>
      <text:p text:style-name="P163">properties</text:p>
      <text:p text:style-name="P503"><text:span text:style-name="T1">href</text:span><text:tab/><text:tab/>(USVString containing the whole URL)</text:p>
      <text:p text:style-name="P293">target</text:p>
      <text:p text:style-name="P500"/>
      <text:p text:style-name="P500"/>
      <text:p text:style-name="P500"/>
      <text:p text:style-name="P342">interface <text:span text:style-name="T37">HTMLSelectElement</text:span> inherits from <text:span text:style-name="T37">HTMLElement</text:span></text:p>
      <text:p text:style-name="P481"/>
      <text:p text:style-name="P447">properties</text:p>
      <text:p text:style-name="P293">name</text:p>
      <text:p text:style-name="P293">value</text:p>
      <text:p text:style-name="P481"/>
      <text:p text:style-name="P164">event types</text:p>
      <text:p text:style-name="P246">change<text:span text:style-name="T68"> <text:s text:c="3"/>(the change event is fired when an alteration to the element's value is committed by the user.</text:span></text:p>
      <text:p text:style-name="P505"/>
      <text:p text:style-name="P481"/>
      <text:p text:style-name="P481"/>
      <text:p text:style-name="P343">interface <text:span text:style-name="T37">HTML</text:span><text:span text:style-name="T46">Input</text:span><text:span text:style-name="T37">Element</text:span> inherits from <text:span text:style-name="T37">HTMLElement</text:span></text:p>
      <text:p text:style-name="P350"/>
      <text:p text:style-name="P447">properties</text:p>
      <text:p text:style-name="P293">type</text:p>
      <text:p text:style-name="P293">name</text:p>
      <text:p text:style-name="P293">value</text:p>
      <text:p text:style-name="P350"/>
      <text:p text:style-name="P164">event types</text:p>
      <text:p text:style-name="P246">change</text:p>
      <text:p text:style-name="P246"/>
      <text:p text:style-name="P350"/>
      <text:p text:style-name="P343"><text:span text:style-name="T37">interface HTML</text:span><text:span text:style-name="T46">TextArea</text:span><text:span text:style-name="T37">Element inherits from HTMLElement</text:span></text:p>
      <text:p text:style-name="P481"/>
      <text:p text:style-name="P447">properties</text:p>
      <text:p text:style-name="P293">name</text:p>
      <text:p text:style-name="P293">value</text:p>
      <text:p text:style-name="P481"/>
      <text:p text:style-name="P164">event types</text:p>
      <text:p text:style-name="P246">change</text:p>
      <text:p text:style-name="P505"/>
      <text:p text:style-name="P505"/>
      <text:p text:style-name="P505"/>
      <text:p text:style-name="P415">WORKER API</text:p>
      <text:p text:style-name="P337"/>
      <text:p text:style-name="P337">interface <text:span text:style-name="T37">Worker</text:span><text:span text:style-name="T44"> </text:span><text:span text:style-name="T77">inherits </text:span><text:span text:style-name="T79">from</text:span><text:span text:style-name="T77"> </text:span><text:span text:style-name="T44">EventTarget</text:span></text:p>
      <text:p text:style-name="P97"/>
      <text:p text:style-name="P172">event types</text:p>
      <text:p text:style-name="P254">message</text:p>
      <text:p text:style-name="P97"/>
      <text:p text:style-name="P173">methodes</text:p>
      <text:p text:style-name="P98"><text:span text:style-name="T2">postMessage(mixed message)</text:span><text:span text:style-name="T160"> <text:s text:c="2"/>(send a message to the worker's inner scope)</text:span></text:p>
      <text:p text:style-name="P527"/>
      <text:p text:style-name="P505"/>
      <text:p text:style-name="P505"/>
      <text:p text:style-name="P481"/>
      <text:p text:style-name="P586">X<text:span text:style-name="T211">ML</text:span>HttpRequest</text:p>
      <text:p text:style-name="P580"/>
      <text:p text:style-name="P352">interface <text:span text:style-name="T37">HMLHttpRequestEventTarget </text:span>inherit<text:span text:style-name="T212">s from</text:span> <text:span text:style-name="T37">EventTarget</text:span></text:p>
      <text:p text:style-name="P587"/>
      <text:p text:style-name="P352">interface <text:span text:style-name="T37">XMLHttpRequest </text:span>inherit<text:span text:style-name="T212">s from</text:span> <text:span text:style-name="T37">XMLHttpRequestEventTarget</text:span></text:p>
      <text:p text:style-name="P587"/>
      <text:p text:style-name="P571">properties</text:p>
      <text:p text:style-name="P587"><text:span text:style-name="T1">responseType</text:span><text:tab/>(it defines the response type)</text:p>
      <text:p text:style-name="P587"><text:span text:style-name="T1">response </text:span><text:tab/>(it contains the response entity body, its type depends on the value of responseType property)</text:p>
      <text:p text:style-name="P587"><text:span text:style-name="T1">responseText</text:span><text:tab/>(<text:span text:style-name="T206">it contains the response to the request as text or null if the request was unsuccessful or has not yet been sent)</text:span></text:p>
      <text:p text:style-name="P588"><text:span text:style-name="T1">responseXML</text:span><text:tab/>(a <text:span text:style-name="T213">D</text:span>ocument <text:span text:style-name="T213">containing</text:span> the response to the request or null if the request was unsuccessful, has not yet been sent or cannot be parsed as xml or html. <text:span text:style-name="T213">Not avalable with w</text:span>orkers)</text:p>
      <text:p text:style-name="P589"><text:span text:style-name="T1">status</text:span><text:tab/><text:tab/>(the http status code of the response of the request)</text:p>
      <text:p text:style-name="P589"/>
      <text:p text:style-name="P572">methods</text:p>
      <text:p text:style-name="P589"><text:span text:style-name="T2">open(String method, string url, Boolean asynchronous=true, String name=null, String password=null)</text:span><text:tab/>(initialize a newly-created request or reinitialize an existing one)</text:p>
      <text:p text:style-name="P590"><text:span text:style-name="T2">send(Document | Blob | Formdata | BufferSource | URLSearchParams | USVString body=null)<text:tab/></text:span><text:tab/>(send the request to the server)</text:p>
      <text:p text:style-name="P591"><text:span text:style-name="T2">setRequestHeader(String header, String value)</text:span><text:tab/>(<text:span text:style-name="T214">set the value of a http header. when using this method, it must be called after calling open() but before calling send(). If this method is called several times with the same header the values are merged into one single request header </text:span></text:p>
      <text:p text:style-name="P592"><text:span text:style-name="T2">getResponseHeader(String name): String | null</text:span> <text:tab/>(return the text of a particular header value)</text:p>
      <text:p text:style-name="P592"><text:span text:style-name="T2">abort()<text:tab/></text:span><text:tab/>(abort the request if it has<text:span text:style-name="T215"> </text:span>already been sent<text:span text:style-name="T215">)</text:span></text:p>
      <text:p text:style-name="P593"/>
      <text:p text:style-name="P573">event types</text:p>
      <text:p text:style-name="P594"><text:span text:style-name="T1">abort</text:span><text:tab/><text:tab/>(fired when a request has been aborted, for example because the program called XMLHttpRequest.abort() )</text:p>
      <text:p text:style-name="P594"><text:span text:style-name="T1">error </text:span><text:tab/>(fired when the request encountered an error)</text:p>
      <text:p text:style-name="P594"><text:span text:style-name="T1">load</text:span><text:tab/>(fired when an XMLHttpRequest transaction completes successfully )</text:p>
      <text:p text:style-name="P594"><text:span text:style-name="T1">loadend</text:span><text:tab/>(fired when a transaction has completed whether successfully or unsuccessfully)</text:p>
      <text:p text:style-name="P594"><text:span text:style-name="T1">loadstart</text:span><text:tab/>(fired when a request has started to load data)</text:p>
      <text:p text:style-name="P594"><text:span text:style-name="T1">progress</text:span><text:tab/>(fired periodically when a request receives more data)</text:p>
      <text:p text:style-name="P540"/>
      <text:p text:style-name="P481"/>
      <text:p text:style-name="P481"/>
      <text:p text:style-name="P481"/>
      <text:p text:style-name="P481"/>
      <text:p text:style-name="P481"/>
      <text:p text:style-name="P84"/>
      <text:p text:style-name="P336">interface <text:span text:style-name="T37">HTMLMediaElement</text:span></text:p>
      <text:p text:style-name="P84"/>
      <text:p text:style-name="P166">property</text:p>
      <text:p text:style-name="P84"><text:span text:style-name="T1">paused</text:span><text:tab/> (tell whether the media element is paused)</text:p>
      <text:p text:style-name="P84"/>
      <text:p text:style-name="P166">event types</text:p>
      <text:p text:style-name="P84"><text:span text:style-name="T19">play</text:span> <text:s text:c="2"/>(fired when the pause property is changed from true to false)</text:p>
      <text:p text:style-name="P84"/>
      <text:p text:style-name="P507"/>
      <text:p text:style-name="P481"/>
      <text:p text:style-name="P499">FETCH API</text:p>
      <text:p text:style-name="P499"/>
      <text:p text:style-name="P499"/>
      <text:p text:style-name="P481"/>
      <text:p text:style-name="P481"/>
      <text:p text:style-name="P481"/>
      <text:p text:style-name="P481"/>
      <text:p text:style-name="P481"/>
      <text:p text:style-name="P481"/>
      <text:p text:style-name="P481"/>
      <text:p text:style-name="P481"/>
      <text:p text:style-name="P481"/>
      <text:p text:style-name="P506">HYPERTEXT TRANSFERT PROTOCOL <text:s/>HTTP</text:p>
      <text:p text:style-name="P506"/>
      <text:p text:style-name="P506"/>
      <text:p text:style-name="P449">structure of a<text:span text:style-name="T189"> http</text:span> message</text:p>
      <text:p text:style-name="P506">request</text:p>
      <text:p text:style-name="P294">method path version_of_the_protocol</text:p>
      <text:p text:style-name="P294">headers</text:p>
      <text:p text:style-name="P294">body</text:p>
      <text:p text:style-name="P506"/>
      <text:p text:style-name="P506">response</text:p>
      <text:p text:style-name="P294">version_of_the_protocol status_code status_message</text:p>
      <text:p text:style-name="P294">headers</text:p>
      <text:p text:style-name="P294">body</text:p>
      <text:p text:style-name="P506"/>
      <text:p text:style-name="P450">definition of origin in same-origin policy</text:p>
      <text:p text:style-name="P508">origin is the triple <text:s/><text:span text:style-name="T1">(protocol, port, host)</text:span></text:p>
      <text:p text:style-name="P481"/>
      <text:p text:style-name="P510"><text:span text:style-name="T37">user agent</text:span> </text:p>
      <text:p text:style-name="P510"><text:span text:style-name="T183">A</text:span> computer <text:span text:style-name="T183">p</text:span>rogram representing a person<text:span text:style-name="T183">,</text:span> for exemple a browser<text:span text:style-name="T183">,</text:span> in a web context</text:p>
      <text:p text:style-name="P510"/>
      <text:p text:style-name="P510"/>
      <text:p text:style-name="P451">URI</text:p>
      <text:p text:style-name="P509">Unif<text:span text:style-name="T186">orm</text:span> Resource Identifier</text:p>
      <text:p text:style-name="P509"/>
      <text:p text:style-name="P509"/>
      <text:p text:style-name="P512"><text:span text:style-name="T37">URL</text:span> </text:p>
      <text:p text:style-name="P512">Uniform Resource Locator</text:p>
      <text:p text:style-name="P512"/>
      <text:p text:style-name="P512"/>
      <text:p text:style-name="P452">syntax of URIs</text:p>
      <text:p text:style-name="P295">scheme<text:span text:style-name="T188">://</text:span>authority<text:span text:style-name="T185">:port</text:span><text:span text:style-name="T188">/</text:span>path?key1=value1&amp;key2=value2#fragment_id</text:p>
      <text:p text:style-name="P481"/>
      <text:p text:style-name="P453">common schemes</text:p>
      <text:p text:style-name="P296">data<text:span text:style-name="T188"><text:tab/><text:tab/></text:span><text:span text:style-name="T71">no authority behind</text:span><text:span text:style-name="T188"> </text:span></text:p>
      <text:p text:style-name="P296">file</text:p>
      <text:p text:style-name="P296">ftp</text:p>
      <text:p text:style-name="P296">http</text:p>
      <text:p text:style-name="P511"><text:span text:style-name="T1">https</text:span> <text:s text:c="3"/>(http Secure)</text:p>
      <text:p text:style-name="P297">mailto<text:span text:style-name="T188"><text:tab/> </text:span><text:span text:style-name="T71">no authority behind</text:span></text:p>
      <text:p text:style-name="P298">ssh</text:p>
      <text:p text:style-name="P513"><text:span text:style-name="T1">urn</text:span><text:span text:style-name="T29"><text:tab/><text:tab/></text:span><text:span text:style-name="T188">no authority behind</text:span> <text:s text:c="7"/>(uniform resource name)</text:p>
      <text:p text:style-name="P512"><text:span text:style-name="T1">ws</text:span><text:span text:style-name="T187"> and</text:span> <text:span text:style-name="T1">ws</text:span><text:span text:style-name="T29">s</text:span> <text:s text:c="5"/>(websocket connection secure)</text:p>
      <text:p text:style-name="P481"/>
      <text:p text:style-name="P454">authority in a URI</text:p>
      <text:p text:style-name="P299"><text:span text:style-name="T194">(</text:span>domain name<text:span text:style-name="T194"> or </text:span>IP address<text:span text:style-name="T194">) + port</text:span></text:p>
      <text:p text:style-name="P481"/>
      <text:p text:style-name="P455">standard port for HTTP</text:p>
      <text:p text:style-name="P300">80</text:p>
      <text:p text:style-name="P514"/>
      <text:p text:style-name="P455">standard port for HTTPS</text:p>
      <text:p text:style-name="P300">443</text:p>
      <text:p text:style-name="P481"/>
      <text:p text:style-name="P456">MIME</text:p>
      <text:p text:style-name="P515">Multipurpose Internet Mail Extension</text:p>
      <text:p text:style-name="P481"/>
      <text:p text:style-name="P457">important MIME types</text:p>
      <text:p text:style-name="P528"><text:span text:style-name="T1">application/octet-stream</text:span><text:tab/>(it means "unknown binary file", browsers usually do not execute it an propose a "save as" dialog)</text:p>
      <text:p text:style-name="P313"><text:span text:style-name="T218">application/</text:span>json</text:p>
      <text:p text:style-name="P313"><text:span text:style-name="T218">application/</text:span><text:span text:style-name="T217">x-www-form-urlencoded</text:span></text:p>
      <text:p text:style-name="P301">text/plain</text:p>
      <text:p text:style-name="P301">text/css</text:p>
      <text:p text:style-name="P301">text/html</text:p>
      <text:p text:style-name="P301">text/javascript</text:p>
      <text:p text:style-name="P516"><text:span text:style-name="T1">image/apng</text:span><text:span text:style-name="T190"><text:tab/>(Animated Portable </text:span><text:span text:style-name="T192">N</text:span><text:span text:style-name="T190">etwork Graphics)</text:span></text:p>
      <text:p text:style-name="P516"><text:span text:style-name="T1">image/avif</text:span><text:span text:style-name="T190"><text:tab/>(AV1 Image file Format)</text:span></text:p>
      <text:p text:style-name="P516"><text:span text:style-name="T1">image/gif</text:span><text:span text:style-name="T190"><text:tab/><text:tab/>(Graphics Interchange Format)</text:span></text:p>
      <text:p text:style-name="P516"><text:span text:style-name="T1">image/jpeg</text:span><text:span text:style-name="T191"><text:tab/>(Joint Photographic Expert Group image)</text:span></text:p>
      <text:p text:style-name="P516"><text:span text:style-name="T1">image/png</text:span><text:span text:style-name="T191"><text:tab/><text:tab/>(Portable Network Graphics)<text:tab/></text:span></text:p>
      <text:p text:style-name="P516"><text:span text:style-name="T1">image/svg+xml</text:span><text:span text:style-name="T191"><text:tab/>(Scalable Vector Graphics and eXtensible Markup Language)</text:span></text:p>
      <text:p text:style-name="P516"><text:span text:style-name="T1">image/webp</text:span><text:span text:style-name="T191"><text:tab/>(Web Picture format)</text:span></text:p>
      <text:p text:style-name="P302">audio/wave</text:p>
      <text:p text:style-name="P302">audio/wav</text:p>
      <text:p text:style-name="P302">audio/x-wav</text:p>
      <text:p text:style-name="P302">audio/x-pn-wav</text:p>
      <text:p text:style-name="P302">audio/webm</text:p>
      <text:p text:style-name="P302">audio/ogg</text:p>
      <text:p text:style-name="P302">video/webm</text:p>
      <text:p text:style-name="P302">video/ogg</text:p>
      <text:p text:style-name="P302">application/ogg</text:p>
      <text:p text:style-name="P303">multipart/form-data</text:p>
      <text:p text:style-name="P517"><text:span text:style-name="T1">multipart/byteranges</text:span> <text:s text:c="2"/>(it is used to send partial responses to the browser) </text:p>
      <text:p text:style-name="P481"/>
      <text:p text:style-name="P481"/>
      <text:p text:style-name="P574">HEAD method</text:p>
      <text:p text:style-name="P595">The HTTP HEAD method requests the headers that would be returned if the HEAD request's URL was instead requested with the GET method</text:p>
      <text:p text:style-name="P541"/>
      <text:p text:style-name="P481"/>
      <text:p text:style-name="P458">the five classes of http response status</text:p>
      <text:p text:style-name="P304">informational responses</text:p>
      <text:p text:style-name="P304">successful responses</text:p>
      <text:p text:style-name="P304">redirects</text:p>
      <text:p text:style-name="P304">client errors</text:p>
      <text:p text:style-name="P304">server errors</text:p>
      <text:p text:style-name="P518"/>
      <text:p text:style-name="P458">successful responses</text:p>
      <text:p text:style-name="P518"><text:span text:style-name="T1">200 OK</text:span><text:tab/><text:tab/>(the request has succeded)</text:p>
      <text:p text:style-name="P518"/>
      <text:p text:style-name="P458">redirects</text:p>
      <text:p text:style-name="P518"><text:span text:style-name="T1">301 Moved Permanently</text:span><text:tab/><text:tab/>(<text:span text:style-name="T193">the URI of the requested resource has been changed)</text:span></text:p>
      <text:p text:style-name="P521"><text:span text:style-name="T1">302 Found</text:span><text:tab/><text:tab/><text:tab/><text:tab/><text:tab/>(the resource has been temporarly moved to the URL given by the Location header)</text:p>
      <text:p text:style-name="P523"><text:span text:style-name="T1">304 Not Modified</text:span><text:tab/><text:tab/><text:tab/>(it indicates that there is no need to retransmit the requested resource)</text:p>
      <text:p text:style-name="P518"/>
      <text:p text:style-name="P458">client errors</text:p>
      <text:p text:style-name="P522"><text:span text:style-name="T1">400 Bad Request</text:span> <text:s text:c="2"/><text:tab/>(the server cannot or will not process the request due to something that is perceived to be a client error)</text:p>
      <text:p text:style-name="P520"><text:span text:style-name="T1">403 Forbidden</text:span><text:tab/><text:tab/>(the server understands the resuest but refuses to authorize it) </text:p>
      <text:p text:style-name="P519"><text:span text:style-name="T1">404 Not Found</text:span><text:tab/><text:tab/>(the server cannot find the requested ressource)</text:p>
      <text:p text:style-name="P481"/>
      <text:p text:style-name="P468">server errors</text:p>
      <text:p text:style-name="P542"><text:span text:style-name="T1">500 Internal Server Error</text:span><text:tab/>(it indicates that the server encountered an unexpected condition that prevented it from fulfilling the request)</text:p>
      <text:p text:style-name="P481"/>
      <text:p text:style-name="P481"/>
      <text:p text:style-name="P459">HTTP headers</text:p>
      <text:p text:style-name="P1"/>
      <text:p text:style-name="P168">general headers</text:p>
      <text:p text:style-name="P85"/>
      <text:p text:style-name="P168">request headers</text:p>
      <text:p text:style-name="P87"><text:span text:style-name="T30">H</text:span><text:span text:style-name="T1">ost</text:span><text:tab/><text:tab/>(it specifie<text:span text:style-name="T195">s</text:span> the host and port number of the server to which the request is being sent</text:p>
      <text:p text:style-name="P255">User-Agent</text:p>
      <text:p text:style-name="P88"><text:span text:style-name="T1">Accept</text:span><text:tab/>(it indicates which content type, expressed in MIME-type, the client is able to understand)</text:p>
      <text:p text:style-name="P89"><text:span text:style-name="T1">Accept-Language </text:span><text:s text:c="2"/>(it indicates the natural languange and locale that the client prefers)</text:p>
      <text:p text:style-name="P91"><text:span text:style-name="T1">If-None-Match<text:tab/></text:span><text:tab/>(followed by an ETag in GET request<text:span text:style-name="T197">, the server will return the requested resource, with a 200 status, only if does not have an ETag matching the given one. When the condition fails, the server must return HTTP status code 304</text:span></text:p>
      <text:p text:style-name="P85"/>
      <text:p text:style-name="P168">representation headers</text:p>
      <text:p text:style-name="P86"><text:span text:style-name="T30">C</text:span><text:span text:style-name="T1">ontent-</text:span><text:span text:style-name="T30">T</text:span><text:span text:style-name="T1">ype</text:span><text:tab/>(it indicates the media type of the resource, prior to any content encoding applied for sending)</text:p>
      <text:p text:style-name="P89"><text:span text:style-name="T1">Content_Length<text:tab/></text:span><text:tab/>(it indicates the size of the message body, in bytes, sent to the recipient)</text:p>
      <text:p text:style-name="P85"/>
      <text:p text:style-name="P169">response headers</text:p>
      <text:p text:style-name="P86"><text:span text:style-name="T1">Location</text:span> <text:tab/><text:tab/>(it indicates the URL to redirect a page to)</text:p>
      <text:p text:style-name="P90"><text:span text:style-name="T1">E</text:span><text:span text:style-name="T31">T</text:span><text:span text:style-name="T1">ag</text:span><text:tab/><text:tab/>(<text:span text:style-name="T196">the entity tag is an identifier for a specific version of a ressource)</text:span></text:p>
      <text:p text:style-name="P1"/>
      <text:p text:style-name="P1"/>
      <text:p text:style-name="P17"/>
      <text:p text:style-name="P348"/>
      <text:p text:style-name="P17"/>
      <text:p text:style-name="P17"/>
      <text:p text:style-name="P92">SECURITY</text:p>
      <text:p text:style-name="P92"/>
      <text:p text:style-name="P170">denial of service attack</text:p>
      <text:p text:style-name="P92">denial of service is a network attack that prevents legitimate use of server ressources by flooding the server with requests</text:p>
      <text:p text:style-name="P92"/>
      <text:p text:style-name="P170">Types of denial of service attack</text:p>
      <text:p text:style-name="P305">bandwith attack</text:p>
      <text:p text:style-name="P305">service request flood</text:p>
      <text:p text:style-name="P305">SYN flooding attack </text:p>
      <text:p text:style-name="P305">ICMP flood attack </text:p>
      <text:p text:style-name="P305">peer-to-peer attack </text:p>
      <text:p text:style-name="P305">permanent DoS attack </text:p>
      <text:p text:style-name="P305">application level flood attack</text:p>
      <text:p text:style-name="P17"/>
      <text:p text:style-name="P171">DDos</text:p>
      <text:p text:style-name="P93">Distributed Denial of Service</text:p>
      <text:p text:style-name="P288"/>
      <text:p text:style-name="P460">ICANN</text:p>
      <text:p text:style-name="P407">Internet Corporation for Assigned Names and Numbers</text:p>
      <text:p text:style-name="P354"/>
      <text:p text:style-name="P462">ICMP</text:p>
      <text:p text:style-name="P524">Internet Control Message Protocol</text:p>
      <text:p text:style-name="P354"/>
      <text:p text:style-name="P461">Private network</text:p>
      <text:p text:style-name="P525">IP packets originating from or addressed to a private IP address cannot be routed through the public internet</text:p>
      <text:p text:style-name="P525"/>
      <text:p text:style-name="P461">VPN</text:p>
      <text:p text:style-name="P525">Virtual Private Network</text:p>
      <text:p text:style-name="P526">The ressources within a private network can be accessed remotely via a VPN</text:p>
      <text:p text:style-name="P525"/>
      <text:p text:style-name="P463">PKI</text:p>
      <text:p text:style-name="P409">Public Key Infrastructure</text:p>
      <text:p text:style-name="P408"/>
      <text:p text:style-name="P410"/>
      <text:p text:style-name="P410"/>
      <text:p text:style-name="P410"/>
      <text:p text:style-name="P410"/>
      <text:p text:style-name="P596">UML</text:p>
      <text:p text:style-name="P596"/>
      <text:p text:style-name="P576">UML</text:p>
      <text:p text:style-name="P596">Unified Modeling Language</text:p>
      <text:p text:style-name="P596"/>
      <text:p text:style-name="P575">I - The Basics of Object Modeling</text:p>
      <text:p text:style-name="P597"/>
      <text:p text:style-name="P597">1) <text:span text:style-name="T37">Objects and Classes</text:span></text:p>
      <text:p text:style-name="P598"/>
      <text:p text:style-name="P598">attribute <text:tab/>(property of an object)</text:p>
      <text:p text:style-name="P598"/>
      <text:p text:style-name="P575">UML multiplicity</text:p>
      <text:p text:style-name="P597"><text:span text:style-name="T1">1</text:span><text:tab/><text:tab/>exactly 1</text:p>
      <text:p text:style-name="P597"><text:span text:style-name="T1">1..3</text:span><text:tab/><text:tab/>from 1 to 3 (included)</text:p>
      <text:p text:style-name="P597"><text:span text:style-name="T1">3, 5</text:span><text:tab/><text:tab/>either 3 or 5</text:p>
      <text:p text:style-name="P597"><text:span text:style-name="T1">1..*</text:span><text:tab/><text:tab/>at least one</text:p>
      <text:p text:style-name="P597"><text:span text:style-name="T1">*</text:span><text:tab/><text:tab/>unlimited (0 included)</text:p>
      <text:p text:style-name="P597"><text:span text:style-name="T1">0..1</text:span><text:tab/><text:tab/>either 0 or 1</text:p>
      <text:p text:style-name="P597"/>
      <text:p text:style-name="P598">operation<text:tab/>(it refers to the possible behavior of the class, what the objects of <text:span text:style-name="T219">the</text:span> class can do)</text:p>
      <text:p text:style-name="P314">operation &lt;=&gt; method</text:p>
      <text:p text:style-name="P599">argument <text:span text:style-name="T220"><text:tab/></text:span>(the argument of an operation specifies a piece of information needed by the object to permorm this operation<text:span text:style-name="T220">)</text:span></text:p>
      <text:p text:style-name="P600">operationName(direction1 argument1:argType1 , direction2 argument2:argType2, direction3 argument3:argType3 = defautlValue...): returnType</text:p>
      <text:p text:style-name="P537"/>
      <text:p text:style-name="P410"/>
      <text:p text:style-name="P464">direction of an argument</text:p>
      <text:p text:style-name="P410"><text:span text:style-name="T1">in argument</text:span> <text:tab/><text:tab/>(the argument has to be set before the operation is called)</text:p>
      <text:p text:style-name="P410"><text:span text:style-name="T1">out argument</text:span><text:tab/><text:tab/>(the argument is set by calling the operation)</text:p>
      <text:p text:style-name="P410"><text:span text:style-name="T1">inout argument</text:span><text:tab/><text:tab/>(the argument must be set before the operation is called and it is changed by calling the operation)</text:p>
      <text:p text:style-name="P410"/>
      <text:p text:style-name="P464">operation<text:span text:style-name="T200">'s</text:span><text:span text:style-name="T199"> </text:span><text:span text:style-name="T200">signature</text:span></text:p>
      <text:p text:style-name="P250"><text:span text:style-name="T201">ClassName::</text:span>operationName(direction argumentName:<text:span text:style-name="T198">argumentT</text:span>ype[multiplicity]=defaultValue, ...): returnType</text:p>
      <text:p text:style-name="P410"/>
      <text:p text:style-name="P465">attribute's signature</text:p>
      <text:p text:style-name="P251">className::attributeName:attributeType[multiplicity]=defaultValue { constraints }</text:p>
      <text:p text:style-name="P411"/>
      <text:p text:style-name="P412">derived attribute<text:tab/>(an attribute whose value can be calculated from some of the other attributes)</text:p>
      <text:p text:style-name="P412">base attributes <text:tab/>(are those whose values are needed to calculate the derived attribute)</text:p>
      <text:p text:style-name="P412"/>
      <text:p text:style-name="P466">symbol <text:span text:style-name="T202">for</text:span> derived attributes</text:p>
      <text:p text:style-name="P252">/attributeName</text:p>
      <text:p text:style-name="P412"/>
      <text:p text:style-name="P465">visibility</text:p>
      <text:p text:style-name="P414"><text:span text:style-name="T1">+ public</text:span><text:tab/><text:tab/>(any object can use this feature)</text:p>
      <text:p text:style-name="P414"><text:span text:style-name="T1">- private</text:span><text:tab/><text:tab/>(only the owning object can use this feature)</text:p>
      <text:p text:style-name="P414"><text:span text:style-name="T1"># protected</text:span><text:tab/>(only the owning object and the descendants of the owning object can use this feature)</text:p>
      <text:p text:style-name="P414"><text:span text:style-name="T1">~ package</text:span><text:tab/><text:tab/>(only the object in the same package as the owning object's package can use this feature)</text:p>
      <text:p text:style-name="P354"/>
      <text:p text:style-name="P467">UML class' box</text:p>
      <text:p text:style-name="P253">name compartiment</text:p>
      <text:p text:style-name="P253">attribute compartiment <text:span text:style-name="T202">-&gt;<text:tab/>visibility (derived) attribute's signature</text:span></text:p>
      <text:p text:style-name="P253">operation compartiment<text:span text:style-name="T202"> -&gt;<text:tab/>visibility operation's signature</text:span></text:p>
      <text:p text:style-name="P413"/>
      <text:p text:style-name="P413"/>
      <text:p text:style-name="P416">2) <text:span text:style-name="T37">Relating Objects That Work Together</text:span></text:p>
      <text:p text:style-name="P416"/>
      <text:p text:style-name="P469">associations vs links</text:p>
      <text:p text:style-name="P416">Associations relate classes whereas links relate instances of these classes (i.e. objects)</text:p>
      <text:p text:style-name="P416"/>
      <text:p text:style-name="P416"/>
      <text:p text:style-name="P470">association multiplicity</text:p>
      <text:p text:style-name="P417">multiplicity specifies how many instances of one class can be linked to a single instance of another class</text:p>
      <text:p text:style-name="P417"/>
      <text:p text:style-name="P256">class1 <text:s/><text:span text:style-name="T225">_______</text:span>acts on<text:span text:style-name="T225">________</text:span> <text:s/>class2 <text:s/></text:p>
      <text:p text:style-name="P256"/>
      <text:p text:style-name="P256"><text:tab/><text:tab/><text:tab/><text:tab/><text:tab/> <text:s/>1..*</text:p>
      <text:p text:style-name="P471">association class</text:p>
      <text:p text:style-name="P418">An association class can be attached to an association relationship to provide additional information about the relationship </text:p>
      <text:p text:style-name="P417"/>
      <text:p text:style-name="P417"/>
      <text:p text:style-name="P419">qualifying relationship</text:p>
      <text:p text:style-name="P419">A qualifier is an attribute of the instances at the far end of the qualifed association that allows to partion them into group of same attribute value</text:p>
      <text:p text:style-name="P419"/>
      <text:p text:style-name="P419">class1 | qualifier | <text:span text:style-name="T225">___________</text:span>acts on<text:span text:style-name="T225">____________</text:span> class2</text:p>
      <text:p text:style-name="P419"><text:tab/><text:tab/><text:tab/><text:tab/><text:tab/><text:tab/><text:tab/><text:tab/><text:tab/> <text:s text:c="2"/><text:span text:style-name="T225"><text:s/></text:span>0..*<text:tab/></text:p>
      <text:p text:style-name="P419"/>
      <text:p text:style-name="P420">navigation</text:p>
      <text:p text:style-name="P420">An association is navigable in both directions if the objects involved invoke operation on each other.</text:p>
      <text:p text:style-name="P420">An association is navigable in one direction if an instance of the source class invoke operation on an instance of the target class and the target object cannot see the source object.</text:p>
      <text:p text:style-name="P420"/>
      <text:p text:style-name="P472">one direction navigation diagram</text:p>
      <text:p text:style-name="P257">source <text:s/>__________acts on_____________-&gt; target <text:s/></text:p>
      <text:p text:style-name="P257">class <text:s text:c="3"/>1..*<text:tab/><text:tab/><text:tab/><text:tab/><text:tab/>1..* <text:s text:c="3"/>class</text:p>
      <text:p text:style-name="P420"><text:s/></text:p>
      <text:p text:style-name="P417"/>
      <text:p text:style-name="P421">3) <text:span text:style-name="T37">Including the Parts with the Whole</text:span></text:p>
      <text:p text:style-name="P529"/>
      <text:p text:style-name="P473">aggregation</text:p>
      <text:p text:style-name="P530">The relationship between a class playing the role of a whole and its parts is known as aggregation. </text:p>
      <text:p text:style-name="P530">When the lifes of the parts are tied up in the life of the whole, the aggregation relation is called composition (filled diamond <text:span text:style-name="T226">shape </text:span>tip).</text:p>
      <text:p text:style-name="P530">When a part is shareable among different wholes, the aggregation relation is simply called aggregation (diamond <text:span text:style-name="T226">shape </text:span>tip)<text:span text:style-name="T226">.</text:span></text:p>
      <text:p text:style-name="P531"/>
      <text:p text:style-name="P531"/>
      <text:p text:style-name="P531"/>
      <text:p text:style-name="P532">4) Reusing Superclasses: Generalization and Inheritence</text:p>
      <text:p text:style-name="P533"/>
      <text:p text:style-name="P474">generalization</text:p>
      <text:p text:style-name="P534">Generalization refers to the concept of reusing shared attributes and operations that are shown in a superclass and reused in subclasses</text:p>
      <text:p text:style-name="P417"/>
      <text:p text:style-name="P474">draw a generalization relationship</text:p>
      <text:p text:style-name="P423">A line with the hollow arrowhead that connects a subclass to a superclass is known as a generalization relationship</text:p>
      <text:p text:style-name="P422"/>
      <text:p text:style-name="P475">abstract operation</text:p>
      <text:p text:style-name="P424">An operation without method code is known as an abstract operation. Abstract operations are shown in italics.</text:p>
      <text:p text:style-name="P424"/>
      <text:p text:style-name="P475">abstract class</text:p>
      <text:p text:style-name="P424">A class with abstact <text:span text:style-name="T229">operations</text:span> is known as an abstract class. Abstract classes have their name shown in italics.<text:span text:style-name="T228"> Instances of abstract class cannot be created.</text:span></text:p>
      <text:p text:style-name="P424"/>
      <text:p text:style-name="P476">concrete class</text:p>
      <text:p text:style-name="P425">A class without abstract operation is known as concrete class. Only instances of concrete classes can be created. </text:p>
      <text:p text:style-name="P417"/>
      <text:p text:style-name="P417"/>
      <text:p text:style-name="P417"/>
      <text:p text:style-name="P577"><text:span text:style-name="T222">I</text:span>I - The Basics of Use-Case Modeling</text:p>
      <text:p text:style-name="P596"/>
      <text:p text:style-name="P601">1) <text:span text:style-name="T37">Introducting Use-Case diagrams</text:span></text:p>
      <text:p text:style-name="P601"/>
      <text:p text:style-name="P601"><text:span text:style-name="T1">use-case</text:span> <text:s text:c="2"/>(a use-case is a particular purpose that a user can actually <text:span text:style-name="T227">ask</text:span> the system to accomplish)</text:p>
      <text:p text:style-name="P601">stakeholders (the many individuals or organisations that have a vested interest in the success of your project)</text:p>
      <text:p text:style-name="P602"><text:span text:style-name="T223">a</text:span>ctors <text:s text:c="3"/>(actors refer to users of the system. The needs of the users are what the system has to meet<text:span text:style-name="T224">. They can be humans, organisations or external systems</text:span>)</text:p>
      <text:p text:style-name="P538"><text:tab/> <text:s text:c="2"/>(<text:span text:style-name="T221">the </text:span>actors initiate behaviors <text:span text:style-name="T221">i</text:span>n the system and receive informations from the system<text:span text:style-name="T221">)</text:span></text:p>
      <text:p text:style-name="P354"/>
      <text:p text:style-name="P354"/>
      <text:p text:style-name="P354"/>
      <text:p text:style-name="P354"/>
      <text:p text:style-name="P354"/>
      <text:p text:style-name="P354"/>
      <text:p text:style-name="P354"/>
      <text:p text:style-name="P354"/>
      <text:p text:style-name="P354"/>
      <text:p text:style-name="P1">MISCELLANEOUS</text:p>
      <text:p text:style-name="P1"/>
      <text:p text:style-name="P1">localhost 127.0.0.1</text:p>
      <text:p text:style-name="P1">document root /var/www/html</text:p>
      <text:p text:style-name="P1">Power BI (Buisness Intelligence) </text:p>
      <text:p text:style-name="P1">BASH (Bourne-Again SHell)</text:p>
      <text:p text:style-name="P1">DVCS (Distributed version Control System)</text:p>
      <text:p text:style-name="P1">IDE (Integrated Developpement Environment)</text:p>
      <text:p text:style-name="P1">` backtick character</text:p>
      <text:p text:style-name="P1">ASCII code of a : 97</text:p>
      <text:p text:style-name="P1">ASCII code of A : 65</text:p>
      <text:p text:style-name="P1">ASCII code of 0 : 48</text:p>
      <text:p text:style-name="P83">HTML <text:s/>(HyperText Markup Langu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11T16:16:23.682464544</dc:date>
    <meta:editing-duration>P3DT3H36M2S</meta:editing-duration>
    <meta:editing-cycles>137</meta:editing-cycles>
    <meta:generator>LibreOffice/7.3.2.2$Linux_X86_64 LibreOffice_project/30$Build-2</meta:generator>
    <meta:document-statistic meta:table-count="0" meta:image-count="0" meta:object-count="0" meta:page-count="1" meta:paragraph-count="1214" meta:word-count="7646" meta:character-count="52070" meta:non-whitespace-character-count="44486"/>
  </office:meta>
</office:document-meta>
</file>